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Helvetica" svg:font-family="Helvetica"/>
    <style:font-face style:name="Noto Sans CJK JP Black" svg:font-family="'Noto Sans CJK JP Black'"/>
    <style:font-face style:name="Helvetica1" svg:font-family="Helvetica" style:font-pitch="variable"/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22.1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8.66mm"/>
    </style:style>
    <style:style style:name="co5" style:family="table-column">
      <style:table-column-properties fo:break-before="auto" style:column-width="42.56mm"/>
    </style:style>
    <style:style style:name="co6" style:family="table-column">
      <style:table-column-properties fo:break-before="auto" style:column-width="11.78mm"/>
    </style:style>
    <style:style style:name="co7" style:family="table-column">
      <style:table-column-properties fo:break-before="auto" style:column-width="84.51mm"/>
    </style:style>
    <style:style style:name="co8" style:family="table-column">
      <style:table-column-properties fo:break-before="auto" style:column-width="18.87mm"/>
    </style:style>
    <style:style style:name="co9" style:family="table-column">
      <style:table-column-properties fo:break-before="auto" style:column-width="38.21mm"/>
    </style:style>
    <style:style style:name="co10" style:family="table-column">
      <style:table-column-properties fo:break-before="auto" style:column-width="41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5.01mm" fo:break-before="auto" style:use-optimal-row-height="true"/>
    </style:style>
    <style:style style:name="ta1" style:family="table" style:master-page-name="PageStyle_5f_Folha_20_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ext-properties style:font-name="Liberation Sans1" fo:font-weight="normal" style:font-weight-asian="normal" style:font-weight-complex="normal"/>
    </style:style>
    <style:style style:name="ce5" style:family="table-cell" style:parent-style-name="Default" style:data-style-name="N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/>
    <style:style style:name="ce9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" style:family="table-cell" style:parent-style-name="Default">
      <style:table-cell-properties fo:wrap-option="no-wrap"/>
    </style:style>
    <style:style style:name="ce11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5" style:family="table-cell" style:parent-style-name="Default" style:data-style-name="N37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oto Sans CJK JP Black" fo:font-size="10pt" fo:font-style="normal" fo:text-shadow="none" style:text-underline-style="none" fo:font-weight="normal" style:font-name-asian="Noto Sans CJK JP Black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113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oto Sans CJK JP Black" fo:font-size="10pt" fo:font-style="normal" fo:text-shadow="none" style:text-underline-style="none" fo:font-weight="normal" style:font-name-asian="Noto Sans CJK JP Black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font-name="Liberation Sans1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 style:data-style-name="N0">
      <style:table-cell-properties style:text-align-source="fix" style:repeat-content="false" fo:wrap-option="no-wrap"/>
      <style:paragraph-properties fo:text-align="start" fo:margin-left="0mm"/>
      <style:text-properties style:font-name="Liberation Sans1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>
        <table:null-date table:date-value="1904-01-01"/>
        <table:iteration table:maximum-difference="0.0001"/>
      </table:calculation-settings>
      <table:table table:name="Preventiva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number-columns-repeated="1020" table:default-cell-style-name="ce4"/>
        <table:table-row table:style-name="ro1">
          <table:table-cell table:style-name="ce1" office:value-type="float" office:value="6001" calcext:value-type="float">
            <text:p>6001</text:p>
          </table:table-cell>
          <table:table-cell office:value-type="float" office:value="1487030400" calcext:value-type="float">
            <text:p>14870304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002" calcext:value-type="float">
            <text:p>6002</text:p>
          </table:table-cell>
          <table:table-cell office:value-type="float" office:value="1487203200" calcext:value-type="float">
            <text:p>14872032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005" calcext:value-type="float">
            <text:p>6005</text:p>
          </table:table-cell>
          <table:table-cell office:value-type="float" office:value="1486944000" calcext:value-type="float">
            <text:p>14869440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006" calcext:value-type="float">
            <text:p>6006</text:p>
          </table:table-cell>
          <table:table-cell office:value-type="float" office:value="1485820800" calcext:value-type="float">
            <text:p>14858208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007" calcext:value-type="float">
            <text:p>6007</text:p>
          </table:table-cell>
          <table:table-cell office:value-type="float" office:value="1486339200" calcext:value-type="float">
            <text:p>14863392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008" calcext:value-type="float">
            <text:p>6008</text:p>
          </table:table-cell>
          <table:table-cell office:value-type="float" office:value="1487376000" calcext:value-type="float">
            <text:p>14873760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009" calcext:value-type="float">
            <text:p>6009</text:p>
          </table:table-cell>
          <table:table-cell office:value-type="float" office:value="1487116800" calcext:value-type="float">
            <text:p>14871168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010" calcext:value-type="float">
            <text:p>6010</text:p>
          </table:table-cell>
          <table:table-cell office:value-type="float" office:value="1486598400" calcext:value-type="float">
            <text:p>14865984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011" calcext:value-type="float">
            <text:p>6011</text:p>
          </table:table-cell>
          <table:table-cell office:value-type="float" office:value="1484092800" calcext:value-type="float">
            <text:p>14840928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013" calcext:value-type="float">
            <text:p>6013</text:p>
          </table:table-cell>
          <table:table-cell office:value-type="float" office:value="1486166400" calcext:value-type="float">
            <text:p>14861664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014" calcext:value-type="float">
            <text:p>6014</text:p>
          </table:table-cell>
          <table:table-cell office:value-type="float" office:value="1487289600" calcext:value-type="float">
            <text:p>14872896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015" calcext:value-type="float">
            <text:p>6015</text:p>
          </table:table-cell>
          <table:table-cell office:value-type="float" office:value="1486684800" calcext:value-type="float">
            <text:p>14866848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016" calcext:value-type="float">
            <text:p>6016</text:p>
          </table:table-cell>
          <table:table-cell office:value-type="float" office:value="1487376000" calcext:value-type="float">
            <text:p>14873760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017" calcext:value-type="float">
            <text:p>6017</text:p>
          </table:table-cell>
          <table:table-cell office:value-type="float" office:value="1485907200" calcext:value-type="float">
            <text:p>14859072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018" calcext:value-type="float">
            <text:p>6018</text:p>
          </table:table-cell>
          <table:table-cell office:value-type="float" office:value="1489104000" calcext:value-type="float">
            <text:p>14891040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019" calcext:value-type="float">
            <text:p>6019</text:p>
          </table:table-cell>
          <table:table-cell office:value-type="float" office:value="1486771200" calcext:value-type="float">
            <text:p>14867712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020" calcext:value-type="float">
            <text:p>6020</text:p>
          </table:table-cell>
          <table:table-cell office:value-type="float" office:value="1487289600" calcext:value-type="float">
            <text:p>14872896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021" calcext:value-type="float">
            <text:p>6021</text:p>
          </table:table-cell>
          <table:table-cell office:value-type="float" office:value="1487721600" calcext:value-type="float">
            <text:p>14877216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023" calcext:value-type="float">
            <text:p>6023</text:p>
          </table:table-cell>
          <table:table-cell office:value-type="float" office:value="1489708800" calcext:value-type="float">
            <text:p>14897088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024" calcext:value-type="float">
            <text:p>6024</text:p>
          </table:table-cell>
          <table:table-cell office:value-type="float" office:value="1486598400" calcext:value-type="float">
            <text:p>14865984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025" calcext:value-type="float">
            <text:p>6025</text:p>
          </table:table-cell>
          <table:table-cell office:value-type="float" office:value="1486684800" calcext:value-type="float">
            <text:p>14866848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026" calcext:value-type="float">
            <text:p>6026</text:p>
          </table:table-cell>
          <table:table-cell office:value-type="float" office:value="1488844800" calcext:value-type="float">
            <text:p>14888448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027" calcext:value-type="float">
            <text:p>6027</text:p>
          </table:table-cell>
          <table:table-cell office:value-type="float" office:value="1489536000" calcext:value-type="float">
            <text:p>14895360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028" calcext:value-type="float">
            <text:p>6028</text:p>
          </table:table-cell>
          <table:table-cell office:value-type="float" office:value="1489708800" calcext:value-type="float">
            <text:p>14897088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029" calcext:value-type="float">
            <text:p>6029</text:p>
          </table:table-cell>
          <table:table-cell office:value-type="float" office:value="1486771200" calcext:value-type="float">
            <text:p>14867712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030" calcext:value-type="float">
            <text:p>6030</text:p>
          </table:table-cell>
          <table:table-cell office:value-type="float" office:value="1486080000" calcext:value-type="float">
            <text:p>14860800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032" calcext:value-type="float">
            <text:p>6032</text:p>
          </table:table-cell>
          <table:table-cell office:value-type="float" office:value="1488931200" calcext:value-type="float">
            <text:p>14889312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033" calcext:value-type="float">
            <text:p>6033</text:p>
          </table:table-cell>
          <table:table-cell office:value-type="float" office:value="1487289600" calcext:value-type="float">
            <text:p>14872896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034" calcext:value-type="float">
            <text:p>6034</text:p>
          </table:table-cell>
          <table:table-cell office:value-type="float" office:value="1487289600" calcext:value-type="float">
            <text:p>14872896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035" calcext:value-type="float">
            <text:p>6035</text:p>
          </table:table-cell>
          <table:table-cell office:value-type="float" office:value="1490054400" calcext:value-type="float">
            <text:p>14900544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036" calcext:value-type="float">
            <text:p>6036</text:p>
          </table:table-cell>
          <table:table-cell office:value-type="float" office:value="1484006400" calcext:value-type="float">
            <text:p>14840064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037" calcext:value-type="float">
            <text:p>6037</text:p>
          </table:table-cell>
          <table:table-cell office:value-type="float" office:value="1487808000" calcext:value-type="float">
            <text:p>14878080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038" calcext:value-type="float">
            <text:p>6038</text:p>
          </table:table-cell>
          <table:table-cell office:value-type="float" office:value="1486771200" calcext:value-type="float">
            <text:p>14867712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040" calcext:value-type="float">
            <text:p>6040</text:p>
          </table:table-cell>
          <table:table-cell office:value-type="float" office:value="1486771200" calcext:value-type="float">
            <text:p>14867712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041" calcext:value-type="float">
            <text:p>6041</text:p>
          </table:table-cell>
          <table:table-cell office:value-type="float" office:value="1486944000" calcext:value-type="float">
            <text:p>14869440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042" calcext:value-type="float">
            <text:p>6042</text:p>
          </table:table-cell>
          <table:table-cell office:value-type="float" office:value="1483401600" calcext:value-type="float">
            <text:p>14834016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043" calcext:value-type="float">
            <text:p>6043</text:p>
          </table:table-cell>
          <table:table-cell office:value-type="float" office:value="1487030400" calcext:value-type="float">
            <text:p>14870304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044" calcext:value-type="float">
            <text:p>6044</text:p>
          </table:table-cell>
          <table:table-cell office:value-type="float" office:value="1486080000" calcext:value-type="float">
            <text:p>14860800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045" calcext:value-type="float">
            <text:p>6045</text:p>
          </table:table-cell>
          <table:table-cell office:value-type="float" office:value="1487116800" calcext:value-type="float">
            <text:p>14871168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046" calcext:value-type="float">
            <text:p>6046</text:p>
          </table:table-cell>
          <table:table-cell office:value-type="float" office:value="1489190400" calcext:value-type="float">
            <text:p>14891904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047" calcext:value-type="float">
            <text:p>6047</text:p>
          </table:table-cell>
          <table:table-cell office:value-type="float" office:value="1487635200" calcext:value-type="float">
            <text:p>14876352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048" calcext:value-type="float">
            <text:p>6048</text:p>
          </table:table-cell>
          <table:table-cell office:value-type="float" office:value="1485734400" calcext:value-type="float">
            <text:p>14857344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049" calcext:value-type="float">
            <text:p>6049</text:p>
          </table:table-cell>
          <table:table-cell office:value-type="float" office:value="1488758400" calcext:value-type="float">
            <text:p>14887584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050" calcext:value-type="float">
            <text:p>6050</text:p>
          </table:table-cell>
          <table:table-cell office:value-type="float" office:value="1487116800" calcext:value-type="float">
            <text:p>14871168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051" calcext:value-type="float">
            <text:p>6051</text:p>
          </table:table-cell>
          <table:table-cell office:value-type="float" office:value="1487203200" calcext:value-type="float">
            <text:p>14872032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052" calcext:value-type="float">
            <text:p>6052</text:p>
          </table:table-cell>
          <table:table-cell office:value-type="float" office:value="1489104000" calcext:value-type="float">
            <text:p>14891040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053" calcext:value-type="float">
            <text:p>6053</text:p>
          </table:table-cell>
          <table:table-cell office:value-type="float" office:value="1487203200" calcext:value-type="float">
            <text:p>14872032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054" calcext:value-type="float">
            <text:p>6054</text:p>
          </table:table-cell>
          <table:table-cell office:value-type="float" office:value="1486771200" calcext:value-type="float">
            <text:p>14867712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056" calcext:value-type="float">
            <text:p>6056</text:p>
          </table:table-cell>
          <table:table-cell office:value-type="float" office:value="1486944000" calcext:value-type="float">
            <text:p>14869440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057" calcext:value-type="float">
            <text:p>6057</text:p>
          </table:table-cell>
          <table:table-cell office:value-type="float" office:value="1489536000" calcext:value-type="float">
            <text:p>14895360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058" calcext:value-type="float">
            <text:p>6058</text:p>
          </table:table-cell>
          <table:table-cell office:value-type="float" office:value="1488585600" calcext:value-type="float">
            <text:p>14885856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062" calcext:value-type="float">
            <text:p>6062</text:p>
          </table:table-cell>
          <table:table-cell office:value-type="float" office:value="1489536000" calcext:value-type="float">
            <text:p>14895360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063" calcext:value-type="float">
            <text:p>6063</text:p>
          </table:table-cell>
          <table:table-cell office:value-type="float" office:value="1487721600" calcext:value-type="float">
            <text:p>14877216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068" calcext:value-type="float">
            <text:p>6068</text:p>
          </table:table-cell>
          <table:table-cell office:value-type="float" office:value="1489449600" calcext:value-type="float">
            <text:p>14894496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070" calcext:value-type="float">
            <text:p>6070</text:p>
          </table:table-cell>
          <table:table-cell office:value-type="float" office:value="1489104000" calcext:value-type="float">
            <text:p>14891040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071" calcext:value-type="float">
            <text:p>6071</text:p>
          </table:table-cell>
          <table:table-cell office:value-type="float" office:value="1487116800" calcext:value-type="float">
            <text:p>14871168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072" calcext:value-type="float">
            <text:p>6072</text:p>
          </table:table-cell>
          <table:table-cell office:value-type="float" office:value="1488499200" calcext:value-type="float">
            <text:p>14884992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073" calcext:value-type="float">
            <text:p>6073</text:p>
          </table:table-cell>
          <table:table-cell office:value-type="float" office:value="1488585600" calcext:value-type="float">
            <text:p>14885856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074" calcext:value-type="float">
            <text:p>6074</text:p>
          </table:table-cell>
          <table:table-cell office:value-type="float" office:value="1489622400" calcext:value-type="float">
            <text:p>14896224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075" calcext:value-type="float">
            <text:p>6075</text:p>
          </table:table-cell>
          <table:table-cell office:value-type="float" office:value="1489622400" calcext:value-type="float">
            <text:p>14896224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076" calcext:value-type="float">
            <text:p>6076</text:p>
          </table:table-cell>
          <table:table-cell office:value-type="float" office:value="1487635200" calcext:value-type="float">
            <text:p>14876352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077" calcext:value-type="float">
            <text:p>6077</text:p>
          </table:table-cell>
          <table:table-cell office:value-type="float" office:value="1489017600" calcext:value-type="float">
            <text:p>14890176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078" calcext:value-type="float">
            <text:p>6078</text:p>
          </table:table-cell>
          <table:table-cell office:value-type="float" office:value="1487808000" calcext:value-type="float">
            <text:p>14878080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079" calcext:value-type="float">
            <text:p>6079</text:p>
          </table:table-cell>
          <table:table-cell office:value-type="float" office:value="1486684800" calcext:value-type="float">
            <text:p>14866848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080" calcext:value-type="float">
            <text:p>6080</text:p>
          </table:table-cell>
          <table:table-cell office:value-type="float" office:value="1486512000" calcext:value-type="float">
            <text:p>14865120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082" calcext:value-type="float">
            <text:p>6082</text:p>
          </table:table-cell>
          <table:table-cell office:value-type="float" office:value="1487894400" calcext:value-type="float">
            <text:p>14878944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083" calcext:value-type="float">
            <text:p>6083</text:p>
          </table:table-cell>
          <table:table-cell office:value-type="float" office:value="1489449600" calcext:value-type="float">
            <text:p>14894496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084" calcext:value-type="float">
            <text:p>6084</text:p>
          </table:table-cell>
          <table:table-cell office:value-type="float" office:value="1489968000" calcext:value-type="float">
            <text:p>14899680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085" calcext:value-type="float">
            <text:p>6085</text:p>
          </table:table-cell>
          <table:table-cell office:value-type="float" office:value="1488931200" calcext:value-type="float">
            <text:p>14889312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086" calcext:value-type="float">
            <text:p>6086</text:p>
          </table:table-cell>
          <table:table-cell office:value-type="float" office:value="1487721600" calcext:value-type="float">
            <text:p>14877216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087" calcext:value-type="float">
            <text:p>6087</text:p>
          </table:table-cell>
          <table:table-cell office:value-type="float" office:value="1487894400" calcext:value-type="float">
            <text:p>14878944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088" calcext:value-type="float">
            <text:p>6088</text:p>
          </table:table-cell>
          <table:table-cell office:value-type="float" office:value="1488585600" calcext:value-type="float">
            <text:p>14885856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091" calcext:value-type="float">
            <text:p>6091</text:p>
          </table:table-cell>
          <table:table-cell office:value-type="float" office:value="1488499200" calcext:value-type="float">
            <text:p>14884992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092" calcext:value-type="float">
            <text:p>6092</text:p>
          </table:table-cell>
          <table:table-cell office:value-type="float" office:value="1489968000" calcext:value-type="float">
            <text:p>14899680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093" calcext:value-type="float">
            <text:p>6093</text:p>
          </table:table-cell>
          <table:table-cell office:value-type="float" office:value="1487116800" calcext:value-type="float">
            <text:p>14871168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094" calcext:value-type="float">
            <text:p>6094</text:p>
          </table:table-cell>
          <table:table-cell office:value-type="float" office:value="1488585600" calcext:value-type="float">
            <text:p>14885856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095" calcext:value-type="float">
            <text:p>6095</text:p>
          </table:table-cell>
          <table:table-cell office:value-type="float" office:value="1488758400" calcext:value-type="float">
            <text:p>14887584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097" calcext:value-type="float">
            <text:p>6097</text:p>
          </table:table-cell>
          <table:table-cell office:value-type="float" office:value="1487635200" calcext:value-type="float">
            <text:p>14876352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099" calcext:value-type="float">
            <text:p>6099</text:p>
          </table:table-cell>
          <table:table-cell office:value-type="float" office:value="1489449600" calcext:value-type="float">
            <text:p>14894496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100" calcext:value-type="float">
            <text:p>6100</text:p>
          </table:table-cell>
          <table:table-cell office:value-type="float" office:value="1486425600" calcext:value-type="float">
            <text:p>14864256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101" calcext:value-type="float">
            <text:p>6101</text:p>
          </table:table-cell>
          <table:table-cell office:value-type="float" office:value="1487289600" calcext:value-type="float">
            <text:p>14872896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102" calcext:value-type="float">
            <text:p>6102</text:p>
          </table:table-cell>
          <table:table-cell office:value-type="float" office:value="1489104000" calcext:value-type="float">
            <text:p>14891040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103" calcext:value-type="float">
            <text:p>6103</text:p>
          </table:table-cell>
          <table:table-cell office:value-type="float" office:value="1487635200" calcext:value-type="float">
            <text:p>14876352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104" calcext:value-type="float">
            <text:p>6104</text:p>
          </table:table-cell>
          <table:table-cell office:value-type="float" office:value="1487376000" calcext:value-type="float">
            <text:p>14873760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106" calcext:value-type="float">
            <text:p>6106</text:p>
          </table:table-cell>
          <table:table-cell office:value-type="float" office:value="1487548800" calcext:value-type="float">
            <text:p>14875488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107" calcext:value-type="float">
            <text:p>6107</text:p>
          </table:table-cell>
          <table:table-cell office:value-type="float" office:value="1486425600" calcext:value-type="float">
            <text:p>14864256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108" calcext:value-type="float">
            <text:p>6108</text:p>
          </table:table-cell>
          <table:table-cell office:value-type="float" office:value="1488412800" calcext:value-type="float">
            <text:p>14884128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109" calcext:value-type="float">
            <text:p>6109</text:p>
          </table:table-cell>
          <table:table-cell office:value-type="float" office:value="1487376000" calcext:value-type="float">
            <text:p>14873760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110" calcext:value-type="float">
            <text:p>6110</text:p>
          </table:table-cell>
          <table:table-cell office:value-type="float" office:value="1487289600" calcext:value-type="float">
            <text:p>14872896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111" calcext:value-type="float">
            <text:p>6111</text:p>
          </table:table-cell>
          <table:table-cell office:value-type="float" office:value="1487548800" calcext:value-type="float">
            <text:p>14875488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112" calcext:value-type="float">
            <text:p>6112</text:p>
          </table:table-cell>
          <table:table-cell office:value-type="float" office:value="1487808000" calcext:value-type="float">
            <text:p>14878080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113" calcext:value-type="float">
            <text:p>6113</text:p>
          </table:table-cell>
          <table:table-cell office:value-type="float" office:value="1483488000" calcext:value-type="float">
            <text:p>14834880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115" calcext:value-type="float">
            <text:p>6115</text:p>
          </table:table-cell>
          <table:table-cell office:value-type="float" office:value="1488844800" calcext:value-type="float">
            <text:p>14888448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116" calcext:value-type="float">
            <text:p>6116</text:p>
          </table:table-cell>
          <table:table-cell office:value-type="float" office:value="1486512000" calcext:value-type="float">
            <text:p>14865120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117" calcext:value-type="float">
            <text:p>6117</text:p>
          </table:table-cell>
          <table:table-cell office:value-type="float" office:value="1486512000" calcext:value-type="float">
            <text:p>14865120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118" calcext:value-type="float">
            <text:p>6118</text:p>
          </table:table-cell>
          <table:table-cell office:value-type="float" office:value="1489536000" calcext:value-type="float">
            <text:p>14895360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119" calcext:value-type="float">
            <text:p>6119</text:p>
          </table:table-cell>
          <table:table-cell office:value-type="float" office:value="1488240000" calcext:value-type="float">
            <text:p>14882400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120" calcext:value-type="float">
            <text:p>6120</text:p>
          </table:table-cell>
          <table:table-cell office:value-type="float" office:value="1488585600" calcext:value-type="float">
            <text:p>14885856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121" calcext:value-type="float">
            <text:p>6121</text:p>
          </table:table-cell>
          <table:table-cell office:value-type="float" office:value="1486944000" calcext:value-type="float">
            <text:p>14869440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123" calcext:value-type="float">
            <text:p>6123</text:p>
          </table:table-cell>
          <table:table-cell office:value-type="float" office:value="1486598400" calcext:value-type="float">
            <text:p>14865984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124" calcext:value-type="float">
            <text:p>6124</text:p>
          </table:table-cell>
          <table:table-cell office:value-type="float" office:value="1487030400" calcext:value-type="float">
            <text:p>14870304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127" calcext:value-type="float">
            <text:p>6127</text:p>
          </table:table-cell>
          <table:table-cell office:value-type="float" office:value="1487721600" calcext:value-type="float">
            <text:p>14877216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128" calcext:value-type="float">
            <text:p>6128</text:p>
          </table:table-cell>
          <table:table-cell office:value-type="float" office:value="1489363200" calcext:value-type="float">
            <text:p>14893632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129" calcext:value-type="float">
            <text:p>6129</text:p>
          </table:table-cell>
          <table:table-cell office:value-type="float" office:value="1487030400" calcext:value-type="float">
            <text:p>14870304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130" calcext:value-type="float">
            <text:p>6130</text:p>
          </table:table-cell>
          <table:table-cell office:value-type="float" office:value="1486684800" calcext:value-type="float">
            <text:p>14866848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131" calcext:value-type="float">
            <text:p>6131</text:p>
          </table:table-cell>
          <table:table-cell office:value-type="float" office:value="1490140800" calcext:value-type="float">
            <text:p>14901408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132" calcext:value-type="float">
            <text:p>6132</text:p>
          </table:table-cell>
          <table:table-cell office:value-type="float" office:value="1489190400" calcext:value-type="float">
            <text:p>14891904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133" calcext:value-type="float">
            <text:p>6133</text:p>
          </table:table-cell>
          <table:table-cell office:value-type="float" office:value="1487376000" calcext:value-type="float">
            <text:p>14873760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134" calcext:value-type="float">
            <text:p>6134</text:p>
          </table:table-cell>
          <table:table-cell office:value-type="float" office:value="1483660800" calcext:value-type="float">
            <text:p>14836608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135" calcext:value-type="float">
            <text:p>6135</text:p>
          </table:table-cell>
          <table:table-cell office:value-type="float" office:value="1486598400" calcext:value-type="float">
            <text:p>14865984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136" calcext:value-type="float">
            <text:p>6136</text:p>
          </table:table-cell>
          <table:table-cell office:value-type="float" office:value="1489536000" calcext:value-type="float">
            <text:p>14895360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137" calcext:value-type="float">
            <text:p>6137</text:p>
          </table:table-cell>
          <table:table-cell office:value-type="float" office:value="1488412800" calcext:value-type="float">
            <text:p>14884128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138" calcext:value-type="float">
            <text:p>6138</text:p>
          </table:table-cell>
          <table:table-cell office:value-type="float" office:value="1486512000" calcext:value-type="float">
            <text:p>14865120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139" calcext:value-type="float">
            <text:p>6139</text:p>
          </table:table-cell>
          <table:table-cell office:value-type="float" office:value="1487376000" calcext:value-type="float">
            <text:p>14873760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140" calcext:value-type="float">
            <text:p>6140</text:p>
          </table:table-cell>
          <table:table-cell office:value-type="float" office:value="1487548800" calcext:value-type="float">
            <text:p>14875488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142" calcext:value-type="float">
            <text:p>6142</text:p>
          </table:table-cell>
          <table:table-cell office:value-type="float" office:value="1487808000" calcext:value-type="float">
            <text:p>14878080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143" calcext:value-type="float">
            <text:p>6143</text:p>
          </table:table-cell>
          <table:table-cell office:value-type="float" office:value="1487808000" calcext:value-type="float">
            <text:p>14878080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145" calcext:value-type="float">
            <text:p>6145</text:p>
          </table:table-cell>
          <table:table-cell office:value-type="float" office:value="1489363200" calcext:value-type="float">
            <text:p>14893632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146" calcext:value-type="float">
            <text:p>6146</text:p>
          </table:table-cell>
          <table:table-cell office:value-type="float" office:value="1488758400" calcext:value-type="float">
            <text:p>14887584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150" calcext:value-type="float">
            <text:p>6150</text:p>
          </table:table-cell>
          <table:table-cell office:value-type="float" office:value="1487376000" calcext:value-type="float">
            <text:p>14873760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151" calcext:value-type="float">
            <text:p>6151</text:p>
          </table:table-cell>
          <table:table-cell office:value-type="float" office:value="1489968000" calcext:value-type="float">
            <text:p>14899680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154" calcext:value-type="float">
            <text:p>6154</text:p>
          </table:table-cell>
          <table:table-cell office:value-type="float" office:value="1483488000" calcext:value-type="float">
            <text:p>14834880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155" calcext:value-type="float">
            <text:p>6155</text:p>
          </table:table-cell>
          <table:table-cell office:value-type="float" office:value="1489017600" calcext:value-type="float">
            <text:p>14890176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156" calcext:value-type="float">
            <text:p>6156</text:p>
          </table:table-cell>
          <table:table-cell office:value-type="float" office:value="1489795200" calcext:value-type="float">
            <text:p>14897952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159" calcext:value-type="float">
            <text:p>6159</text:p>
          </table:table-cell>
          <table:table-cell office:value-type="float" office:value="1489363200" calcext:value-type="float">
            <text:p>14893632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160" calcext:value-type="float">
            <text:p>6160</text:p>
          </table:table-cell>
          <table:table-cell office:value-type="float" office:value="1489449600" calcext:value-type="float">
            <text:p>14894496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161" calcext:value-type="float">
            <text:p>6161</text:p>
          </table:table-cell>
          <table:table-cell office:value-type="float" office:value="1487548800" calcext:value-type="float">
            <text:p>14875488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163" calcext:value-type="float">
            <text:p>6163</text:p>
          </table:table-cell>
          <table:table-cell office:value-type="float" office:value="1488499200" calcext:value-type="float">
            <text:p>14884992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167" calcext:value-type="float">
            <text:p>6167</text:p>
          </table:table-cell>
          <table:table-cell office:value-type="float" office:value="1487116800" calcext:value-type="float">
            <text:p>14871168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168" calcext:value-type="float">
            <text:p>6168</text:p>
          </table:table-cell>
          <table:table-cell office:value-type="float" office:value="1488412800" calcext:value-type="float">
            <text:p>14884128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169" calcext:value-type="float">
            <text:p>6169</text:p>
          </table:table-cell>
          <table:table-cell office:value-type="float" office:value="1486944000" calcext:value-type="float">
            <text:p>14869440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170" calcext:value-type="float">
            <text:p>6170</text:p>
          </table:table-cell>
          <table:table-cell office:value-type="float" office:value="1487289600" calcext:value-type="float">
            <text:p>14872896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171" calcext:value-type="float">
            <text:p>6171</text:p>
          </table:table-cell>
          <table:table-cell office:value-type="float" office:value="1487376000" calcext:value-type="float">
            <text:p>14873760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172" calcext:value-type="float">
            <text:p>6172</text:p>
          </table:table-cell>
          <table:table-cell office:value-type="float" office:value="1489017600" calcext:value-type="float">
            <text:p>14890176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173" calcext:value-type="float">
            <text:p>6173</text:p>
          </table:table-cell>
          <table:table-cell office:value-type="float" office:value="1487116800" calcext:value-type="float">
            <text:p>14871168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174" calcext:value-type="float">
            <text:p>6174</text:p>
          </table:table-cell>
          <table:table-cell office:value-type="float" office:value="1488585600" calcext:value-type="float">
            <text:p>14885856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175" calcext:value-type="float">
            <text:p>6175</text:p>
          </table:table-cell>
          <table:table-cell office:value-type="float" office:value="1486598400" calcext:value-type="float">
            <text:p>14865984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180" calcext:value-type="float">
            <text:p>6180</text:p>
          </table:table-cell>
          <table:table-cell office:value-type="float" office:value="1487548800" calcext:value-type="float">
            <text:p>14875488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181" calcext:value-type="float">
            <text:p>6181</text:p>
          </table:table-cell>
          <table:table-cell office:value-type="float" office:value="1483488000" calcext:value-type="float">
            <text:p>14834880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183" calcext:value-type="float">
            <text:p>6183</text:p>
          </table:table-cell>
          <table:table-cell office:value-type="float" office:value="1486684800" calcext:value-type="float">
            <text:p>14866848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184" calcext:value-type="float">
            <text:p>6184</text:p>
          </table:table-cell>
          <table:table-cell office:value-type="float" office:value="1489449600" calcext:value-type="float">
            <text:p>14894496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185" calcext:value-type="float">
            <text:p>6185</text:p>
          </table:table-cell>
          <table:table-cell office:value-type="float" office:value="1488844800" calcext:value-type="float">
            <text:p>14888448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186" calcext:value-type="float">
            <text:p>6186</text:p>
          </table:table-cell>
          <table:table-cell office:value-type="float" office:value="1488326400" calcext:value-type="float">
            <text:p>14883264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187" calcext:value-type="float">
            <text:p>6187</text:p>
          </table:table-cell>
          <table:table-cell office:value-type="float" office:value="1487721600" calcext:value-type="float">
            <text:p>14877216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189" calcext:value-type="float">
            <text:p>6189</text:p>
          </table:table-cell>
          <table:table-cell office:value-type="float" office:value="1488499200" calcext:value-type="float">
            <text:p>14884992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190" calcext:value-type="float">
            <text:p>6190</text:p>
          </table:table-cell>
          <table:table-cell office:value-type="float" office:value="1489795200" calcext:value-type="float">
            <text:p>14897952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191" calcext:value-type="float">
            <text:p>6191</text:p>
          </table:table-cell>
          <table:table-cell office:value-type="float" office:value="1489017600" calcext:value-type="float">
            <text:p>14890176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193" calcext:value-type="float">
            <text:p>6193</text:p>
          </table:table-cell>
          <table:table-cell office:value-type="float" office:value="1488844800" calcext:value-type="float">
            <text:p>14888448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195" calcext:value-type="float">
            <text:p>6195</text:p>
          </table:table-cell>
          <table:table-cell office:value-type="float" office:value="1488412800" calcext:value-type="float">
            <text:p>14884128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196" calcext:value-type="float">
            <text:p>6196</text:p>
          </table:table-cell>
          <table:table-cell office:value-type="float" office:value="1484611200" calcext:value-type="float">
            <text:p>14846112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198" calcext:value-type="float">
            <text:p>6198</text:p>
          </table:table-cell>
          <table:table-cell office:value-type="float" office:value="1485907200" calcext:value-type="float">
            <text:p>14859072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199" calcext:value-type="float">
            <text:p>6199</text:p>
          </table:table-cell>
          <table:table-cell office:value-type="float" office:value="1486512000" calcext:value-type="float">
            <text:p>14865120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200" calcext:value-type="float">
            <text:p>6200</text:p>
          </table:table-cell>
          <table:table-cell office:value-type="float" office:value="1489104000" calcext:value-type="float">
            <text:p>14891040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201" calcext:value-type="float">
            <text:p>6201</text:p>
          </table:table-cell>
          <table:table-cell office:value-type="float" office:value="1488931200" calcext:value-type="float">
            <text:p>14889312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203" calcext:value-type="float">
            <text:p>6203</text:p>
          </table:table-cell>
          <table:table-cell office:value-type="float" office:value="1486166400" calcext:value-type="float">
            <text:p>14861664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204" calcext:value-type="float">
            <text:p>6204</text:p>
          </table:table-cell>
          <table:table-cell office:value-type="float" office:value="1488844800" calcext:value-type="float">
            <text:p>14888448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208" calcext:value-type="float">
            <text:p>6208</text:p>
          </table:table-cell>
          <table:table-cell office:value-type="float" office:value="1488931200" calcext:value-type="float">
            <text:p>14889312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209" calcext:value-type="float">
            <text:p>6209</text:p>
          </table:table-cell>
          <table:table-cell office:value-type="float" office:value="1486339200" calcext:value-type="float">
            <text:p>14863392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210" calcext:value-type="float">
            <text:p>6210</text:p>
          </table:table-cell>
          <table:table-cell office:value-type="float" office:value="1489449600" calcext:value-type="float">
            <text:p>14894496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211" calcext:value-type="float">
            <text:p>6211</text:p>
          </table:table-cell>
          <table:table-cell office:value-type="float" office:value="1487203200" calcext:value-type="float">
            <text:p>14872032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213" calcext:value-type="float">
            <text:p>6213</text:p>
          </table:table-cell>
          <table:table-cell office:value-type="float" office:value="1488412800" calcext:value-type="float">
            <text:p>14884128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214" calcext:value-type="float">
            <text:p>6214</text:p>
          </table:table-cell>
          <table:table-cell office:value-type="float" office:value="1487203200" calcext:value-type="float">
            <text:p>14872032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215" calcext:value-type="float">
            <text:p>6215</text:p>
          </table:table-cell>
          <table:table-cell office:value-type="float" office:value="1489017600" calcext:value-type="float">
            <text:p>14890176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216" calcext:value-type="float">
            <text:p>6216</text:p>
          </table:table-cell>
          <table:table-cell office:value-type="float" office:value="1488499200" calcext:value-type="float">
            <text:p>14884992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217" calcext:value-type="float">
            <text:p>6217</text:p>
          </table:table-cell>
          <table:table-cell office:value-type="float" office:value="1489190400" calcext:value-type="float">
            <text:p>14891904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218" calcext:value-type="float">
            <text:p>6218</text:p>
          </table:table-cell>
          <table:table-cell office:value-type="float" office:value="1487548800" calcext:value-type="float">
            <text:p>14875488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219" calcext:value-type="float">
            <text:p>6219</text:p>
          </table:table-cell>
          <table:table-cell office:value-type="float" office:value="1488585600" calcext:value-type="float">
            <text:p>14885856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220" calcext:value-type="float">
            <text:p>6220</text:p>
          </table:table-cell>
          <table:table-cell office:value-type="float" office:value="1488499200" calcext:value-type="float">
            <text:p>14884992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222" calcext:value-type="float">
            <text:p>6222</text:p>
          </table:table-cell>
          <table:table-cell office:value-type="float" office:value="1487721600" calcext:value-type="float">
            <text:p>14877216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223" calcext:value-type="float">
            <text:p>6223</text:p>
          </table:table-cell>
          <table:table-cell office:value-type="float" office:value="1487030400" calcext:value-type="float">
            <text:p>14870304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224" calcext:value-type="float">
            <text:p>6224</text:p>
          </table:table-cell>
          <table:table-cell office:value-type="float" office:value="1488412800" calcext:value-type="float">
            <text:p>14884128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226" calcext:value-type="float">
            <text:p>6226</text:p>
          </table:table-cell>
          <table:table-cell office:value-type="float" office:value="1489622400" calcext:value-type="float">
            <text:p>14896224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227" calcext:value-type="float">
            <text:p>6227</text:p>
          </table:table-cell>
          <table:table-cell office:value-type="float" office:value="1488758400" calcext:value-type="float">
            <text:p>14887584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230" calcext:value-type="float">
            <text:p>6230</text:p>
          </table:table-cell>
          <table:table-cell office:value-type="float" office:value="1488326400" calcext:value-type="float">
            <text:p>14883264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234" calcext:value-type="float">
            <text:p>6234</text:p>
          </table:table-cell>
          <table:table-cell office:value-type="float" office:value="1488758400" calcext:value-type="float">
            <text:p>14887584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235" calcext:value-type="float">
            <text:p>6235</text:p>
          </table:table-cell>
          <table:table-cell office:value-type="float" office:value="1489363200" calcext:value-type="float">
            <text:p>14893632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238" calcext:value-type="float">
            <text:p>6238</text:p>
          </table:table-cell>
          <table:table-cell office:value-type="float" office:value="1486684800" calcext:value-type="float">
            <text:p>14866848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239" calcext:value-type="float">
            <text:p>6239</text:p>
          </table:table-cell>
          <table:table-cell office:value-type="float" office:value="1489795200" calcext:value-type="float">
            <text:p>14897952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240" calcext:value-type="float">
            <text:p>6240</text:p>
          </table:table-cell>
          <table:table-cell office:value-type="float" office:value="1487635200" calcext:value-type="float">
            <text:p>14876352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241" calcext:value-type="float">
            <text:p>6241</text:p>
          </table:table-cell>
          <table:table-cell office:value-type="float" office:value="1489708800" calcext:value-type="float">
            <text:p>14897088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242" calcext:value-type="float">
            <text:p>6242</text:p>
          </table:table-cell>
          <table:table-cell office:value-type="float" office:value="1489968000" calcext:value-type="float">
            <text:p>14899680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244" calcext:value-type="float">
            <text:p>6244</text:p>
          </table:table-cell>
          <table:table-cell office:value-type="float" office:value="1489190400" calcext:value-type="float">
            <text:p>14891904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245" calcext:value-type="float">
            <text:p>6245</text:p>
          </table:table-cell>
          <table:table-cell office:value-type="float" office:value="1489708800" calcext:value-type="float">
            <text:p>14897088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246" calcext:value-type="float">
            <text:p>6246</text:p>
          </table:table-cell>
          <table:table-cell office:value-type="float" office:value="1488931200" calcext:value-type="float">
            <text:p>14889312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249" calcext:value-type="float">
            <text:p>6249</text:p>
          </table:table-cell>
          <table:table-cell office:value-type="float" office:value="1489968000" calcext:value-type="float">
            <text:p>14899680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250" calcext:value-type="float">
            <text:p>6250</text:p>
          </table:table-cell>
          <table:table-cell office:value-type="float" office:value="1490140800" calcext:value-type="float">
            <text:p>14901408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252" calcext:value-type="float">
            <text:p>6252</text:p>
          </table:table-cell>
          <table:table-cell office:value-type="float" office:value="1488758400" calcext:value-type="float">
            <text:p>14887584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253" calcext:value-type="float">
            <text:p>6253</text:p>
          </table:table-cell>
          <table:table-cell office:value-type="float" office:value="1487116800" calcext:value-type="float">
            <text:p>14871168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254" calcext:value-type="float">
            <text:p>6254</text:p>
          </table:table-cell>
          <table:table-cell office:value-type="float" office:value="1489104000" calcext:value-type="float">
            <text:p>14891040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255" calcext:value-type="float">
            <text:p>6255</text:p>
          </table:table-cell>
          <table:table-cell office:value-type="float" office:value="1489017600" calcext:value-type="float">
            <text:p>14890176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256" calcext:value-type="float">
            <text:p>6256</text:p>
          </table:table-cell>
          <table:table-cell office:value-type="float" office:value="1490054400" calcext:value-type="float">
            <text:p>14900544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257" calcext:value-type="float">
            <text:p>6257</text:p>
          </table:table-cell>
          <table:table-cell office:value-type="float" office:value="1489968000" calcext:value-type="float">
            <text:p>14899680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2" office:value-type="float" office:value="6259" calcext:value-type="float">
            <text:p>6259</text:p>
          </table:table-cell>
          <table:table-cell office:value-type="float" office:value="1486512000" calcext:value-type="float">
            <text:p>14865120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261" calcext:value-type="float">
            <text:p>6261</text:p>
          </table:table-cell>
          <table:table-cell office:value-type="float" office:value="1483488000" calcext:value-type="float">
            <text:p>14834880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262" calcext:value-type="float">
            <text:p>6262</text:p>
          </table:table-cell>
          <table:table-cell office:value-type="float" office:value="1489190400" calcext:value-type="float">
            <text:p>14891904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264" calcext:value-type="float">
            <text:p>6264</text:p>
          </table:table-cell>
          <table:table-cell office:value-type="float" office:value="1488844800" calcext:value-type="float">
            <text:p>14888448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266" calcext:value-type="float">
            <text:p>6266</text:p>
          </table:table-cell>
          <table:table-cell office:value-type="float" office:value="1489449600" calcext:value-type="float">
            <text:p>14894496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268" calcext:value-type="float">
            <text:p>6268</text:p>
          </table:table-cell>
          <table:table-cell office:value-type="float" office:value="1489536000" calcext:value-type="float">
            <text:p>14895360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269" calcext:value-type="float">
            <text:p>6269</text:p>
          </table:table-cell>
          <table:table-cell office:value-type="float" office:value="1490054400" calcext:value-type="float">
            <text:p>14900544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270" calcext:value-type="float">
            <text:p>6270</text:p>
          </table:table-cell>
          <table:table-cell office:value-type="float" office:value="1489190400" calcext:value-type="float">
            <text:p>14891904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272" calcext:value-type="float">
            <text:p>6272</text:p>
          </table:table-cell>
          <table:table-cell office:value-type="float" office:value="1488931200" calcext:value-type="float">
            <text:p>14889312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273" calcext:value-type="float">
            <text:p>6273</text:p>
          </table:table-cell>
          <table:table-cell office:value-type="float" office:value="1489190400" calcext:value-type="float">
            <text:p>14891904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274" calcext:value-type="float">
            <text:p>6274</text:p>
          </table:table-cell>
          <table:table-cell office:value-type="float" office:value="1490140800" calcext:value-type="float">
            <text:p>14901408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277" calcext:value-type="float">
            <text:p>6277</text:p>
          </table:table-cell>
          <table:table-cell office:value-type="float" office:value="1489017600" calcext:value-type="float">
            <text:p>14890176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280" calcext:value-type="float">
            <text:p>6280</text:p>
          </table:table-cell>
          <table:table-cell office:value-type="float" office:value="1487030400" calcext:value-type="float">
            <text:p>14870304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281" calcext:value-type="float">
            <text:p>6281</text:p>
          </table:table-cell>
          <table:table-cell office:value-type="float" office:value="1488412800" calcext:value-type="float">
            <text:p>14884128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282" calcext:value-type="float">
            <text:p>6282</text:p>
          </table:table-cell>
          <table:table-cell office:value-type="float" office:value="1487030400" calcext:value-type="float">
            <text:p>14870304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283" calcext:value-type="float">
            <text:p>6283</text:p>
          </table:table-cell>
          <table:table-cell office:value-type="float" office:value="1489104000" calcext:value-type="float">
            <text:p>14891040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284" calcext:value-type="float">
            <text:p>6284</text:p>
          </table:table-cell>
          <table:table-cell office:value-type="float" office:value="1483315200" calcext:value-type="float">
            <text:p>14833152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285" calcext:value-type="float">
            <text:p>6285</text:p>
          </table:table-cell>
          <table:table-cell office:value-type="float" office:value="1483315200" calcext:value-type="float">
            <text:p>14833152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286" calcext:value-type="float">
            <text:p>6286</text:p>
          </table:table-cell>
          <table:table-cell office:value-type="float" office:value="1485993600" calcext:value-type="float">
            <text:p>14859936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288" calcext:value-type="float">
            <text:p>6288</text:p>
          </table:table-cell>
          <table:table-cell office:value-type="float" office:value="1489363200" calcext:value-type="float">
            <text:p>14893632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289" calcext:value-type="float">
            <text:p>6289</text:p>
          </table:table-cell>
          <table:table-cell office:value-type="float" office:value="1486425600" calcext:value-type="float">
            <text:p>14864256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290" calcext:value-type="float">
            <text:p>6290</text:p>
          </table:table-cell>
          <table:table-cell office:value-type="float" office:value="1487635200" calcext:value-type="float">
            <text:p>14876352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291" calcext:value-type="float">
            <text:p>6291</text:p>
          </table:table-cell>
          <table:table-cell office:value-type="float" office:value="1488585600" calcext:value-type="float">
            <text:p>14885856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292" calcext:value-type="float">
            <text:p>6292</text:p>
          </table:table-cell>
          <table:table-cell office:value-type="float" office:value="1486944000" calcext:value-type="float">
            <text:p>14869440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293" calcext:value-type="float">
            <text:p>6293</text:p>
          </table:table-cell>
          <table:table-cell office:value-type="float" office:value="1489708800" calcext:value-type="float">
            <text:p>14897088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294" calcext:value-type="float">
            <text:p>6294</text:p>
          </table:table-cell>
          <table:table-cell office:value-type="float" office:value="1486944000" calcext:value-type="float">
            <text:p>14869440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295" calcext:value-type="float">
            <text:p>6295</text:p>
          </table:table-cell>
          <table:table-cell office:value-type="float" office:value="1489104000" calcext:value-type="float">
            <text:p>14891040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296" calcext:value-type="float">
            <text:p>6296</text:p>
          </table:table-cell>
          <table:table-cell office:value-type="float" office:value="1490054400" calcext:value-type="float">
            <text:p>14900544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297" calcext:value-type="float">
            <text:p>6297</text:p>
          </table:table-cell>
          <table:table-cell office:value-type="float" office:value="1488585600" calcext:value-type="float">
            <text:p>14885856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298" calcext:value-type="float">
            <text:p>6298</text:p>
          </table:table-cell>
          <table:table-cell office:value-type="float" office:value="1489449600" calcext:value-type="float">
            <text:p>14894496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299" calcext:value-type="float">
            <text:p>6299</text:p>
          </table:table-cell>
          <table:table-cell office:value-type="float" office:value="1486598400" calcext:value-type="float">
            <text:p>14865984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300" calcext:value-type="float">
            <text:p>6300</text:p>
          </table:table-cell>
          <table:table-cell office:value-type="float" office:value="1489363200" calcext:value-type="float">
            <text:p>14893632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302" calcext:value-type="float">
            <text:p>6302</text:p>
          </table:table-cell>
          <table:table-cell office:value-type="float" office:value="1488499200" calcext:value-type="float">
            <text:p>14884992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303" calcext:value-type="float">
            <text:p>6303</text:p>
          </table:table-cell>
          <table:table-cell office:value-type="float" office:value="1488931200" calcext:value-type="float">
            <text:p>14889312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304" calcext:value-type="float">
            <text:p>6304</text:p>
          </table:table-cell>
          <table:table-cell office:value-type="float" office:value="1490140800" calcext:value-type="float">
            <text:p>14901408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305" calcext:value-type="float">
            <text:p>6305</text:p>
          </table:table-cell>
          <table:table-cell office:value-type="float" office:value="1489363200" calcext:value-type="float">
            <text:p>14893632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307" calcext:value-type="float">
            <text:p>6307</text:p>
          </table:table-cell>
          <table:table-cell office:value-type="float" office:value="1489708800" calcext:value-type="float">
            <text:p>14897088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308" calcext:value-type="float">
            <text:p>6308</text:p>
          </table:table-cell>
          <table:table-cell office:value-type="float" office:value="1488931200" calcext:value-type="float">
            <text:p>14889312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2" office:value-type="float" office:value="6309" calcext:value-type="float">
            <text:p>6309</text:p>
          </table:table-cell>
          <table:table-cell office:value-type="float" office:value="1489622400" calcext:value-type="float">
            <text:p>14896224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310" calcext:value-type="float">
            <text:p>6310</text:p>
          </table:table-cell>
          <table:table-cell office:value-type="float" office:value="1489622400" calcext:value-type="float">
            <text:p>14896224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311" calcext:value-type="float">
            <text:p>6311</text:p>
          </table:table-cell>
          <table:table-cell office:value-type="float" office:value="1487894400" calcext:value-type="float">
            <text:p>14878944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312" calcext:value-type="float">
            <text:p>6312</text:p>
          </table:table-cell>
          <table:table-cell office:value-type="float" office:value="1489536000" calcext:value-type="float">
            <text:p>14895360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313" calcext:value-type="float">
            <text:p>6313</text:p>
          </table:table-cell>
          <table:table-cell office:value-type="float" office:value="1489708800" calcext:value-type="float">
            <text:p>14897088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314" calcext:value-type="float">
            <text:p>6314</text:p>
          </table:table-cell>
          <table:table-cell office:value-type="float" office:value="1487203200" calcext:value-type="float">
            <text:p>14872032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315" calcext:value-type="float">
            <text:p>6315</text:p>
          </table:table-cell>
          <table:table-cell office:value-type="float" office:value="1487376000" calcext:value-type="float">
            <text:p>14873760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316" calcext:value-type="float">
            <text:p>6316</text:p>
          </table:table-cell>
          <table:table-cell office:value-type="float" office:value="1487980800" calcext:value-type="float">
            <text:p>14879808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318" calcext:value-type="float">
            <text:p>6318</text:p>
          </table:table-cell>
          <table:table-cell office:value-type="float" office:value="1484265600" calcext:value-type="float">
            <text:p>14842656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319" calcext:value-type="float">
            <text:p>6319</text:p>
          </table:table-cell>
          <table:table-cell office:value-type="float" office:value="1488412800" calcext:value-type="float">
            <text:p>14884128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320" calcext:value-type="float">
            <text:p>6320</text:p>
          </table:table-cell>
          <table:table-cell office:value-type="float" office:value="1487116800" calcext:value-type="float">
            <text:p>14871168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321" calcext:value-type="float">
            <text:p>6321</text:p>
          </table:table-cell>
          <table:table-cell office:value-type="float" office:value="1489190400" calcext:value-type="float">
            <text:p>14891904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322" calcext:value-type="float">
            <text:p>6322</text:p>
          </table:table-cell>
          <table:table-cell office:value-type="float" office:value="1487894400" calcext:value-type="float">
            <text:p>14878944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323" calcext:value-type="float">
            <text:p>6323</text:p>
          </table:table-cell>
          <table:table-cell office:value-type="float" office:value="1487030400" calcext:value-type="float">
            <text:p>14870304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324" calcext:value-type="float">
            <text:p>6324</text:p>
          </table:table-cell>
          <table:table-cell office:value-type="float" office:value="1488499200" calcext:value-type="float">
            <text:p>14884992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325" calcext:value-type="float">
            <text:p>6325</text:p>
          </table:table-cell>
          <table:table-cell office:value-type="float" office:value="1487203200" calcext:value-type="float">
            <text:p>14872032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326" calcext:value-type="float">
            <text:p>6326</text:p>
          </table:table-cell>
          <table:table-cell office:value-type="float" office:value="1489017600" calcext:value-type="float">
            <text:p>14890176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327" calcext:value-type="float">
            <text:p>6327</text:p>
          </table:table-cell>
          <table:table-cell office:value-type="float" office:value="1489536000" calcext:value-type="float">
            <text:p>14895360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2" office:value-type="float" office:value="6329" calcext:value-type="float">
            <text:p>6329</text:p>
          </table:table-cell>
          <table:table-cell office:value-type="float" office:value="1488844800" calcext:value-type="float">
            <text:p>14888448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330" calcext:value-type="float">
            <text:p>6330</text:p>
          </table:table-cell>
          <table:table-cell office:value-type="float" office:value="1487808000" calcext:value-type="float">
            <text:p>14878080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2" office:value-type="float" office:value="6331" calcext:value-type="float">
            <text:p>6331</text:p>
          </table:table-cell>
          <table:table-cell office:value-type="float" office:value="1489795200" calcext:value-type="float">
            <text:p>14897952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332" calcext:value-type="float">
            <text:p>6332</text:p>
          </table:table-cell>
          <table:table-cell office:value-type="float" office:value="1488326400" calcext:value-type="float">
            <text:p>14883264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334" calcext:value-type="float">
            <text:p>6334</text:p>
          </table:table-cell>
          <table:table-cell office:value-type="float" office:value="1489017600" calcext:value-type="float">
            <text:p>14890176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335" calcext:value-type="float">
            <text:p>6335</text:p>
          </table:table-cell>
          <table:table-cell office:value-type="float" office:value="1490140800" calcext:value-type="float">
            <text:p>14901408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336" calcext:value-type="float">
            <text:p>6336</text:p>
          </table:table-cell>
          <table:table-cell office:value-type="float" office:value="1487203200" calcext:value-type="float">
            <text:p>14872032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338" calcext:value-type="float">
            <text:p>6338</text:p>
          </table:table-cell>
          <table:table-cell office:value-type="float" office:value="1489104000" calcext:value-type="float">
            <text:p>14891040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342" calcext:value-type="float">
            <text:p>6342</text:p>
          </table:table-cell>
          <table:table-cell office:value-type="float" office:value="1490140800" calcext:value-type="float">
            <text:p>14901408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343" calcext:value-type="float">
            <text:p>6343</text:p>
          </table:table-cell>
          <table:table-cell office:value-type="float" office:value="1489795200" calcext:value-type="float">
            <text:p>14897952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344" calcext:value-type="float">
            <text:p>6344</text:p>
          </table:table-cell>
          <table:table-cell office:value-type="float" office:value="1488499200" calcext:value-type="float">
            <text:p>14884992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345" calcext:value-type="float">
            <text:p>6345</text:p>
          </table:table-cell>
          <table:table-cell office:value-type="float" office:value="1484265600" calcext:value-type="float">
            <text:p>14842656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346" calcext:value-type="float">
            <text:p>6346</text:p>
          </table:table-cell>
          <table:table-cell office:value-type="float" office:value="1487030400" calcext:value-type="float">
            <text:p>14870304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347" calcext:value-type="float">
            <text:p>6347</text:p>
          </table:table-cell>
          <table:table-cell office:value-type="float" office:value="1488844800" calcext:value-type="float">
            <text:p>14888448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348" calcext:value-type="float">
            <text:p>6348</text:p>
          </table:table-cell>
          <table:table-cell office:value-type="float" office:value="1487721600" calcext:value-type="float">
            <text:p>14877216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349" calcext:value-type="float">
            <text:p>6349</text:p>
          </table:table-cell>
          <table:table-cell office:value-type="float" office:value="1490054400" calcext:value-type="float">
            <text:p>14900544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350" calcext:value-type="float">
            <text:p>6350</text:p>
          </table:table-cell>
          <table:table-cell office:value-type="float" office:value="1490140800" calcext:value-type="float">
            <text:p>14901408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351" calcext:value-type="float">
            <text:p>6351</text:p>
          </table:table-cell>
          <table:table-cell office:value-type="float" office:value="1489017600" calcext:value-type="float">
            <text:p>14890176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352" calcext:value-type="float">
            <text:p>6352</text:p>
          </table:table-cell>
          <table:table-cell office:value-type="float" office:value="1488326400" calcext:value-type="float">
            <text:p>14883264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353" calcext:value-type="float">
            <text:p>6353</text:p>
          </table:table-cell>
          <table:table-cell office:value-type="float" office:value="1489968000" calcext:value-type="float">
            <text:p>14899680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354" calcext:value-type="float">
            <text:p>6354</text:p>
          </table:table-cell>
          <table:table-cell office:value-type="float" office:value="1489104000" calcext:value-type="float">
            <text:p>14891040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355" calcext:value-type="float">
            <text:p>6355</text:p>
          </table:table-cell>
          <table:table-cell office:value-type="float" office:value="1489622400" calcext:value-type="float">
            <text:p>14896224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356" calcext:value-type="float">
            <text:p>6356</text:p>
          </table:table-cell>
          <table:table-cell office:value-type="float" office:value="1487894400" calcext:value-type="float">
            <text:p>14878944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357" calcext:value-type="float">
            <text:p>6357</text:p>
          </table:table-cell>
          <table:table-cell office:value-type="float" office:value="1487548800" calcext:value-type="float">
            <text:p>14875488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358" calcext:value-type="float">
            <text:p>6358</text:p>
          </table:table-cell>
          <table:table-cell office:value-type="float" office:value="1488758400" calcext:value-type="float">
            <text:p>14887584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359" calcext:value-type="float">
            <text:p>6359</text:p>
          </table:table-cell>
          <table:table-cell office:value-type="float" office:value="1486771200" calcext:value-type="float">
            <text:p>14867712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360" calcext:value-type="float">
            <text:p>6360</text:p>
          </table:table-cell>
          <table:table-cell office:value-type="float" office:value="1489363200" calcext:value-type="float">
            <text:p>14893632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361" calcext:value-type="float">
            <text:p>6361</text:p>
          </table:table-cell>
          <table:table-cell office:value-type="float" office:value="1488412800" calcext:value-type="float">
            <text:p>14884128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362" calcext:value-type="float">
            <text:p>6362</text:p>
          </table:table-cell>
          <table:table-cell office:value-type="float" office:value="1487116800" calcext:value-type="float">
            <text:p>14871168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363" calcext:value-type="float">
            <text:p>6363</text:p>
          </table:table-cell>
          <table:table-cell office:value-type="float" office:value="1487808000" calcext:value-type="float">
            <text:p>14878080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364" calcext:value-type="float">
            <text:p>6364</text:p>
          </table:table-cell>
          <table:table-cell office:value-type="float" office:value="1488758400" calcext:value-type="float">
            <text:p>14887584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365" calcext:value-type="float">
            <text:p>6365</text:p>
          </table:table-cell>
          <table:table-cell office:value-type="float" office:value="1488412800" calcext:value-type="float">
            <text:p>14884128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366" calcext:value-type="float">
            <text:p>6366</text:p>
          </table:table-cell>
          <table:table-cell office:value-type="float" office:value="1487203200" calcext:value-type="float">
            <text:p>14872032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367" calcext:value-type="float">
            <text:p>6367</text:p>
          </table:table-cell>
          <table:table-cell office:value-type="float" office:value="1489795200" calcext:value-type="float">
            <text:p>14897952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373" calcext:value-type="float">
            <text:p>6373</text:p>
          </table:table-cell>
          <table:table-cell office:value-type="float" office:value="1489449600" calcext:value-type="float">
            <text:p>14894496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374" calcext:value-type="float">
            <text:p>6374</text:p>
          </table:table-cell>
          <table:table-cell office:value-type="float" office:value="1489968000" calcext:value-type="float">
            <text:p>14899680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377" calcext:value-type="float">
            <text:p>6377</text:p>
          </table:table-cell>
          <table:table-cell office:value-type="float" office:value="1489708800" calcext:value-type="float">
            <text:p>14897088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378" calcext:value-type="float">
            <text:p>6378</text:p>
          </table:table-cell>
          <table:table-cell office:value-type="float" office:value="1489622400" calcext:value-type="float">
            <text:p>14896224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379" calcext:value-type="float">
            <text:p>6379</text:p>
          </table:table-cell>
          <table:table-cell office:value-type="float" office:value="1489449600" calcext:value-type="float">
            <text:p>14894496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383" calcext:value-type="float">
            <text:p>6383</text:p>
          </table:table-cell>
          <table:table-cell office:value-type="float" office:value="1488326400" calcext:value-type="float">
            <text:p>14883264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384" calcext:value-type="float">
            <text:p>6384</text:p>
          </table:table-cell>
          <table:table-cell office:value-type="float" office:value="1483401600" calcext:value-type="float">
            <text:p>14834016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385" calcext:value-type="float">
            <text:p>6385</text:p>
          </table:table-cell>
          <table:table-cell office:value-type="float" office:value="1490054400" calcext:value-type="float">
            <text:p>14900544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387" calcext:value-type="float">
            <text:p>6387</text:p>
          </table:table-cell>
          <table:table-cell office:value-type="float" office:value="1488585600" calcext:value-type="float">
            <text:p>14885856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389" calcext:value-type="float">
            <text:p>6389</text:p>
          </table:table-cell>
          <table:table-cell office:value-type="float" office:value="1487289600" calcext:value-type="float">
            <text:p>14872896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390" calcext:value-type="float">
            <text:p>6390</text:p>
          </table:table-cell>
          <table:table-cell office:value-type="float" office:value="1490054400" calcext:value-type="float">
            <text:p>14900544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391" calcext:value-type="float">
            <text:p>6391</text:p>
          </table:table-cell>
          <table:table-cell office:value-type="float" office:value="1489708800" calcext:value-type="float">
            <text:p>14897088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392" calcext:value-type="float">
            <text:p>6392</text:p>
          </table:table-cell>
          <table:table-cell office:value-type="float" office:value="1487635200" calcext:value-type="float">
            <text:p>14876352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393" calcext:value-type="float">
            <text:p>6393</text:p>
          </table:table-cell>
          <table:table-cell office:value-type="float" office:value="1489968000" calcext:value-type="float">
            <text:p>14899680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395" calcext:value-type="float">
            <text:p>6395</text:p>
          </table:table-cell>
          <table:table-cell office:value-type="float" office:value="1489536000" calcext:value-type="float">
            <text:p>14895360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396" calcext:value-type="float">
            <text:p>6396</text:p>
          </table:table-cell>
          <table:table-cell office:value-type="float" office:value="1487548800" calcext:value-type="float">
            <text:p>14875488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397" calcext:value-type="float">
            <text:p>6397</text:p>
          </table:table-cell>
          <table:table-cell office:value-type="float" office:value="1487030400" calcext:value-type="float">
            <text:p>14870304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398" calcext:value-type="float">
            <text:p>6398</text:p>
          </table:table-cell>
          <table:table-cell office:value-type="float" office:value="1489708800" calcext:value-type="float">
            <text:p>14897088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399" calcext:value-type="float">
            <text:p>6399</text:p>
          </table:table-cell>
          <table:table-cell office:value-type="float" office:value="1486771200" calcext:value-type="float">
            <text:p>14867712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400" calcext:value-type="float">
            <text:p>6400</text:p>
          </table:table-cell>
          <table:table-cell office:value-type="float" office:value="1489363200" calcext:value-type="float">
            <text:p>14893632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401" calcext:value-type="float">
            <text:p>6401</text:p>
          </table:table-cell>
          <table:table-cell office:value-type="float" office:value="1490054400" calcext:value-type="float">
            <text:p>14900544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402" calcext:value-type="float">
            <text:p>6402</text:p>
          </table:table-cell>
          <table:table-cell office:value-type="float" office:value="1489795200" calcext:value-type="float">
            <text:p>14897952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403" calcext:value-type="float">
            <text:p>6403</text:p>
          </table:table-cell>
          <table:table-cell office:value-type="float" office:value="1488585600" calcext:value-type="float">
            <text:p>14885856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404" calcext:value-type="float">
            <text:p>6404</text:p>
          </table:table-cell>
          <table:table-cell office:value-type="float" office:value="1489536000" calcext:value-type="float">
            <text:p>14895360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405" calcext:value-type="float">
            <text:p>6405</text:p>
          </table:table-cell>
          <table:table-cell office:value-type="float" office:value="1490140800" calcext:value-type="float">
            <text:p>14901408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406" calcext:value-type="float">
            <text:p>6406</text:p>
          </table:table-cell>
          <table:table-cell office:value-type="float" office:value="1489622400" calcext:value-type="float">
            <text:p>14896224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407" calcext:value-type="float">
            <text:p>6407</text:p>
          </table:table-cell>
          <table:table-cell office:value-type="float" office:value="1489968000" calcext:value-type="float">
            <text:p>14899680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408" calcext:value-type="float">
            <text:p>6408</text:p>
          </table:table-cell>
          <table:table-cell office:value-type="float" office:value="1487635200" calcext:value-type="float">
            <text:p>14876352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410" calcext:value-type="float">
            <text:p>6410</text:p>
          </table:table-cell>
          <table:table-cell office:value-type="float" office:value="1487635200" calcext:value-type="float">
            <text:p>14876352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411" calcext:value-type="float">
            <text:p>6411</text:p>
          </table:table-cell>
          <table:table-cell office:value-type="float" office:value="1488931200" calcext:value-type="float">
            <text:p>14889312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412" calcext:value-type="float">
            <text:p>6412</text:p>
          </table:table-cell>
          <table:table-cell office:value-type="float" office:value="1490140800" calcext:value-type="float">
            <text:p>14901408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413" calcext:value-type="float">
            <text:p>6413</text:p>
          </table:table-cell>
          <table:table-cell office:value-type="float" office:value="1487635200" calcext:value-type="float">
            <text:p>14876352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415" calcext:value-type="float">
            <text:p>6415</text:p>
          </table:table-cell>
          <table:table-cell office:value-type="float" office:value="1488758400" calcext:value-type="float">
            <text:p>14887584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417" calcext:value-type="float">
            <text:p>6417</text:p>
          </table:table-cell>
          <table:table-cell office:value-type="float" office:value="1486684800" calcext:value-type="float">
            <text:p>14866848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418" calcext:value-type="float">
            <text:p>6418</text:p>
          </table:table-cell>
          <table:table-cell office:value-type="float" office:value="1489190400" calcext:value-type="float">
            <text:p>14891904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419" calcext:value-type="float">
            <text:p>6419</text:p>
          </table:table-cell>
          <table:table-cell office:value-type="float" office:value="1487808000" calcext:value-type="float">
            <text:p>14878080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420" calcext:value-type="float">
            <text:p>6420</text:p>
          </table:table-cell>
          <table:table-cell office:value-type="float" office:value="1488412800" calcext:value-type="float">
            <text:p>14884128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421" calcext:value-type="float">
            <text:p>6421</text:p>
          </table:table-cell>
          <table:table-cell office:value-type="float" office:value="1489795200" calcext:value-type="float">
            <text:p>14897952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424" calcext:value-type="float">
            <text:p>6424</text:p>
          </table:table-cell>
          <table:table-cell office:value-type="float" office:value="1490140800" calcext:value-type="float">
            <text:p>14901408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425" calcext:value-type="float">
            <text:p>6425</text:p>
          </table:table-cell>
          <table:table-cell office:value-type="float" office:value="1490140800" calcext:value-type="float">
            <text:p>14901408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426" calcext:value-type="float">
            <text:p>6426</text:p>
          </table:table-cell>
          <table:table-cell office:value-type="float" office:value="1488412800" calcext:value-type="float">
            <text:p>14884128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428" calcext:value-type="float">
            <text:p>6428</text:p>
          </table:table-cell>
          <table:table-cell office:value-type="float" office:value="1488844800" calcext:value-type="float">
            <text:p>14888448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432" calcext:value-type="float">
            <text:p>6432</text:p>
          </table:table-cell>
          <table:table-cell office:value-type="float" office:value="1488931200" calcext:value-type="float">
            <text:p>14889312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434" calcext:value-type="float">
            <text:p>6434</text:p>
          </table:table-cell>
          <table:table-cell office:value-type="float" office:value="1488758400" calcext:value-type="float">
            <text:p>14887584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435" calcext:value-type="float">
            <text:p>6435</text:p>
          </table:table-cell>
          <table:table-cell office:value-type="float" office:value="1489536000" calcext:value-type="float">
            <text:p>14895360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436" calcext:value-type="float">
            <text:p>6436</text:p>
          </table:table-cell>
          <table:table-cell office:value-type="float" office:value="1485475200" calcext:value-type="float">
            <text:p>14854752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437" calcext:value-type="float">
            <text:p>6437</text:p>
          </table:table-cell>
          <table:table-cell office:value-type="float" office:value="1483315200" calcext:value-type="float">
            <text:p>14833152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438" calcext:value-type="float">
            <text:p>6438</text:p>
          </table:table-cell>
          <table:table-cell office:value-type="float" office:value="1485734400" calcext:value-type="float">
            <text:p>14857344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440" calcext:value-type="float">
            <text:p>6440</text:p>
          </table:table-cell>
          <table:table-cell office:value-type="float" office:value="1486684800" calcext:value-type="float">
            <text:p>14866848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442" calcext:value-type="float">
            <text:p>6442</text:p>
          </table:table-cell>
          <table:table-cell office:value-type="float" office:value="1488844800" calcext:value-type="float">
            <text:p>14888448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443" calcext:value-type="float">
            <text:p>6443</text:p>
          </table:table-cell>
          <table:table-cell office:value-type="float" office:value="1489104000" calcext:value-type="float">
            <text:p>14891040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444" calcext:value-type="float">
            <text:p>6444</text:p>
          </table:table-cell>
          <table:table-cell office:value-type="float" office:value="1488499200" calcext:value-type="float">
            <text:p>14884992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445" calcext:value-type="float">
            <text:p>6445</text:p>
          </table:table-cell>
          <table:table-cell office:value-type="float" office:value="1489190400" calcext:value-type="float">
            <text:p>14891904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446" calcext:value-type="float">
            <text:p>6446</text:p>
          </table:table-cell>
          <table:table-cell office:value-type="float" office:value="1485561600" calcext:value-type="float">
            <text:p>14855616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447" calcext:value-type="float">
            <text:p>6447</text:p>
          </table:table-cell>
          <table:table-cell office:value-type="float" office:value="1488585600" calcext:value-type="float">
            <text:p>14885856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448" calcext:value-type="float">
            <text:p>6448</text:p>
          </table:table-cell>
          <table:table-cell office:value-type="float" office:value="1487116800" calcext:value-type="float">
            <text:p>14871168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449" calcext:value-type="float">
            <text:p>6449</text:p>
          </table:table-cell>
          <table:table-cell office:value-type="float" office:value="1489017600" calcext:value-type="float">
            <text:p>14890176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450" calcext:value-type="float">
            <text:p>6450</text:p>
          </table:table-cell>
          <table:table-cell office:value-type="float" office:value="1485388800" calcext:value-type="float">
            <text:p>14853888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453" calcext:value-type="float">
            <text:p>6453</text:p>
          </table:table-cell>
          <table:table-cell office:value-type="float" office:value="1486339200" calcext:value-type="float">
            <text:p>14863392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454" calcext:value-type="float">
            <text:p>6454</text:p>
          </table:table-cell>
          <table:table-cell office:value-type="float" office:value="1488931200" calcext:value-type="float">
            <text:p>14889312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455" calcext:value-type="float">
            <text:p>6455</text:p>
          </table:table-cell>
          <table:table-cell office:value-type="float" office:value="1487721600" calcext:value-type="float">
            <text:p>14877216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456" calcext:value-type="float">
            <text:p>6456</text:p>
          </table:table-cell>
          <table:table-cell office:value-type="float" office:value="1487721600" calcext:value-type="float">
            <text:p>14877216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458" calcext:value-type="float">
            <text:p>6458</text:p>
          </table:table-cell>
          <table:table-cell office:value-type="float" office:value="1487894400" calcext:value-type="float">
            <text:p>14878944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459" calcext:value-type="float">
            <text:p>6459</text:p>
          </table:table-cell>
          <table:table-cell office:value-type="float" office:value="1487376000" calcext:value-type="float">
            <text:p>14873760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461" calcext:value-type="float">
            <text:p>6461</text:p>
          </table:table-cell>
          <table:table-cell office:value-type="float" office:value="1488412800" calcext:value-type="float">
            <text:p>14884128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462" calcext:value-type="float">
            <text:p>6462</text:p>
          </table:table-cell>
          <table:table-cell office:value-type="float" office:value="1489795200" calcext:value-type="float">
            <text:p>14897952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463" calcext:value-type="float">
            <text:p>6463</text:p>
          </table:table-cell>
          <table:table-cell office:value-type="float" office:value="1486944000" calcext:value-type="float">
            <text:p>14869440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465" calcext:value-type="float">
            <text:p>6465</text:p>
          </table:table-cell>
          <table:table-cell office:value-type="float" office:value="1486512000" calcext:value-type="float">
            <text:p>14865120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466" calcext:value-type="float">
            <text:p>6466</text:p>
          </table:table-cell>
          <table:table-cell office:value-type="float" office:value="1487721600" calcext:value-type="float">
            <text:p>14877216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468" calcext:value-type="float">
            <text:p>6468</text:p>
          </table:table-cell>
          <table:table-cell office:value-type="float" office:value="1486598400" calcext:value-type="float">
            <text:p>14865984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469" calcext:value-type="float">
            <text:p>6469</text:p>
          </table:table-cell>
          <table:table-cell office:value-type="float" office:value="1484006400" calcext:value-type="float">
            <text:p>14840064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470" calcext:value-type="float">
            <text:p>6470</text:p>
          </table:table-cell>
          <table:table-cell office:value-type="float" office:value="1486684800" calcext:value-type="float">
            <text:p>14866848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471" calcext:value-type="float">
            <text:p>6471</text:p>
          </table:table-cell>
          <table:table-cell office:value-type="float" office:value="1489363200" calcext:value-type="float">
            <text:p>14893632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472" calcext:value-type="float">
            <text:p>6472</text:p>
          </table:table-cell>
          <table:table-cell office:value-type="float" office:value="1487808000" calcext:value-type="float">
            <text:p>14878080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473" calcext:value-type="float">
            <text:p>6473</text:p>
          </table:table-cell>
          <table:table-cell office:value-type="float" office:value="1486080000" calcext:value-type="float">
            <text:p>14860800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474" calcext:value-type="float">
            <text:p>6474</text:p>
          </table:table-cell>
          <table:table-cell office:value-type="float" office:value="1483660800" calcext:value-type="float">
            <text:p>14836608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475" calcext:value-type="float">
            <text:p>6475</text:p>
          </table:table-cell>
          <table:table-cell office:value-type="float" office:value="1484611200" calcext:value-type="float">
            <text:p>14846112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476" calcext:value-type="float">
            <text:p>6476</text:p>
          </table:table-cell>
          <table:table-cell office:value-type="float" office:value="1485302400" calcext:value-type="float">
            <text:p>14853024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477" calcext:value-type="float">
            <text:p>6477</text:p>
          </table:table-cell>
          <table:table-cell office:value-type="float" office:value="1486166400" calcext:value-type="float">
            <text:p>14861664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478" calcext:value-type="float">
            <text:p>6478</text:p>
          </table:table-cell>
          <table:table-cell office:value-type="float" office:value="1489795200" calcext:value-type="float">
            <text:p>14897952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479" calcext:value-type="float">
            <text:p>6479</text:p>
          </table:table-cell>
          <table:table-cell office:value-type="float" office:value="1483488000" calcext:value-type="float">
            <text:p>14834880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480" calcext:value-type="float">
            <text:p>6480</text:p>
          </table:table-cell>
          <table:table-cell office:value-type="float" office:value="1490054400" calcext:value-type="float">
            <text:p>14900544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481" calcext:value-type="float">
            <text:p>6481</text:p>
          </table:table-cell>
          <table:table-cell office:value-type="float" office:value="1486771200" calcext:value-type="float">
            <text:p>14867712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484" calcext:value-type="float">
            <text:p>6484</text:p>
          </table:table-cell>
          <table:table-cell office:value-type="float" office:value="1488499200" calcext:value-type="float">
            <text:p>14884992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486" calcext:value-type="float">
            <text:p>6486</text:p>
          </table:table-cell>
          <table:table-cell office:value-type="float" office:value="1487808000" calcext:value-type="float">
            <text:p>14878080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487" calcext:value-type="float">
            <text:p>6487</text:p>
          </table:table-cell>
          <table:table-cell office:value-type="float" office:value="1489363200" calcext:value-type="float">
            <text:p>14893632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489" calcext:value-type="float">
            <text:p>6489</text:p>
          </table:table-cell>
          <table:table-cell office:value-type="float" office:value="1489968000" calcext:value-type="float">
            <text:p>14899680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490" calcext:value-type="float">
            <text:p>6490</text:p>
          </table:table-cell>
          <table:table-cell office:value-type="float" office:value="1488326400" calcext:value-type="float">
            <text:p>14883264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491" calcext:value-type="float">
            <text:p>6491</text:p>
          </table:table-cell>
          <table:table-cell office:value-type="float" office:value="1487548800" calcext:value-type="float">
            <text:p>14875488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492" calcext:value-type="float">
            <text:p>6492</text:p>
          </table:table-cell>
          <table:table-cell office:value-type="float" office:value="1490054400" calcext:value-type="float">
            <text:p>14900544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494" calcext:value-type="float">
            <text:p>6494</text:p>
          </table:table-cell>
          <table:table-cell office:value-type="float" office:value="1483315200" calcext:value-type="float">
            <text:p>14833152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496" calcext:value-type="float">
            <text:p>6496</text:p>
          </table:table-cell>
          <table:table-cell office:value-type="float" office:value="1487548800" calcext:value-type="float">
            <text:p>14875488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498" calcext:value-type="float">
            <text:p>6498</text:p>
          </table:table-cell>
          <table:table-cell office:value-type="float" office:value="1485820800" calcext:value-type="float">
            <text:p>14858208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499" calcext:value-type="float">
            <text:p>6499</text:p>
          </table:table-cell>
          <table:table-cell office:value-type="float" office:value="1485907200" calcext:value-type="float">
            <text:p>14859072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501" calcext:value-type="float">
            <text:p>6501</text:p>
          </table:table-cell>
          <table:table-cell office:value-type="float" office:value="1488844800" calcext:value-type="float">
            <text:p>14888448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502" calcext:value-type="float">
            <text:p>6502</text:p>
          </table:table-cell>
          <table:table-cell office:value-type="float" office:value="1487289600" calcext:value-type="float">
            <text:p>14872896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503" calcext:value-type="float">
            <text:p>6503</text:p>
          </table:table-cell>
          <table:table-cell office:value-type="float" office:value="1487116800" calcext:value-type="float">
            <text:p>14871168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504" calcext:value-type="float">
            <text:p>6504</text:p>
          </table:table-cell>
          <table:table-cell office:value-type="float" office:value="1487203200" calcext:value-type="float">
            <text:p>14872032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505" calcext:value-type="float">
            <text:p>6505</text:p>
          </table:table-cell>
          <table:table-cell office:value-type="float" office:value="1484524800" calcext:value-type="float">
            <text:p>14845248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506" calcext:value-type="float">
            <text:p>6506</text:p>
          </table:table-cell>
          <table:table-cell office:value-type="float" office:value="1489190400" calcext:value-type="float">
            <text:p>14891904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507" calcext:value-type="float">
            <text:p>6507</text:p>
          </table:table-cell>
          <table:table-cell office:value-type="float" office:value="1487030400" calcext:value-type="float">
            <text:p>14870304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508" calcext:value-type="float">
            <text:p>6508</text:p>
          </table:table-cell>
          <table:table-cell office:value-type="float" office:value="1486944000" calcext:value-type="float">
            <text:p>14869440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509" calcext:value-type="float">
            <text:p>6509</text:p>
          </table:table-cell>
          <table:table-cell office:value-type="float" office:value="1486771200" calcext:value-type="float">
            <text:p>14867712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510" calcext:value-type="float">
            <text:p>6510</text:p>
          </table:table-cell>
          <table:table-cell office:value-type="float" office:value="1483920000" calcext:value-type="float">
            <text:p>14839200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511" calcext:value-type="float">
            <text:p>6511</text:p>
          </table:table-cell>
          <table:table-cell office:value-type="float" office:value="1486425600" calcext:value-type="float">
            <text:p>14864256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512" calcext:value-type="float">
            <text:p>6512</text:p>
          </table:table-cell>
          <table:table-cell office:value-type="float" office:value="1488499200" calcext:value-type="float">
            <text:p>14884992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514" calcext:value-type="float">
            <text:p>6514</text:p>
          </table:table-cell>
          <table:table-cell office:value-type="float" office:value="1488412800" calcext:value-type="float">
            <text:p>14884128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516" calcext:value-type="float">
            <text:p>6516</text:p>
          </table:table-cell>
          <table:table-cell office:value-type="float" office:value="1489536000" calcext:value-type="float">
            <text:p>14895360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521" calcext:value-type="float">
            <text:p>6521</text:p>
          </table:table-cell>
          <table:table-cell office:value-type="float" office:value="1487548800" calcext:value-type="float">
            <text:p>14875488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522" calcext:value-type="float">
            <text:p>6522</text:p>
          </table:table-cell>
          <table:table-cell office:value-type="float" office:value="1487721600" calcext:value-type="float">
            <text:p>14877216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523" calcext:value-type="float">
            <text:p>6523</text:p>
          </table:table-cell>
          <table:table-cell office:value-type="float" office:value="1487116800" calcext:value-type="float">
            <text:p>14871168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525" calcext:value-type="float">
            <text:p>6525</text:p>
          </table:table-cell>
          <table:table-cell office:value-type="float" office:value="1485993600" calcext:value-type="float">
            <text:p>14859936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527" calcext:value-type="float">
            <text:p>6527</text:p>
          </table:table-cell>
          <table:table-cell office:value-type="float" office:value="1490054400" calcext:value-type="float">
            <text:p>14900544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531" calcext:value-type="float">
            <text:p>6531</text:p>
          </table:table-cell>
          <table:table-cell office:value-type="float" office:value="1486944000" calcext:value-type="float">
            <text:p>14869440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532" calcext:value-type="float">
            <text:p>6532</text:p>
          </table:table-cell>
          <table:table-cell office:value-type="float" office:value="1485907200" calcext:value-type="float">
            <text:p>14859072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533" calcext:value-type="float">
            <text:p>6533</text:p>
          </table:table-cell>
          <table:table-cell office:value-type="float" office:value="1486512000" calcext:value-type="float">
            <text:p>14865120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534" calcext:value-type="float">
            <text:p>6534</text:p>
          </table:table-cell>
          <table:table-cell office:value-type="float" office:value="1486339200" calcext:value-type="float">
            <text:p>14863392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536" calcext:value-type="float">
            <text:p>6536</text:p>
          </table:table-cell>
          <table:table-cell office:value-type="float" office:value="1484524800" calcext:value-type="float">
            <text:p>14845248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537" calcext:value-type="float">
            <text:p>6537</text:p>
          </table:table-cell>
          <table:table-cell office:value-type="float" office:value="1487289600" calcext:value-type="float">
            <text:p>14872896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538" calcext:value-type="float">
            <text:p>6538</text:p>
          </table:table-cell>
          <table:table-cell office:value-type="float" office:value="1484179200" calcext:value-type="float">
            <text:p>14841792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539" calcext:value-type="float">
            <text:p>6539</text:p>
          </table:table-cell>
          <table:table-cell office:value-type="float" office:value="1485993600" calcext:value-type="float">
            <text:p>14859936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541" calcext:value-type="float">
            <text:p>6541</text:p>
          </table:table-cell>
          <table:table-cell office:value-type="float" office:value="1484611200" calcext:value-type="float">
            <text:p>14846112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542" calcext:value-type="float">
            <text:p>6542</text:p>
          </table:table-cell>
          <table:table-cell office:value-type="float" office:value="1486425600" calcext:value-type="float">
            <text:p>14864256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543" calcext:value-type="float">
            <text:p>6543</text:p>
          </table:table-cell>
          <table:table-cell office:value-type="float" office:value="1484352000" calcext:value-type="float">
            <text:p>14843520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544" calcext:value-type="float">
            <text:p>6544</text:p>
          </table:table-cell>
          <table:table-cell office:value-type="float" office:value="1484265600" calcext:value-type="float">
            <text:p>14842656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546" calcext:value-type="float">
            <text:p>6546</text:p>
          </table:table-cell>
          <table:table-cell office:value-type="float" office:value="1484092800" calcext:value-type="float">
            <text:p>14840928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549" calcext:value-type="float">
            <text:p>6549</text:p>
          </table:table-cell>
          <table:table-cell office:value-type="float" office:value="1486598400" calcext:value-type="float">
            <text:p>14865984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550" calcext:value-type="float">
            <text:p>6550</text:p>
          </table:table-cell>
          <table:table-cell office:value-type="float" office:value="1485820800" calcext:value-type="float">
            <text:p>14858208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551" calcext:value-type="float">
            <text:p>6551</text:p>
          </table:table-cell>
          <table:table-cell office:value-type="float" office:value="1487203200" calcext:value-type="float">
            <text:p>14872032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552" calcext:value-type="float">
            <text:p>6552</text:p>
          </table:table-cell>
          <table:table-cell office:value-type="float" office:value="1487635200" calcext:value-type="float">
            <text:p>14876352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553" calcext:value-type="float">
            <text:p>6553</text:p>
          </table:table-cell>
          <table:table-cell office:value-type="float" office:value="1486512000" calcext:value-type="float">
            <text:p>14865120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562" calcext:value-type="float">
            <text:p>6562</text:p>
          </table:table-cell>
          <table:table-cell office:value-type="float" office:value="1487721600" calcext:value-type="float">
            <text:p>14877216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563" calcext:value-type="float">
            <text:p>6563</text:p>
          </table:table-cell>
          <table:table-cell office:value-type="float" office:value="1487808000" calcext:value-type="float">
            <text:p>14878080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564" calcext:value-type="float">
            <text:p>6564</text:p>
          </table:table-cell>
          <table:table-cell office:value-type="float" office:value="1488412800" calcext:value-type="float">
            <text:p>14884128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566" calcext:value-type="float">
            <text:p>6566</text:p>
          </table:table-cell>
          <table:table-cell office:value-type="float" office:value="1488931200" calcext:value-type="float">
            <text:p>14889312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567" calcext:value-type="float">
            <text:p>6567</text:p>
          </table:table-cell>
          <table:table-cell office:value-type="float" office:value="1488844800" calcext:value-type="float">
            <text:p>14888448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568" calcext:value-type="float">
            <text:p>6568</text:p>
          </table:table-cell>
          <table:table-cell office:value-type="float" office:value="1483920000" calcext:value-type="float">
            <text:p>14839200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2" office:value-type="float" office:value="6570" calcext:value-type="float">
            <text:p>6570</text:p>
          </table:table-cell>
          <table:table-cell office:value-type="float" office:value="1489017600" calcext:value-type="float">
            <text:p>14890176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571" calcext:value-type="float">
            <text:p>6571</text:p>
          </table:table-cell>
          <table:table-cell office:value-type="float" office:value="1486598400" calcext:value-type="float">
            <text:p>14865984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575" calcext:value-type="float">
            <text:p>6575</text:p>
          </table:table-cell>
          <table:table-cell office:value-type="float" office:value="1489881600" calcext:value-type="float">
            <text:p>14898816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576" calcext:value-type="float">
            <text:p>6576</text:p>
          </table:table-cell>
          <table:table-cell office:value-type="float" office:value="1489449600" calcext:value-type="float">
            <text:p>14894496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577" calcext:value-type="float">
            <text:p>6577</text:p>
          </table:table-cell>
          <table:table-cell office:value-type="float" office:value="1487548800" calcext:value-type="float">
            <text:p>14875488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578" calcext:value-type="float">
            <text:p>6578</text:p>
          </table:table-cell>
          <table:table-cell office:value-type="float" office:value="1487635200" calcext:value-type="float">
            <text:p>14876352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580" calcext:value-type="float">
            <text:p>6580</text:p>
          </table:table-cell>
          <table:table-cell office:value-type="float" office:value="1487030400" calcext:value-type="float">
            <text:p>14870304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581" calcext:value-type="float">
            <text:p>6581</text:p>
          </table:table-cell>
          <table:table-cell office:value-type="float" office:value="1490140800" calcext:value-type="float">
            <text:p>14901408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591" calcext:value-type="float">
            <text:p>6591</text:p>
          </table:table-cell>
          <table:table-cell office:value-type="float" office:value="1487808000" calcext:value-type="float">
            <text:p>14878080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593" calcext:value-type="float">
            <text:p>6593</text:p>
          </table:table-cell>
          <table:table-cell office:value-type="float" office:value="1484265600" calcext:value-type="float">
            <text:p>14842656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594" calcext:value-type="float">
            <text:p>6594</text:p>
          </table:table-cell>
          <table:table-cell office:value-type="float" office:value="1488844800" calcext:value-type="float">
            <text:p>14888448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595" calcext:value-type="float">
            <text:p>6595</text:p>
          </table:table-cell>
          <table:table-cell office:value-type="float" office:value="1489968000" calcext:value-type="float">
            <text:p>14899680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596" calcext:value-type="float">
            <text:p>6596</text:p>
          </table:table-cell>
          <table:table-cell office:value-type="float" office:value="1489708800" calcext:value-type="float">
            <text:p>14897088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598" calcext:value-type="float">
            <text:p>6598</text:p>
          </table:table-cell>
          <table:table-cell office:value-type="float" office:value="1488758400" calcext:value-type="float">
            <text:p>14887584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600" calcext:value-type="float">
            <text:p>6600</text:p>
          </table:table-cell>
          <table:table-cell office:value-type="float" office:value="1487980800" calcext:value-type="float">
            <text:p>14879808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602" calcext:value-type="float">
            <text:p>6602</text:p>
          </table:table-cell>
          <table:table-cell office:value-type="float" office:value="1487376000" calcext:value-type="float">
            <text:p>14873760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603" calcext:value-type="float">
            <text:p>6603</text:p>
          </table:table-cell>
          <table:table-cell office:value-type="float" office:value="1487721600" calcext:value-type="float">
            <text:p>14877216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604" calcext:value-type="float">
            <text:p>6604</text:p>
          </table:table-cell>
          <table:table-cell office:value-type="float" office:value="1489449600" calcext:value-type="float">
            <text:p>14894496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605" calcext:value-type="float">
            <text:p>6605</text:p>
          </table:table-cell>
          <table:table-cell office:value-type="float" office:value="1489622400" calcext:value-type="float">
            <text:p>14896224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606" calcext:value-type="float">
            <text:p>6606</text:p>
          </table:table-cell>
          <table:table-cell office:value-type="float" office:value="1484611200" calcext:value-type="float">
            <text:p>14846112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609" calcext:value-type="float">
            <text:p>6609</text:p>
          </table:table-cell>
          <table:table-cell office:value-type="float" office:value="1489017600" calcext:value-type="float">
            <text:p>14890176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610" calcext:value-type="float">
            <text:p>6610</text:p>
          </table:table-cell>
          <table:table-cell office:value-type="float" office:value="1489363200" calcext:value-type="float">
            <text:p>14893632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611" calcext:value-type="float">
            <text:p>6611</text:p>
          </table:table-cell>
          <table:table-cell office:value-type="float" office:value="1486598400" calcext:value-type="float">
            <text:p>14865984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612" calcext:value-type="float">
            <text:p>6612</text:p>
          </table:table-cell>
          <table:table-cell office:value-type="float" office:value="1489622400" calcext:value-type="float">
            <text:p>14896224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620" calcext:value-type="float">
            <text:p>6620</text:p>
          </table:table-cell>
          <table:table-cell office:value-type="float" office:value="1487808000" calcext:value-type="float">
            <text:p>14878080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622" calcext:value-type="float">
            <text:p>6622</text:p>
          </table:table-cell>
          <table:table-cell office:value-type="float" office:value="1487203200" calcext:value-type="float">
            <text:p>14872032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623" calcext:value-type="float">
            <text:p>6623</text:p>
          </table:table-cell>
          <table:table-cell office:value-type="float" office:value="1487635200" calcext:value-type="float">
            <text:p>14876352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625" calcext:value-type="float">
            <text:p>6625</text:p>
          </table:table-cell>
          <table:table-cell office:value-type="float" office:value="1489795200" calcext:value-type="float">
            <text:p>14897952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627" calcext:value-type="float">
            <text:p>6627</text:p>
          </table:table-cell>
          <table:table-cell office:value-type="float" office:value="1487289600" calcext:value-type="float">
            <text:p>14872896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628" calcext:value-type="float">
            <text:p>6628</text:p>
          </table:table-cell>
          <table:table-cell office:value-type="float" office:value="1486425600" calcext:value-type="float">
            <text:p>14864256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629" calcext:value-type="float">
            <text:p>6629</text:p>
          </table:table-cell>
          <table:table-cell office:value-type="float" office:value="1489104000" calcext:value-type="float">
            <text:p>14891040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630" calcext:value-type="float">
            <text:p>6630</text:p>
          </table:table-cell>
          <table:table-cell office:value-type="float" office:value="1487289600" calcext:value-type="float">
            <text:p>14872896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634" calcext:value-type="float">
            <text:p>6634</text:p>
          </table:table-cell>
          <table:table-cell office:value-type="float" office:value="1489795200" calcext:value-type="float">
            <text:p>14897952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652" calcext:value-type="float">
            <text:p>6652</text:p>
          </table:table-cell>
          <table:table-cell office:value-type="float" office:value="1489622400" calcext:value-type="float">
            <text:p>14896224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653" calcext:value-type="float">
            <text:p>6653</text:p>
          </table:table-cell>
          <table:table-cell office:value-type="float" office:value="1489622400" calcext:value-type="float">
            <text:p>14896224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654" calcext:value-type="float">
            <text:p>6654</text:p>
          </table:table-cell>
          <table:table-cell office:value-type="float" office:value="1485820800" calcext:value-type="float">
            <text:p>14858208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655" calcext:value-type="float">
            <text:p>6655</text:p>
          </table:table-cell>
          <table:table-cell office:value-type="float" office:value="1483488000" calcext:value-type="float">
            <text:p>14834880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656" calcext:value-type="float">
            <text:p>6656</text:p>
          </table:table-cell>
          <table:table-cell office:value-type="float" office:value="1488758400" calcext:value-type="float">
            <text:p>14887584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657" calcext:value-type="float">
            <text:p>6657</text:p>
          </table:table-cell>
          <table:table-cell office:value-type="float" office:value="1486425600" calcext:value-type="float">
            <text:p>14864256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658" calcext:value-type="float">
            <text:p>6658</text:p>
          </table:table-cell>
          <table:table-cell office:value-type="float" office:value="1488412800" calcext:value-type="float">
            <text:p>14884128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>
          <table:table-cell table:style-name="ce1" office:value-type="float" office:value="6659" calcext:value-type="float">
            <text:p>6659</text:p>
          </table:table-cell>
          <table:table-cell office:value-type="float" office:value="1489708800" calcext:value-type="float">
            <text:p>1489708800</text:p>
          </table:table-cell>
          <table:table-cell office:value-type="string" calcext:value-type="string">
            <text:p>Preventiva</text:p>
          </table:table-cell>
          <table:table-cell table:number-columns-repeated="1019"/>
        </table:table-row>
        <table:table-row table:style-name="ro1" table:number-rows-repeated="1048115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sbuilt" table:style-name="ta2">
        <office:forms form:automatic-focus="false" form:apply-design-mode="false"/>
        <table:table-column table:style-name="co2" table:default-cell-style-name="ce7"/>
        <table:table-column table:style-name="co3" table:number-columns-repeated="2" table:default-cell-style-name="Default"/>
        <table:table-row table:style-name="ro2">
          <table:table-cell table:style-name="ce5" office:value-type="float" office:value="6002" calcext:value-type="float">
            <text:p>6002</text:p>
          </table:table-cell>
          <table:table-cell table:style-name="ce8" office:value-type="float" office:value="1487203200" calcext:value-type="float">
            <text:p>14872032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005" calcext:value-type="float">
            <text:p>6005</text:p>
          </table:table-cell>
          <table:table-cell table:style-name="ce8" office:value-type="float" office:value="1486944000" calcext:value-type="float">
            <text:p>14869440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007" calcext:value-type="float">
            <text:p>6007</text:p>
          </table:table-cell>
          <table:table-cell table:style-name="ce8" office:value-type="float" office:value="1486339200" calcext:value-type="float">
            <text:p>14863392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008" calcext:value-type="float">
            <text:p>6008</text:p>
          </table:table-cell>
          <table:table-cell table:style-name="ce8" office:value-type="float" office:value="1487376000" calcext:value-type="float">
            <text:p>14873760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009" calcext:value-type="float">
            <text:p>6009</text:p>
          </table:table-cell>
          <table:table-cell table:style-name="ce8" office:value-type="float" office:value="1487116800" calcext:value-type="float">
            <text:p>14871168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010" calcext:value-type="float">
            <text:p>6010</text:p>
          </table:table-cell>
          <table:table-cell table:style-name="ce8" office:value-type="float" office:value="1486598400" calcext:value-type="float">
            <text:p>14865984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011" calcext:value-type="float">
            <text:p>6011</text:p>
          </table:table-cell>
          <table:table-cell table:style-name="ce8" office:value-type="float" office:value="1484092800" calcext:value-type="float">
            <text:p>14840928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013" calcext:value-type="float">
            <text:p>6013</text:p>
          </table:table-cell>
          <table:table-cell table:style-name="ce8" office:value-type="float" office:value="1486166400" calcext:value-type="float">
            <text:p>14861664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015" calcext:value-type="float">
            <text:p>6015</text:p>
          </table:table-cell>
          <table:table-cell table:style-name="ce8" office:value-type="float" office:value="1486684800" calcext:value-type="float">
            <text:p>14866848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016" calcext:value-type="float">
            <text:p>6016</text:p>
          </table:table-cell>
          <table:table-cell table:style-name="ce8" office:value-type="float" office:value="1487376000" calcext:value-type="float">
            <text:p>14873760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019" calcext:value-type="float">
            <text:p>6019</text:p>
          </table:table-cell>
          <table:table-cell table:style-name="ce8" office:value-type="float" office:value="1486771200" calcext:value-type="float">
            <text:p>14867712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020" calcext:value-type="float">
            <text:p>6020</text:p>
          </table:table-cell>
          <table:table-cell table:style-name="ce8" office:value-type="float" office:value="1487289600" calcext:value-type="float">
            <text:p>14872896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021" calcext:value-type="float">
            <text:p>6021</text:p>
          </table:table-cell>
          <table:table-cell table:style-name="ce8" office:value-type="float" office:value="1487721600" calcext:value-type="float">
            <text:p>14877216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026" calcext:value-type="float">
            <text:p>6026</text:p>
          </table:table-cell>
          <table:table-cell table:style-name="ce8" office:value-type="float" office:value="1488844800" calcext:value-type="float">
            <text:p>14888448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027" calcext:value-type="float">
            <text:p>6027</text:p>
          </table:table-cell>
          <table:table-cell table:style-name="ce8" office:value-type="float" office:value="1489536000" calcext:value-type="float">
            <text:p>14895360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032" calcext:value-type="float">
            <text:p>6032</text:p>
          </table:table-cell>
          <table:table-cell table:style-name="ce8" office:value-type="float" office:value="1488931200" calcext:value-type="float">
            <text:p>14889312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033" calcext:value-type="float">
            <text:p>6033</text:p>
          </table:table-cell>
          <table:table-cell table:style-name="ce8" office:value-type="float" office:value="1487289600" calcext:value-type="float">
            <text:p>14872896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034" calcext:value-type="float">
            <text:p>6034</text:p>
          </table:table-cell>
          <table:table-cell table:style-name="ce8" office:value-type="float" office:value="1487289600" calcext:value-type="float">
            <text:p>14872896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035" calcext:value-type="float">
            <text:p>6035</text:p>
          </table:table-cell>
          <table:table-cell table:style-name="ce8" office:value-type="float" office:value="1490054400" calcext:value-type="float">
            <text:p>14900544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036" calcext:value-type="float">
            <text:p>6036</text:p>
          </table:table-cell>
          <table:table-cell table:style-name="ce8" office:value-type="float" office:value="1484006400" calcext:value-type="float">
            <text:p>14840064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037" calcext:value-type="float">
            <text:p>6037</text:p>
          </table:table-cell>
          <table:table-cell table:style-name="ce8" office:value-type="float" office:value="1487808000" calcext:value-type="float">
            <text:p>14878080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038" calcext:value-type="float">
            <text:p>6038</text:p>
          </table:table-cell>
          <table:table-cell table:style-name="ce8" office:value-type="float" office:value="1486771200" calcext:value-type="float">
            <text:p>14867712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043" calcext:value-type="float">
            <text:p>6043</text:p>
          </table:table-cell>
          <table:table-cell table:style-name="ce8" office:value-type="float" office:value="1487030400" calcext:value-type="float">
            <text:p>14870304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044" calcext:value-type="float">
            <text:p>6044</text:p>
          </table:table-cell>
          <table:table-cell table:style-name="ce8" office:value-type="float" office:value="1486080000" calcext:value-type="float">
            <text:p>14860800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046" calcext:value-type="float">
            <text:p>6046</text:p>
          </table:table-cell>
          <table:table-cell table:style-name="ce8" office:value-type="float" office:value="1489190400" calcext:value-type="float">
            <text:p>14891904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047" calcext:value-type="float">
            <text:p>6047</text:p>
          </table:table-cell>
          <table:table-cell table:style-name="ce8" office:value-type="float" office:value="1487635200" calcext:value-type="float">
            <text:p>14876352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048" calcext:value-type="float">
            <text:p>6048</text:p>
          </table:table-cell>
          <table:table-cell table:style-name="ce8" office:value-type="float" office:value="1485734400" calcext:value-type="float">
            <text:p>14857344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051" calcext:value-type="float">
            <text:p>6051</text:p>
          </table:table-cell>
          <table:table-cell table:style-name="ce8" office:value-type="float" office:value="1487203200" calcext:value-type="float">
            <text:p>14872032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052" calcext:value-type="float">
            <text:p>6052</text:p>
          </table:table-cell>
          <table:table-cell table:style-name="ce8" office:value-type="float" office:value="1489104000" calcext:value-type="float">
            <text:p>14891040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053" calcext:value-type="float">
            <text:p>6053</text:p>
          </table:table-cell>
          <table:table-cell table:style-name="ce8" office:value-type="float" office:value="1487203200" calcext:value-type="float">
            <text:p>14872032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054" calcext:value-type="float">
            <text:p>6054</text:p>
          </table:table-cell>
          <table:table-cell table:style-name="ce8" office:value-type="float" office:value="1486771200" calcext:value-type="float">
            <text:p>14867712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056" calcext:value-type="float">
            <text:p>6056</text:p>
          </table:table-cell>
          <table:table-cell table:style-name="ce8" office:value-type="float" office:value="1486944000" calcext:value-type="float">
            <text:p>14869440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057" calcext:value-type="float">
            <text:p>6057</text:p>
          </table:table-cell>
          <table:table-cell table:style-name="ce8" office:value-type="float" office:value="1489536000" calcext:value-type="float">
            <text:p>14895360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058" calcext:value-type="float">
            <text:p>6058</text:p>
          </table:table-cell>
          <table:table-cell table:style-name="ce8" office:value-type="float" office:value="1488585600" calcext:value-type="float">
            <text:p>14885856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063" calcext:value-type="float">
            <text:p>6063</text:p>
          </table:table-cell>
          <table:table-cell table:style-name="ce8" office:value-type="float" office:value="1487721600" calcext:value-type="float">
            <text:p>14877216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068" calcext:value-type="float">
            <text:p>6068</text:p>
          </table:table-cell>
          <table:table-cell table:style-name="ce8" office:value-type="float" office:value="1489449600" calcext:value-type="float">
            <text:p>14894496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070" calcext:value-type="float">
            <text:p>6070</text:p>
          </table:table-cell>
          <table:table-cell table:style-name="ce8" office:value-type="float" office:value="1489104000" calcext:value-type="float">
            <text:p>14891040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071" calcext:value-type="float">
            <text:p>6071</text:p>
          </table:table-cell>
          <table:table-cell table:style-name="ce8" office:value-type="float" office:value="1487116800" calcext:value-type="float">
            <text:p>14871168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072" calcext:value-type="float">
            <text:p>6072</text:p>
          </table:table-cell>
          <table:table-cell table:style-name="ce8" office:value-type="float" office:value="1488499200" calcext:value-type="float">
            <text:p>14884992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075" calcext:value-type="float">
            <text:p>6075</text:p>
          </table:table-cell>
          <table:table-cell table:style-name="ce8" office:value-type="float" office:value="1489622400" calcext:value-type="float">
            <text:p>14896224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076" calcext:value-type="float">
            <text:p>6076</text:p>
          </table:table-cell>
          <table:table-cell table:style-name="ce8" office:value-type="float" office:value="1487635200" calcext:value-type="float">
            <text:p>14876352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077" calcext:value-type="float">
            <text:p>6077</text:p>
          </table:table-cell>
          <table:table-cell table:style-name="ce8" office:value-type="float" office:value="1489017600" calcext:value-type="float">
            <text:p>14890176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082" calcext:value-type="float">
            <text:p>6082</text:p>
          </table:table-cell>
          <table:table-cell table:style-name="ce8" office:value-type="float" office:value="1487894400" calcext:value-type="float">
            <text:p>14878944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083" calcext:value-type="float">
            <text:p>6083</text:p>
          </table:table-cell>
          <table:table-cell table:style-name="ce8" office:value-type="float" office:value="1489449600" calcext:value-type="float">
            <text:p>14894496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084" calcext:value-type="float">
            <text:p>6084</text:p>
          </table:table-cell>
          <table:table-cell table:style-name="ce8" office:value-type="float" office:value="1489968000" calcext:value-type="float">
            <text:p>14899680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086" calcext:value-type="float">
            <text:p>6086</text:p>
          </table:table-cell>
          <table:table-cell table:style-name="ce8" office:value-type="float" office:value="1487721600" calcext:value-type="float">
            <text:p>14877216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087" calcext:value-type="float">
            <text:p>6087</text:p>
          </table:table-cell>
          <table:table-cell table:style-name="ce8" office:value-type="float" office:value="1487894400" calcext:value-type="float">
            <text:p>14878944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088" calcext:value-type="float">
            <text:p>6088</text:p>
          </table:table-cell>
          <table:table-cell table:style-name="ce8" office:value-type="float" office:value="1488585600" calcext:value-type="float">
            <text:p>14885856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091" calcext:value-type="float">
            <text:p>6091</text:p>
          </table:table-cell>
          <table:table-cell table:style-name="ce8" office:value-type="float" office:value="1488499200" calcext:value-type="float">
            <text:p>14884992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093" calcext:value-type="float">
            <text:p>6093</text:p>
          </table:table-cell>
          <table:table-cell table:style-name="ce8" office:value-type="float" office:value="1487116800" calcext:value-type="float">
            <text:p>14871168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094" calcext:value-type="float">
            <text:p>6094</text:p>
          </table:table-cell>
          <table:table-cell table:style-name="ce8" office:value-type="float" office:value="1488585600" calcext:value-type="float">
            <text:p>14885856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097" calcext:value-type="float">
            <text:p>6097</text:p>
          </table:table-cell>
          <table:table-cell table:style-name="ce8" office:value-type="float" office:value="1487635200" calcext:value-type="float">
            <text:p>14876352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099" calcext:value-type="float">
            <text:p>6099</text:p>
          </table:table-cell>
          <table:table-cell table:style-name="ce8" office:value-type="float" office:value="1489449600" calcext:value-type="float">
            <text:p>14894496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101" calcext:value-type="float">
            <text:p>6101</text:p>
          </table:table-cell>
          <table:table-cell table:style-name="ce8" office:value-type="float" office:value="1487289600" calcext:value-type="float">
            <text:p>14872896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102" calcext:value-type="float">
            <text:p>6102</text:p>
          </table:table-cell>
          <table:table-cell table:style-name="ce8" office:value-type="float" office:value="1489104000" calcext:value-type="float">
            <text:p>14891040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103" calcext:value-type="float">
            <text:p>6103</text:p>
          </table:table-cell>
          <table:table-cell table:style-name="ce8" office:value-type="float" office:value="1487635200" calcext:value-type="float">
            <text:p>14876352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104" calcext:value-type="float">
            <text:p>6104</text:p>
          </table:table-cell>
          <table:table-cell table:style-name="ce8" office:value-type="float" office:value="1487376000" calcext:value-type="float">
            <text:p>14873760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108" calcext:value-type="float">
            <text:p>6108</text:p>
          </table:table-cell>
          <table:table-cell table:style-name="ce8" office:value-type="float" office:value="1488412800" calcext:value-type="float">
            <text:p>14884128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109" calcext:value-type="float">
            <text:p>6109</text:p>
          </table:table-cell>
          <table:table-cell table:style-name="ce8" office:value-type="float" office:value="1487376000" calcext:value-type="float">
            <text:p>14873760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111" calcext:value-type="float">
            <text:p>6111</text:p>
          </table:table-cell>
          <table:table-cell table:style-name="ce8" office:value-type="float" office:value="1487548800" calcext:value-type="float">
            <text:p>14875488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112" calcext:value-type="float">
            <text:p>6112</text:p>
          </table:table-cell>
          <table:table-cell table:style-name="ce8" office:value-type="float" office:value="1487808000" calcext:value-type="float">
            <text:p>14878080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113" calcext:value-type="float">
            <text:p>6113</text:p>
          </table:table-cell>
          <table:table-cell table:style-name="ce8" office:value-type="float" office:value="1483488000" calcext:value-type="float">
            <text:p>14834880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115" calcext:value-type="float">
            <text:p>6115</text:p>
          </table:table-cell>
          <table:table-cell table:style-name="ce8" office:value-type="float" office:value="1488844800" calcext:value-type="float">
            <text:p>14888448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119" calcext:value-type="float">
            <text:p>6119</text:p>
          </table:table-cell>
          <table:table-cell table:style-name="ce8" office:value-type="float" office:value="1488240000" calcext:value-type="float">
            <text:p>14882400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120" calcext:value-type="float">
            <text:p>6120</text:p>
          </table:table-cell>
          <table:table-cell table:style-name="ce8" office:value-type="float" office:value="1488585600" calcext:value-type="float">
            <text:p>14885856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121" calcext:value-type="float">
            <text:p>6121</text:p>
          </table:table-cell>
          <table:table-cell table:style-name="ce8" office:value-type="float" office:value="1486944000" calcext:value-type="float">
            <text:p>14869440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124" calcext:value-type="float">
            <text:p>6124</text:p>
          </table:table-cell>
          <table:table-cell table:style-name="ce8" office:value-type="float" office:value="1487030400" calcext:value-type="float">
            <text:p>14870304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127" calcext:value-type="float">
            <text:p>6127</text:p>
          </table:table-cell>
          <table:table-cell table:style-name="ce8" office:value-type="float" office:value="1487721600" calcext:value-type="float">
            <text:p>14877216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129" calcext:value-type="float">
            <text:p>6129</text:p>
          </table:table-cell>
          <table:table-cell table:style-name="ce8" office:value-type="float" office:value="1487030400" calcext:value-type="float">
            <text:p>14870304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131" calcext:value-type="float">
            <text:p>6131</text:p>
          </table:table-cell>
          <table:table-cell table:style-name="ce8" office:value-type="float" office:value="1490140800" calcext:value-type="float">
            <text:p>14901408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132" calcext:value-type="float">
            <text:p>6132</text:p>
          </table:table-cell>
          <table:table-cell table:style-name="ce8" office:value-type="float" office:value="1489190400" calcext:value-type="float">
            <text:p>14891904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133" calcext:value-type="float">
            <text:p>6133</text:p>
          </table:table-cell>
          <table:table-cell table:style-name="ce8" office:value-type="float" office:value="1487376000" calcext:value-type="float">
            <text:p>14873760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134" calcext:value-type="float">
            <text:p>6134</text:p>
          </table:table-cell>
          <table:table-cell table:style-name="ce8" office:value-type="float" office:value="1483660800" calcext:value-type="float">
            <text:p>14836608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143" calcext:value-type="float">
            <text:p>6143</text:p>
          </table:table-cell>
          <table:table-cell table:style-name="ce8" office:value-type="float" office:value="1487808000" calcext:value-type="float">
            <text:p>14878080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145" calcext:value-type="float">
            <text:p>6145</text:p>
          </table:table-cell>
          <table:table-cell table:style-name="ce8" office:value-type="float" office:value="1489363200" calcext:value-type="float">
            <text:p>14893632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146" calcext:value-type="float">
            <text:p>6146</text:p>
          </table:table-cell>
          <table:table-cell table:style-name="ce8" office:value-type="float" office:value="1488758400" calcext:value-type="float">
            <text:p>14887584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151" calcext:value-type="float">
            <text:p>6151</text:p>
          </table:table-cell>
          <table:table-cell table:style-name="ce8" office:value-type="float" office:value="1489968000" calcext:value-type="float">
            <text:p>14899680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156" calcext:value-type="float">
            <text:p>6156</text:p>
          </table:table-cell>
          <table:table-cell table:style-name="ce8" office:value-type="float" office:value="1489795200" calcext:value-type="float">
            <text:p>14897952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159" calcext:value-type="float">
            <text:p>6159</text:p>
          </table:table-cell>
          <table:table-cell table:style-name="ce8" office:value-type="float" office:value="1489363200" calcext:value-type="float">
            <text:p>14893632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160" calcext:value-type="float">
            <text:p>6160</text:p>
          </table:table-cell>
          <table:table-cell table:style-name="ce8" office:value-type="float" office:value="1489449600" calcext:value-type="float">
            <text:p>14894496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161" calcext:value-type="float">
            <text:p>6161</text:p>
          </table:table-cell>
          <table:table-cell table:style-name="ce8" office:value-type="float" office:value="1487548800" calcext:value-type="float">
            <text:p>14875488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167" calcext:value-type="float">
            <text:p>6167</text:p>
          </table:table-cell>
          <table:table-cell table:style-name="ce8" office:value-type="float" office:value="1487116800" calcext:value-type="float">
            <text:p>14871168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168" calcext:value-type="float">
            <text:p>6168</text:p>
          </table:table-cell>
          <table:table-cell table:style-name="ce8" office:value-type="float" office:value="1488412800" calcext:value-type="float">
            <text:p>14884128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172" calcext:value-type="float">
            <text:p>6172</text:p>
          </table:table-cell>
          <table:table-cell table:style-name="ce8" office:value-type="float" office:value="1489017600" calcext:value-type="float">
            <text:p>14890176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181" calcext:value-type="float">
            <text:p>6181</text:p>
          </table:table-cell>
          <table:table-cell table:style-name="ce8" office:value-type="float" office:value="1486425600" calcext:value-type="float">
            <text:p>14864256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183" calcext:value-type="float">
            <text:p>6183</text:p>
          </table:table-cell>
          <table:table-cell table:style-name="ce8" office:value-type="float" office:value="1486684800" calcext:value-type="float">
            <text:p>14866848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185" calcext:value-type="float">
            <text:p>6185</text:p>
          </table:table-cell>
          <table:table-cell table:style-name="ce8" office:value-type="float" office:value="1488844800" calcext:value-type="float">
            <text:p>14888448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187" calcext:value-type="float">
            <text:p>6187</text:p>
          </table:table-cell>
          <table:table-cell table:style-name="ce8" office:value-type="float" office:value="1487721600" calcext:value-type="float">
            <text:p>14877216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189" calcext:value-type="float">
            <text:p>6189</text:p>
          </table:table-cell>
          <table:table-cell table:style-name="ce8" office:value-type="float" office:value="1488499200" calcext:value-type="float">
            <text:p>14884992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190" calcext:value-type="float">
            <text:p>6190</text:p>
          </table:table-cell>
          <table:table-cell table:style-name="ce8" office:value-type="float" office:value="1489795200" calcext:value-type="float">
            <text:p>14897952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191" calcext:value-type="float">
            <text:p>6191</text:p>
          </table:table-cell>
          <table:table-cell table:style-name="ce8" office:value-type="float" office:value="1489017600" calcext:value-type="float">
            <text:p>14890176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196" calcext:value-type="float">
            <text:p>6196</text:p>
          </table:table-cell>
          <table:table-cell table:style-name="ce8" office:value-type="float" office:value="1484611200" calcext:value-type="float">
            <text:p>14846112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198" calcext:value-type="float">
            <text:p>6198</text:p>
          </table:table-cell>
          <table:table-cell table:style-name="ce8" office:value-type="float" office:value="1485907200" calcext:value-type="float">
            <text:p>14859072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201" calcext:value-type="float">
            <text:p>6201</text:p>
          </table:table-cell>
          <table:table-cell table:style-name="ce8" office:value-type="float" office:value="1488931200" calcext:value-type="float">
            <text:p>14889312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203" calcext:value-type="float">
            <text:p>6203</text:p>
          </table:table-cell>
          <table:table-cell table:style-name="ce8" office:value-type="float" office:value="1486166400" calcext:value-type="float">
            <text:p>14861664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204" calcext:value-type="float">
            <text:p>6204</text:p>
          </table:table-cell>
          <table:table-cell table:style-name="ce8" office:value-type="float" office:value="1488844800" calcext:value-type="float">
            <text:p>14888448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208" calcext:value-type="float">
            <text:p>6208</text:p>
          </table:table-cell>
          <table:table-cell table:style-name="ce8" office:value-type="float" office:value="1488931200" calcext:value-type="float">
            <text:p>14889312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215" calcext:value-type="float">
            <text:p>6215</text:p>
          </table:table-cell>
          <table:table-cell table:style-name="ce8" office:value-type="float" office:value="1489017600" calcext:value-type="float">
            <text:p>14890176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217" calcext:value-type="float">
            <text:p>6217</text:p>
          </table:table-cell>
          <table:table-cell table:style-name="ce8" office:value-type="float" office:value="1489190400" calcext:value-type="float">
            <text:p>14891904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218" calcext:value-type="float">
            <text:p>6218</text:p>
          </table:table-cell>
          <table:table-cell table:style-name="ce8" office:value-type="float" office:value="1487548800" calcext:value-type="float">
            <text:p>14875488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219" calcext:value-type="float">
            <text:p>6219</text:p>
          </table:table-cell>
          <table:table-cell table:style-name="ce8" office:value-type="float" office:value="1488585600" calcext:value-type="float">
            <text:p>14885856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222" calcext:value-type="float">
            <text:p>6222</text:p>
          </table:table-cell>
          <table:table-cell table:style-name="ce8" office:value-type="float" office:value="1487721600" calcext:value-type="float">
            <text:p>14877216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224" calcext:value-type="float">
            <text:p>6224</text:p>
          </table:table-cell>
          <table:table-cell table:style-name="ce8" office:value-type="float" office:value="1488412800" calcext:value-type="float">
            <text:p>14884128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226" calcext:value-type="float">
            <text:p>6226</text:p>
          </table:table-cell>
          <table:table-cell table:style-name="ce8" office:value-type="float" office:value="1489622400" calcext:value-type="float">
            <text:p>14896224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234" calcext:value-type="float">
            <text:p>6234</text:p>
          </table:table-cell>
          <table:table-cell table:style-name="ce8" office:value-type="float" office:value="1488758400" calcext:value-type="float">
            <text:p>14887584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235" calcext:value-type="float">
            <text:p>6235</text:p>
          </table:table-cell>
          <table:table-cell table:style-name="ce8" office:value-type="float" office:value="1489363200" calcext:value-type="float">
            <text:p>14893632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238" calcext:value-type="float">
            <text:p>6238</text:p>
          </table:table-cell>
          <table:table-cell table:style-name="ce8" office:value-type="float" office:value="1486684800" calcext:value-type="float">
            <text:p>14866848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239" calcext:value-type="float">
            <text:p>6239</text:p>
          </table:table-cell>
          <table:table-cell table:style-name="ce8" office:value-type="float" office:value="1489795200" calcext:value-type="float">
            <text:p>14897952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240" calcext:value-type="float">
            <text:p>6240</text:p>
          </table:table-cell>
          <table:table-cell table:style-name="ce8" office:value-type="float" office:value="1487635200" calcext:value-type="float">
            <text:p>14876352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241" calcext:value-type="float">
            <text:p>6241</text:p>
          </table:table-cell>
          <table:table-cell table:style-name="ce8" office:value-type="float" office:value="1489708800" calcext:value-type="float">
            <text:p>14897088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242" calcext:value-type="float">
            <text:p>6242</text:p>
          </table:table-cell>
          <table:table-cell table:style-name="ce8" office:value-type="float" office:value="1489968000" calcext:value-type="float">
            <text:p>14899680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244" calcext:value-type="float">
            <text:p>6244</text:p>
          </table:table-cell>
          <table:table-cell table:style-name="ce8" office:value-type="float" office:value="1489190400" calcext:value-type="float">
            <text:p>14891904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245" calcext:value-type="float">
            <text:p>6245</text:p>
          </table:table-cell>
          <table:table-cell table:style-name="ce8" office:value-type="float" office:value="1489708800" calcext:value-type="float">
            <text:p>14897088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246" calcext:value-type="float">
            <text:p>6246</text:p>
          </table:table-cell>
          <table:table-cell table:style-name="ce8" office:value-type="float" office:value="1488931200" calcext:value-type="float">
            <text:p>14889312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249" calcext:value-type="float">
            <text:p>6249</text:p>
          </table:table-cell>
          <table:table-cell table:style-name="ce8" office:value-type="float" office:value="1489968000" calcext:value-type="float">
            <text:p>14899680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250" calcext:value-type="float">
            <text:p>6250</text:p>
          </table:table-cell>
          <table:table-cell table:style-name="ce8" office:value-type="float" office:value="1490140800" calcext:value-type="float">
            <text:p>14901408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252" calcext:value-type="float">
            <text:p>6252</text:p>
          </table:table-cell>
          <table:table-cell table:style-name="ce8" office:value-type="float" office:value="1488758400" calcext:value-type="float">
            <text:p>14887584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253" calcext:value-type="float">
            <text:p>6253</text:p>
          </table:table-cell>
          <table:table-cell table:style-name="ce8" office:value-type="float" office:value="1487116800" calcext:value-type="float">
            <text:p>14871168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254" calcext:value-type="float">
            <text:p>6254</text:p>
          </table:table-cell>
          <table:table-cell table:style-name="ce8" office:value-type="float" office:value="1489104000" calcext:value-type="float">
            <text:p>14891040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255" calcext:value-type="float">
            <text:p>6255</text:p>
          </table:table-cell>
          <table:table-cell table:style-name="ce8" office:value-type="float" office:value="1489017600" calcext:value-type="float">
            <text:p>14890176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256" calcext:value-type="float">
            <text:p>6256</text:p>
          </table:table-cell>
          <table:table-cell table:style-name="ce8" office:value-type="float" office:value="1490054400" calcext:value-type="float">
            <text:p>14900544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257" calcext:value-type="float">
            <text:p>6257</text:p>
          </table:table-cell>
          <table:table-cell table:style-name="ce8" office:value-type="float" office:value="1489968000" calcext:value-type="float">
            <text:p>14899680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6" office:value-type="float" office:value="6259" calcext:value-type="float">
            <text:p>6259</text:p>
          </table:table-cell>
          <table:table-cell table:style-name="ce8" office:value-type="float" office:value="1486512000" calcext:value-type="float">
            <text:p>14865120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261" calcext:value-type="float">
            <text:p>6261</text:p>
          </table:table-cell>
          <table:table-cell table:style-name="ce8" office:value-type="float" office:value="1483488000" calcext:value-type="float">
            <text:p>14834880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262" calcext:value-type="float">
            <text:p>6262</text:p>
          </table:table-cell>
          <table:table-cell table:style-name="ce8" office:value-type="float" office:value="1489190400" calcext:value-type="float">
            <text:p>14891904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264" calcext:value-type="float">
            <text:p>6264</text:p>
          </table:table-cell>
          <table:table-cell table:style-name="ce8" office:value-type="float" office:value="1488844800" calcext:value-type="float">
            <text:p>14888448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266" calcext:value-type="float">
            <text:p>6266</text:p>
          </table:table-cell>
          <table:table-cell table:style-name="ce8" office:value-type="float" office:value="1489449600" calcext:value-type="float">
            <text:p>14894496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269" calcext:value-type="float">
            <text:p>6269</text:p>
          </table:table-cell>
          <table:table-cell table:style-name="ce8" office:value-type="float" office:value="1490054400" calcext:value-type="float">
            <text:p>14900544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270" calcext:value-type="float">
            <text:p>6270</text:p>
          </table:table-cell>
          <table:table-cell table:style-name="ce8" office:value-type="float" office:value="1489190400" calcext:value-type="float">
            <text:p>14891904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272" calcext:value-type="float">
            <text:p>6272</text:p>
          </table:table-cell>
          <table:table-cell table:style-name="ce8" office:value-type="float" office:value="1488931200" calcext:value-type="float">
            <text:p>14889312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277" calcext:value-type="float">
            <text:p>6277</text:p>
          </table:table-cell>
          <table:table-cell table:style-name="ce8" office:value-type="float" office:value="1489017600" calcext:value-type="float">
            <text:p>14890176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290" calcext:value-type="float">
            <text:p>6290</text:p>
          </table:table-cell>
          <table:table-cell table:style-name="ce8" office:value-type="float" office:value="1487635200" calcext:value-type="float">
            <text:p>14876352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298" calcext:value-type="float">
            <text:p>6298</text:p>
          </table:table-cell>
          <table:table-cell table:style-name="ce8" office:value-type="float" office:value="1489449600" calcext:value-type="float">
            <text:p>14894496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299" calcext:value-type="float">
            <text:p>6299</text:p>
          </table:table-cell>
          <table:table-cell table:style-name="ce8" office:value-type="float" office:value="1486598400" calcext:value-type="float">
            <text:p>14865984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303" calcext:value-type="float">
            <text:p>6303</text:p>
          </table:table-cell>
          <table:table-cell table:style-name="ce8" office:value-type="float" office:value="1488931200" calcext:value-type="float">
            <text:p>14889312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304" calcext:value-type="float">
            <text:p>6304</text:p>
          </table:table-cell>
          <table:table-cell table:style-name="ce8" office:value-type="float" office:value="1490140800" calcext:value-type="float">
            <text:p>14901408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305" calcext:value-type="float">
            <text:p>6305</text:p>
          </table:table-cell>
          <table:table-cell table:style-name="ce8" office:value-type="float" office:value="1489363200" calcext:value-type="float">
            <text:p>14893632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307" calcext:value-type="float">
            <text:p>6307</text:p>
          </table:table-cell>
          <table:table-cell table:style-name="ce8" office:value-type="float" office:value="1489708800" calcext:value-type="float">
            <text:p>14897088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6" office:value-type="float" office:value="6309" calcext:value-type="float">
            <text:p>6309</text:p>
          </table:table-cell>
          <table:table-cell table:style-name="ce8" office:value-type="float" office:value="1489622400" calcext:value-type="float">
            <text:p>14896224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311" calcext:value-type="float">
            <text:p>6311</text:p>
          </table:table-cell>
          <table:table-cell table:style-name="ce8" office:value-type="float" office:value="1487894400" calcext:value-type="float">
            <text:p>14878944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326" calcext:value-type="float">
            <text:p>6326</text:p>
          </table:table-cell>
          <table:table-cell table:style-name="ce8" office:value-type="float" office:value="1489017600" calcext:value-type="float">
            <text:p>14890176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6" office:value-type="float" office:value="6329" calcext:value-type="float">
            <text:p>6329</text:p>
          </table:table-cell>
          <table:table-cell table:style-name="ce8" office:value-type="float" office:value="1488844800" calcext:value-type="float">
            <text:p>14888448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6" office:value-type="float" office:value="6331" calcext:value-type="float">
            <text:p>6331</text:p>
          </table:table-cell>
          <table:table-cell table:style-name="ce8" office:value-type="float" office:value="1489795200" calcext:value-type="float">
            <text:p>14897952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334" calcext:value-type="float">
            <text:p>6334</text:p>
          </table:table-cell>
          <table:table-cell table:style-name="ce8" office:value-type="float" office:value="1489017600" calcext:value-type="float">
            <text:p>14890176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335" calcext:value-type="float">
            <text:p>6335</text:p>
          </table:table-cell>
          <table:table-cell table:style-name="ce8" office:value-type="float" office:value="1490140800" calcext:value-type="float">
            <text:p>14901408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336" calcext:value-type="float">
            <text:p>6336</text:p>
          </table:table-cell>
          <table:table-cell table:style-name="ce8" office:value-type="float" office:value="1487203200" calcext:value-type="float">
            <text:p>14872032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348" calcext:value-type="float">
            <text:p>6348</text:p>
          </table:table-cell>
          <table:table-cell table:style-name="ce8" office:value-type="float" office:value="1487721600" calcext:value-type="float">
            <text:p>14877216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349" calcext:value-type="float">
            <text:p>6349</text:p>
          </table:table-cell>
          <table:table-cell table:style-name="ce8" office:value-type="float" office:value="1490054400" calcext:value-type="float">
            <text:p>14900544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350" calcext:value-type="float">
            <text:p>6350</text:p>
          </table:table-cell>
          <table:table-cell table:style-name="ce8" office:value-type="float" office:value="1490140800" calcext:value-type="float">
            <text:p>14901408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351" calcext:value-type="float">
            <text:p>6351</text:p>
          </table:table-cell>
          <table:table-cell table:style-name="ce8" office:value-type="float" office:value="1489017600" calcext:value-type="float">
            <text:p>14890176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354" calcext:value-type="float">
            <text:p>6354</text:p>
          </table:table-cell>
          <table:table-cell table:style-name="ce8" office:value-type="float" office:value="1489104000" calcext:value-type="float">
            <text:p>14891040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355" calcext:value-type="float">
            <text:p>6355</text:p>
          </table:table-cell>
          <table:table-cell table:style-name="ce8" office:value-type="float" office:value="1489622400" calcext:value-type="float">
            <text:p>14896224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357" calcext:value-type="float">
            <text:p>6357</text:p>
          </table:table-cell>
          <table:table-cell table:style-name="ce8" office:value-type="float" office:value="1487548800" calcext:value-type="float">
            <text:p>14875488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358" calcext:value-type="float">
            <text:p>6358</text:p>
          </table:table-cell>
          <table:table-cell table:style-name="ce8" office:value-type="float" office:value="1488758400" calcext:value-type="float">
            <text:p>14887584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359" calcext:value-type="float">
            <text:p>6359</text:p>
          </table:table-cell>
          <table:table-cell table:style-name="ce8" office:value-type="float" office:value="1486771200" calcext:value-type="float">
            <text:p>14867712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360" calcext:value-type="float">
            <text:p>6360</text:p>
          </table:table-cell>
          <table:table-cell table:style-name="ce8" office:value-type="float" office:value="1489363200" calcext:value-type="float">
            <text:p>14893632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364" calcext:value-type="float">
            <text:p>6364</text:p>
          </table:table-cell>
          <table:table-cell table:style-name="ce8" office:value-type="float" office:value="1488758400" calcext:value-type="float">
            <text:p>14887584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365" calcext:value-type="float">
            <text:p>6365</text:p>
          </table:table-cell>
          <table:table-cell table:style-name="ce8" office:value-type="float" office:value="1488412800" calcext:value-type="float">
            <text:p>14884128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367" calcext:value-type="float">
            <text:p>6367</text:p>
          </table:table-cell>
          <table:table-cell table:style-name="ce8" office:value-type="float" office:value="1489795200" calcext:value-type="float">
            <text:p>14897952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374" calcext:value-type="float">
            <text:p>6374</text:p>
          </table:table-cell>
          <table:table-cell table:style-name="ce8" office:value-type="float" office:value="1489968000" calcext:value-type="float">
            <text:p>14899680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377" calcext:value-type="float">
            <text:p>6377</text:p>
          </table:table-cell>
          <table:table-cell table:style-name="ce8" office:value-type="float" office:value="1489708800" calcext:value-type="float">
            <text:p>14897088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383" calcext:value-type="float">
            <text:p>6383</text:p>
          </table:table-cell>
          <table:table-cell table:style-name="ce8" office:value-type="float" office:value="1488326400" calcext:value-type="float">
            <text:p>14883264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384" calcext:value-type="float">
            <text:p>6384</text:p>
          </table:table-cell>
          <table:table-cell table:style-name="ce8" office:value-type="float" office:value="1483401600" calcext:value-type="float">
            <text:p>14834016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385" calcext:value-type="float">
            <text:p>6385</text:p>
          </table:table-cell>
          <table:table-cell table:style-name="ce8" office:value-type="float" office:value="1490054400" calcext:value-type="float">
            <text:p>14900544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387" calcext:value-type="float">
            <text:p>6387</text:p>
          </table:table-cell>
          <table:table-cell table:style-name="ce8" office:value-type="float" office:value="1488585600" calcext:value-type="float">
            <text:p>14885856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390" calcext:value-type="float">
            <text:p>6390</text:p>
          </table:table-cell>
          <table:table-cell table:style-name="ce8" office:value-type="float" office:value="1490054400" calcext:value-type="float">
            <text:p>14900544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395" calcext:value-type="float">
            <text:p>6395</text:p>
          </table:table-cell>
          <table:table-cell table:style-name="ce8" office:value-type="float" office:value="1489536000" calcext:value-type="float">
            <text:p>14895360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399" calcext:value-type="float">
            <text:p>6399</text:p>
          </table:table-cell>
          <table:table-cell table:style-name="ce8" office:value-type="float" office:value="1486771200" calcext:value-type="float">
            <text:p>14867712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408" calcext:value-type="float">
            <text:p>6408</text:p>
          </table:table-cell>
          <table:table-cell table:style-name="ce8" office:value-type="float" office:value="1487635200" calcext:value-type="float">
            <text:p>14876352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410" calcext:value-type="float">
            <text:p>6410</text:p>
          </table:table-cell>
          <table:table-cell table:style-name="ce8" office:value-type="float" office:value="1487635200" calcext:value-type="float">
            <text:p>14876352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413" calcext:value-type="float">
            <text:p>6413</text:p>
          </table:table-cell>
          <table:table-cell table:style-name="ce8" office:value-type="float" office:value="1487635200" calcext:value-type="float">
            <text:p>14876352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415" calcext:value-type="float">
            <text:p>6415</text:p>
          </table:table-cell>
          <table:table-cell table:style-name="ce8" office:value-type="float" office:value="1488758400" calcext:value-type="float">
            <text:p>14887584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417" calcext:value-type="float">
            <text:p>6417</text:p>
          </table:table-cell>
          <table:table-cell table:style-name="ce8" office:value-type="float" office:value="1486684800" calcext:value-type="float">
            <text:p>14866848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419" calcext:value-type="float">
            <text:p>6419</text:p>
          </table:table-cell>
          <table:table-cell table:style-name="ce8" office:value-type="float" office:value="1487808000" calcext:value-type="float">
            <text:p>14878080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420" calcext:value-type="float">
            <text:p>6420</text:p>
          </table:table-cell>
          <table:table-cell table:style-name="ce8" office:value-type="float" office:value="1488412800" calcext:value-type="float">
            <text:p>14884128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421" calcext:value-type="float">
            <text:p>6421</text:p>
          </table:table-cell>
          <table:table-cell table:style-name="ce8" office:value-type="float" office:value="1489795200" calcext:value-type="float">
            <text:p>14897952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424" calcext:value-type="float">
            <text:p>6424</text:p>
          </table:table-cell>
          <table:table-cell table:style-name="ce8" office:value-type="float" office:value="1490140800" calcext:value-type="float">
            <text:p>14901408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425" calcext:value-type="float">
            <text:p>6425</text:p>
          </table:table-cell>
          <table:table-cell table:style-name="ce8" office:value-type="float" office:value="1490140800" calcext:value-type="float">
            <text:p>14901408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426" calcext:value-type="float">
            <text:p>6426</text:p>
          </table:table-cell>
          <table:table-cell table:style-name="ce8" office:value-type="float" office:value="1488412800" calcext:value-type="float">
            <text:p>14884128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428" calcext:value-type="float">
            <text:p>6428</text:p>
          </table:table-cell>
          <table:table-cell table:style-name="ce8" office:value-type="float" office:value="1488844800" calcext:value-type="float">
            <text:p>14888448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434" calcext:value-type="float">
            <text:p>6434</text:p>
          </table:table-cell>
          <table:table-cell table:style-name="ce8" office:value-type="float" office:value="1488758400" calcext:value-type="float">
            <text:p>14887584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444" calcext:value-type="float">
            <text:p>6444</text:p>
          </table:table-cell>
          <table:table-cell table:style-name="ce8" office:value-type="float" office:value="1488499200" calcext:value-type="float">
            <text:p>14884992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448" calcext:value-type="float">
            <text:p>6448</text:p>
          </table:table-cell>
          <table:table-cell table:style-name="ce8" office:value-type="float" office:value="1487116800" calcext:value-type="float">
            <text:p>14871168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453" calcext:value-type="float">
            <text:p>6453</text:p>
          </table:table-cell>
          <table:table-cell table:style-name="ce8" office:value-type="float" office:value="1486339200" calcext:value-type="float">
            <text:p>14863392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454" calcext:value-type="float">
            <text:p>6454</text:p>
          </table:table-cell>
          <table:table-cell table:style-name="ce8" office:value-type="float" office:value="1488931200" calcext:value-type="float">
            <text:p>14889312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456" calcext:value-type="float">
            <text:p>6456</text:p>
          </table:table-cell>
          <table:table-cell table:style-name="ce8" office:value-type="float" office:value="1487721600" calcext:value-type="float">
            <text:p>14877216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459" calcext:value-type="float">
            <text:p>6459</text:p>
          </table:table-cell>
          <table:table-cell table:style-name="ce8" office:value-type="float" office:value="1487376000" calcext:value-type="float">
            <text:p>14873760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475" calcext:value-type="float">
            <text:p>6475</text:p>
          </table:table-cell>
          <table:table-cell table:style-name="ce8" office:value-type="float" office:value="1484611200" calcext:value-type="float">
            <text:p>14846112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478" calcext:value-type="float">
            <text:p>6478</text:p>
          </table:table-cell>
          <table:table-cell table:style-name="ce8" office:value-type="float" office:value="1489795200" calcext:value-type="float">
            <text:p>14897952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484" calcext:value-type="float">
            <text:p>6484</text:p>
          </table:table-cell>
          <table:table-cell table:style-name="ce8" office:value-type="float" office:value="1488499200" calcext:value-type="float">
            <text:p>14884992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486" calcext:value-type="float">
            <text:p>6486</text:p>
          </table:table-cell>
          <table:table-cell table:style-name="ce8" office:value-type="float" office:value="1487808000" calcext:value-type="float">
            <text:p>14878080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487" calcext:value-type="float">
            <text:p>6487</text:p>
          </table:table-cell>
          <table:table-cell table:style-name="ce8" office:value-type="float" office:value="1489363200" calcext:value-type="float">
            <text:p>14893632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489" calcext:value-type="float">
            <text:p>6489</text:p>
          </table:table-cell>
          <table:table-cell table:style-name="ce8" office:value-type="float" office:value="1489968000" calcext:value-type="float">
            <text:p>14899680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496" calcext:value-type="float">
            <text:p>6496</text:p>
          </table:table-cell>
          <table:table-cell table:style-name="ce8" office:value-type="float" office:value="1487548800" calcext:value-type="float">
            <text:p>14875488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501" calcext:value-type="float">
            <text:p>6501</text:p>
          </table:table-cell>
          <table:table-cell table:style-name="ce8" office:value-type="float" office:value="1488844800" calcext:value-type="float">
            <text:p>14888448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504" calcext:value-type="float">
            <text:p>6504</text:p>
          </table:table-cell>
          <table:table-cell table:style-name="ce8" office:value-type="float" office:value="1487203200" calcext:value-type="float">
            <text:p>14872032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505" calcext:value-type="float">
            <text:p>6505</text:p>
          </table:table-cell>
          <table:table-cell table:style-name="ce8" office:value-type="float" office:value="1489536000" calcext:value-type="float">
            <text:p>14895360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506" calcext:value-type="float">
            <text:p>6506</text:p>
          </table:table-cell>
          <table:table-cell table:style-name="ce8" office:value-type="float" office:value="1489190400" calcext:value-type="float">
            <text:p>14891904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508" calcext:value-type="float">
            <text:p>6508</text:p>
          </table:table-cell>
          <table:table-cell table:style-name="ce8" office:value-type="float" office:value="1486944000" calcext:value-type="float">
            <text:p>14869440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514" calcext:value-type="float">
            <text:p>6514</text:p>
          </table:table-cell>
          <table:table-cell table:style-name="ce8" office:value-type="float" office:value="1488412800" calcext:value-type="float">
            <text:p>14884128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516" calcext:value-type="float">
            <text:p>6516</text:p>
          </table:table-cell>
          <table:table-cell table:style-name="ce8" office:value-type="float" office:value="1489536000" calcext:value-type="float">
            <text:p>14895360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521" calcext:value-type="float">
            <text:p>6521</text:p>
          </table:table-cell>
          <table:table-cell table:style-name="ce8" office:value-type="float" office:value="1487548800" calcext:value-type="float">
            <text:p>14875488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527" calcext:value-type="float">
            <text:p>6527</text:p>
          </table:table-cell>
          <table:table-cell table:style-name="ce8" office:value-type="float" office:value="1490054400" calcext:value-type="float">
            <text:p>14900544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534" calcext:value-type="float">
            <text:p>6534</text:p>
          </table:table-cell>
          <table:table-cell table:style-name="ce8" office:value-type="float" office:value="1486339200" calcext:value-type="float">
            <text:p>14863392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610" calcext:value-type="float">
            <text:p>6610</text:p>
          </table:table-cell>
          <table:table-cell table:style-name="ce8" office:value-type="float" office:value="1489363200" calcext:value-type="float">
            <text:p>14893632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611" calcext:value-type="float">
            <text:p>6611</text:p>
          </table:table-cell>
          <table:table-cell table:style-name="ce8" office:value-type="float" office:value="1486598400" calcext:value-type="float">
            <text:p>14865984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620" calcext:value-type="float">
            <text:p>6620</text:p>
          </table:table-cell>
          <table:table-cell table:style-name="ce8" office:value-type="float" office:value="1487808000" calcext:value-type="float">
            <text:p>14878080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625" calcext:value-type="float">
            <text:p>6625</text:p>
          </table:table-cell>
          <table:table-cell table:style-name="ce8" office:value-type="float" office:value="1489795200" calcext:value-type="float">
            <text:p>14897952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629" calcext:value-type="float">
            <text:p>6629</text:p>
          </table:table-cell>
          <table:table-cell table:style-name="ce8" office:value-type="float" office:value="1489104000" calcext:value-type="float">
            <text:p>14891040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630" calcext:value-type="float">
            <text:p>6630</text:p>
          </table:table-cell>
          <table:table-cell table:style-name="ce8" office:value-type="float" office:value="1487289600" calcext:value-type="float">
            <text:p>14872896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634" calcext:value-type="float">
            <text:p>6634</text:p>
          </table:table-cell>
          <table:table-cell table:style-name="ce8" office:value-type="float" office:value="1489795200" calcext:value-type="float">
            <text:p>14897952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653" calcext:value-type="float">
            <text:p>6653</text:p>
          </table:table-cell>
          <table:table-cell table:style-name="ce8" office:value-type="float" office:value="1489622400" calcext:value-type="float">
            <text:p>14896224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656" calcext:value-type="float">
            <text:p>6656</text:p>
          </table:table-cell>
          <table:table-cell table:style-name="ce8" office:value-type="float" office:value="1488758400" calcext:value-type="float">
            <text:p>1488758400</text:p>
          </table:table-cell>
          <table:table-cell office:value-type="string" calcext:value-type="string">
            <text:p>ASBUILT</text:p>
          </table:table-cell>
        </table:table-row>
        <table:table-row table:style-name="ro2">
          <table:table-cell table:style-name="ce5" office:value-type="float" office:value="6658" calcext:value-type="float">
            <text:p>6658</text:p>
          </table:table-cell>
          <table:table-cell table:style-name="ce8" office:value-type="float" office:value="1488412800" calcext:value-type="float">
            <text:p>1488412800</text:p>
          </table:table-cell>
          <table:table-cell office:value-type="string" calcext:value-type="string">
            <text:p>ASBUILT</text:p>
          </table:table-cell>
        </table:table-row>
        <table:table-row table:style-name="ro1" table:number-rows-repeated="104836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Plano Verão" table:style-name="ta2">
        <office:forms form:automatic-focus="false" form:apply-design-mode="false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9" office:value-type="string" calcext:value-type="string">
            <text:p>Código</text:p>
          </table:table-cell>
          <table:table-cell table:number-columns-repeated="2"/>
        </table:table-row>
        <table:table-row table:style-name="ro3">
          <table:table-cell table:style-name="ce5" office:value-type="float" office:value="6001" calcext:value-type="float">
            <text:p>6001</text:p>
          </table:table-cell>
          <table:table-cell office:value-type="float" office:value="1487030400" calcext:value-type="float">
            <text:p>14870304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006" calcext:value-type="float">
            <text:p>6006</text:p>
          </table:table-cell>
          <table:table-cell office:value-type="float" office:value="1485820800" calcext:value-type="float">
            <text:p>14858208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010" calcext:value-type="float">
            <text:p>6010</text:p>
          </table:table-cell>
          <table:table-cell office:value-type="float" office:value="1486598400" calcext:value-type="float">
            <text:p>14865984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014" calcext:value-type="float">
            <text:p>6014</text:p>
          </table:table-cell>
          <table:table-cell office:value-type="float" office:value="1487289600" calcext:value-type="float">
            <text:p>14872896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016" calcext:value-type="float">
            <text:p>6016</text:p>
          </table:table-cell>
          <table:table-cell office:value-type="float" office:value="1487376000" calcext:value-type="float">
            <text:p>14873760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020" calcext:value-type="float">
            <text:p>6020</text:p>
          </table:table-cell>
          <table:table-cell office:value-type="float" office:value="1487289600" calcext:value-type="float">
            <text:p>14872896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021" calcext:value-type="float">
            <text:p>6021</text:p>
          </table:table-cell>
          <table:table-cell office:value-type="float" office:value="1487721600" calcext:value-type="float">
            <text:p>14877216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024" calcext:value-type="float">
            <text:p>6024</text:p>
          </table:table-cell>
          <table:table-cell office:value-type="float" office:value="1486598400" calcext:value-type="float">
            <text:p>14865984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025" calcext:value-type="float">
            <text:p>6025</text:p>
          </table:table-cell>
          <table:table-cell office:value-type="float" office:value="1486684800" calcext:value-type="float">
            <text:p>14866848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026" calcext:value-type="float">
            <text:p>6026</text:p>
          </table:table-cell>
          <table:table-cell office:value-type="float" office:value="1488844800" calcext:value-type="float">
            <text:p>14888448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027" calcext:value-type="float">
            <text:p>6027</text:p>
          </table:table-cell>
          <table:table-cell office:value-type="float" office:value="1489536000" calcext:value-type="float">
            <text:p>14895360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028" calcext:value-type="float">
            <text:p>6028</text:p>
          </table:table-cell>
          <table:table-cell office:value-type="float" office:value="1489708800" calcext:value-type="float">
            <text:p>14897088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029" calcext:value-type="float">
            <text:p>6029</text:p>
          </table:table-cell>
          <table:table-cell office:value-type="float" office:value="1486771200" calcext:value-type="float">
            <text:p>14867712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032" calcext:value-type="float">
            <text:p>6032</text:p>
          </table:table-cell>
          <table:table-cell office:value-type="float" office:value="1488931200" calcext:value-type="float">
            <text:p>14889312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035" calcext:value-type="float">
            <text:p>6035</text:p>
          </table:table-cell>
          <table:table-cell office:value-type="float" office:value="1490054400" calcext:value-type="float">
            <text:p>14900544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037" calcext:value-type="float">
            <text:p>6037</text:p>
          </table:table-cell>
          <table:table-cell office:value-type="float" office:value="1487808000" calcext:value-type="float">
            <text:p>14878080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038" calcext:value-type="float">
            <text:p>6038</text:p>
          </table:table-cell>
          <table:table-cell office:value-type="float" office:value="1486771200" calcext:value-type="float">
            <text:p>14867712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040" calcext:value-type="float">
            <text:p>6040</text:p>
          </table:table-cell>
          <table:table-cell office:value-type="float" office:value="1486771200" calcext:value-type="float">
            <text:p>14867712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041" calcext:value-type="float">
            <text:p>6041</text:p>
          </table:table-cell>
          <table:table-cell office:value-type="float" office:value="1486944000" calcext:value-type="float">
            <text:p>14869440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045" calcext:value-type="float">
            <text:p>6045</text:p>
          </table:table-cell>
          <table:table-cell office:value-type="float" office:value="1487116800" calcext:value-type="float">
            <text:p>14871168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046" calcext:value-type="float">
            <text:p>6046</text:p>
          </table:table-cell>
          <table:table-cell office:value-type="float" office:value="1489190400" calcext:value-type="float">
            <text:p>14891904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047" calcext:value-type="float">
            <text:p>6047</text:p>
          </table:table-cell>
          <table:table-cell office:value-type="float" office:value="1487635200" calcext:value-type="float">
            <text:p>14876352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048" calcext:value-type="float">
            <text:p>6048</text:p>
          </table:table-cell>
          <table:table-cell office:value-type="float" office:value="1485734400" calcext:value-type="float">
            <text:p>14857344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051" calcext:value-type="float">
            <text:p>6051</text:p>
          </table:table-cell>
          <table:table-cell office:value-type="float" office:value="1487203200" calcext:value-type="float">
            <text:p>14872032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052" calcext:value-type="float">
            <text:p>6052</text:p>
          </table:table-cell>
          <table:table-cell office:value-type="float" office:value="1489104000" calcext:value-type="float">
            <text:p>14891040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056" calcext:value-type="float">
            <text:p>6056</text:p>
          </table:table-cell>
          <table:table-cell office:value-type="float" office:value="1486944000" calcext:value-type="float">
            <text:p>14869440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057" calcext:value-type="float">
            <text:p>6057</text:p>
          </table:table-cell>
          <table:table-cell office:value-type="float" office:value="1489536000" calcext:value-type="float">
            <text:p>14895360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062" calcext:value-type="float">
            <text:p>6062</text:p>
          </table:table-cell>
          <table:table-cell office:value-type="float" office:value="1489536000" calcext:value-type="float">
            <text:p>14895360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063" calcext:value-type="float">
            <text:p>6063</text:p>
          </table:table-cell>
          <table:table-cell office:value-type="float" office:value="1487721600" calcext:value-type="float">
            <text:p>14877216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070" calcext:value-type="float">
            <text:p>6070</text:p>
          </table:table-cell>
          <table:table-cell office:value-type="float" office:value="1489104000" calcext:value-type="float">
            <text:p>14891040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072" calcext:value-type="float">
            <text:p>6072</text:p>
          </table:table-cell>
          <table:table-cell office:value-type="float" office:value="1488499200" calcext:value-type="float">
            <text:p>14884992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073" calcext:value-type="float">
            <text:p>6073</text:p>
          </table:table-cell>
          <table:table-cell office:value-type="float" office:value="1488585600" calcext:value-type="float">
            <text:p>14885856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074" calcext:value-type="float">
            <text:p>6074</text:p>
          </table:table-cell>
          <table:table-cell office:value-type="float" office:value="1489622400" calcext:value-type="float">
            <text:p>14896224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075" calcext:value-type="float">
            <text:p>6075</text:p>
          </table:table-cell>
          <table:table-cell office:value-type="float" office:value="1489622400" calcext:value-type="float">
            <text:p>14896224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079" calcext:value-type="float">
            <text:p>6079</text:p>
          </table:table-cell>
          <table:table-cell office:value-type="float" office:value="1486684800" calcext:value-type="float">
            <text:p>14866848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080" calcext:value-type="float">
            <text:p>6080</text:p>
          </table:table-cell>
          <table:table-cell office:value-type="float" office:value="1486512000" calcext:value-type="float">
            <text:p>14865120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082" calcext:value-type="float">
            <text:p>6082</text:p>
          </table:table-cell>
          <table:table-cell office:value-type="float" office:value="1487894400" calcext:value-type="float">
            <text:p>14878944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083" calcext:value-type="float">
            <text:p>6083</text:p>
          </table:table-cell>
          <table:table-cell office:value-type="float" office:value="1489449600" calcext:value-type="float">
            <text:p>14894496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084" calcext:value-type="float">
            <text:p>6084</text:p>
          </table:table-cell>
          <table:table-cell office:value-type="float" office:value="1489968000" calcext:value-type="float">
            <text:p>14899680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085" calcext:value-type="float">
            <text:p>6085</text:p>
          </table:table-cell>
          <table:table-cell office:value-type="float" office:value="1488931200" calcext:value-type="float">
            <text:p>14889312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086" calcext:value-type="float">
            <text:p>6086</text:p>
          </table:table-cell>
          <table:table-cell office:value-type="float" office:value="1487721600" calcext:value-type="float">
            <text:p>14877216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087" calcext:value-type="float">
            <text:p>6087</text:p>
          </table:table-cell>
          <table:table-cell office:value-type="float" office:value="1487894400" calcext:value-type="float">
            <text:p>14878944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088" calcext:value-type="float">
            <text:p>6088</text:p>
          </table:table-cell>
          <table:table-cell office:value-type="float" office:value="1488585600" calcext:value-type="float">
            <text:p>14885856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091" calcext:value-type="float">
            <text:p>6091</text:p>
          </table:table-cell>
          <table:table-cell office:value-type="float" office:value="1488499200" calcext:value-type="float">
            <text:p>14884992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092" calcext:value-type="float">
            <text:p>6092</text:p>
          </table:table-cell>
          <table:table-cell office:value-type="float" office:value="1489968000" calcext:value-type="float">
            <text:p>14899680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097" calcext:value-type="float">
            <text:p>6097</text:p>
          </table:table-cell>
          <table:table-cell office:value-type="float" office:value="1487635200" calcext:value-type="float">
            <text:p>14876352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099" calcext:value-type="float">
            <text:p>6099</text:p>
          </table:table-cell>
          <table:table-cell office:value-type="float" office:value="1489449600" calcext:value-type="float">
            <text:p>14894496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100" calcext:value-type="float">
            <text:p>6100</text:p>
          </table:table-cell>
          <table:table-cell office:value-type="float" office:value="1486425600" calcext:value-type="float">
            <text:p>14864256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101" calcext:value-type="float">
            <text:p>6101</text:p>
          </table:table-cell>
          <table:table-cell office:value-type="float" office:value="1487289600" calcext:value-type="float">
            <text:p>14872896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102" calcext:value-type="float">
            <text:p>6102</text:p>
          </table:table-cell>
          <table:table-cell office:value-type="float" office:value="1489104000" calcext:value-type="float">
            <text:p>14891040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103" calcext:value-type="float">
            <text:p>6103</text:p>
          </table:table-cell>
          <table:table-cell office:value-type="float" office:value="1487635200" calcext:value-type="float">
            <text:p>14876352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104" calcext:value-type="float">
            <text:p>6104</text:p>
          </table:table-cell>
          <table:table-cell office:value-type="float" office:value="1487376000" calcext:value-type="float">
            <text:p>14873760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106" calcext:value-type="float">
            <text:p>6106</text:p>
          </table:table-cell>
          <table:table-cell office:value-type="float" office:value="1487548800" calcext:value-type="float">
            <text:p>14875488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108" calcext:value-type="float">
            <text:p>6108</text:p>
          </table:table-cell>
          <table:table-cell office:value-type="float" office:value="1488412800" calcext:value-type="float">
            <text:p>14884128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109" calcext:value-type="float">
            <text:p>6109</text:p>
          </table:table-cell>
          <table:table-cell office:value-type="float" office:value="1487376000" calcext:value-type="float">
            <text:p>14873760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110" calcext:value-type="float">
            <text:p>6110</text:p>
          </table:table-cell>
          <table:table-cell office:value-type="float" office:value="1487289600" calcext:value-type="float">
            <text:p>14872896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111" calcext:value-type="float">
            <text:p>6111</text:p>
          </table:table-cell>
          <table:table-cell office:value-type="float" office:value="1487548800" calcext:value-type="float">
            <text:p>14875488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112" calcext:value-type="float">
            <text:p>6112</text:p>
          </table:table-cell>
          <table:table-cell office:value-type="float" office:value="1487808000" calcext:value-type="float">
            <text:p>14878080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116" calcext:value-type="float">
            <text:p>6116</text:p>
          </table:table-cell>
          <table:table-cell office:value-type="float" office:value="1486512000" calcext:value-type="float">
            <text:p>14865120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117" calcext:value-type="float">
            <text:p>6117</text:p>
          </table:table-cell>
          <table:table-cell office:value-type="float" office:value="1486512000" calcext:value-type="float">
            <text:p>14865120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118" calcext:value-type="float">
            <text:p>6118</text:p>
          </table:table-cell>
          <table:table-cell office:value-type="float" office:value="1489536000" calcext:value-type="float">
            <text:p>14895360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119" calcext:value-type="float">
            <text:p>6119</text:p>
          </table:table-cell>
          <table:table-cell office:value-type="float" office:value="1488240000" calcext:value-type="float">
            <text:p>14882400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120" calcext:value-type="float">
            <text:p>6120</text:p>
          </table:table-cell>
          <table:table-cell office:value-type="float" office:value="1488585600" calcext:value-type="float">
            <text:p>14885856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128" calcext:value-type="float">
            <text:p>6128</text:p>
          </table:table-cell>
          <table:table-cell office:value-type="float" office:value="1489363200" calcext:value-type="float">
            <text:p>14893632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130" calcext:value-type="float">
            <text:p>6130</text:p>
          </table:table-cell>
          <table:table-cell office:value-type="float" office:value="1486684800" calcext:value-type="float">
            <text:p>14866848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131" calcext:value-type="float">
            <text:p>6131</text:p>
          </table:table-cell>
          <table:table-cell office:value-type="float" office:value="1490140800" calcext:value-type="float">
            <text:p>14901408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132" calcext:value-type="float">
            <text:p>6132</text:p>
          </table:table-cell>
          <table:table-cell office:value-type="float" office:value="1489190400" calcext:value-type="float">
            <text:p>14891904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133" calcext:value-type="float">
            <text:p>6133</text:p>
          </table:table-cell>
          <table:table-cell office:value-type="float" office:value="1487376000" calcext:value-type="float">
            <text:p>14873760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135" calcext:value-type="float">
            <text:p>6135</text:p>
          </table:table-cell>
          <table:table-cell office:value-type="float" office:value="1486598400" calcext:value-type="float">
            <text:p>14865984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136" calcext:value-type="float">
            <text:p>6136</text:p>
          </table:table-cell>
          <table:table-cell office:value-type="float" office:value="1489536000" calcext:value-type="float">
            <text:p>14895360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137" calcext:value-type="float">
            <text:p>6137</text:p>
          </table:table-cell>
          <table:table-cell office:value-type="float" office:value="1488412800" calcext:value-type="float">
            <text:p>14884128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138" calcext:value-type="float">
            <text:p>6138</text:p>
          </table:table-cell>
          <table:table-cell office:value-type="float" office:value="1486512000" calcext:value-type="float">
            <text:p>14865120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139" calcext:value-type="float">
            <text:p>6139</text:p>
          </table:table-cell>
          <table:table-cell office:value-type="float" office:value="1487376000" calcext:value-type="float">
            <text:p>14873760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142" calcext:value-type="float">
            <text:p>6142</text:p>
          </table:table-cell>
          <table:table-cell office:value-type="float" office:value="1487808000" calcext:value-type="float">
            <text:p>14878080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143" calcext:value-type="float">
            <text:p>6143</text:p>
          </table:table-cell>
          <table:table-cell office:value-type="float" office:value="1487808000" calcext:value-type="float">
            <text:p>14878080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145" calcext:value-type="float">
            <text:p>6145</text:p>
          </table:table-cell>
          <table:table-cell office:value-type="float" office:value="1489363200" calcext:value-type="float">
            <text:p>14893632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146" calcext:value-type="float">
            <text:p>6146</text:p>
          </table:table-cell>
          <table:table-cell office:value-type="float" office:value="1488758400" calcext:value-type="float">
            <text:p>14887584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150" calcext:value-type="float">
            <text:p>6150</text:p>
          </table:table-cell>
          <table:table-cell office:value-type="float" office:value="1487376000" calcext:value-type="float">
            <text:p>14873760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151" calcext:value-type="float">
            <text:p>6151</text:p>
          </table:table-cell>
          <table:table-cell office:value-type="float" office:value="1489968000" calcext:value-type="float">
            <text:p>14899680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155" calcext:value-type="float">
            <text:p>6155</text:p>
          </table:table-cell>
          <table:table-cell office:value-type="float" office:value="1489017600" calcext:value-type="float">
            <text:p>14890176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156" calcext:value-type="float">
            <text:p>6156</text:p>
          </table:table-cell>
          <table:table-cell office:value-type="float" office:value="1489795200" calcext:value-type="float">
            <text:p>14897952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159" calcext:value-type="float">
            <text:p>6159</text:p>
          </table:table-cell>
          <table:table-cell office:value-type="float" office:value="1489363200" calcext:value-type="float">
            <text:p>14893632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160" calcext:value-type="float">
            <text:p>6160</text:p>
          </table:table-cell>
          <table:table-cell office:value-type="float" office:value="1489449600" calcext:value-type="float">
            <text:p>14894496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168" calcext:value-type="float">
            <text:p>6168</text:p>
          </table:table-cell>
          <table:table-cell office:value-type="float" office:value="1488412800" calcext:value-type="float">
            <text:p>14884128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169" calcext:value-type="float">
            <text:p>6169</text:p>
          </table:table-cell>
          <table:table-cell office:value-type="float" office:value="1486944000" calcext:value-type="float">
            <text:p>14869440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170" calcext:value-type="float">
            <text:p>6170</text:p>
          </table:table-cell>
          <table:table-cell office:value-type="float" office:value="1487289600" calcext:value-type="float">
            <text:p>14872896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172" calcext:value-type="float">
            <text:p>6172</text:p>
          </table:table-cell>
          <table:table-cell office:value-type="float" office:value="1489017600" calcext:value-type="float">
            <text:p>14890176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174" calcext:value-type="float">
            <text:p>6174</text:p>
          </table:table-cell>
          <table:table-cell office:value-type="float" office:value="1488585600" calcext:value-type="float">
            <text:p>14885856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175" calcext:value-type="float">
            <text:p>6175</text:p>
          </table:table-cell>
          <table:table-cell office:value-type="float" office:value="1486598400" calcext:value-type="float">
            <text:p>14865984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183" calcext:value-type="float">
            <text:p>6183</text:p>
          </table:table-cell>
          <table:table-cell office:value-type="float" office:value="1486684800" calcext:value-type="float">
            <text:p>14866848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184" calcext:value-type="float">
            <text:p>6184</text:p>
          </table:table-cell>
          <table:table-cell office:value-type="float" office:value="1489449600" calcext:value-type="float">
            <text:p>14894496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185" calcext:value-type="float">
            <text:p>6185</text:p>
          </table:table-cell>
          <table:table-cell office:value-type="float" office:value="1488844800" calcext:value-type="float">
            <text:p>14888448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187" calcext:value-type="float">
            <text:p>6187</text:p>
          </table:table-cell>
          <table:table-cell office:value-type="float" office:value="1487721600" calcext:value-type="float">
            <text:p>14877216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190" calcext:value-type="float">
            <text:p>6190</text:p>
          </table:table-cell>
          <table:table-cell office:value-type="float" office:value="1489795200" calcext:value-type="float">
            <text:p>14897952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191" calcext:value-type="float">
            <text:p>6191</text:p>
          </table:table-cell>
          <table:table-cell office:value-type="float" office:value="1489017600" calcext:value-type="float">
            <text:p>14890176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193" calcext:value-type="float">
            <text:p>6193</text:p>
          </table:table-cell>
          <table:table-cell office:value-type="float" office:value="1488844800" calcext:value-type="float">
            <text:p>14888448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195" calcext:value-type="float">
            <text:p>6195</text:p>
          </table:table-cell>
          <table:table-cell office:value-type="float" office:value="1488412800" calcext:value-type="float">
            <text:p>14884128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199" calcext:value-type="float">
            <text:p>6199</text:p>
          </table:table-cell>
          <table:table-cell office:value-type="float" office:value="1486512000" calcext:value-type="float">
            <text:p>14865120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200" calcext:value-type="float">
            <text:p>6200</text:p>
          </table:table-cell>
          <table:table-cell office:value-type="float" office:value="1489104000" calcext:value-type="float">
            <text:p>14891040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201" calcext:value-type="float">
            <text:p>6201</text:p>
          </table:table-cell>
          <table:table-cell office:value-type="float" office:value="1488931200" calcext:value-type="float">
            <text:p>14889312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203" calcext:value-type="float">
            <text:p>6203</text:p>
          </table:table-cell>
          <table:table-cell office:value-type="float" office:value="1486166400" calcext:value-type="float">
            <text:p>14861664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204" calcext:value-type="float">
            <text:p>6204</text:p>
          </table:table-cell>
          <table:table-cell office:value-type="float" office:value="1488844800" calcext:value-type="float">
            <text:p>14888448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208" calcext:value-type="float">
            <text:p>6208</text:p>
          </table:table-cell>
          <table:table-cell office:value-type="float" office:value="1488931200" calcext:value-type="float">
            <text:p>14889312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209" calcext:value-type="float">
            <text:p>6209</text:p>
          </table:table-cell>
          <table:table-cell office:value-type="float" office:value="1486339200" calcext:value-type="float">
            <text:p>14863392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211" calcext:value-type="float">
            <text:p>6211</text:p>
          </table:table-cell>
          <table:table-cell office:value-type="float" office:value="1487203200" calcext:value-type="float">
            <text:p>14872032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213" calcext:value-type="float">
            <text:p>6213</text:p>
          </table:table-cell>
          <table:table-cell office:value-type="float" office:value="1488412800" calcext:value-type="float">
            <text:p>14884128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214" calcext:value-type="float">
            <text:p>6214</text:p>
          </table:table-cell>
          <table:table-cell office:value-type="float" office:value="1487203200" calcext:value-type="float">
            <text:p>14872032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215" calcext:value-type="float">
            <text:p>6215</text:p>
          </table:table-cell>
          <table:table-cell office:value-type="float" office:value="1489017600" calcext:value-type="float">
            <text:p>14890176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216" calcext:value-type="float">
            <text:p>6216</text:p>
          </table:table-cell>
          <table:table-cell office:value-type="float" office:value="1488499200" calcext:value-type="float">
            <text:p>14884992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217" calcext:value-type="float">
            <text:p>6217</text:p>
          </table:table-cell>
          <table:table-cell office:value-type="float" office:value="1489190400" calcext:value-type="float">
            <text:p>14891904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218" calcext:value-type="float">
            <text:p>6218</text:p>
          </table:table-cell>
          <table:table-cell office:value-type="float" office:value="1487548800" calcext:value-type="float">
            <text:p>14875488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219" calcext:value-type="float">
            <text:p>6219</text:p>
          </table:table-cell>
          <table:table-cell office:value-type="float" office:value="1488585600" calcext:value-type="float">
            <text:p>14885856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220" calcext:value-type="float">
            <text:p>6220</text:p>
          </table:table-cell>
          <table:table-cell office:value-type="float" office:value="1488499200" calcext:value-type="float">
            <text:p>14884992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222" calcext:value-type="float">
            <text:p>6222</text:p>
          </table:table-cell>
          <table:table-cell office:value-type="float" office:value="1487721600" calcext:value-type="float">
            <text:p>14877216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223" calcext:value-type="float">
            <text:p>6223</text:p>
          </table:table-cell>
          <table:table-cell office:value-type="float" office:value="1487030400" calcext:value-type="float">
            <text:p>14870304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224" calcext:value-type="float">
            <text:p>6224</text:p>
          </table:table-cell>
          <table:table-cell office:value-type="float" office:value="1488412800" calcext:value-type="float">
            <text:p>14884128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226" calcext:value-type="float">
            <text:p>6226</text:p>
          </table:table-cell>
          <table:table-cell office:value-type="float" office:value="1489622400" calcext:value-type="float">
            <text:p>14896224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227" calcext:value-type="float">
            <text:p>6227</text:p>
          </table:table-cell>
          <table:table-cell office:value-type="float" office:value="1488758400" calcext:value-type="float">
            <text:p>14887584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234" calcext:value-type="float">
            <text:p>6234</text:p>
          </table:table-cell>
          <table:table-cell office:value-type="float" office:value="1488758400" calcext:value-type="float">
            <text:p>14887584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235" calcext:value-type="float">
            <text:p>6235</text:p>
          </table:table-cell>
          <table:table-cell office:value-type="float" office:value="1489363200" calcext:value-type="float">
            <text:p>14893632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238" calcext:value-type="float">
            <text:p>6238</text:p>
          </table:table-cell>
          <table:table-cell office:value-type="float" office:value="1486684800" calcext:value-type="float">
            <text:p>14866848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239" calcext:value-type="float">
            <text:p>6239</text:p>
          </table:table-cell>
          <table:table-cell office:value-type="float" office:value="1489795200" calcext:value-type="float">
            <text:p>14897952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240" calcext:value-type="float">
            <text:p>6240</text:p>
          </table:table-cell>
          <table:table-cell office:value-type="float" office:value="1487635200" calcext:value-type="float">
            <text:p>14876352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241" calcext:value-type="float">
            <text:p>6241</text:p>
          </table:table-cell>
          <table:table-cell office:value-type="float" office:value="1489708800" calcext:value-type="float">
            <text:p>14897088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242" calcext:value-type="float">
            <text:p>6242</text:p>
          </table:table-cell>
          <table:table-cell office:value-type="float" office:value="1489968000" calcext:value-type="float">
            <text:p>14899680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244" calcext:value-type="float">
            <text:p>6244</text:p>
          </table:table-cell>
          <table:table-cell office:value-type="float" office:value="1489190400" calcext:value-type="float">
            <text:p>14891904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245" calcext:value-type="float">
            <text:p>6245</text:p>
          </table:table-cell>
          <table:table-cell office:value-type="float" office:value="1489708800" calcext:value-type="float">
            <text:p>14897088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246" calcext:value-type="float">
            <text:p>6246</text:p>
          </table:table-cell>
          <table:table-cell office:value-type="float" office:value="1488931200" calcext:value-type="float">
            <text:p>14889312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249" calcext:value-type="float">
            <text:p>6249</text:p>
          </table:table-cell>
          <table:table-cell office:value-type="float" office:value="1489968000" calcext:value-type="float">
            <text:p>14899680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250" calcext:value-type="float">
            <text:p>6250</text:p>
          </table:table-cell>
          <table:table-cell office:value-type="float" office:value="1490140800" calcext:value-type="float">
            <text:p>14901408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252" calcext:value-type="float">
            <text:p>6252</text:p>
          </table:table-cell>
          <table:table-cell office:value-type="float" office:value="1488758400" calcext:value-type="float">
            <text:p>14887584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254" calcext:value-type="float">
            <text:p>6254</text:p>
          </table:table-cell>
          <table:table-cell office:value-type="float" office:value="1489104000" calcext:value-type="float">
            <text:p>14891040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255" calcext:value-type="float">
            <text:p>6255</text:p>
          </table:table-cell>
          <table:table-cell office:value-type="float" office:value="1489017600" calcext:value-type="float">
            <text:p>14890176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257" calcext:value-type="float">
            <text:p>6257</text:p>
          </table:table-cell>
          <table:table-cell office:value-type="float" office:value="1489968000" calcext:value-type="float">
            <text:p>14899680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6" office:value-type="float" office:value="6259" calcext:value-type="float">
            <text:p>6259</text:p>
          </table:table-cell>
          <table:table-cell office:value-type="float" office:value="1486512000" calcext:value-type="float">
            <text:p>14865120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262" calcext:value-type="float">
            <text:p>6262</text:p>
          </table:table-cell>
          <table:table-cell office:value-type="float" office:value="1489190400" calcext:value-type="float">
            <text:p>14891904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264" calcext:value-type="float">
            <text:p>6264</text:p>
          </table:table-cell>
          <table:table-cell office:value-type="float" office:value="1488844800" calcext:value-type="float">
            <text:p>14888448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266" calcext:value-type="float">
            <text:p>6266</text:p>
          </table:table-cell>
          <table:table-cell office:value-type="float" office:value="1489449600" calcext:value-type="float">
            <text:p>14894496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268" calcext:value-type="float">
            <text:p>6268</text:p>
          </table:table-cell>
          <table:table-cell office:value-type="float" office:value="1489536000" calcext:value-type="float">
            <text:p>14895360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269" calcext:value-type="float">
            <text:p>6269</text:p>
          </table:table-cell>
          <table:table-cell office:value-type="float" office:value="1490054400" calcext:value-type="float">
            <text:p>14900544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270" calcext:value-type="float">
            <text:p>6270</text:p>
          </table:table-cell>
          <table:table-cell office:value-type="float" office:value="1489190400" calcext:value-type="float">
            <text:p>14891904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272" calcext:value-type="float">
            <text:p>6272</text:p>
          </table:table-cell>
          <table:table-cell office:value-type="float" office:value="1488931200" calcext:value-type="float">
            <text:p>14889312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277" calcext:value-type="float">
            <text:p>6277</text:p>
          </table:table-cell>
          <table:table-cell office:value-type="float" office:value="1489017600" calcext:value-type="float">
            <text:p>14890176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280" calcext:value-type="float">
            <text:p>6280</text:p>
          </table:table-cell>
          <table:table-cell office:value-type="float" office:value="1487030400" calcext:value-type="float">
            <text:p>14870304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286" calcext:value-type="float">
            <text:p>6286</text:p>
          </table:table-cell>
          <table:table-cell office:value-type="float" office:value="1485993600" calcext:value-type="float">
            <text:p>14859936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290" calcext:value-type="float">
            <text:p>6290</text:p>
          </table:table-cell>
          <table:table-cell office:value-type="float" office:value="1487635200" calcext:value-type="float">
            <text:p>14876352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291" calcext:value-type="float">
            <text:p>6291</text:p>
          </table:table-cell>
          <table:table-cell office:value-type="float" office:value="1488585600" calcext:value-type="float">
            <text:p>14885856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293" calcext:value-type="float">
            <text:p>6293</text:p>
          </table:table-cell>
          <table:table-cell office:value-type="float" office:value="1489708800" calcext:value-type="float">
            <text:p>14897088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294" calcext:value-type="float">
            <text:p>6294</text:p>
          </table:table-cell>
          <table:table-cell office:value-type="float" office:value="1486944000" calcext:value-type="float">
            <text:p>14869440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295" calcext:value-type="float">
            <text:p>6295</text:p>
          </table:table-cell>
          <table:table-cell office:value-type="float" office:value="1489104000" calcext:value-type="float">
            <text:p>14891040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296" calcext:value-type="float">
            <text:p>6296</text:p>
          </table:table-cell>
          <table:table-cell office:value-type="float" office:value="1490054400" calcext:value-type="float">
            <text:p>14900544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297" calcext:value-type="float">
            <text:p>6297</text:p>
          </table:table-cell>
          <table:table-cell office:value-type="float" office:value="1488585600" calcext:value-type="float">
            <text:p>14885856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299" calcext:value-type="float">
            <text:p>6299</text:p>
          </table:table-cell>
          <table:table-cell office:value-type="float" office:value="1486598400" calcext:value-type="float">
            <text:p>14865984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300" calcext:value-type="float">
            <text:p>6300</text:p>
          </table:table-cell>
          <table:table-cell office:value-type="float" office:value="1489363200" calcext:value-type="float">
            <text:p>14893632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303" calcext:value-type="float">
            <text:p>6303</text:p>
          </table:table-cell>
          <table:table-cell office:value-type="float" office:value="1488931200" calcext:value-type="float">
            <text:p>14889312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304" calcext:value-type="float">
            <text:p>6304</text:p>
          </table:table-cell>
          <table:table-cell office:value-type="float" office:value="1490140800" calcext:value-type="float">
            <text:p>14901408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305" calcext:value-type="float">
            <text:p>6305</text:p>
          </table:table-cell>
          <table:table-cell office:value-type="float" office:value="1489363200" calcext:value-type="float">
            <text:p>14893632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307" calcext:value-type="float">
            <text:p>6307</text:p>
          </table:table-cell>
          <table:table-cell office:value-type="float" office:value="1489708800" calcext:value-type="float">
            <text:p>14897088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308" calcext:value-type="float">
            <text:p>6308</text:p>
          </table:table-cell>
          <table:table-cell office:value-type="float" office:value="1488931200" calcext:value-type="float">
            <text:p>14889312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6" office:value-type="float" office:value="6309" calcext:value-type="float">
            <text:p>6309</text:p>
          </table:table-cell>
          <table:table-cell office:value-type="float" office:value="1489622400" calcext:value-type="float">
            <text:p>14896224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310" calcext:value-type="float">
            <text:p>6310</text:p>
          </table:table-cell>
          <table:table-cell office:value-type="float" office:value="1489622400" calcext:value-type="float">
            <text:p>14896224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311" calcext:value-type="float">
            <text:p>6311</text:p>
          </table:table-cell>
          <table:table-cell office:value-type="float" office:value="1487894400" calcext:value-type="float">
            <text:p>14878944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312" calcext:value-type="float">
            <text:p>6312</text:p>
          </table:table-cell>
          <table:table-cell office:value-type="float" office:value="1489536000" calcext:value-type="float">
            <text:p>14895360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313" calcext:value-type="float">
            <text:p>6313</text:p>
          </table:table-cell>
          <table:table-cell office:value-type="float" office:value="1489708800" calcext:value-type="float">
            <text:p>14897088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314" calcext:value-type="float">
            <text:p>6314</text:p>
          </table:table-cell>
          <table:table-cell office:value-type="float" office:value="1487203200" calcext:value-type="float">
            <text:p>14872032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315" calcext:value-type="float">
            <text:p>6315</text:p>
          </table:table-cell>
          <table:table-cell office:value-type="float" office:value="1487376000" calcext:value-type="float">
            <text:p>14873760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316" calcext:value-type="float">
            <text:p>6316</text:p>
          </table:table-cell>
          <table:table-cell office:value-type="float" office:value="1487980800" calcext:value-type="float">
            <text:p>14879808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319" calcext:value-type="float">
            <text:p>6319</text:p>
          </table:table-cell>
          <table:table-cell office:value-type="float" office:value="1488412800" calcext:value-type="float">
            <text:p>14884128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320" calcext:value-type="float">
            <text:p>6320</text:p>
          </table:table-cell>
          <table:table-cell office:value-type="float" office:value="1487116800" calcext:value-type="float">
            <text:p>14871168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321" calcext:value-type="float">
            <text:p>6321</text:p>
          </table:table-cell>
          <table:table-cell office:value-type="float" office:value="1489190400" calcext:value-type="float">
            <text:p>14891904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324" calcext:value-type="float">
            <text:p>6324</text:p>
          </table:table-cell>
          <table:table-cell office:value-type="float" office:value="1488499200" calcext:value-type="float">
            <text:p>14884992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326" calcext:value-type="float">
            <text:p>6326</text:p>
          </table:table-cell>
          <table:table-cell office:value-type="float" office:value="1489017600" calcext:value-type="float">
            <text:p>14890176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327" calcext:value-type="float">
            <text:p>6327</text:p>
          </table:table-cell>
          <table:table-cell office:value-type="float" office:value="1489536000" calcext:value-type="float">
            <text:p>14895360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6" office:value-type="float" office:value="6329" calcext:value-type="float">
            <text:p>6329</text:p>
          </table:table-cell>
          <table:table-cell office:value-type="float" office:value="1488844800" calcext:value-type="float">
            <text:p>14888448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330" calcext:value-type="float">
            <text:p>6330</text:p>
          </table:table-cell>
          <table:table-cell office:value-type="float" office:value="1487808000" calcext:value-type="float">
            <text:p>14878080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6" office:value-type="float" office:value="6331" calcext:value-type="float">
            <text:p>6331</text:p>
          </table:table-cell>
          <table:table-cell office:value-type="float" office:value="1489795200" calcext:value-type="float">
            <text:p>14897952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332" calcext:value-type="float">
            <text:p>6332</text:p>
          </table:table-cell>
          <table:table-cell office:value-type="float" office:value="1488326400" calcext:value-type="float">
            <text:p>14883264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334" calcext:value-type="float">
            <text:p>6334</text:p>
          </table:table-cell>
          <table:table-cell office:value-type="float" office:value="1489017600" calcext:value-type="float">
            <text:p>14890176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335" calcext:value-type="float">
            <text:p>6335</text:p>
          </table:table-cell>
          <table:table-cell office:value-type="float" office:value="1490140800" calcext:value-type="float">
            <text:p>14901408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336" calcext:value-type="float">
            <text:p>6336</text:p>
          </table:table-cell>
          <table:table-cell office:value-type="float" office:value="1487203200" calcext:value-type="float">
            <text:p>14872032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338" calcext:value-type="float">
            <text:p>6338</text:p>
          </table:table-cell>
          <table:table-cell office:value-type="float" office:value="1489104000" calcext:value-type="float">
            <text:p>14891040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342" calcext:value-type="float">
            <text:p>6342</text:p>
          </table:table-cell>
          <table:table-cell office:value-type="float" office:value="1490140800" calcext:value-type="float">
            <text:p>14901408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343" calcext:value-type="float">
            <text:p>6343</text:p>
          </table:table-cell>
          <table:table-cell office:value-type="float" office:value="1489795200" calcext:value-type="float">
            <text:p>14897952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344" calcext:value-type="float">
            <text:p>6344</text:p>
          </table:table-cell>
          <table:table-cell office:value-type="float" office:value="1488499200" calcext:value-type="float">
            <text:p>14884992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347" calcext:value-type="float">
            <text:p>6347</text:p>
          </table:table-cell>
          <table:table-cell office:value-type="float" office:value="1488844800" calcext:value-type="float">
            <text:p>14888448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349" calcext:value-type="float">
            <text:p>6349</text:p>
          </table:table-cell>
          <table:table-cell office:value-type="float" office:value="1490054400" calcext:value-type="float">
            <text:p>14900544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352" calcext:value-type="float">
            <text:p>6352</text:p>
          </table:table-cell>
          <table:table-cell office:value-type="float" office:value="1488326400" calcext:value-type="float">
            <text:p>14883264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353" calcext:value-type="float">
            <text:p>6353</text:p>
          </table:table-cell>
          <table:table-cell office:value-type="float" office:value="1489968000" calcext:value-type="float">
            <text:p>14899680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354" calcext:value-type="float">
            <text:p>6354</text:p>
          </table:table-cell>
          <table:table-cell office:value-type="float" office:value="1489104000" calcext:value-type="float">
            <text:p>14891040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355" calcext:value-type="float">
            <text:p>6355</text:p>
          </table:table-cell>
          <table:table-cell office:value-type="float" office:value="1489622400" calcext:value-type="float">
            <text:p>14896224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356" calcext:value-type="float">
            <text:p>6356</text:p>
          </table:table-cell>
          <table:table-cell office:value-type="float" office:value="1487894400" calcext:value-type="float">
            <text:p>14878944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357" calcext:value-type="float">
            <text:p>6357</text:p>
          </table:table-cell>
          <table:table-cell office:value-type="float" office:value="1487548800" calcext:value-type="float">
            <text:p>14875488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358" calcext:value-type="float">
            <text:p>6358</text:p>
          </table:table-cell>
          <table:table-cell office:value-type="float" office:value="1488758400" calcext:value-type="float">
            <text:p>14887584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359" calcext:value-type="float">
            <text:p>6359</text:p>
          </table:table-cell>
          <table:table-cell office:value-type="float" office:value="1486771200" calcext:value-type="float">
            <text:p>14867712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360" calcext:value-type="float">
            <text:p>6360</text:p>
          </table:table-cell>
          <table:table-cell office:value-type="float" office:value="1489363200" calcext:value-type="float">
            <text:p>14893632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361" calcext:value-type="float">
            <text:p>6361</text:p>
          </table:table-cell>
          <table:table-cell office:value-type="float" office:value="1488412800" calcext:value-type="float">
            <text:p>14884128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362" calcext:value-type="float">
            <text:p>6362</text:p>
          </table:table-cell>
          <table:table-cell office:value-type="float" office:value="1487116800" calcext:value-type="float">
            <text:p>14871168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364" calcext:value-type="float">
            <text:p>6364</text:p>
          </table:table-cell>
          <table:table-cell office:value-type="float" office:value="1488758400" calcext:value-type="float">
            <text:p>14887584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365" calcext:value-type="float">
            <text:p>6365</text:p>
          </table:table-cell>
          <table:table-cell office:value-type="float" office:value="1488412800" calcext:value-type="float">
            <text:p>14884128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366" calcext:value-type="float">
            <text:p>6366</text:p>
          </table:table-cell>
          <table:table-cell office:value-type="float" office:value="1487203200" calcext:value-type="float">
            <text:p>14872032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367" calcext:value-type="float">
            <text:p>6367</text:p>
          </table:table-cell>
          <table:table-cell office:value-type="float" office:value="1489795200" calcext:value-type="float">
            <text:p>14897952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374" calcext:value-type="float">
            <text:p>6374</text:p>
          </table:table-cell>
          <table:table-cell office:value-type="float" office:value="1489968000" calcext:value-type="float">
            <text:p>14899680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377" calcext:value-type="float">
            <text:p>6377</text:p>
          </table:table-cell>
          <table:table-cell office:value-type="float" office:value="1489708800" calcext:value-type="float">
            <text:p>14897088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378" calcext:value-type="float">
            <text:p>6378</text:p>
          </table:table-cell>
          <table:table-cell office:value-type="float" office:value="1489622400" calcext:value-type="float">
            <text:p>14896224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379" calcext:value-type="float">
            <text:p>6379</text:p>
          </table:table-cell>
          <table:table-cell office:value-type="float" office:value="1489449600" calcext:value-type="float">
            <text:p>14894496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383" calcext:value-type="float">
            <text:p>6383</text:p>
          </table:table-cell>
          <table:table-cell office:value-type="float" office:value="1488326400" calcext:value-type="float">
            <text:p>14883264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385" calcext:value-type="float">
            <text:p>6385</text:p>
          </table:table-cell>
          <table:table-cell office:value-type="float" office:value="1490054400" calcext:value-type="float">
            <text:p>14900544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391" calcext:value-type="float">
            <text:p>6391</text:p>
          </table:table-cell>
          <table:table-cell office:value-type="float" office:value="1489708800" calcext:value-type="float">
            <text:p>14897088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393" calcext:value-type="float">
            <text:p>6393</text:p>
          </table:table-cell>
          <table:table-cell office:value-type="float" office:value="1489968000" calcext:value-type="float">
            <text:p>14899680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395" calcext:value-type="float">
            <text:p>6395</text:p>
          </table:table-cell>
          <table:table-cell office:value-type="float" office:value="1489536000" calcext:value-type="float">
            <text:p>14895360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396" calcext:value-type="float">
            <text:p>6396</text:p>
          </table:table-cell>
          <table:table-cell office:value-type="float" office:value="1487548800" calcext:value-type="float">
            <text:p>14875488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398" calcext:value-type="float">
            <text:p>6398</text:p>
          </table:table-cell>
          <table:table-cell office:value-type="float" office:value="1489708800" calcext:value-type="float">
            <text:p>14897088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399" calcext:value-type="float">
            <text:p>6399</text:p>
          </table:table-cell>
          <table:table-cell office:value-type="float" office:value="1486771200" calcext:value-type="float">
            <text:p>14867712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401" calcext:value-type="float">
            <text:p>6401</text:p>
          </table:table-cell>
          <table:table-cell office:value-type="float" office:value="1490054400" calcext:value-type="float">
            <text:p>14900544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402" calcext:value-type="float">
            <text:p>6402</text:p>
          </table:table-cell>
          <table:table-cell office:value-type="float" office:value="1489795200" calcext:value-type="float">
            <text:p>14897952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404" calcext:value-type="float">
            <text:p>6404</text:p>
          </table:table-cell>
          <table:table-cell office:value-type="float" office:value="1489536000" calcext:value-type="float">
            <text:p>14895360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406" calcext:value-type="float">
            <text:p>6406</text:p>
          </table:table-cell>
          <table:table-cell office:value-type="float" office:value="1489622400" calcext:value-type="float">
            <text:p>14896224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407" calcext:value-type="float">
            <text:p>6407</text:p>
          </table:table-cell>
          <table:table-cell office:value-type="float" office:value="1489968000" calcext:value-type="float">
            <text:p>14899680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408" calcext:value-type="float">
            <text:p>6408</text:p>
          </table:table-cell>
          <table:table-cell office:value-type="float" office:value="1487635200" calcext:value-type="float">
            <text:p>14876352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410" calcext:value-type="float">
            <text:p>6410</text:p>
          </table:table-cell>
          <table:table-cell office:value-type="float" office:value="1487635200" calcext:value-type="float">
            <text:p>14876352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411" calcext:value-type="float">
            <text:p>6411</text:p>
          </table:table-cell>
          <table:table-cell office:value-type="float" office:value="1488931200" calcext:value-type="float">
            <text:p>14889312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413" calcext:value-type="float">
            <text:p>6413</text:p>
          </table:table-cell>
          <table:table-cell office:value-type="float" office:value="1487635200" calcext:value-type="float">
            <text:p>14876352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415" calcext:value-type="float">
            <text:p>6415</text:p>
          </table:table-cell>
          <table:table-cell office:value-type="float" office:value="1488758400" calcext:value-type="float">
            <text:p>14887584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419" calcext:value-type="float">
            <text:p>6419</text:p>
          </table:table-cell>
          <table:table-cell office:value-type="float" office:value="1487808000" calcext:value-type="float">
            <text:p>14878080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420" calcext:value-type="float">
            <text:p>6420</text:p>
          </table:table-cell>
          <table:table-cell office:value-type="float" office:value="1488412800" calcext:value-type="float">
            <text:p>14884128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421" calcext:value-type="float">
            <text:p>6421</text:p>
          </table:table-cell>
          <table:table-cell office:value-type="float" office:value="1489795200" calcext:value-type="float">
            <text:p>14897952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424" calcext:value-type="float">
            <text:p>6424</text:p>
          </table:table-cell>
          <table:table-cell office:value-type="float" office:value="1490140800" calcext:value-type="float">
            <text:p>14901408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426" calcext:value-type="float">
            <text:p>6426</text:p>
          </table:table-cell>
          <table:table-cell office:value-type="float" office:value="1488412800" calcext:value-type="float">
            <text:p>14884128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428" calcext:value-type="float">
            <text:p>6428</text:p>
          </table:table-cell>
          <table:table-cell office:value-type="float" office:value="1488844800" calcext:value-type="float">
            <text:p>14888448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436" calcext:value-type="float">
            <text:p>6436</text:p>
          </table:table-cell>
          <table:table-cell office:value-type="float" office:value="1485475200" calcext:value-type="float">
            <text:p>14854752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440" calcext:value-type="float">
            <text:p>6440</text:p>
          </table:table-cell>
          <table:table-cell office:value-type="float" office:value="1486684800" calcext:value-type="float">
            <text:p>14866848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444" calcext:value-type="float">
            <text:p>6444</text:p>
          </table:table-cell>
          <table:table-cell office:value-type="float" office:value="1488499200" calcext:value-type="float">
            <text:p>14884992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446" calcext:value-type="float">
            <text:p>6446</text:p>
          </table:table-cell>
          <table:table-cell office:value-type="float" office:value="1485561600" calcext:value-type="float">
            <text:p>14855616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450" calcext:value-type="float">
            <text:p>6450</text:p>
          </table:table-cell>
          <table:table-cell office:value-type="float" office:value="1485388800" calcext:value-type="float">
            <text:p>14853888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453" calcext:value-type="float">
            <text:p>6453</text:p>
          </table:table-cell>
          <table:table-cell office:value-type="float" office:value="1486339200" calcext:value-type="float">
            <text:p>14863392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454" calcext:value-type="float">
            <text:p>6454</text:p>
          </table:table-cell>
          <table:table-cell office:value-type="float" office:value="1488931200" calcext:value-type="float">
            <text:p>14889312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455" calcext:value-type="float">
            <text:p>6455</text:p>
          </table:table-cell>
          <table:table-cell office:value-type="float" office:value="1487721600" calcext:value-type="float">
            <text:p>14877216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459" calcext:value-type="float">
            <text:p>6459</text:p>
          </table:table-cell>
          <table:table-cell office:value-type="float" office:value="1487376000" calcext:value-type="float">
            <text:p>14873760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461" calcext:value-type="float">
            <text:p>6461</text:p>
          </table:table-cell>
          <table:table-cell office:value-type="float" office:value="1488412800" calcext:value-type="float">
            <text:p>14884128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462" calcext:value-type="float">
            <text:p>6462</text:p>
          </table:table-cell>
          <table:table-cell office:value-type="float" office:value="1489795200" calcext:value-type="float">
            <text:p>14897952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471" calcext:value-type="float">
            <text:p>6471</text:p>
          </table:table-cell>
          <table:table-cell office:value-type="float" office:value="1489363200" calcext:value-type="float">
            <text:p>14893632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473" calcext:value-type="float">
            <text:p>6473</text:p>
          </table:table-cell>
          <table:table-cell office:value-type="float" office:value="1486080000" calcext:value-type="float">
            <text:p>14860800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475" calcext:value-type="float">
            <text:p>6475</text:p>
          </table:table-cell>
          <table:table-cell office:value-type="float" office:value="1484611200" calcext:value-type="float">
            <text:p>14846112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476" calcext:value-type="float">
            <text:p>6476</text:p>
          </table:table-cell>
          <table:table-cell office:value-type="float" office:value="1485302400" calcext:value-type="float">
            <text:p>14853024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477" calcext:value-type="float">
            <text:p>6477</text:p>
          </table:table-cell>
          <table:table-cell office:value-type="float" office:value="1486166400" calcext:value-type="float">
            <text:p>14861664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478" calcext:value-type="float">
            <text:p>6478</text:p>
          </table:table-cell>
          <table:table-cell office:value-type="float" office:value="1489795200" calcext:value-type="float">
            <text:p>14897952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480" calcext:value-type="float">
            <text:p>6480</text:p>
          </table:table-cell>
          <table:table-cell office:value-type="float" office:value="1490054400" calcext:value-type="float">
            <text:p>14900544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481" calcext:value-type="float">
            <text:p>6481</text:p>
          </table:table-cell>
          <table:table-cell office:value-type="float" office:value="1486771200" calcext:value-type="float">
            <text:p>14867712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484" calcext:value-type="float">
            <text:p>6484</text:p>
          </table:table-cell>
          <table:table-cell office:value-type="float" office:value="1488499200" calcext:value-type="float">
            <text:p>14884992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486" calcext:value-type="float">
            <text:p>6486</text:p>
          </table:table-cell>
          <table:table-cell office:value-type="float" office:value="1487808000" calcext:value-type="float">
            <text:p>14878080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487" calcext:value-type="float">
            <text:p>6487</text:p>
          </table:table-cell>
          <table:table-cell office:value-type="float" office:value="1489363200" calcext:value-type="float">
            <text:p>14893632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489" calcext:value-type="float">
            <text:p>6489</text:p>
          </table:table-cell>
          <table:table-cell office:value-type="float" office:value="1489968000" calcext:value-type="float">
            <text:p>14899680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492" calcext:value-type="float">
            <text:p>6492</text:p>
          </table:table-cell>
          <table:table-cell office:value-type="float" office:value="1490054400" calcext:value-type="float">
            <text:p>14900544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496" calcext:value-type="float">
            <text:p>6496</text:p>
          </table:table-cell>
          <table:table-cell office:value-type="float" office:value="1487548800" calcext:value-type="float">
            <text:p>14875488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498" calcext:value-type="float">
            <text:p>6498</text:p>
          </table:table-cell>
          <table:table-cell office:value-type="float" office:value="1485820800" calcext:value-type="float">
            <text:p>14858208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499" calcext:value-type="float">
            <text:p>6499</text:p>
          </table:table-cell>
          <table:table-cell office:value-type="float" office:value="1485907200" calcext:value-type="float">
            <text:p>14859072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501" calcext:value-type="float">
            <text:p>6501</text:p>
          </table:table-cell>
          <table:table-cell office:value-type="float" office:value="1488844800" calcext:value-type="float">
            <text:p>14888448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502" calcext:value-type="float">
            <text:p>6502</text:p>
          </table:table-cell>
          <table:table-cell office:value-type="float" office:value="1487289600" calcext:value-type="float">
            <text:p>14872896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503" calcext:value-type="float">
            <text:p>6503</text:p>
          </table:table-cell>
          <table:table-cell office:value-type="float" office:value="1487116800" calcext:value-type="float">
            <text:p>14871168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505" calcext:value-type="float">
            <text:p>6505</text:p>
          </table:table-cell>
          <table:table-cell office:value-type="float" office:value="1489536000" calcext:value-type="float">
            <text:p>14895360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506" calcext:value-type="float">
            <text:p>6506</text:p>
          </table:table-cell>
          <table:table-cell office:value-type="float" office:value="1489190400" calcext:value-type="float">
            <text:p>14891904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508" calcext:value-type="float">
            <text:p>6508</text:p>
          </table:table-cell>
          <table:table-cell office:value-type="float" office:value="1486944000" calcext:value-type="float">
            <text:p>14869440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509" calcext:value-type="float">
            <text:p>6509</text:p>
          </table:table-cell>
          <table:table-cell office:value-type="float" office:value="1486771200" calcext:value-type="float">
            <text:p>14867712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512" calcext:value-type="float">
            <text:p>6512</text:p>
          </table:table-cell>
          <table:table-cell office:value-type="float" office:value="1488499200" calcext:value-type="float">
            <text:p>14884992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514" calcext:value-type="float">
            <text:p>6514</text:p>
          </table:table-cell>
          <table:table-cell office:value-type="float" office:value="1488412800" calcext:value-type="float">
            <text:p>14884128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516" calcext:value-type="float">
            <text:p>6516</text:p>
          </table:table-cell>
          <table:table-cell office:value-type="float" office:value="1489536000" calcext:value-type="float">
            <text:p>14895360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521" calcext:value-type="float">
            <text:p>6521</text:p>
          </table:table-cell>
          <table:table-cell office:value-type="float" office:value="1487548800" calcext:value-type="float">
            <text:p>14875488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525" calcext:value-type="float">
            <text:p>6525</text:p>
          </table:table-cell>
          <table:table-cell office:value-type="float" office:value="1485993600" calcext:value-type="float">
            <text:p>14859936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527" calcext:value-type="float">
            <text:p>6527</text:p>
          </table:table-cell>
          <table:table-cell office:value-type="float" office:value="1490054400" calcext:value-type="float">
            <text:p>14900544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531" calcext:value-type="float">
            <text:p>6531</text:p>
          </table:table-cell>
          <table:table-cell office:value-type="float" office:value="1486944000" calcext:value-type="float">
            <text:p>14869440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537" calcext:value-type="float">
            <text:p>6537</text:p>
          </table:table-cell>
          <table:table-cell office:value-type="float" office:value="1487289600" calcext:value-type="float">
            <text:p>14872896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553" calcext:value-type="float">
            <text:p>6553</text:p>
          </table:table-cell>
          <table:table-cell office:value-type="float" office:value="1486512000" calcext:value-type="float">
            <text:p>14865120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571" calcext:value-type="float">
            <text:p>6571</text:p>
          </table:table-cell>
          <table:table-cell office:value-type="float" office:value="1486598400" calcext:value-type="float">
            <text:p>14865984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577" calcext:value-type="float">
            <text:p>6577</text:p>
          </table:table-cell>
          <table:table-cell office:value-type="float" office:value="1487548800" calcext:value-type="float">
            <text:p>14875488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581" calcext:value-type="float">
            <text:p>6581</text:p>
          </table:table-cell>
          <table:table-cell office:value-type="float" office:value="1490140800" calcext:value-type="float">
            <text:p>14901408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595" calcext:value-type="float">
            <text:p>6595</text:p>
          </table:table-cell>
          <table:table-cell office:value-type="float" office:value="1489968000" calcext:value-type="float">
            <text:p>14899680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598" calcext:value-type="float">
            <text:p>6598</text:p>
          </table:table-cell>
          <table:table-cell office:value-type="float" office:value="1488758400" calcext:value-type="float">
            <text:p>14887584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606" calcext:value-type="float">
            <text:p>6606</text:p>
          </table:table-cell>
          <table:table-cell office:value-type="float" office:value="1486339200" calcext:value-type="float">
            <text:p>14863392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620" calcext:value-type="float">
            <text:p>6620</text:p>
          </table:table-cell>
          <table:table-cell office:value-type="float" office:value="1487808000" calcext:value-type="float">
            <text:p>14878080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622" calcext:value-type="float">
            <text:p>6622</text:p>
          </table:table-cell>
          <table:table-cell office:value-type="float" office:value="1487203200" calcext:value-type="float">
            <text:p>14872032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627" calcext:value-type="float">
            <text:p>6627</text:p>
          </table:table-cell>
          <table:table-cell office:value-type="float" office:value="1487289600" calcext:value-type="float">
            <text:p>14872896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628" calcext:value-type="float">
            <text:p>6628</text:p>
          </table:table-cell>
          <table:table-cell office:value-type="float" office:value="1486425600" calcext:value-type="float">
            <text:p>14864256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629" calcext:value-type="float">
            <text:p>6629</text:p>
          </table:table-cell>
          <table:table-cell office:value-type="float" office:value="1489104000" calcext:value-type="float">
            <text:p>14891040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630" calcext:value-type="float">
            <text:p>6630</text:p>
          </table:table-cell>
          <table:table-cell office:value-type="float" office:value="1487289600" calcext:value-type="float">
            <text:p>14872896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634" calcext:value-type="float">
            <text:p>6634</text:p>
          </table:table-cell>
          <table:table-cell office:value-type="float" office:value="1489795200" calcext:value-type="float">
            <text:p>14897952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653" calcext:value-type="float">
            <text:p>6653</text:p>
          </table:table-cell>
          <table:table-cell office:value-type="float" office:value="1489622400" calcext:value-type="float">
            <text:p>14896224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654" calcext:value-type="float">
            <text:p>6654</text:p>
          </table:table-cell>
          <table:table-cell office:value-type="float" office:value="1485820800" calcext:value-type="float">
            <text:p>14858208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656" calcext:value-type="float">
            <text:p>6656</text:p>
          </table:table-cell>
          <table:table-cell office:value-type="float" office:value="1488758400" calcext:value-type="float">
            <text:p>14887584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657" calcext:value-type="float">
            <text:p>6657</text:p>
          </table:table-cell>
          <table:table-cell office:value-type="float" office:value="1486425600" calcext:value-type="float">
            <text:p>14864256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3">
          <table:table-cell table:style-name="ce5" office:value-type="float" office:value="6659" calcext:value-type="float">
            <text:p>6659</text:p>
          </table:table-cell>
          <table:table-cell office:value-type="float" office:value="1489708800" calcext:value-type="float">
            <text:p>1489708800</text:p>
          </table:table-cell>
          <table:table-cell table:style-name="ce10" office:value-type="string" calcext:value-type="string">
            <text:p>PLANO VERÃO</text:p>
          </table:table-cell>
        </table:table-row>
        <table:table-row table:style-name="ro1" table:number-rows-repeated="104828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Preditiva" table:style-name="ta2">
        <office:forms form:automatic-focus="false" form:apply-design-mode="false"/>
        <table:table-column table:style-name="co2" table:default-cell-style-name="ce7"/>
        <table:table-column table:style-name="co3" table:number-columns-repeated="2" table:default-cell-style-name="Default"/>
        <table:table-row table:style-name="ro2">
          <table:table-cell table:style-name="ce5" office:value-type="float" office:value="6020" calcext:value-type="float">
            <text:p>6020</text:p>
          </table:table-cell>
          <table:table-cell table:style-name="ce8" office:value-type="float" office:value="1487289600" calcext:value-type="float">
            <text:p>1487289600</text:p>
          </table:table-cell>
          <table:table-cell office:value-type="string" calcext:value-type="string">
            <text:p>PREDITIVA</text:p>
          </table:table-cell>
        </table:table-row>
        <table:table-row table:style-name="ro2">
          <table:table-cell table:style-name="ce5" office:value-type="float" office:value="6021" calcext:value-type="float">
            <text:p>6021</text:p>
          </table:table-cell>
          <table:table-cell table:style-name="ce8" office:value-type="float" office:value="1487721600" calcext:value-type="float">
            <text:p>1487721600</text:p>
          </table:table-cell>
          <table:table-cell office:value-type="string" calcext:value-type="string">
            <text:p>PREDITIVA</text:p>
          </table:table-cell>
        </table:table-row>
        <table:table-row table:style-name="ro2">
          <table:table-cell table:style-name="ce5" office:value-type="float" office:value="6026" calcext:value-type="float">
            <text:p>6026</text:p>
          </table:table-cell>
          <table:table-cell table:style-name="ce8" office:value-type="float" office:value="1488844800" calcext:value-type="float">
            <text:p>1488844800</text:p>
          </table:table-cell>
          <table:table-cell office:value-type="string" calcext:value-type="string">
            <text:p>PREDITIVA</text:p>
          </table:table-cell>
        </table:table-row>
        <table:table-row table:style-name="ro2">
          <table:table-cell table:style-name="ce5" office:value-type="float" office:value="6029" calcext:value-type="float">
            <text:p>6029</text:p>
          </table:table-cell>
          <table:table-cell table:style-name="ce8" office:value-type="float" office:value="1486771200" calcext:value-type="float">
            <text:p>1486771200</text:p>
          </table:table-cell>
          <table:table-cell office:value-type="string" calcext:value-type="string">
            <text:p>PREDITIVA</text:p>
          </table:table-cell>
        </table:table-row>
        <table:table-row table:style-name="ro2">
          <table:table-cell table:style-name="ce5" office:value-type="float" office:value="6042" calcext:value-type="float">
            <text:p>6042</text:p>
          </table:table-cell>
          <table:table-cell table:style-name="ce8" office:value-type="float" office:value="1486857600" calcext:value-type="float">
            <text:p>1486857600</text:p>
          </table:table-cell>
          <table:table-cell office:value-type="string" calcext:value-type="string">
            <text:p>PREDITIVA</text:p>
          </table:table-cell>
        </table:table-row>
        <table:table-row table:style-name="ro2">
          <table:table-cell table:style-name="ce5" office:value-type="float" office:value="6079" calcext:value-type="float">
            <text:p>6079</text:p>
          </table:table-cell>
          <table:table-cell table:style-name="ce8" office:value-type="float" office:value="1486684800" calcext:value-type="float">
            <text:p>1486684800</text:p>
          </table:table-cell>
          <table:table-cell office:value-type="string" calcext:value-type="string">
            <text:p>PREDITIVA</text:p>
          </table:table-cell>
        </table:table-row>
        <table:table-row table:style-name="ro2">
          <table:table-cell table:style-name="ce5" office:value-type="float" office:value="6088" calcext:value-type="float">
            <text:p>6088</text:p>
          </table:table-cell>
          <table:table-cell table:style-name="ce8" office:value-type="float" office:value="1488585600" calcext:value-type="float">
            <text:p>1488585600</text:p>
          </table:table-cell>
          <table:table-cell office:value-type="string" calcext:value-type="string">
            <text:p>PREDITIVA</text:p>
          </table:table-cell>
        </table:table-row>
        <table:table-row table:style-name="ro2">
          <table:table-cell table:style-name="ce5" office:value-type="float" office:value="6137" calcext:value-type="float">
            <text:p>6137</text:p>
          </table:table-cell>
          <table:table-cell table:style-name="ce8" office:value-type="float" office:value="1488412800" calcext:value-type="float">
            <text:p>1488412800</text:p>
          </table:table-cell>
          <table:table-cell office:value-type="string" calcext:value-type="string">
            <text:p>PREDITIVA</text:p>
          </table:table-cell>
        </table:table-row>
        <table:table-row table:style-name="ro2">
          <table:table-cell table:style-name="ce5" office:value-type="float" office:value="6143" calcext:value-type="float">
            <text:p>6143</text:p>
          </table:table-cell>
          <table:table-cell table:style-name="ce8" office:value-type="float" office:value="1487808000" calcext:value-type="float">
            <text:p>1487808000</text:p>
          </table:table-cell>
          <table:table-cell office:value-type="string" calcext:value-type="string">
            <text:p>PREDITIVA</text:p>
          </table:table-cell>
        </table:table-row>
        <table:table-row table:style-name="ro2">
          <table:table-cell table:style-name="ce5" office:value-type="float" office:value="6218" calcext:value-type="float">
            <text:p>6218</text:p>
          </table:table-cell>
          <table:table-cell table:style-name="ce8" office:value-type="float" office:value="1487548800" calcext:value-type="float">
            <text:p>1487548800</text:p>
          </table:table-cell>
          <table:table-cell office:value-type="string" calcext:value-type="string">
            <text:p>PREDITIVA</text:p>
          </table:table-cell>
        </table:table-row>
        <table:table-row table:style-name="ro2">
          <table:table-cell table:style-name="ce5" office:value-type="float" office:value="6234" calcext:value-type="float">
            <text:p>6234</text:p>
          </table:table-cell>
          <table:table-cell table:style-name="ce8" office:value-type="float" office:value="1488758400" calcext:value-type="float">
            <text:p>1488758400</text:p>
          </table:table-cell>
          <table:table-cell office:value-type="string" calcext:value-type="string">
            <text:p>PREDITIVA</text:p>
          </table:table-cell>
        </table:table-row>
        <table:table-row table:style-name="ro2">
          <table:table-cell table:style-name="ce5" office:value-type="float" office:value="6326" calcext:value-type="float">
            <text:p>6326</text:p>
          </table:table-cell>
          <table:table-cell table:style-name="ce8" office:value-type="float" office:value="1489017600" calcext:value-type="float">
            <text:p>1489017600</text:p>
          </table:table-cell>
          <table:table-cell office:value-type="string" calcext:value-type="string">
            <text:p>PREDITIVA</text:p>
          </table:table-cell>
        </table:table-row>
        <table:table-row table:style-name="ro2">
          <table:table-cell table:style-name="ce5" office:value-type="float" office:value="6354" calcext:value-type="float">
            <text:p>6354</text:p>
          </table:table-cell>
          <table:table-cell table:style-name="ce8" office:value-type="float" office:value="1489104000" calcext:value-type="float">
            <text:p>1489104000</text:p>
          </table:table-cell>
          <table:table-cell office:value-type="string" calcext:value-type="string">
            <text:p>PREDITIVA</text:p>
          </table:table-cell>
        </table:table-row>
        <table:table-row table:style-name="ro2">
          <table:table-cell table:style-name="ce5" office:value-type="float" office:value="6393" calcext:value-type="float">
            <text:p>6393</text:p>
          </table:table-cell>
          <table:table-cell table:style-name="ce8" office:value-type="float" office:value="1489968000" calcext:value-type="float">
            <text:p>1489968000</text:p>
          </table:table-cell>
          <table:table-cell office:value-type="string" calcext:value-type="string">
            <text:p>PREDITIVA</text:p>
          </table:table-cell>
        </table:table-row>
        <table:table-row table:style-name="ro2">
          <table:table-cell table:style-name="ce5" office:value-type="float" office:value="6417" calcext:value-type="float">
            <text:p>6417</text:p>
          </table:table-cell>
          <table:table-cell table:style-name="ce8" office:value-type="float" office:value="1486684800" calcext:value-type="float">
            <text:p>1486684800</text:p>
          </table:table-cell>
          <table:table-cell office:value-type="string" calcext:value-type="string">
            <text:p>PREDITIVA</text:p>
          </table:table-cell>
        </table:table-row>
        <table:table-row table:style-name="ro2">
          <table:table-cell table:style-name="ce5" office:value-type="float" office:value="6486" calcext:value-type="float">
            <text:p>6486</text:p>
          </table:table-cell>
          <table:table-cell table:style-name="ce8" office:value-type="float" office:value="1487808000" calcext:value-type="float">
            <text:p>1487808000</text:p>
          </table:table-cell>
          <table:table-cell office:value-type="string" calcext:value-type="string">
            <text:p>PREDITIVA</text:p>
          </table:table-cell>
        </table:table-row>
        <table:table-row table:style-name="ro2">
          <table:table-cell table:style-name="ce5" office:value-type="float" office:value="6501" calcext:value-type="float">
            <text:p>6501</text:p>
          </table:table-cell>
          <table:table-cell table:style-name="ce8" office:value-type="float" office:value="1488844800" calcext:value-type="float">
            <text:p>1488844800</text:p>
          </table:table-cell>
          <table:table-cell office:value-type="string" calcext:value-type="string">
            <text:p>PREDITIVA</text:p>
          </table:table-cell>
        </table:table-row>
        <table:table-row table:style-name="ro1" table:number-rows-repeated="104855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Retirada Antena 5.8" table:style-name="ta2">
        <office:forms form:automatic-focus="false" form:apply-design-mode="false"/>
        <table:table-column table:style-name="co2" table:default-cell-style-name="ce7"/>
        <table:table-column table:style-name="co3" table:default-cell-style-name="ce10"/>
        <table:table-column table:style-name="co5" table:default-cell-style-name="ce10"/>
        <table:table-column table:style-name="co3" table:number-columns-repeated="1019" table:default-cell-style-name="ce10"/>
        <table:table-row table:style-name="ro1">
          <table:table-cell table:style-name="ce5" office:value-type="float" office:value="6024" calcext:value-type="float">
            <text:p>6024</text:p>
          </table:table-cell>
          <table:table-cell office:value-type="float" office:value="1486598400" calcext:value-type="float">
            <text:p>14865984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026" calcext:value-type="float">
            <text:p>6026</text:p>
          </table:table-cell>
          <table:table-cell office:value-type="float" office:value="1488844800" calcext:value-type="float">
            <text:p>14888448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040" calcext:value-type="float">
            <text:p>6040</text:p>
          </table:table-cell>
          <table:table-cell office:value-type="float" office:value="1486771200" calcext:value-type="float">
            <text:p>14867712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048" calcext:value-type="float">
            <text:p>6048</text:p>
          </table:table-cell>
          <table:table-cell office:value-type="float" office:value="1485734400" calcext:value-type="float">
            <text:p>14857344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054" calcext:value-type="float">
            <text:p>6054</text:p>
          </table:table-cell>
          <table:table-cell office:value-type="float" office:value="1486771200" calcext:value-type="float">
            <text:p>14867712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056" calcext:value-type="float">
            <text:p>6056</text:p>
          </table:table-cell>
          <table:table-cell office:value-type="float" office:value="1486944000" calcext:value-type="float">
            <text:p>14869440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057" calcext:value-type="float">
            <text:p>6057</text:p>
          </table:table-cell>
          <table:table-cell office:value-type="float" office:value="1489536000" calcext:value-type="float">
            <text:p>14895360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083" calcext:value-type="float">
            <text:p>6083</text:p>
          </table:table-cell>
          <table:table-cell office:value-type="float" office:value="1489449600" calcext:value-type="float">
            <text:p>14894496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084" calcext:value-type="float">
            <text:p>6084</text:p>
          </table:table-cell>
          <table:table-cell office:value-type="float" office:value="1489968000" calcext:value-type="float">
            <text:p>14899680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093" calcext:value-type="float">
            <text:p>6093</text:p>
          </table:table-cell>
          <table:table-cell office:value-type="float" office:value="1487116800" calcext:value-type="float">
            <text:p>14871168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095" calcext:value-type="float">
            <text:p>6095</text:p>
          </table:table-cell>
          <table:table-cell office:value-type="float" office:value="1488758400" calcext:value-type="float">
            <text:p>14887584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097" calcext:value-type="float">
            <text:p>6097</text:p>
          </table:table-cell>
          <table:table-cell office:value-type="float" office:value="1487635200" calcext:value-type="float">
            <text:p>14876352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104" calcext:value-type="float">
            <text:p>6104</text:p>
          </table:table-cell>
          <table:table-cell office:value-type="float" office:value="1487376000" calcext:value-type="float">
            <text:p>14873760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109" calcext:value-type="float">
            <text:p>6109</text:p>
          </table:table-cell>
          <table:table-cell office:value-type="float" office:value="1487376000" calcext:value-type="float">
            <text:p>14873760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110" calcext:value-type="float">
            <text:p>6110</text:p>
          </table:table-cell>
          <table:table-cell office:value-type="float" office:value="1487289600" calcext:value-type="float">
            <text:p>14872896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112" calcext:value-type="float">
            <text:p>6112</text:p>
          </table:table-cell>
          <table:table-cell office:value-type="float" office:value="1487808000" calcext:value-type="float">
            <text:p>14878080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116" calcext:value-type="float">
            <text:p>6116</text:p>
          </table:table-cell>
          <table:table-cell office:value-type="float" office:value="1486512000" calcext:value-type="float">
            <text:p>14865120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117" calcext:value-type="float">
            <text:p>6117</text:p>
          </table:table-cell>
          <table:table-cell office:value-type="float" office:value="1486512000" calcext:value-type="float">
            <text:p>14865120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124" calcext:value-type="float">
            <text:p>6124</text:p>
          </table:table-cell>
          <table:table-cell office:value-type="float" office:value="1487030400" calcext:value-type="float">
            <text:p>14870304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128" calcext:value-type="float">
            <text:p>6128</text:p>
          </table:table-cell>
          <table:table-cell office:value-type="float" office:value="1489363200" calcext:value-type="float">
            <text:p>14893632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133" calcext:value-type="float">
            <text:p>6133</text:p>
          </table:table-cell>
          <table:table-cell office:value-type="float" office:value="1487376000" calcext:value-type="float">
            <text:p>14873760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134" calcext:value-type="float">
            <text:p>6134</text:p>
          </table:table-cell>
          <table:table-cell office:value-type="float" office:value="1483660800" calcext:value-type="float">
            <text:p>14836608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136" calcext:value-type="float">
            <text:p>6136</text:p>
          </table:table-cell>
          <table:table-cell office:value-type="float" office:value="1489536000" calcext:value-type="float">
            <text:p>14895360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140" calcext:value-type="float">
            <text:p>6140</text:p>
          </table:table-cell>
          <table:table-cell office:value-type="float" office:value="1487548800" calcext:value-type="float">
            <text:p>14875488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145" calcext:value-type="float">
            <text:p>6145</text:p>
          </table:table-cell>
          <table:table-cell office:value-type="float" office:value="1489363200" calcext:value-type="float">
            <text:p>14893632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146" calcext:value-type="float">
            <text:p>6146</text:p>
          </table:table-cell>
          <table:table-cell office:value-type="float" office:value="1488758400" calcext:value-type="float">
            <text:p>14887584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151" calcext:value-type="float">
            <text:p>6151</text:p>
          </table:table-cell>
          <table:table-cell office:value-type="float" office:value="1489968000" calcext:value-type="float">
            <text:p>14899680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159" calcext:value-type="float">
            <text:p>6159</text:p>
          </table:table-cell>
          <table:table-cell office:value-type="float" office:value="1489363200" calcext:value-type="float">
            <text:p>14893632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169" calcext:value-type="float">
            <text:p>6169</text:p>
          </table:table-cell>
          <table:table-cell office:value-type="float" office:value="1486944000" calcext:value-type="float">
            <text:p>14869440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170" calcext:value-type="float">
            <text:p>6170</text:p>
          </table:table-cell>
          <table:table-cell office:value-type="float" office:value="1487289600" calcext:value-type="float">
            <text:p>14872896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183" calcext:value-type="float">
            <text:p>6183</text:p>
          </table:table-cell>
          <table:table-cell office:value-type="float" office:value="1486684800" calcext:value-type="float">
            <text:p>14866848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184" calcext:value-type="float">
            <text:p>6184</text:p>
          </table:table-cell>
          <table:table-cell office:value-type="float" office:value="1489449600" calcext:value-type="float">
            <text:p>14894496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185" calcext:value-type="float">
            <text:p>6185</text:p>
          </table:table-cell>
          <table:table-cell office:value-type="float" office:value="1488844800" calcext:value-type="float">
            <text:p>14888448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186" calcext:value-type="float">
            <text:p>6186</text:p>
          </table:table-cell>
          <table:table-cell office:value-type="float" office:value="1488326400" calcext:value-type="float">
            <text:p>14883264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187" calcext:value-type="float">
            <text:p>6187</text:p>
          </table:table-cell>
          <table:table-cell office:value-type="float" office:value="1487721600" calcext:value-type="float">
            <text:p>14877216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190" calcext:value-type="float">
            <text:p>6190</text:p>
          </table:table-cell>
          <table:table-cell office:value-type="float" office:value="1489795200" calcext:value-type="float">
            <text:p>14897952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191" calcext:value-type="float">
            <text:p>6191</text:p>
          </table:table-cell>
          <table:table-cell office:value-type="float" office:value="1489017600" calcext:value-type="float">
            <text:p>14890176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193" calcext:value-type="float">
            <text:p>6193</text:p>
          </table:table-cell>
          <table:table-cell office:value-type="float" office:value="1488844800" calcext:value-type="float">
            <text:p>14888448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204" calcext:value-type="float">
            <text:p>6204</text:p>
          </table:table-cell>
          <table:table-cell office:value-type="float" office:value="1488844800" calcext:value-type="float">
            <text:p>14888448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211" calcext:value-type="float">
            <text:p>6211</text:p>
          </table:table-cell>
          <table:table-cell office:value-type="float" office:value="1487203200" calcext:value-type="float">
            <text:p>14872032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215" calcext:value-type="float">
            <text:p>6215</text:p>
          </table:table-cell>
          <table:table-cell office:value-type="float" office:value="1489017600" calcext:value-type="float">
            <text:p>14890176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216" calcext:value-type="float">
            <text:p>6216</text:p>
          </table:table-cell>
          <table:table-cell office:value-type="float" office:value="1488499200" calcext:value-type="float">
            <text:p>14884992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220" calcext:value-type="float">
            <text:p>6220</text:p>
          </table:table-cell>
          <table:table-cell office:value-type="float" office:value="1488499200" calcext:value-type="float">
            <text:p>14884992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222" calcext:value-type="float">
            <text:p>6222</text:p>
          </table:table-cell>
          <table:table-cell office:value-type="float" office:value="1487721600" calcext:value-type="float">
            <text:p>14877216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224" calcext:value-type="float">
            <text:p>6224</text:p>
          </table:table-cell>
          <table:table-cell office:value-type="float" office:value="1488412800" calcext:value-type="float">
            <text:p>14884128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226" calcext:value-type="float">
            <text:p>6226</text:p>
          </table:table-cell>
          <table:table-cell office:value-type="float" office:value="1489622400" calcext:value-type="float">
            <text:p>14896224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235" calcext:value-type="float">
            <text:p>6235</text:p>
          </table:table-cell>
          <table:table-cell office:value-type="float" office:value="1489363200" calcext:value-type="float">
            <text:p>14893632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241" calcext:value-type="float">
            <text:p>6241</text:p>
          </table:table-cell>
          <table:table-cell office:value-type="float" office:value="1489708800" calcext:value-type="float">
            <text:p>14897088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242" calcext:value-type="float">
            <text:p>6242</text:p>
          </table:table-cell>
          <table:table-cell office:value-type="float" office:value="1489968000" calcext:value-type="float">
            <text:p>14899680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245" calcext:value-type="float">
            <text:p>6245</text:p>
          </table:table-cell>
          <table:table-cell office:value-type="float" office:value="1489708800" calcext:value-type="float">
            <text:p>14897088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246" calcext:value-type="float">
            <text:p>6246</text:p>
          </table:table-cell>
          <table:table-cell office:value-type="float" office:value="1488931200" calcext:value-type="float">
            <text:p>14889312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249" calcext:value-type="float">
            <text:p>6249</text:p>
          </table:table-cell>
          <table:table-cell office:value-type="float" office:value="1489968000" calcext:value-type="float">
            <text:p>14899680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250" calcext:value-type="float">
            <text:p>6250</text:p>
          </table:table-cell>
          <table:table-cell office:value-type="float" office:value="1490140800" calcext:value-type="float">
            <text:p>14901408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253" calcext:value-type="float">
            <text:p>6253</text:p>
          </table:table-cell>
          <table:table-cell office:value-type="float" office:value="1487116800" calcext:value-type="float">
            <text:p>14871168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256" calcext:value-type="float">
            <text:p>6256</text:p>
          </table:table-cell>
          <table:table-cell office:value-type="float" office:value="1490054400" calcext:value-type="float">
            <text:p>14900544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6" office:value-type="float" office:value="6259" calcext:value-type="float">
            <text:p>6259</text:p>
          </table:table-cell>
          <table:table-cell office:value-type="float" office:value="1486512000" calcext:value-type="float">
            <text:p>14865120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264" calcext:value-type="float">
            <text:p>6264</text:p>
          </table:table-cell>
          <table:table-cell office:value-type="float" office:value="1488844800" calcext:value-type="float">
            <text:p>14888448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266" calcext:value-type="float">
            <text:p>6266</text:p>
          </table:table-cell>
          <table:table-cell office:value-type="float" office:value="1489449600" calcext:value-type="float">
            <text:p>14894496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268" calcext:value-type="float">
            <text:p>6268</text:p>
          </table:table-cell>
          <table:table-cell office:value-type="float" office:value="1489536000" calcext:value-type="float">
            <text:p>14895360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269" calcext:value-type="float">
            <text:p>6269</text:p>
          </table:table-cell>
          <table:table-cell office:value-type="float" office:value="1490054400" calcext:value-type="float">
            <text:p>14900544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272" calcext:value-type="float">
            <text:p>6272</text:p>
          </table:table-cell>
          <table:table-cell office:value-type="float" office:value="1488931200" calcext:value-type="float">
            <text:p>14889312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273" calcext:value-type="float">
            <text:p>6273</text:p>
          </table:table-cell>
          <table:table-cell office:value-type="float" office:value="1489190400" calcext:value-type="float">
            <text:p>14891904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274" calcext:value-type="float">
            <text:p>6274</text:p>
          </table:table-cell>
          <table:table-cell office:value-type="float" office:value="1490140800" calcext:value-type="float">
            <text:p>14901408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280" calcext:value-type="float">
            <text:p>6280</text:p>
          </table:table-cell>
          <table:table-cell office:value-type="float" office:value="1487030400" calcext:value-type="float">
            <text:p>14870304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283" calcext:value-type="float">
            <text:p>6283</text:p>
          </table:table-cell>
          <table:table-cell office:value-type="float" office:value="1489104000" calcext:value-type="float">
            <text:p>14891040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291" calcext:value-type="float">
            <text:p>6291</text:p>
          </table:table-cell>
          <table:table-cell office:value-type="float" office:value="1488585600" calcext:value-type="float">
            <text:p>14885856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293" calcext:value-type="float">
            <text:p>6293</text:p>
          </table:table-cell>
          <table:table-cell office:value-type="float" office:value="1489708800" calcext:value-type="float">
            <text:p>14897088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294" calcext:value-type="float">
            <text:p>6294</text:p>
          </table:table-cell>
          <table:table-cell office:value-type="float" office:value="1486944000" calcext:value-type="float">
            <text:p>14869440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295" calcext:value-type="float">
            <text:p>6295</text:p>
          </table:table-cell>
          <table:table-cell office:value-type="float" office:value="1489104000" calcext:value-type="float">
            <text:p>14891040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296" calcext:value-type="float">
            <text:p>6296</text:p>
          </table:table-cell>
          <table:table-cell office:value-type="float" office:value="1490054400" calcext:value-type="float">
            <text:p>14900544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300" calcext:value-type="float">
            <text:p>6300</text:p>
          </table:table-cell>
          <table:table-cell office:value-type="float" office:value="1489363200" calcext:value-type="float">
            <text:p>14893632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302" calcext:value-type="float">
            <text:p>6302</text:p>
          </table:table-cell>
          <table:table-cell office:value-type="float" office:value="1488499200" calcext:value-type="float">
            <text:p>14884992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308" calcext:value-type="float">
            <text:p>6308</text:p>
          </table:table-cell>
          <table:table-cell office:value-type="float" office:value="1488931200" calcext:value-type="float">
            <text:p>14889312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6" office:value-type="float" office:value="6309" calcext:value-type="float">
            <text:p>6309</text:p>
          </table:table-cell>
          <table:table-cell office:value-type="float" office:value="1489622400" calcext:value-type="float">
            <text:p>14896224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310" calcext:value-type="float">
            <text:p>6310</text:p>
          </table:table-cell>
          <table:table-cell office:value-type="float" office:value="1489622400" calcext:value-type="float">
            <text:p>14896224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312" calcext:value-type="float">
            <text:p>6312</text:p>
          </table:table-cell>
          <table:table-cell office:value-type="float" office:value="1489536000" calcext:value-type="float">
            <text:p>14895360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313" calcext:value-type="float">
            <text:p>6313</text:p>
          </table:table-cell>
          <table:table-cell office:value-type="float" office:value="1489708800" calcext:value-type="float">
            <text:p>14897088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314" calcext:value-type="float">
            <text:p>6314</text:p>
          </table:table-cell>
          <table:table-cell office:value-type="float" office:value="1487203200" calcext:value-type="float">
            <text:p>14872032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320" calcext:value-type="float">
            <text:p>6320</text:p>
          </table:table-cell>
          <table:table-cell office:value-type="float" office:value="1487116800" calcext:value-type="float">
            <text:p>14871168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321" calcext:value-type="float">
            <text:p>6321</text:p>
          </table:table-cell>
          <table:table-cell office:value-type="float" office:value="1489190400" calcext:value-type="float">
            <text:p>14891904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326" calcext:value-type="float">
            <text:p>6326</text:p>
          </table:table-cell>
          <table:table-cell office:value-type="float" office:value="1489017600" calcext:value-type="float">
            <text:p>14890176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327" calcext:value-type="float">
            <text:p>6327</text:p>
          </table:table-cell>
          <table:table-cell office:value-type="float" office:value="1489536000" calcext:value-type="float">
            <text:p>14895360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330" calcext:value-type="float">
            <text:p>6330</text:p>
          </table:table-cell>
          <table:table-cell office:value-type="float" office:value="1487808000" calcext:value-type="float">
            <text:p>14878080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332" calcext:value-type="float">
            <text:p>6332</text:p>
          </table:table-cell>
          <table:table-cell office:value-type="float" office:value="1488326400" calcext:value-type="float">
            <text:p>14883264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343" calcext:value-type="float">
            <text:p>6343</text:p>
          </table:table-cell>
          <table:table-cell office:value-type="float" office:value="1489795200" calcext:value-type="float">
            <text:p>14897952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344" calcext:value-type="float">
            <text:p>6344</text:p>
          </table:table-cell>
          <table:table-cell office:value-type="float" office:value="1488499200" calcext:value-type="float">
            <text:p>14884992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348" calcext:value-type="float">
            <text:p>6348</text:p>
          </table:table-cell>
          <table:table-cell office:value-type="float" office:value="1487721600" calcext:value-type="float">
            <text:p>14877216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350" calcext:value-type="float">
            <text:p>6350</text:p>
          </table:table-cell>
          <table:table-cell office:value-type="float" office:value="1490140800" calcext:value-type="float">
            <text:p>14901408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351" calcext:value-type="float">
            <text:p>6351</text:p>
          </table:table-cell>
          <table:table-cell office:value-type="float" office:value="1489017600" calcext:value-type="float">
            <text:p>14890176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353" calcext:value-type="float">
            <text:p>6353</text:p>
          </table:table-cell>
          <table:table-cell office:value-type="float" office:value="1489968000" calcext:value-type="float">
            <text:p>14899680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354" calcext:value-type="float">
            <text:p>6354</text:p>
          </table:table-cell>
          <table:table-cell office:value-type="float" office:value="1489104000" calcext:value-type="float">
            <text:p>14891040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359" calcext:value-type="float">
            <text:p>6359</text:p>
          </table:table-cell>
          <table:table-cell office:value-type="float" office:value="1486771200" calcext:value-type="float">
            <text:p>14867712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361" calcext:value-type="float">
            <text:p>6361</text:p>
          </table:table-cell>
          <table:table-cell office:value-type="float" office:value="1488412800" calcext:value-type="float">
            <text:p>14884128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362" calcext:value-type="float">
            <text:p>6362</text:p>
          </table:table-cell>
          <table:table-cell office:value-type="float" office:value="1487116800" calcext:value-type="float">
            <text:p>14871168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364" calcext:value-type="float">
            <text:p>6364</text:p>
          </table:table-cell>
          <table:table-cell office:value-type="float" office:value="1488758400" calcext:value-type="float">
            <text:p>14887584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366" calcext:value-type="float">
            <text:p>6366</text:p>
          </table:table-cell>
          <table:table-cell office:value-type="float" office:value="1487203200" calcext:value-type="float">
            <text:p>14872032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367" calcext:value-type="float">
            <text:p>6367</text:p>
          </table:table-cell>
          <table:table-cell office:value-type="float" office:value="1489795200" calcext:value-type="float">
            <text:p>14897952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385" calcext:value-type="float">
            <text:p>6385</text:p>
          </table:table-cell>
          <table:table-cell office:value-type="float" office:value="1490054400" calcext:value-type="float">
            <text:p>14900544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387" calcext:value-type="float">
            <text:p>6387</text:p>
          </table:table-cell>
          <table:table-cell office:value-type="float" office:value="1488585600" calcext:value-type="float">
            <text:p>14885856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402" calcext:value-type="float">
            <text:p>6402</text:p>
          </table:table-cell>
          <table:table-cell office:value-type="float" office:value="1489795200" calcext:value-type="float">
            <text:p>14897952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404" calcext:value-type="float">
            <text:p>6404</text:p>
          </table:table-cell>
          <table:table-cell office:value-type="float" office:value="1489536000" calcext:value-type="float">
            <text:p>14895360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407" calcext:value-type="float">
            <text:p>6407</text:p>
          </table:table-cell>
          <table:table-cell office:value-type="float" office:value="1489968000" calcext:value-type="float">
            <text:p>14899680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411" calcext:value-type="float">
            <text:p>6411</text:p>
          </table:table-cell>
          <table:table-cell office:value-type="float" office:value="1488931200" calcext:value-type="float">
            <text:p>14889312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413" calcext:value-type="float">
            <text:p>6413</text:p>
          </table:table-cell>
          <table:table-cell office:value-type="float" office:value="1487635200" calcext:value-type="float">
            <text:p>14876352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417" calcext:value-type="float">
            <text:p>6417</text:p>
          </table:table-cell>
          <table:table-cell office:value-type="float" office:value="1486684800" calcext:value-type="float">
            <text:p>14866848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420" calcext:value-type="float">
            <text:p>6420</text:p>
          </table:table-cell>
          <table:table-cell office:value-type="float" office:value="1488412800" calcext:value-type="float">
            <text:p>14884128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424" calcext:value-type="float">
            <text:p>6424</text:p>
          </table:table-cell>
          <table:table-cell office:value-type="float" office:value="1490140800" calcext:value-type="float">
            <text:p>14901408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428" calcext:value-type="float">
            <text:p>6428</text:p>
          </table:table-cell>
          <table:table-cell office:value-type="float" office:value="1488844800" calcext:value-type="float">
            <text:p>14888448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436" calcext:value-type="float">
            <text:p>6436</text:p>
          </table:table-cell>
          <table:table-cell office:value-type="float" office:value="1485475200" calcext:value-type="float">
            <text:p>14854752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437" calcext:value-type="float">
            <text:p>6437</text:p>
          </table:table-cell>
          <table:table-cell office:value-type="float" office:value="1483315200" calcext:value-type="float">
            <text:p>14833152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446" calcext:value-type="float">
            <text:p>6446</text:p>
          </table:table-cell>
          <table:table-cell office:value-type="float" office:value="1485561600" calcext:value-type="float">
            <text:p>14855616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454" calcext:value-type="float">
            <text:p>6454</text:p>
          </table:table-cell>
          <table:table-cell office:value-type="float" office:value="1488931200" calcext:value-type="float">
            <text:p>14889312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458" calcext:value-type="float">
            <text:p>6458</text:p>
          </table:table-cell>
          <table:table-cell office:value-type="float" office:value="1487894400" calcext:value-type="float">
            <text:p>14878944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463" calcext:value-type="float">
            <text:p>6463</text:p>
          </table:table-cell>
          <table:table-cell office:value-type="float" office:value="1486944000" calcext:value-type="float">
            <text:p>14869440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466" calcext:value-type="float">
            <text:p>6466</text:p>
          </table:table-cell>
          <table:table-cell office:value-type="float" office:value="1487721600" calcext:value-type="float">
            <text:p>14877216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478" calcext:value-type="float">
            <text:p>6478</text:p>
          </table:table-cell>
          <table:table-cell office:value-type="float" office:value="1489795200" calcext:value-type="float">
            <text:p>14897952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487" calcext:value-type="float">
            <text:p>6487</text:p>
          </table:table-cell>
          <table:table-cell office:value-type="float" office:value="1489363200" calcext:value-type="float">
            <text:p>14893632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489" calcext:value-type="float">
            <text:p>6489</text:p>
          </table:table-cell>
          <table:table-cell office:value-type="float" office:value="1489968000" calcext:value-type="float">
            <text:p>14899680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503" calcext:value-type="float">
            <text:p>6503</text:p>
          </table:table-cell>
          <table:table-cell office:value-type="float" office:value="1487116800" calcext:value-type="float">
            <text:p>14871168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506" calcext:value-type="float">
            <text:p>6506</text:p>
          </table:table-cell>
          <table:table-cell office:value-type="float" office:value="1489190400" calcext:value-type="float">
            <text:p>14891904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512" calcext:value-type="float">
            <text:p>6512</text:p>
          </table:table-cell>
          <table:table-cell office:value-type="float" office:value="1488499200" calcext:value-type="float">
            <text:p>14884992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514" calcext:value-type="float">
            <text:p>6514</text:p>
          </table:table-cell>
          <table:table-cell office:value-type="float" office:value="1488412800" calcext:value-type="float">
            <text:p>14884128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525" calcext:value-type="float">
            <text:p>6525</text:p>
          </table:table-cell>
          <table:table-cell office:value-type="float" office:value="1485993600" calcext:value-type="float">
            <text:p>14859936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531" calcext:value-type="float">
            <text:p>6531</text:p>
          </table:table-cell>
          <table:table-cell office:value-type="float" office:value="1486944000" calcext:value-type="float">
            <text:p>14869440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571" calcext:value-type="float">
            <text:p>6571</text:p>
          </table:table-cell>
          <table:table-cell office:value-type="float" office:value="1486598400" calcext:value-type="float">
            <text:p>14865984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577" calcext:value-type="float">
            <text:p>6577</text:p>
          </table:table-cell>
          <table:table-cell office:value-type="float" office:value="1487548800" calcext:value-type="float">
            <text:p>14875488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595" calcext:value-type="float">
            <text:p>6595</text:p>
          </table:table-cell>
          <table:table-cell office:value-type="float" office:value="1489968000" calcext:value-type="float">
            <text:p>14899680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610" calcext:value-type="float">
            <text:p>6610</text:p>
          </table:table-cell>
          <table:table-cell office:value-type="float" office:value="1489363200" calcext:value-type="float">
            <text:p>14893632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627" calcext:value-type="float">
            <text:p>6627</text:p>
          </table:table-cell>
          <table:table-cell office:value-type="float" office:value="1487289600" calcext:value-type="float">
            <text:p>14872896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628" calcext:value-type="float">
            <text:p>6628</text:p>
          </table:table-cell>
          <table:table-cell office:value-type="float" office:value="1486425600" calcext:value-type="float">
            <text:p>14864256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630" calcext:value-type="float">
            <text:p>6630</text:p>
          </table:table-cell>
          <table:table-cell office:value-type="float" office:value="1487289600" calcext:value-type="float">
            <text:p>14872896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655" calcext:value-type="float">
            <text:p>6655</text:p>
          </table:table-cell>
          <table:table-cell office:value-type="float" office:value="1483488000" calcext:value-type="float">
            <text:p>14834880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656" calcext:value-type="float">
            <text:p>6656</text:p>
          </table:table-cell>
          <table:table-cell office:value-type="float" office:value="1488758400" calcext:value-type="float">
            <text:p>14887584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>
          <table:table-cell table:style-name="ce5" office:value-type="float" office:value="6659" calcext:value-type="float">
            <text:p>6659</text:p>
          </table:table-cell>
          <table:table-cell office:value-type="float" office:value="1489708800" calcext:value-type="float">
            <text:p>1489708800</text:p>
          </table:table-cell>
          <table:table-cell office:value-type="string" calcext:value-type="string">
            <text:p>RETIRADA ANTENA 5.8</text:p>
          </table:table-cell>
          <table:table-cell table:number-columns-repeated="1019"/>
        </table:table-row>
        <table:table-row table:style-name="ro1" table:number-rows-repeated="1048441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inalização" table:style-name="ta2">
        <office:forms form:automatic-focus="false" form:apply-design-mode="false"/>
        <table:table-column table:style-name="co6" table:default-cell-style-name="ce7"/>
        <table:table-column table:style-name="co2" table:default-cell-style-name="Default"/>
        <table:table-column table:style-name="co3" table:default-cell-style-name="Default"/>
        <table:table-row table:style-name="ro2">
          <table:table-cell table:style-name="ce5" office:value-type="float" office:value="6010" calcext:value-type="float">
            <text:p>6010</text:p>
          </table:table-cell>
          <table:table-cell office:value-type="float" office:value="1486598400" calcext:value-type="float">
            <text:p>1486598400</text:p>
          </table:table-cell>
          <table:table-cell office:value-type="string" calcext:value-type="string">
            <text:p>Sinalização</text:p>
          </table:table-cell>
        </table:table-row>
        <table:table-row table:style-name="ro2">
          <table:table-cell table:style-name="ce5" office:value-type="float" office:value="6018" calcext:value-type="float">
            <text:p>6018</text:p>
          </table:table-cell>
          <table:table-cell office:value-type="float" office:value="1489104000" calcext:value-type="float">
            <text:p>1489104000</text:p>
          </table:table-cell>
          <table:table-cell office:value-type="string" calcext:value-type="string">
            <text:p>Sinalização</text:p>
          </table:table-cell>
        </table:table-row>
        <table:table-row table:style-name="ro2">
          <table:table-cell table:style-name="ce5" office:value-type="float" office:value="6030" calcext:value-type="float">
            <text:p>6030</text:p>
          </table:table-cell>
          <table:table-cell office:value-type="float" office:value="1486080000" calcext:value-type="float">
            <text:p>1486080000</text:p>
          </table:table-cell>
          <table:table-cell office:value-type="string" calcext:value-type="string">
            <text:p>Sinalização</text:p>
          </table:table-cell>
        </table:table-row>
        <table:table-row table:style-name="ro2">
          <table:table-cell table:style-name="ce5" office:value-type="float" office:value="6033" calcext:value-type="float">
            <text:p>6033</text:p>
          </table:table-cell>
          <table:table-cell office:value-type="float" office:value="1487289600" calcext:value-type="float">
            <text:p>1487289600</text:p>
          </table:table-cell>
          <table:table-cell office:value-type="string" calcext:value-type="string">
            <text:p>Sinalização</text:p>
          </table:table-cell>
        </table:table-row>
        <table:table-row table:style-name="ro2">
          <table:table-cell table:style-name="ce5" office:value-type="float" office:value="6037" calcext:value-type="float">
            <text:p>6037</text:p>
          </table:table-cell>
          <table:table-cell office:value-type="float" office:value="1487808000" calcext:value-type="float">
            <text:p>1487808000</text:p>
          </table:table-cell>
          <table:table-cell office:value-type="string" calcext:value-type="string">
            <text:p>Sinalização</text:p>
          </table:table-cell>
        </table:table-row>
        <table:table-row table:style-name="ro2">
          <table:table-cell table:style-name="ce5" office:value-type="float" office:value="6048" calcext:value-type="float">
            <text:p>6048</text:p>
          </table:table-cell>
          <table:table-cell office:value-type="float" office:value="1485734400" calcext:value-type="float">
            <text:p>1485734400</text:p>
          </table:table-cell>
          <table:table-cell office:value-type="string" calcext:value-type="string">
            <text:p>Sinalização</text:p>
          </table:table-cell>
        </table:table-row>
        <table:table-row table:style-name="ro2">
          <table:table-cell table:style-name="ce5" office:value-type="float" office:value="6085" calcext:value-type="float">
            <text:p>6085</text:p>
          </table:table-cell>
          <table:table-cell office:value-type="float" office:value="1488931200" calcext:value-type="float">
            <text:p>1488931200</text:p>
          </table:table-cell>
          <table:table-cell office:value-type="string" calcext:value-type="string">
            <text:p>Sinalização</text:p>
          </table:table-cell>
        </table:table-row>
        <table:table-row table:style-name="ro2">
          <table:table-cell table:style-name="ce5" office:value-type="float" office:value="6095" calcext:value-type="float">
            <text:p>6095</text:p>
          </table:table-cell>
          <table:table-cell office:value-type="float" office:value="1488758400" calcext:value-type="float">
            <text:p>1488758400</text:p>
          </table:table-cell>
          <table:table-cell office:value-type="string" calcext:value-type="string">
            <text:p>Sinalização</text:p>
          </table:table-cell>
        </table:table-row>
        <table:table-row table:style-name="ro2">
          <table:table-cell table:style-name="ce5" office:value-type="float" office:value="6104" calcext:value-type="float">
            <text:p>6104</text:p>
          </table:table-cell>
          <table:table-cell office:value-type="float" office:value="1487376000" calcext:value-type="float">
            <text:p>1487376000</text:p>
          </table:table-cell>
          <table:table-cell office:value-type="string" calcext:value-type="string">
            <text:p>Sinalização</text:p>
          </table:table-cell>
        </table:table-row>
        <table:table-row table:style-name="ro2">
          <table:table-cell table:style-name="ce5" office:value-type="float" office:value="6108" calcext:value-type="float">
            <text:p>6108</text:p>
          </table:table-cell>
          <table:table-cell office:value-type="float" office:value="1488412800" calcext:value-type="float">
            <text:p>1488412800</text:p>
          </table:table-cell>
          <table:table-cell office:value-type="string" calcext:value-type="string">
            <text:p>Sinalização</text:p>
          </table:table-cell>
        </table:table-row>
        <table:table-row table:style-name="ro2">
          <table:table-cell table:style-name="ce5" office:value-type="float" office:value="6109" calcext:value-type="float">
            <text:p>6109</text:p>
          </table:table-cell>
          <table:table-cell office:value-type="float" office:value="1487376000" calcext:value-type="float">
            <text:p>1487376000</text:p>
          </table:table-cell>
          <table:table-cell office:value-type="string" calcext:value-type="string">
            <text:p>Sinalização</text:p>
          </table:table-cell>
        </table:table-row>
        <table:table-row table:style-name="ro2">
          <table:table-cell table:style-name="ce5" office:value-type="float" office:value="6113" calcext:value-type="float">
            <text:p>6113</text:p>
          </table:table-cell>
          <table:table-cell office:value-type="float" office:value="1483488000" calcext:value-type="float">
            <text:p>1483488000</text:p>
          </table:table-cell>
          <table:table-cell office:value-type="string" calcext:value-type="string">
            <text:p>Sinalização</text:p>
          </table:table-cell>
        </table:table-row>
        <table:table-row table:style-name="ro2">
          <table:table-cell table:style-name="ce5" office:value-type="float" office:value="6120" calcext:value-type="float">
            <text:p>6120</text:p>
          </table:table-cell>
          <table:table-cell office:value-type="float" office:value="1488585600" calcext:value-type="float">
            <text:p>1488585600</text:p>
          </table:table-cell>
          <table:table-cell office:value-type="string" calcext:value-type="string">
            <text:p>Sinalização</text:p>
          </table:table-cell>
        </table:table-row>
        <table:table-row table:style-name="ro2">
          <table:table-cell table:style-name="ce5" office:value-type="float" office:value="6134" calcext:value-type="float">
            <text:p>6134</text:p>
          </table:table-cell>
          <table:table-cell office:value-type="float" office:value="1483660800" calcext:value-type="float">
            <text:p>1483660800</text:p>
          </table:table-cell>
          <table:table-cell office:value-type="string" calcext:value-type="string">
            <text:p>Sinalização</text:p>
          </table:table-cell>
        </table:table-row>
        <table:table-row table:style-name="ro2">
          <table:table-cell table:style-name="ce5" office:value-type="float" office:value="6143" calcext:value-type="float">
            <text:p>6143</text:p>
          </table:table-cell>
          <table:table-cell office:value-type="float" office:value="1487808000" calcext:value-type="float">
            <text:p>1487808000</text:p>
          </table:table-cell>
          <table:table-cell office:value-type="string" calcext:value-type="string">
            <text:p>Sinalização</text:p>
          </table:table-cell>
        </table:table-row>
        <table:table-row table:style-name="ro2">
          <table:table-cell table:style-name="ce5" office:value-type="float" office:value="6150" calcext:value-type="float">
            <text:p>6150</text:p>
          </table:table-cell>
          <table:table-cell office:value-type="float" office:value="1487376000" calcext:value-type="float">
            <text:p>1487376000</text:p>
          </table:table-cell>
          <table:table-cell office:value-type="string" calcext:value-type="string">
            <text:p>Sinalização</text:p>
          </table:table-cell>
        </table:table-row>
        <table:table-row table:style-name="ro2">
          <table:table-cell table:style-name="ce5" office:value-type="float" office:value="6155" calcext:value-type="float">
            <text:p>6155</text:p>
          </table:table-cell>
          <table:table-cell office:value-type="float" office:value="1489017600" calcext:value-type="float">
            <text:p>1489017600</text:p>
          </table:table-cell>
          <table:table-cell office:value-type="string" calcext:value-type="string">
            <text:p>Sinalização</text:p>
          </table:table-cell>
        </table:table-row>
        <table:table-row table:style-name="ro2">
          <table:table-cell table:style-name="ce5" office:value-type="float" office:value="6168" calcext:value-type="float">
            <text:p>6168</text:p>
          </table:table-cell>
          <table:table-cell office:value-type="float" office:value="1488412800" calcext:value-type="float">
            <text:p>1488412800</text:p>
          </table:table-cell>
          <table:table-cell office:value-type="string" calcext:value-type="string">
            <text:p>Sinalização</text:p>
          </table:table-cell>
        </table:table-row>
        <table:table-row table:style-name="ro2">
          <table:table-cell table:style-name="ce5" office:value-type="float" office:value="6189" calcext:value-type="float">
            <text:p>6189</text:p>
          </table:table-cell>
          <table:table-cell office:value-type="float" office:value="1488499200" calcext:value-type="float">
            <text:p>1488499200</text:p>
          </table:table-cell>
          <table:table-cell office:value-type="string" calcext:value-type="string">
            <text:p>Sinalização</text:p>
          </table:table-cell>
        </table:table-row>
        <table:table-row table:style-name="ro2">
          <table:table-cell table:style-name="ce5" office:value-type="float" office:value="6195" calcext:value-type="float">
            <text:p>6195</text:p>
          </table:table-cell>
          <table:table-cell office:value-type="float" office:value="1488412800" calcext:value-type="float">
            <text:p>1488412800</text:p>
          </table:table-cell>
          <table:table-cell office:value-type="string" calcext:value-type="string">
            <text:p>Sinalização</text:p>
          </table:table-cell>
        </table:table-row>
        <table:table-row table:style-name="ro2">
          <table:table-cell table:style-name="ce5" office:value-type="float" office:value="6209" calcext:value-type="float">
            <text:p>6209</text:p>
          </table:table-cell>
          <table:table-cell office:value-type="float" office:value="1486339200" calcext:value-type="float">
            <text:p>1486339200</text:p>
          </table:table-cell>
          <table:table-cell office:value-type="string" calcext:value-type="string">
            <text:p>Sinalização</text:p>
          </table:table-cell>
        </table:table-row>
        <table:table-row table:style-name="ro2">
          <table:table-cell table:style-name="ce5" office:value-type="float" office:value="6217" calcext:value-type="float">
            <text:p>6217</text:p>
          </table:table-cell>
          <table:table-cell office:value-type="float" office:value="1489190400" calcext:value-type="float">
            <text:p>1489190400</text:p>
          </table:table-cell>
          <table:table-cell office:value-type="string" calcext:value-type="string">
            <text:p>Sinalização</text:p>
          </table:table-cell>
        </table:table-row>
        <table:table-row table:style-name="ro2">
          <table:table-cell table:style-name="ce5" office:value-type="float" office:value="6235" calcext:value-type="float">
            <text:p>6235</text:p>
          </table:table-cell>
          <table:table-cell office:value-type="float" office:value="1489363200" calcext:value-type="float">
            <text:p>1489363200</text:p>
          </table:table-cell>
          <table:table-cell office:value-type="string" calcext:value-type="string">
            <text:p>Sinalização</text:p>
          </table:table-cell>
        </table:table-row>
        <table:table-row table:style-name="ro2">
          <table:table-cell table:style-name="ce5" office:value-type="float" office:value="6249" calcext:value-type="float">
            <text:p>6249</text:p>
          </table:table-cell>
          <table:table-cell office:value-type="float" office:value="1489968000" calcext:value-type="float">
            <text:p>1489968000</text:p>
          </table:table-cell>
          <table:table-cell office:value-type="string" calcext:value-type="string">
            <text:p>Sinalização</text:p>
          </table:table-cell>
        </table:table-row>
        <table:table-row table:style-name="ro2">
          <table:table-cell table:style-name="ce5" office:value-type="float" office:value="6270" calcext:value-type="float">
            <text:p>6270</text:p>
          </table:table-cell>
          <table:table-cell office:value-type="float" office:value="1489190400" calcext:value-type="float">
            <text:p>1489190400</text:p>
          </table:table-cell>
          <table:table-cell office:value-type="string" calcext:value-type="string">
            <text:p>Sinalização</text:p>
          </table:table-cell>
        </table:table-row>
        <table:table-row table:style-name="ro2">
          <table:table-cell table:style-name="ce5" office:value-type="float" office:value="6305" calcext:value-type="float">
            <text:p>6305</text:p>
          </table:table-cell>
          <table:table-cell office:value-type="float" office:value="1489363200" calcext:value-type="float">
            <text:p>1489363200</text:p>
          </table:table-cell>
          <table:table-cell office:value-type="string" calcext:value-type="string">
            <text:p>Sinalização</text:p>
          </table:table-cell>
        </table:table-row>
        <table:table-row table:style-name="ro2">
          <table:table-cell table:style-name="ce5" office:value-type="float" office:value="6308" calcext:value-type="float">
            <text:p>6308</text:p>
          </table:table-cell>
          <table:table-cell office:value-type="float" office:value="1488931200" calcext:value-type="float">
            <text:p>1488931200</text:p>
          </table:table-cell>
          <table:table-cell office:value-type="string" calcext:value-type="string">
            <text:p>Sinalização</text:p>
          </table:table-cell>
        </table:table-row>
        <table:table-row table:style-name="ro2">
          <table:table-cell table:style-name="ce5" office:value-type="float" office:value="6311" calcext:value-type="float">
            <text:p>6311</text:p>
          </table:table-cell>
          <table:table-cell office:value-type="float" office:value="1487894400" calcext:value-type="float">
            <text:p>1487894400</text:p>
          </table:table-cell>
          <table:table-cell office:value-type="string" calcext:value-type="string">
            <text:p>Sinalização</text:p>
          </table:table-cell>
        </table:table-row>
        <table:table-row table:style-name="ro2">
          <table:table-cell table:style-name="ce5" office:value-type="float" office:value="6330" calcext:value-type="float">
            <text:p>6330</text:p>
          </table:table-cell>
          <table:table-cell office:value-type="float" office:value="1487808000" calcext:value-type="float">
            <text:p>1487808000</text:p>
          </table:table-cell>
          <table:table-cell office:value-type="string" calcext:value-type="string">
            <text:p>Sinalização</text:p>
          </table:table-cell>
        </table:table-row>
        <table:table-row table:style-name="ro2">
          <table:table-cell table:style-name="ce5" office:value-type="float" office:value="6351" calcext:value-type="float">
            <text:p>6351</text:p>
          </table:table-cell>
          <table:table-cell office:value-type="float" office:value="1489017600" calcext:value-type="float">
            <text:p>1489017600</text:p>
          </table:table-cell>
          <table:table-cell office:value-type="string" calcext:value-type="string">
            <text:p>Sinalização</text:p>
          </table:table-cell>
        </table:table-row>
        <table:table-row table:style-name="ro2">
          <table:table-cell table:style-name="ce5" office:value-type="float" office:value="6356" calcext:value-type="float">
            <text:p>6356</text:p>
          </table:table-cell>
          <table:table-cell office:value-type="float" office:value="1487894400" calcext:value-type="float">
            <text:p>1487894400</text:p>
          </table:table-cell>
          <table:table-cell office:value-type="string" calcext:value-type="string">
            <text:p>Sinalização</text:p>
          </table:table-cell>
        </table:table-row>
        <table:table-row table:style-name="ro2">
          <table:table-cell table:style-name="ce5" office:value-type="float" office:value="6360" calcext:value-type="float">
            <text:p>6360</text:p>
          </table:table-cell>
          <table:table-cell office:value-type="float" office:value="1489363200" calcext:value-type="float">
            <text:p>1489363200</text:p>
          </table:table-cell>
          <table:table-cell office:value-type="string" calcext:value-type="string">
            <text:p>Sinalização</text:p>
          </table:table-cell>
        </table:table-row>
        <table:table-row table:style-name="ro2">
          <table:table-cell table:style-name="ce5" office:value-type="float" office:value="6362" calcext:value-type="float">
            <text:p>6362</text:p>
          </table:table-cell>
          <table:table-cell office:value-type="float" office:value="1487116800" calcext:value-type="float">
            <text:p>1487116800</text:p>
          </table:table-cell>
          <table:table-cell office:value-type="string" calcext:value-type="string">
            <text:p>Sinalização</text:p>
          </table:table-cell>
        </table:table-row>
        <table:table-row table:style-name="ro2">
          <table:table-cell table:style-name="ce5" office:value-type="float" office:value="6367" calcext:value-type="float">
            <text:p>6367</text:p>
          </table:table-cell>
          <table:table-cell office:value-type="float" office:value="1489795200" calcext:value-type="float">
            <text:p>1489795200</text:p>
          </table:table-cell>
          <table:table-cell office:value-type="string" calcext:value-type="string">
            <text:p>Sinalização</text:p>
          </table:table-cell>
        </table:table-row>
        <table:table-row table:style-name="ro2">
          <table:table-cell table:style-name="ce5" office:value-type="float" office:value="6492" calcext:value-type="float">
            <text:p>6492</text:p>
          </table:table-cell>
          <table:table-cell office:value-type="float" office:value="1490054400" calcext:value-type="float">
            <text:p>1490054400</text:p>
          </table:table-cell>
          <table:table-cell office:value-type="string" calcext:value-type="string">
            <text:p>Sinalização</text:p>
          </table:table-cell>
        </table:table-row>
        <table:table-row table:style-name="ro2">
          <table:table-cell table:style-name="ce5" office:value-type="float" office:value="6496" calcext:value-type="float">
            <text:p>6496</text:p>
          </table:table-cell>
          <table:table-cell office:value-type="float" office:value="1487548800" calcext:value-type="float">
            <text:p>1487548800</text:p>
          </table:table-cell>
          <table:table-cell office:value-type="string" calcext:value-type="string">
            <text:p>Sinalização</text:p>
          </table:table-cell>
        </table:table-row>
        <table:table-row table:style-name="ro2">
          <table:table-cell table:style-name="ce5" office:value-type="float" office:value="6503" calcext:value-type="float">
            <text:p>6503</text:p>
          </table:table-cell>
          <table:table-cell office:value-type="float" office:value="1487116800" calcext:value-type="float">
            <text:p>1487116800</text:p>
          </table:table-cell>
          <table:table-cell office:value-type="string" calcext:value-type="string">
            <text:p>Sinalização</text:p>
          </table:table-cell>
        </table:table-row>
        <table:table-row table:style-name="ro2">
          <table:table-cell table:style-name="ce5" office:value-type="float" office:value="6506" calcext:value-type="float">
            <text:p>6506</text:p>
          </table:table-cell>
          <table:table-cell office:value-type="float" office:value="1489190400" calcext:value-type="float">
            <text:p>1489190400</text:p>
          </table:table-cell>
          <table:table-cell office:value-type="string" calcext:value-type="string">
            <text:p>Sinalização</text:p>
          </table:table-cell>
        </table:table-row>
        <table:table-row table:style-name="ro2">
          <table:table-cell table:style-name="ce5" office:value-type="float" office:value="6653" calcext:value-type="float">
            <text:p>6653</text:p>
          </table:table-cell>
          <table:table-cell office:value-type="float" office:value="1489622400" calcext:value-type="float">
            <text:p>1489622400</text:p>
          </table:table-cell>
          <table:table-cell office:value-type="string" calcext:value-type="string">
            <text:p>Sinalização</text:p>
          </table:table-cell>
        </table:table-row>
        <table:table-row table:style-name="ro2">
          <table:table-cell table:style-name="ce5" office:value-type="float" office:value="6656" calcext:value-type="float">
            <text:p>6656</text:p>
          </table:table-cell>
          <table:table-cell office:value-type="float" office:value="1488758400" calcext:value-type="float">
            <text:p>1488758400</text:p>
          </table:table-cell>
          <table:table-cell office:value-type="string" calcext:value-type="string">
            <text:p>Sinalização</text:p>
          </table:table-cell>
        </table:table-row>
        <table:table-row table:style-name="ro1" table:number-rows-repeated="104853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Outros" table:style-name="ta2">
        <office:forms form:automatic-focus="false" form:apply-design-mode="false"/>
        <table:table-column table:style-name="co2" table:default-cell-style-name="ce7"/>
        <table:table-column table:style-name="co3" table:number-columns-repeated="2" table:default-cell-style-name="Default"/>
        <table:table-row table:style-name="ro2">
          <table:table-cell table:style-name="ce5" office:value-type="float" office:value="6099" calcext:value-type="float">
            <text:p>6099</text:p>
          </table:table-cell>
          <table:table-cell office:value-type="float" office:value="1489449600" calcext:value-type="float">
            <text:p>1489449600</text:p>
          </table:table-cell>
          <table:table-cell office:value-type="string" calcext:value-type="string">
            <text:p>OUTROS</text:p>
          </table:table-cell>
        </table:table-row>
        <table:table-row table:style-name="ro3">
          <table:table-cell table:style-name="ce5" office:value-type="float" office:value="6117" calcext:value-type="float">
            <text:p>6117</text:p>
          </table:table-cell>
          <table:table-cell office:value-type="float" office:value="1486512000" calcext:value-type="float">
            <text:p>1486512000</text:p>
          </table:table-cell>
          <table:table-cell office:value-type="string" calcext:value-type="string">
            <text:p>OUTROS</text:p>
          </table:table-cell>
        </table:table-row>
        <table:table-row table:style-name="ro3">
          <table:table-cell table:style-name="ce5" office:value-type="float" office:value="6184" calcext:value-type="float">
            <text:p>6184</text:p>
          </table:table-cell>
          <table:table-cell office:value-type="float" office:value="1489449600" calcext:value-type="float">
            <text:p>1489449600</text:p>
          </table:table-cell>
          <table:table-cell office:value-type="string" calcext:value-type="string">
            <text:p>OUTROS</text:p>
          </table:table-cell>
        </table:table-row>
        <table:table-row table:style-name="ro3">
          <table:table-cell table:style-name="ce5" office:value-type="float" office:value="6200" calcext:value-type="float">
            <text:p>6200</text:p>
          </table:table-cell>
          <table:table-cell office:value-type="float" office:value="1489104000" calcext:value-type="float">
            <text:p>1489104000</text:p>
          </table:table-cell>
          <table:table-cell office:value-type="string" calcext:value-type="string">
            <text:p>OUTROS</text:p>
          </table:table-cell>
        </table:table-row>
        <table:table-row table:style-name="ro3">
          <table:table-cell table:style-name="ce5" office:value-type="float" office:value="6210" calcext:value-type="float">
            <text:p>6210</text:p>
          </table:table-cell>
          <table:table-cell office:value-type="float" office:value="1489449600" calcext:value-type="float">
            <text:p>1489449600</text:p>
          </table:table-cell>
          <table:table-cell office:value-type="string" calcext:value-type="string">
            <text:p>OUTROS</text:p>
          </table:table-cell>
        </table:table-row>
        <table:table-row table:style-name="ro3">
          <table:table-cell table:style-name="ce5" office:value-type="float" office:value="6244" calcext:value-type="float">
            <text:p>6244</text:p>
          </table:table-cell>
          <table:table-cell office:value-type="float" office:value="1489190400" calcext:value-type="float">
            <text:p>1489190400</text:p>
          </table:table-cell>
          <table:table-cell office:value-type="string" calcext:value-type="string">
            <text:p>OUTROS</text:p>
          </table:table-cell>
        </table:table-row>
        <table:table-row table:style-name="ro3">
          <table:table-cell table:style-name="ce5" office:value-type="float" office:value="6245" calcext:value-type="float">
            <text:p>6245</text:p>
          </table:table-cell>
          <table:table-cell office:value-type="float" office:value="1489708800" calcext:value-type="float">
            <text:p>1489708800</text:p>
          </table:table-cell>
          <table:table-cell office:value-type="string" calcext:value-type="string">
            <text:p>OUTROS</text:p>
          </table:table-cell>
        </table:table-row>
        <table:table-row table:style-name="ro3">
          <table:table-cell table:style-name="ce5" office:value-type="float" office:value="6319" calcext:value-type="float">
            <text:p>6319</text:p>
          </table:table-cell>
          <table:table-cell office:value-type="float" office:value="1488412800" calcext:value-type="float">
            <text:p>1488412800</text:p>
          </table:table-cell>
          <table:table-cell office:value-type="string" calcext:value-type="string">
            <text:p>OUTROS</text:p>
          </table:table-cell>
        </table:table-row>
        <table:table-row table:style-name="ro3">
          <table:table-cell table:style-name="ce5" office:value-type="float" office:value="6354" calcext:value-type="float">
            <text:p>6354</text:p>
          </table:table-cell>
          <table:table-cell office:value-type="float" office:value="1489104000" calcext:value-type="float">
            <text:p>1489104000</text:p>
          </table:table-cell>
          <table:table-cell office:value-type="string" calcext:value-type="string">
            <text:p>OUTROS</text:p>
          </table:table-cell>
        </table:table-row>
        <table:table-row table:style-name="ro3">
          <table:table-cell table:style-name="ce5" office:value-type="float" office:value="6404" calcext:value-type="float">
            <text:p>6404</text:p>
          </table:table-cell>
          <table:table-cell office:value-type="float" office:value="1489536000" calcext:value-type="float">
            <text:p>1489536000</text:p>
          </table:table-cell>
          <table:table-cell office:value-type="string" calcext:value-type="string">
            <text:p>OUTROS</text:p>
          </table:table-cell>
        </table:table-row>
        <table:table-row table:style-name="ro3">
          <table:table-cell table:style-name="ce5" office:value-type="float" office:value="6440" calcext:value-type="float">
            <text:p>6440</text:p>
          </table:table-cell>
          <table:table-cell office:value-type="float" office:value="1486684800" calcext:value-type="float">
            <text:p>1486684800</text:p>
          </table:table-cell>
          <table:table-cell office:value-type="string" calcext:value-type="string">
            <text:p>OUTROS</text:p>
          </table:table-cell>
        </table:table-row>
        <table:table-row table:style-name="ro3">
          <table:table-cell table:style-name="ce5" office:value-type="float" office:value="6459" calcext:value-type="float">
            <text:p>6459</text:p>
          </table:table-cell>
          <table:table-cell office:value-type="float" office:value="1487376000" calcext:value-type="float">
            <text:p>1487376000</text:p>
          </table:table-cell>
          <table:table-cell office:value-type="string" calcext:value-type="string">
            <text:p>OUTROS</text:p>
          </table:table-cell>
        </table:table-row>
        <table:table-row table:style-name="ro3">
          <table:table-cell table:style-name="ce5" office:value-type="float" office:value="6606" calcext:value-type="float">
            <text:p>6606</text:p>
          </table:table-cell>
          <table:table-cell office:value-type="float" office:value="1486339200" calcext:value-type="float">
            <text:p>1486339200</text:p>
          </table:table-cell>
          <table:table-cell office:value-type="string" calcext:value-type="string">
            <text:p>OUTROS</text:p>
          </table:table-cell>
        </table:table-row>
        <table:table-row table:style-name="ro1" table:number-rows-repeated="104856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ICR" table:style-name="ta2">
        <office:forms form:automatic-focus="false" form:apply-design-mode="false"/>
        <table:table-column table:style-name="co2" table:default-cell-style-name="ce7"/>
        <table:table-column table:style-name="co7" table:default-cell-style-name="ce13"/>
        <table:table-column table:style-name="co8" table:default-cell-style-name="ce7"/>
        <table:table-row table:style-name="ro1">
          <table:table-cell table:style-name="ce9" office:value-type="string" calcext:value-type="string">
            <text:p>Código</text:p>
          </table:table-cell>
          <table:table-cell table:style-name="ce11" office:value-type="string" calcext:value-type="string">
            <text:p>Nome Service Now</text:p>
          </table:table-cell>
          <table:table-cell table:style-name="ce14" office:value-type="string" calcext:value-type="string">
            <text:p>ICR</text:p>
          </table:table-cell>
        </table:table-row>
        <table:table-row table:style-name="ro1">
          <table:table-cell table:style-name="ce5" office:value-type="float" office:value="6005" calcext:value-type="float">
            <text:p>6005</text:p>
          </table:table-cell>
          <table:table-cell table:style-name="ce12" office:value-type="string" calcext:value-type="string">
            <text:p>Posto Shell Atlantica</text:p>
          </table:table-cell>
          <table:table-cell table:style-name="ce15" office:value-type="date" office:date-value="2017-04-25" calcext:value-type="date">
            <text:p>25/04/17</text:p>
          </table:table-cell>
        </table:table-row>
        <table:table-row table:style-name="ro1">
          <table:table-cell table:style-name="ce5" office:value-type="float" office:value="6011" calcext:value-type="float">
            <text:p>6011</text:p>
          </table:table-cell>
          <table:table-cell table:style-name="ce12" office:value-type="string" calcext:value-type="string">
            <text:p>Posto Shell Ralpha</text:p>
          </table:table-cell>
          <table:table-cell table:style-name="ce15" office:value-type="date" office:date-value="2017-02-15" calcext:value-type="date">
            <text:p>15/02/17</text:p>
          </table:table-cell>
        </table:table-row>
        <table:table-row table:style-name="ro1">
          <table:table-cell table:style-name="ce5" office:value-type="float" office:value="6013" calcext:value-type="float">
            <text:p>6013</text:p>
          </table:table-cell>
          <table:table-cell table:style-name="ce12" office:value-type="string" calcext:value-type="string">
            <text:p>Posto Shell Estacao Carandiru</text:p>
          </table:table-cell>
          <table:table-cell table:style-name="ce15" office:value-type="date" office:date-value="2017-02-23" calcext:value-type="date">
            <text:p>23/02/17</text:p>
          </table:table-cell>
        </table:table-row>
        <table:table-row table:style-name="ro1">
          <table:table-cell table:style-name="ce5" office:value-type="float" office:value="6025" calcext:value-type="float">
            <text:p>6025</text:p>
          </table:table-cell>
          <table:table-cell table:style-name="ce12" office:value-type="string" calcext:value-type="string">
            <text:p>Posto Shell Batalha</text:p>
          </table:table-cell>
          <table:table-cell table:style-name="ce15" office:value-type="date" office:date-value="2017-03-02" calcext:value-type="date">
            <text:p>02/03/17</text:p>
          </table:table-cell>
        </table:table-row>
        <table:table-row table:style-name="ro1">
          <table:table-cell table:style-name="ce5" office:value-type="float" office:value="6032" calcext:value-type="float">
            <text:p>6032</text:p>
          </table:table-cell>
          <table:table-cell table:style-name="ce12" office:value-type="string" calcext:value-type="string">
            <text:p>Posto Shell M.A</text:p>
          </table:table-cell>
          <table:table-cell table:style-name="ce15" office:value-type="date" office:date-value="2017-03-07" calcext:value-type="date">
            <text:p>07/03/17</text:p>
          </table:table-cell>
        </table:table-row>
        <table:table-row table:style-name="ro1">
          <table:table-cell table:style-name="ce5" office:value-type="float" office:value="6038" calcext:value-type="float">
            <text:p>6038</text:p>
          </table:table-cell>
          <table:table-cell table:style-name="ce12" office:value-type="string" calcext:value-type="string">
            <text:p>Posto Shell Benets</text:p>
          </table:table-cell>
          <table:table-cell table:style-name="ce15" office:value-type="date" office:date-value="2017-04-18" calcext:value-type="date">
            <text:p>18/04/17</text:p>
          </table:table-cell>
        </table:table-row>
        <table:table-row table:style-name="ro1">
          <table:table-cell table:style-name="ce5" office:value-type="float" office:value="6043" calcext:value-type="float">
            <text:p>6043</text:p>
          </table:table-cell>
          <table:table-cell table:style-name="ce12" office:value-type="string" calcext:value-type="string">
            <text:p>Posto Shell Fukuya Kanemoto</text:p>
          </table:table-cell>
          <table:table-cell table:style-name="ce15" office:value-type="date" office:date-value="2017-03-09" calcext:value-type="date">
            <text:p>09/03/17</text:p>
          </table:table-cell>
        </table:table-row>
        <table:table-row table:style-name="ro1">
          <table:table-cell table:style-name="ce5" office:value-type="float" office:value="6045" calcext:value-type="float">
            <text:p>6045</text:p>
          </table:table-cell>
          <table:table-cell table:style-name="ce12" office:value-type="string" calcext:value-type="string">
            <text:p>Posto Shell Lutaif</text:p>
          </table:table-cell>
          <table:table-cell table:style-name="ce15" office:value-type="date" office:date-value="2017-03-14" calcext:value-type="date">
            <text:p>14/03/17</text:p>
          </table:table-cell>
        </table:table-row>
        <table:table-row table:style-name="ro1">
          <table:table-cell table:style-name="ce5" office:value-type="float" office:value="6049" calcext:value-type="float">
            <text:p>6049</text:p>
          </table:table-cell>
          <table:table-cell table:style-name="ce12" office:value-type="string" calcext:value-type="string">
            <text:p>Posto Shell Francisco Morato</text:p>
          </table:table-cell>
          <table:table-cell table:style-name="ce15" office:value-type="date" office:date-value="2017-01-26" calcext:value-type="date">
            <text:p>26/01/17</text:p>
          </table:table-cell>
        </table:table-row>
        <table:table-row table:style-name="ro1">
          <table:table-cell table:style-name="ce5" office:value-type="float" office:value="6115" calcext:value-type="float">
            <text:p>6115</text:p>
          </table:table-cell>
          <table:table-cell table:style-name="ce12" office:value-type="string" calcext:value-type="string">
            <text:p>Posto Shell 2002</text:p>
          </table:table-cell>
          <table:table-cell table:style-name="ce15" office:value-type="date" office:date-value="2017-03-16" calcext:value-type="date">
            <text:p>16/03/17</text:p>
          </table:table-cell>
        </table:table-row>
        <table:table-row table:style-name="ro1">
          <table:table-cell table:style-name="ce5" office:value-type="float" office:value="6138" calcext:value-type="float">
            <text:p>6138</text:p>
          </table:table-cell>
          <table:table-cell table:style-name="ce12" office:value-type="string" calcext:value-type="string">
            <text:p>Posto Shell Estonia 3</text:p>
          </table:table-cell>
          <table:table-cell table:style-name="ce15" office:value-type="date" office:date-value="2017-03-21" calcext:value-type="date">
            <text:p>21/03/17</text:p>
          </table:table-cell>
        </table:table-row>
        <table:table-row table:style-name="ro1">
          <table:table-cell table:style-name="ce5" office:value-type="float" office:value="6219" calcext:value-type="float">
            <text:p>6219</text:p>
          </table:table-cell>
          <table:table-cell table:style-name="ce12" office:value-type="string" calcext:value-type="string">
            <text:p>Posto Shell Diesel Mac</text:p>
          </table:table-cell>
          <table:table-cell table:style-name="ce15" office:value-type="date" office:date-value="2017-03-23" calcext:value-type="date">
            <text:p>23/03/17</text:p>
          </table:table-cell>
        </table:table-row>
        <table:table-row table:style-name="ro1">
          <table:table-cell table:style-name="ce5" office:value-type="float" office:value="6249" calcext:value-type="float">
            <text:p>6249</text:p>
          </table:table-cell>
          <table:table-cell table:style-name="ce12" office:value-type="string" calcext:value-type="string">
            <text:p>Posto Shell Albano</text:p>
          </table:table-cell>
          <table:table-cell table:style-name="ce15" office:value-type="date" office:date-value="2017-03-28" calcext:value-type="date">
            <text:p>28/03/17</text:p>
          </table:table-cell>
        </table:table-row>
        <table:table-row table:style-name="ro1">
          <table:table-cell table:style-name="ce5" office:value-type="float" office:value="6254" calcext:value-type="float">
            <text:p>6254</text:p>
          </table:table-cell>
          <table:table-cell table:style-name="ce12" office:value-type="string" calcext:value-type="string">
            <text:p>Posto Shell Padocka</text:p>
          </table:table-cell>
          <table:table-cell table:style-name="ce15" office:value-type="date" office:date-value="2017-03-30" calcext:value-type="date">
            <text:p>30/03/17</text:p>
          </table:table-cell>
        </table:table-row>
        <table:table-row table:style-name="ro1">
          <table:table-cell table:style-name="ce5" office:value-type="float" office:value="6264" calcext:value-type="float">
            <text:p>6264</text:p>
          </table:table-cell>
          <table:table-cell table:style-name="ce12" office:value-type="string" calcext:value-type="string">
            <text:p>Posto Shell Arinella Brooklin</text:p>
          </table:table-cell>
          <table:table-cell table:style-name="ce15" office:value-type="date" office:date-value="2017-04-04" calcext:value-type="date">
            <text:p>04/04/17</text:p>
          </table:table-cell>
        </table:table-row>
        <table:table-row table:style-name="ro1">
          <table:table-cell table:style-name="ce5" office:value-type="float" office:value="6286" calcext:value-type="float">
            <text:p>6286</text:p>
          </table:table-cell>
          <table:table-cell table:style-name="ce12" office:value-type="string" calcext:value-type="string">
            <text:p>Posto Shell Soledade Gaucha</text:p>
          </table:table-cell>
          <table:table-cell table:style-name="ce16" office:value-type="date" office:date-value="2017-02-01" calcext:value-type="date">
            <text:p>1/2/2017</text:p>
          </table:table-cell>
        </table:table-row>
        <table:table-row table:style-name="ro1">
          <table:table-cell table:style-name="ce5" office:value-type="float" office:value="6299" calcext:value-type="float">
            <text:p>6299</text:p>
          </table:table-cell>
          <table:table-cell table:style-name="ce12" office:value-type="string" calcext:value-type="string">
            <text:p>Posto Shell Dar A</text:p>
          </table:table-cell>
          <table:table-cell table:style-name="ce15" office:value-type="date" office:date-value="2017-02-21" calcext:value-type="date">
            <text:p>21/02/17</text:p>
          </table:table-cell>
        </table:table-row>
        <table:table-row table:style-name="ro1">
          <table:table-cell table:style-name="ce5" office:value-type="float" office:value="6316" calcext:value-type="float">
            <text:p>6316</text:p>
          </table:table-cell>
          <table:table-cell table:style-name="ce12" office:value-type="string" calcext:value-type="string">
            <text:p>Posto Shell Sociedade RD</text:p>
          </table:table-cell>
          <table:table-cell table:style-name="ce15" office:value-type="date" office:date-value="2017-05-04" calcext:value-type="date">
            <text:p>04/05/17</text:p>
          </table:table-cell>
        </table:table-row>
        <table:table-row table:style-name="ro1">
          <table:table-cell table:style-name="ce5" office:value-type="float" office:value="6345" calcext:value-type="float">
            <text:p>6345</text:p>
          </table:table-cell>
          <table:table-cell table:style-name="ce12" office:value-type="string" calcext:value-type="string">
            <text:p>Posto Shell Cedro</text:p>
          </table:table-cell>
          <table:table-cell table:style-name="ce16" office:value-type="date" office:date-value="2017-02-08" calcext:value-type="date">
            <text:p>8/2/2017</text:p>
          </table:table-cell>
        </table:table-row>
        <table:table-row table:style-name="ro1">
          <table:table-cell table:style-name="ce5" office:value-type="float" office:value="6363" calcext:value-type="float">
            <text:p>6363</text:p>
          </table:table-cell>
          <table:table-cell table:style-name="ce12" office:value-type="string" calcext:value-type="string">
            <text:p>Posto Shell Fantinato</text:p>
          </table:table-cell>
          <table:table-cell table:style-name="ce15" office:value-type="date" office:date-value="2017-05-02" calcext:value-type="date">
            <text:p>02/05/17</text:p>
          </table:table-cell>
        </table:table-row>
        <table:table-row table:style-name="ro1">
          <table:table-cell table:style-name="ce5" office:value-type="float" office:value="6412" calcext:value-type="float">
            <text:p>6412</text:p>
          </table:table-cell>
          <table:table-cell table:style-name="ce12" office:value-type="string" calcext:value-type="string">
            <text:p>Posto Shell Duque City</text:p>
          </table:table-cell>
          <table:table-cell table:style-name="ce15" office:value-type="date" office:date-value="2017-04-06" calcext:value-type="date">
            <text:p>06/04/17</text:p>
          </table:table-cell>
        </table:table-row>
        <table:table-row table:style-name="ro1">
          <table:table-cell table:style-name="ce5" office:value-type="float" office:value="6489" calcext:value-type="float">
            <text:p>6489</text:p>
          </table:table-cell>
          <table:table-cell table:style-name="ce12" office:value-type="string" calcext:value-type="string">
            <text:p>Posto Shell Flor da Luz</text:p>
          </table:table-cell>
          <table:table-cell table:style-name="ce15" office:value-type="date" office:date-value="2017-04-11" calcext:value-type="date">
            <text:p>11/04/17</text:p>
          </table:table-cell>
        </table:table-row>
        <table:table-row table:style-name="ro1">
          <table:table-cell table:style-name="ce5" office:value-type="float" office:value="6491" calcext:value-type="float">
            <text:p>6491</text:p>
          </table:table-cell>
          <table:table-cell table:style-name="ce12" office:value-type="string" calcext:value-type="string">
            <text:p>Posto Shell Nova Suiça</text:p>
          </table:table-cell>
          <table:table-cell table:style-name="ce15" office:value-type="date" office:date-value="2017-04-27" calcext:value-type="date">
            <text:p>27/04/17</text:p>
          </table:table-cell>
        </table:table-row>
        <table:table-row table:style-name="ro1" table:number-rows-repeated="104855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uporte Angular" table:style-name="ta2">
        <office:forms form:automatic-focus="false" form:apply-design-mode="false"/>
        <table:table-column table:style-name="co2" table:default-cell-style-name="ce7"/>
        <table:table-column table:style-name="co3" table:default-cell-style-name="Default"/>
        <table:table-column table:style-name="co9" table:default-cell-style-name="Default"/>
        <table:table-row table:style-name="ro2">
          <table:table-cell table:style-name="ce5" office:value-type="float" office:value="6005" calcext:value-type="float">
            <text:p>6005</text:p>
          </table:table-cell>
          <table:table-cell office:value-type="float" office:value="1493078400" calcext:value-type="float">
            <text:p>1493078400</text:p>
          </table:table-cell>
          <table:table-cell table:style-name="ce10" office:value-type="string" calcext:value-type="string">
            <text:p>SUPORTE ANGULAR</text:p>
          </table:table-cell>
        </table:table-row>
        <table:table-row table:style-name="ro2">
          <table:table-cell table:style-name="ce5" office:value-type="float" office:value="6011" calcext:value-type="float">
            <text:p>6011</text:p>
          </table:table-cell>
          <table:table-cell office:value-type="float" office:value="1487116800" calcext:value-type="float">
            <text:p>1487116800</text:p>
          </table:table-cell>
          <table:table-cell table:style-name="ce10" office:value-type="string" calcext:value-type="string">
            <text:p>SUPORTE ANGULAR</text:p>
          </table:table-cell>
        </table:table-row>
        <table:table-row table:style-name="ro2">
          <table:table-cell table:style-name="ce5" office:value-type="float" office:value="6013" calcext:value-type="float">
            <text:p>6013</text:p>
          </table:table-cell>
          <table:table-cell office:value-type="float" office:value="1487808000" calcext:value-type="float">
            <text:p>1487808000</text:p>
          </table:table-cell>
          <table:table-cell table:style-name="ce10" office:value-type="string" calcext:value-type="string">
            <text:p>SUPORTE ANGULAR</text:p>
          </table:table-cell>
        </table:table-row>
        <table:table-row table:style-name="ro2">
          <table:table-cell table:style-name="ce5" office:value-type="float" office:value="6025" calcext:value-type="float">
            <text:p>6025</text:p>
          </table:table-cell>
          <table:table-cell office:value-type="float" office:value="1488412800" calcext:value-type="float">
            <text:p>1488412800</text:p>
          </table:table-cell>
          <table:table-cell table:style-name="ce10" office:value-type="string" calcext:value-type="string">
            <text:p>SUPORTE ANGULAR</text:p>
          </table:table-cell>
        </table:table-row>
        <table:table-row table:style-name="ro2">
          <table:table-cell table:style-name="ce5" office:value-type="float" office:value="6032" calcext:value-type="float">
            <text:p>6032</text:p>
          </table:table-cell>
          <table:table-cell office:value-type="float" office:value="1488844800" calcext:value-type="float">
            <text:p>1488844800</text:p>
          </table:table-cell>
          <table:table-cell table:style-name="ce10" office:value-type="string" calcext:value-type="string">
            <text:p>SUPORTE ANGULAR</text:p>
          </table:table-cell>
        </table:table-row>
        <table:table-row table:style-name="ro2">
          <table:table-cell table:style-name="ce5" office:value-type="float" office:value="6038" calcext:value-type="float">
            <text:p>6038</text:p>
          </table:table-cell>
          <table:table-cell office:value-type="float" office:value="1492473600" calcext:value-type="float">
            <text:p>1492473600</text:p>
          </table:table-cell>
          <table:table-cell table:style-name="ce10" office:value-type="string" calcext:value-type="string">
            <text:p>SUPORTE ANGULAR</text:p>
          </table:table-cell>
        </table:table-row>
        <table:table-row table:style-name="ro2">
          <table:table-cell table:style-name="ce5" office:value-type="float" office:value="6043" calcext:value-type="float">
            <text:p>6043</text:p>
          </table:table-cell>
          <table:table-cell office:value-type="float" office:value="1489017600" calcext:value-type="float">
            <text:p>1489017600</text:p>
          </table:table-cell>
          <table:table-cell table:style-name="ce10" office:value-type="string" calcext:value-type="string">
            <text:p>SUPORTE ANGULAR</text:p>
          </table:table-cell>
        </table:table-row>
        <table:table-row table:style-name="ro2">
          <table:table-cell table:style-name="ce5" office:value-type="float" office:value="6045" calcext:value-type="float">
            <text:p>6045</text:p>
          </table:table-cell>
          <table:table-cell office:value-type="float" office:value="1489449600" calcext:value-type="float">
            <text:p>1489449600</text:p>
          </table:table-cell>
          <table:table-cell table:style-name="ce10" office:value-type="string" calcext:value-type="string">
            <text:p>SUPORTE ANGULAR</text:p>
          </table:table-cell>
        </table:table-row>
        <table:table-row table:style-name="ro2">
          <table:table-cell table:style-name="ce5" office:value-type="float" office:value="6049" calcext:value-type="float">
            <text:p>6049</text:p>
          </table:table-cell>
          <table:table-cell office:value-type="float" office:value="1485388800" calcext:value-type="float">
            <text:p>1485388800</text:p>
          </table:table-cell>
          <table:table-cell table:style-name="ce10" office:value-type="string" calcext:value-type="string">
            <text:p>SUPORTE ANGULAR</text:p>
          </table:table-cell>
        </table:table-row>
        <table:table-row table:style-name="ro2">
          <table:table-cell table:style-name="ce5" office:value-type="float" office:value="6115" calcext:value-type="float">
            <text:p>6115</text:p>
          </table:table-cell>
          <table:table-cell office:value-type="float" office:value="1489622400" calcext:value-type="float">
            <text:p>1489622400</text:p>
          </table:table-cell>
          <table:table-cell table:style-name="ce10" office:value-type="string" calcext:value-type="string">
            <text:p>SUPORTE ANGULAR</text:p>
          </table:table-cell>
        </table:table-row>
        <table:table-row table:style-name="ro2">
          <table:table-cell table:style-name="ce5" office:value-type="float" office:value="6138" calcext:value-type="float">
            <text:p>6138</text:p>
          </table:table-cell>
          <table:table-cell office:value-type="float" office:value="1490054400" calcext:value-type="float">
            <text:p>1490054400</text:p>
          </table:table-cell>
          <table:table-cell table:style-name="ce10" office:value-type="string" calcext:value-type="string">
            <text:p>SUPORTE ANGULAR</text:p>
          </table:table-cell>
        </table:table-row>
        <table:table-row table:style-name="ro2">
          <table:table-cell table:style-name="ce5" office:value-type="float" office:value="6171" calcext:value-type="float">
            <text:p>6171</text:p>
          </table:table-cell>
          <table:table-cell office:value-type="float" office:value="1487376000" calcext:value-type="float">
            <text:p>1487376000</text:p>
          </table:table-cell>
          <table:table-cell table:style-name="ce10" office:value-type="string" calcext:value-type="string">
            <text:p>SUPORTE ANGULAR</text:p>
          </table:table-cell>
        </table:table-row>
        <table:table-row table:style-name="ro2">
          <table:table-cell table:style-name="ce5" office:value-type="float" office:value="6204" calcext:value-type="float">
            <text:p>6204</text:p>
          </table:table-cell>
          <table:table-cell office:value-type="float" office:value="1488844800" calcext:value-type="float">
            <text:p>1488844800</text:p>
          </table:table-cell>
          <table:table-cell table:style-name="ce10" office:value-type="string" calcext:value-type="string">
            <text:p>SUPORTE ANGULAR</text:p>
          </table:table-cell>
        </table:table-row>
        <table:table-row table:style-name="ro2">
          <table:table-cell table:style-name="ce5" office:value-type="float" office:value="6219" calcext:value-type="float">
            <text:p>6219</text:p>
          </table:table-cell>
          <table:table-cell office:value-type="float" office:value="1490227200" calcext:value-type="float">
            <text:p>1490227200</text:p>
          </table:table-cell>
          <table:table-cell table:style-name="ce10" office:value-type="string" calcext:value-type="string">
            <text:p>SUPORTE ANGULAR</text:p>
          </table:table-cell>
        </table:table-row>
        <table:table-row table:style-name="ro2">
          <table:table-cell table:style-name="ce5" office:value-type="float" office:value="6242" calcext:value-type="float">
            <text:p>6242</text:p>
          </table:table-cell>
          <table:table-cell office:value-type="float" office:value="1489968000" calcext:value-type="float">
            <text:p>1489968000</text:p>
          </table:table-cell>
          <table:table-cell table:style-name="ce10" office:value-type="string" calcext:value-type="string">
            <text:p>SUPORTE ANGULAR</text:p>
          </table:table-cell>
        </table:table-row>
        <table:table-row table:style-name="ro2">
          <table:table-cell table:style-name="ce5" office:value-type="float" office:value="6249" calcext:value-type="float">
            <text:p>6249</text:p>
          </table:table-cell>
          <table:table-cell office:value-type="float" office:value="1490659200" calcext:value-type="float">
            <text:p>1490659200</text:p>
          </table:table-cell>
          <table:table-cell table:style-name="ce10" office:value-type="string" calcext:value-type="string">
            <text:p>SUPORTE ANGULAR</text:p>
          </table:table-cell>
        </table:table-row>
        <table:table-row table:style-name="ro2">
          <table:table-cell table:style-name="ce5" office:value-type="float" office:value="6254" calcext:value-type="float">
            <text:p>6254</text:p>
          </table:table-cell>
          <table:table-cell office:value-type="float" office:value="1490832000" calcext:value-type="float">
            <text:p>1490832000</text:p>
          </table:table-cell>
          <table:table-cell table:style-name="ce10" office:value-type="string" calcext:value-type="string">
            <text:p>SUPORTE ANGULAR</text:p>
          </table:table-cell>
        </table:table-row>
        <table:table-row table:style-name="ro2">
          <table:table-cell table:style-name="ce5" office:value-type="float" office:value="6264" calcext:value-type="float">
            <text:p>6264</text:p>
          </table:table-cell>
          <table:table-cell office:value-type="float" office:value="1491264000" calcext:value-type="float">
            <text:p>1491264000</text:p>
          </table:table-cell>
          <table:table-cell table:style-name="ce10" office:value-type="string" calcext:value-type="string">
            <text:p>SUPORTE ANGULAR</text:p>
          </table:table-cell>
        </table:table-row>
        <table:table-row table:style-name="ro2">
          <table:table-cell table:style-name="ce5" office:value-type="float" office:value="6286" calcext:value-type="float">
            <text:p>6286</text:p>
          </table:table-cell>
          <table:table-cell office:value-type="float" office:value="1485907200" calcext:value-type="float">
            <text:p>1485907200</text:p>
          </table:table-cell>
          <table:table-cell table:style-name="ce10" office:value-type="string" calcext:value-type="string">
            <text:p>SUPORTE ANGULAR</text:p>
          </table:table-cell>
        </table:table-row>
        <table:table-row table:style-name="ro2">
          <table:table-cell table:style-name="ce5" office:value-type="float" office:value="6294" calcext:value-type="float">
            <text:p>6294</text:p>
          </table:table-cell>
          <table:table-cell office:value-type="float" office:value="1486944000" calcext:value-type="float">
            <text:p>1486944000</text:p>
          </table:table-cell>
          <table:table-cell table:style-name="ce10" office:value-type="string" calcext:value-type="string">
            <text:p>SUPORTE ANGULAR</text:p>
          </table:table-cell>
        </table:table-row>
        <table:table-row table:style-name="ro2">
          <table:table-cell table:style-name="ce5" office:value-type="float" office:value="6299" calcext:value-type="float">
            <text:p>6299</text:p>
          </table:table-cell>
          <table:table-cell office:value-type="float" office:value="1487635200" calcext:value-type="float">
            <text:p>1487635200</text:p>
          </table:table-cell>
          <table:table-cell table:style-name="ce10" office:value-type="string" calcext:value-type="string">
            <text:p>SUPORTE ANGULAR</text:p>
          </table:table-cell>
        </table:table-row>
        <table:table-row table:style-name="ro2">
          <table:table-cell table:style-name="ce5" office:value-type="float" office:value="6316" calcext:value-type="float">
            <text:p>6316</text:p>
          </table:table-cell>
          <table:table-cell office:value-type="float" office:value="1493856000" calcext:value-type="float">
            <text:p>1493856000</text:p>
          </table:table-cell>
          <table:table-cell table:style-name="ce10" office:value-type="string" calcext:value-type="string">
            <text:p>SUPORTE ANGULAR</text:p>
          </table:table-cell>
        </table:table-row>
        <table:table-row table:style-name="ro2">
          <table:table-cell table:style-name="ce5" office:value-type="float" office:value="6345" calcext:value-type="float">
            <text:p>6345</text:p>
          </table:table-cell>
          <table:table-cell office:value-type="float" office:value="1486512000" calcext:value-type="float">
            <text:p>1486512000</text:p>
          </table:table-cell>
          <table:table-cell table:style-name="ce10" office:value-type="string" calcext:value-type="string">
            <text:p>SUPORTE ANGULAR</text:p>
          </table:table-cell>
        </table:table-row>
        <table:table-row table:style-name="ro2">
          <table:table-cell table:style-name="ce5" office:value-type="float" office:value="6363" calcext:value-type="float">
            <text:p>6363</text:p>
          </table:table-cell>
          <table:table-cell office:value-type="float" office:value="1493683200" calcext:value-type="float">
            <text:p>1493683200</text:p>
          </table:table-cell>
          <table:table-cell table:style-name="ce10" office:value-type="string" calcext:value-type="string">
            <text:p>SUPORTE ANGULAR</text:p>
          </table:table-cell>
        </table:table-row>
        <table:table-row table:style-name="ro2">
          <table:table-cell table:style-name="ce5" office:value-type="float" office:value="6365" calcext:value-type="float">
            <text:p>6365</text:p>
          </table:table-cell>
          <table:table-cell office:value-type="float" office:value="1488412800" calcext:value-type="float">
            <text:p>1488412800</text:p>
          </table:table-cell>
          <table:table-cell table:style-name="ce10" office:value-type="string" calcext:value-type="string">
            <text:p>SUPORTE ANGULAR</text:p>
          </table:table-cell>
        </table:table-row>
        <table:table-row table:style-name="ro2">
          <table:table-cell table:style-name="ce5" office:value-type="float" office:value="6412" calcext:value-type="float">
            <text:p>6412</text:p>
          </table:table-cell>
          <table:table-cell office:value-type="float" office:value="1491436800" calcext:value-type="float">
            <text:p>1491436800</text:p>
          </table:table-cell>
          <table:table-cell table:style-name="ce10" office:value-type="string" calcext:value-type="string">
            <text:p>SUPORTE ANGULAR</text:p>
          </table:table-cell>
        </table:table-row>
        <table:table-row table:style-name="ro2">
          <table:table-cell table:style-name="ce5" office:value-type="float" office:value="6489" calcext:value-type="float">
            <text:p>6489</text:p>
          </table:table-cell>
          <table:table-cell office:value-type="float" office:value="1491868800" calcext:value-type="float">
            <text:p>1491868800</text:p>
          </table:table-cell>
          <table:table-cell table:style-name="ce10" office:value-type="string" calcext:value-type="string">
            <text:p>SUPORTE ANGULAR</text:p>
          </table:table-cell>
        </table:table-row>
        <table:table-row table:style-name="ro2">
          <table:table-cell table:style-name="ce5" office:value-type="float" office:value="6491" calcext:value-type="float">
            <text:p>6491</text:p>
          </table:table-cell>
          <table:table-cell office:value-type="float" office:value="1493251200" calcext:value-type="float">
            <text:p>1493251200</text:p>
          </table:table-cell>
          <table:table-cell table:style-name="ce10" office:value-type="string" calcext:value-type="string">
            <text:p>SUPORTE ANGULAR</text:p>
          </table:table-cell>
        </table:table-row>
        <table:table-row table:style-name="ro2">
          <table:table-cell table:style-name="ce5" office:value-type="float" office:value="6502" calcext:value-type="float">
            <text:p>6502</text:p>
          </table:table-cell>
          <table:table-cell office:value-type="float" office:value="1487289600" calcext:value-type="float">
            <text:p>1487289600</text:p>
          </table:table-cell>
          <table:table-cell table:style-name="ce10" office:value-type="string" calcext:value-type="string">
            <text:p>SUPORTE ANGULAR</text:p>
          </table:table-cell>
        </table:table-row>
        <table:table-row table:style-name="ro1" table:number-rows-repeated="104854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Eventos" table:style-name="ta2">
        <office:forms form:automatic-focus="false" form:apply-design-mode="false"/>
        <table:table-column table:style-name="co6" table:default-cell-style-name="ce19"/>
        <table:table-column table:style-name="co2" table:default-cell-style-name="ce19"/>
        <table:table-column table:style-name="co10" table:default-cell-style-name="ce19"/>
        <table:table-column table:style-name="co3" table:number-columns-repeated="1021" table:default-cell-style-name="ce19"/>
        <table:table-row table:style-name="ro1">
          <table:table-cell table:style-name="ce17" office:value-type="float" office:value="6001" calcext:value-type="float">
            <text:p>6001</text:p>
          </table:table-cell>
          <table:table-cell table:style-name="ce20" office:value-type="float" office:value="1487030400" calcext:value-type="float">
            <text:p>14870304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02" calcext:value-type="float">
            <text:p>6002</text:p>
          </table:table-cell>
          <table:table-cell table:style-name="ce20" office:value-type="float" office:value="1487203200" calcext:value-type="float">
            <text:p>14872032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05" calcext:value-type="float">
            <text:p>6005</text:p>
          </table:table-cell>
          <table:table-cell table:style-name="ce20" office:value-type="float" office:value="1486944000" calcext:value-type="float">
            <text:p>14869440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06" calcext:value-type="float">
            <text:p>6006</text:p>
          </table:table-cell>
          <table:table-cell table:style-name="ce20" office:value-type="float" office:value="1485820800" calcext:value-type="float">
            <text:p>14858208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07" calcext:value-type="float">
            <text:p>6007</text:p>
          </table:table-cell>
          <table:table-cell table:style-name="ce20" office:value-type="float" office:value="1486339200" calcext:value-type="float">
            <text:p>14863392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08" calcext:value-type="float">
            <text:p>6008</text:p>
          </table:table-cell>
          <table:table-cell table:style-name="ce20" office:value-type="float" office:value="1487376000" calcext:value-type="float">
            <text:p>14873760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09" calcext:value-type="float">
            <text:p>6009</text:p>
          </table:table-cell>
          <table:table-cell table:style-name="ce20" office:value-type="float" office:value="1487116800" calcext:value-type="float">
            <text:p>14871168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10" calcext:value-type="float">
            <text:p>6010</text:p>
          </table:table-cell>
          <table:table-cell table:style-name="ce20" office:value-type="float" office:value="1486598400" calcext:value-type="float">
            <text:p>14865984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11" calcext:value-type="float">
            <text:p>6011</text:p>
          </table:table-cell>
          <table:table-cell table:style-name="ce20" office:value-type="float" office:value="1484092800" calcext:value-type="float">
            <text:p>14840928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13" calcext:value-type="float">
            <text:p>6013</text:p>
          </table:table-cell>
          <table:table-cell table:style-name="ce20" office:value-type="float" office:value="1486166400" calcext:value-type="float">
            <text:p>14861664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14" calcext:value-type="float">
            <text:p>6014</text:p>
          </table:table-cell>
          <table:table-cell table:style-name="ce20" office:value-type="float" office:value="1487289600" calcext:value-type="float">
            <text:p>14872896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15" calcext:value-type="float">
            <text:p>6015</text:p>
          </table:table-cell>
          <table:table-cell table:style-name="ce20" office:value-type="float" office:value="1486684800" calcext:value-type="float">
            <text:p>14866848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16" calcext:value-type="float">
            <text:p>6016</text:p>
          </table:table-cell>
          <table:table-cell table:style-name="ce20" office:value-type="float" office:value="1487376000" calcext:value-type="float">
            <text:p>14873760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17" calcext:value-type="float">
            <text:p>6017</text:p>
          </table:table-cell>
          <table:table-cell table:style-name="ce20" office:value-type="float" office:value="1485907200" calcext:value-type="float">
            <text:p>14859072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18" calcext:value-type="float">
            <text:p>6018</text:p>
          </table:table-cell>
          <table:table-cell table:style-name="ce20" office:value-type="float" office:value="1489104000" calcext:value-type="float">
            <text:p>14891040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19" calcext:value-type="float">
            <text:p>6019</text:p>
          </table:table-cell>
          <table:table-cell table:style-name="ce20" office:value-type="float" office:value="1486771200" calcext:value-type="float">
            <text:p>14867712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20" calcext:value-type="float">
            <text:p>6020</text:p>
          </table:table-cell>
          <table:table-cell table:style-name="ce20" office:value-type="float" office:value="1487289600" calcext:value-type="float">
            <text:p>14872896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21" calcext:value-type="float">
            <text:p>6021</text:p>
          </table:table-cell>
          <table:table-cell table:style-name="ce20" office:value-type="float" office:value="1487721600" calcext:value-type="float">
            <text:p>14877216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23" calcext:value-type="float">
            <text:p>6023</text:p>
          </table:table-cell>
          <table:table-cell table:style-name="ce20" office:value-type="float" office:value="1489708800" calcext:value-type="float">
            <text:p>14897088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24" calcext:value-type="float">
            <text:p>6024</text:p>
          </table:table-cell>
          <table:table-cell table:style-name="ce20" office:value-type="float" office:value="1486598400" calcext:value-type="float">
            <text:p>14865984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25" calcext:value-type="float">
            <text:p>6025</text:p>
          </table:table-cell>
          <table:table-cell table:style-name="ce20" office:value-type="float" office:value="1486684800" calcext:value-type="float">
            <text:p>14866848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26" calcext:value-type="float">
            <text:p>6026</text:p>
          </table:table-cell>
          <table:table-cell table:style-name="ce20" office:value-type="float" office:value="1488844800" calcext:value-type="float">
            <text:p>14888448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27" calcext:value-type="float">
            <text:p>6027</text:p>
          </table:table-cell>
          <table:table-cell table:style-name="ce20" office:value-type="float" office:value="1489536000" calcext:value-type="float">
            <text:p>14895360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28" calcext:value-type="float">
            <text:p>6028</text:p>
          </table:table-cell>
          <table:table-cell table:style-name="ce20" office:value-type="float" office:value="1489708800" calcext:value-type="float">
            <text:p>14897088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29" calcext:value-type="float">
            <text:p>6029</text:p>
          </table:table-cell>
          <table:table-cell table:style-name="ce20" office:value-type="float" office:value="1486771200" calcext:value-type="float">
            <text:p>14867712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30" calcext:value-type="float">
            <text:p>6030</text:p>
          </table:table-cell>
          <table:table-cell table:style-name="ce20" office:value-type="float" office:value="1486080000" calcext:value-type="float">
            <text:p>14860800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32" calcext:value-type="float">
            <text:p>6032</text:p>
          </table:table-cell>
          <table:table-cell table:style-name="ce20" office:value-type="float" office:value="1488931200" calcext:value-type="float">
            <text:p>14889312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33" calcext:value-type="float">
            <text:p>6033</text:p>
          </table:table-cell>
          <table:table-cell table:style-name="ce20" office:value-type="float" office:value="1487289600" calcext:value-type="float">
            <text:p>14872896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34" calcext:value-type="float">
            <text:p>6034</text:p>
          </table:table-cell>
          <table:table-cell table:style-name="ce20" office:value-type="float" office:value="1487289600" calcext:value-type="float">
            <text:p>14872896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35" calcext:value-type="float">
            <text:p>6035</text:p>
          </table:table-cell>
          <table:table-cell table:style-name="ce20" office:value-type="float" office:value="1490054400" calcext:value-type="float">
            <text:p>14900544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36" calcext:value-type="float">
            <text:p>6036</text:p>
          </table:table-cell>
          <table:table-cell table:style-name="ce20" office:value-type="float" office:value="1484006400" calcext:value-type="float">
            <text:p>14840064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37" calcext:value-type="float">
            <text:p>6037</text:p>
          </table:table-cell>
          <table:table-cell table:style-name="ce20" office:value-type="float" office:value="1487808000" calcext:value-type="float">
            <text:p>14878080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38" calcext:value-type="float">
            <text:p>6038</text:p>
          </table:table-cell>
          <table:table-cell table:style-name="ce20" office:value-type="float" office:value="1486771200" calcext:value-type="float">
            <text:p>14867712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40" calcext:value-type="float">
            <text:p>6040</text:p>
          </table:table-cell>
          <table:table-cell table:style-name="ce20" office:value-type="float" office:value="1486771200" calcext:value-type="float">
            <text:p>14867712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41" calcext:value-type="float">
            <text:p>6041</text:p>
          </table:table-cell>
          <table:table-cell table:style-name="ce20" office:value-type="float" office:value="1486944000" calcext:value-type="float">
            <text:p>14869440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42" calcext:value-type="float">
            <text:p>6042</text:p>
          </table:table-cell>
          <table:table-cell table:style-name="ce20" office:value-type="float" office:value="1483401600" calcext:value-type="float">
            <text:p>14834016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43" calcext:value-type="float">
            <text:p>6043</text:p>
          </table:table-cell>
          <table:table-cell table:style-name="ce20" office:value-type="float" office:value="1487030400" calcext:value-type="float">
            <text:p>14870304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44" calcext:value-type="float">
            <text:p>6044</text:p>
          </table:table-cell>
          <table:table-cell table:style-name="ce20" office:value-type="float" office:value="1486080000" calcext:value-type="float">
            <text:p>14860800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45" calcext:value-type="float">
            <text:p>6045</text:p>
          </table:table-cell>
          <table:table-cell table:style-name="ce20" office:value-type="float" office:value="1487116800" calcext:value-type="float">
            <text:p>14871168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46" calcext:value-type="float">
            <text:p>6046</text:p>
          </table:table-cell>
          <table:table-cell table:style-name="ce20" office:value-type="float" office:value="1489190400" calcext:value-type="float">
            <text:p>14891904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47" calcext:value-type="float">
            <text:p>6047</text:p>
          </table:table-cell>
          <table:table-cell table:style-name="ce20" office:value-type="float" office:value="1487635200" calcext:value-type="float">
            <text:p>14876352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48" calcext:value-type="float">
            <text:p>6048</text:p>
          </table:table-cell>
          <table:table-cell table:style-name="ce20" office:value-type="float" office:value="1485734400" calcext:value-type="float">
            <text:p>14857344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49" calcext:value-type="float">
            <text:p>6049</text:p>
          </table:table-cell>
          <table:table-cell table:style-name="ce20" office:value-type="float" office:value="1488758400" calcext:value-type="float">
            <text:p>14887584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50" calcext:value-type="float">
            <text:p>6050</text:p>
          </table:table-cell>
          <table:table-cell table:style-name="ce20" office:value-type="float" office:value="1487116800" calcext:value-type="float">
            <text:p>14871168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51" calcext:value-type="float">
            <text:p>6051</text:p>
          </table:table-cell>
          <table:table-cell table:style-name="ce20" office:value-type="float" office:value="1487203200" calcext:value-type="float">
            <text:p>14872032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52" calcext:value-type="float">
            <text:p>6052</text:p>
          </table:table-cell>
          <table:table-cell table:style-name="ce20" office:value-type="float" office:value="1489104000" calcext:value-type="float">
            <text:p>14891040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53" calcext:value-type="float">
            <text:p>6053</text:p>
          </table:table-cell>
          <table:table-cell table:style-name="ce20" office:value-type="float" office:value="1487203200" calcext:value-type="float">
            <text:p>14872032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54" calcext:value-type="float">
            <text:p>6054</text:p>
          </table:table-cell>
          <table:table-cell table:style-name="ce20" office:value-type="float" office:value="1486771200" calcext:value-type="float">
            <text:p>14867712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56" calcext:value-type="float">
            <text:p>6056</text:p>
          </table:table-cell>
          <table:table-cell table:style-name="ce20" office:value-type="float" office:value="1486944000" calcext:value-type="float">
            <text:p>14869440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57" calcext:value-type="float">
            <text:p>6057</text:p>
          </table:table-cell>
          <table:table-cell table:style-name="ce20" office:value-type="float" office:value="1489536000" calcext:value-type="float">
            <text:p>14895360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58" calcext:value-type="float">
            <text:p>6058</text:p>
          </table:table-cell>
          <table:table-cell table:style-name="ce20" office:value-type="float" office:value="1488585600" calcext:value-type="float">
            <text:p>14885856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62" calcext:value-type="float">
            <text:p>6062</text:p>
          </table:table-cell>
          <table:table-cell table:style-name="ce20" office:value-type="float" office:value="1489536000" calcext:value-type="float">
            <text:p>14895360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63" calcext:value-type="float">
            <text:p>6063</text:p>
          </table:table-cell>
          <table:table-cell table:style-name="ce20" office:value-type="float" office:value="1487721600" calcext:value-type="float">
            <text:p>14877216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68" calcext:value-type="float">
            <text:p>6068</text:p>
          </table:table-cell>
          <table:table-cell table:style-name="ce20" office:value-type="float" office:value="1489449600" calcext:value-type="float">
            <text:p>14894496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70" calcext:value-type="float">
            <text:p>6070</text:p>
          </table:table-cell>
          <table:table-cell table:style-name="ce20" office:value-type="float" office:value="1489104000" calcext:value-type="float">
            <text:p>14891040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71" calcext:value-type="float">
            <text:p>6071</text:p>
          </table:table-cell>
          <table:table-cell table:style-name="ce20" office:value-type="float" office:value="1487116800" calcext:value-type="float">
            <text:p>14871168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72" calcext:value-type="float">
            <text:p>6072</text:p>
          </table:table-cell>
          <table:table-cell table:style-name="ce20" office:value-type="float" office:value="1488499200" calcext:value-type="float">
            <text:p>14884992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73" calcext:value-type="float">
            <text:p>6073</text:p>
          </table:table-cell>
          <table:table-cell table:style-name="ce20" office:value-type="float" office:value="1488585600" calcext:value-type="float">
            <text:p>14885856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74" calcext:value-type="float">
            <text:p>6074</text:p>
          </table:table-cell>
          <table:table-cell table:style-name="ce20" office:value-type="float" office:value="1489622400" calcext:value-type="float">
            <text:p>14896224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75" calcext:value-type="float">
            <text:p>6075</text:p>
          </table:table-cell>
          <table:table-cell table:style-name="ce20" office:value-type="float" office:value="1489622400" calcext:value-type="float">
            <text:p>14896224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76" calcext:value-type="float">
            <text:p>6076</text:p>
          </table:table-cell>
          <table:table-cell table:style-name="ce20" office:value-type="float" office:value="1487635200" calcext:value-type="float">
            <text:p>14876352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77" calcext:value-type="float">
            <text:p>6077</text:p>
          </table:table-cell>
          <table:table-cell table:style-name="ce20" office:value-type="float" office:value="1489017600" calcext:value-type="float">
            <text:p>14890176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78" calcext:value-type="float">
            <text:p>6078</text:p>
          </table:table-cell>
          <table:table-cell table:style-name="ce20" office:value-type="float" office:value="1487808000" calcext:value-type="float">
            <text:p>14878080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79" calcext:value-type="float">
            <text:p>6079</text:p>
          </table:table-cell>
          <table:table-cell table:style-name="ce20" office:value-type="float" office:value="1486684800" calcext:value-type="float">
            <text:p>14866848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80" calcext:value-type="float">
            <text:p>6080</text:p>
          </table:table-cell>
          <table:table-cell table:style-name="ce20" office:value-type="float" office:value="1486512000" calcext:value-type="float">
            <text:p>14865120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82" calcext:value-type="float">
            <text:p>6082</text:p>
          </table:table-cell>
          <table:table-cell table:style-name="ce20" office:value-type="float" office:value="1487894400" calcext:value-type="float">
            <text:p>14878944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83" calcext:value-type="float">
            <text:p>6083</text:p>
          </table:table-cell>
          <table:table-cell table:style-name="ce20" office:value-type="float" office:value="1489449600" calcext:value-type="float">
            <text:p>14894496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84" calcext:value-type="float">
            <text:p>6084</text:p>
          </table:table-cell>
          <table:table-cell table:style-name="ce20" office:value-type="float" office:value="1489968000" calcext:value-type="float">
            <text:p>14899680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85" calcext:value-type="float">
            <text:p>6085</text:p>
          </table:table-cell>
          <table:table-cell table:style-name="ce20" office:value-type="float" office:value="1488931200" calcext:value-type="float">
            <text:p>14889312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86" calcext:value-type="float">
            <text:p>6086</text:p>
          </table:table-cell>
          <table:table-cell table:style-name="ce20" office:value-type="float" office:value="1487721600" calcext:value-type="float">
            <text:p>14877216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87" calcext:value-type="float">
            <text:p>6087</text:p>
          </table:table-cell>
          <table:table-cell table:style-name="ce20" office:value-type="float" office:value="1487894400" calcext:value-type="float">
            <text:p>14878944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88" calcext:value-type="float">
            <text:p>6088</text:p>
          </table:table-cell>
          <table:table-cell table:style-name="ce20" office:value-type="float" office:value="1488585600" calcext:value-type="float">
            <text:p>14885856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91" calcext:value-type="float">
            <text:p>6091</text:p>
          </table:table-cell>
          <table:table-cell table:style-name="ce20" office:value-type="float" office:value="1488499200" calcext:value-type="float">
            <text:p>14884992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92" calcext:value-type="float">
            <text:p>6092</text:p>
          </table:table-cell>
          <table:table-cell table:style-name="ce20" office:value-type="float" office:value="1489968000" calcext:value-type="float">
            <text:p>14899680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93" calcext:value-type="float">
            <text:p>6093</text:p>
          </table:table-cell>
          <table:table-cell table:style-name="ce20" office:value-type="float" office:value="1487116800" calcext:value-type="float">
            <text:p>14871168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94" calcext:value-type="float">
            <text:p>6094</text:p>
          </table:table-cell>
          <table:table-cell table:style-name="ce20" office:value-type="float" office:value="1488585600" calcext:value-type="float">
            <text:p>14885856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95" calcext:value-type="float">
            <text:p>6095</text:p>
          </table:table-cell>
          <table:table-cell table:style-name="ce20" office:value-type="float" office:value="1488758400" calcext:value-type="float">
            <text:p>14887584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97" calcext:value-type="float">
            <text:p>6097</text:p>
          </table:table-cell>
          <table:table-cell table:style-name="ce20" office:value-type="float" office:value="1487635200" calcext:value-type="float">
            <text:p>14876352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99" calcext:value-type="float">
            <text:p>6099</text:p>
          </table:table-cell>
          <table:table-cell table:style-name="ce20" office:value-type="float" office:value="1489449600" calcext:value-type="float">
            <text:p>14894496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00" calcext:value-type="float">
            <text:p>6100</text:p>
          </table:table-cell>
          <table:table-cell table:style-name="ce20" office:value-type="float" office:value="1486425600" calcext:value-type="float">
            <text:p>14864256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01" calcext:value-type="float">
            <text:p>6101</text:p>
          </table:table-cell>
          <table:table-cell table:style-name="ce20" office:value-type="float" office:value="1487289600" calcext:value-type="float">
            <text:p>14872896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02" calcext:value-type="float">
            <text:p>6102</text:p>
          </table:table-cell>
          <table:table-cell table:style-name="ce20" office:value-type="float" office:value="1489104000" calcext:value-type="float">
            <text:p>14891040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03" calcext:value-type="float">
            <text:p>6103</text:p>
          </table:table-cell>
          <table:table-cell table:style-name="ce20" office:value-type="float" office:value="1487635200" calcext:value-type="float">
            <text:p>14876352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04" calcext:value-type="float">
            <text:p>6104</text:p>
          </table:table-cell>
          <table:table-cell table:style-name="ce20" office:value-type="float" office:value="1487376000" calcext:value-type="float">
            <text:p>14873760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06" calcext:value-type="float">
            <text:p>6106</text:p>
          </table:table-cell>
          <table:table-cell table:style-name="ce20" office:value-type="float" office:value="1487548800" calcext:value-type="float">
            <text:p>14875488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07" calcext:value-type="float">
            <text:p>6107</text:p>
          </table:table-cell>
          <table:table-cell table:style-name="ce20" office:value-type="float" office:value="1486425600" calcext:value-type="float">
            <text:p>14864256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08" calcext:value-type="float">
            <text:p>6108</text:p>
          </table:table-cell>
          <table:table-cell table:style-name="ce20" office:value-type="float" office:value="1488412800" calcext:value-type="float">
            <text:p>14884128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09" calcext:value-type="float">
            <text:p>6109</text:p>
          </table:table-cell>
          <table:table-cell table:style-name="ce20" office:value-type="float" office:value="1487376000" calcext:value-type="float">
            <text:p>14873760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10" calcext:value-type="float">
            <text:p>6110</text:p>
          </table:table-cell>
          <table:table-cell table:style-name="ce20" office:value-type="float" office:value="1487289600" calcext:value-type="float">
            <text:p>14872896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11" calcext:value-type="float">
            <text:p>6111</text:p>
          </table:table-cell>
          <table:table-cell table:style-name="ce20" office:value-type="float" office:value="1487548800" calcext:value-type="float">
            <text:p>14875488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12" calcext:value-type="float">
            <text:p>6112</text:p>
          </table:table-cell>
          <table:table-cell table:style-name="ce20" office:value-type="float" office:value="1487808000" calcext:value-type="float">
            <text:p>14878080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13" calcext:value-type="float">
            <text:p>6113</text:p>
          </table:table-cell>
          <table:table-cell table:style-name="ce20" office:value-type="float" office:value="1483488000" calcext:value-type="float">
            <text:p>14834880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15" calcext:value-type="float">
            <text:p>6115</text:p>
          </table:table-cell>
          <table:table-cell table:style-name="ce20" office:value-type="float" office:value="1488844800" calcext:value-type="float">
            <text:p>14888448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16" calcext:value-type="float">
            <text:p>6116</text:p>
          </table:table-cell>
          <table:table-cell table:style-name="ce20" office:value-type="float" office:value="1486512000" calcext:value-type="float">
            <text:p>14865120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17" calcext:value-type="float">
            <text:p>6117</text:p>
          </table:table-cell>
          <table:table-cell table:style-name="ce20" office:value-type="float" office:value="1486512000" calcext:value-type="float">
            <text:p>14865120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18" calcext:value-type="float">
            <text:p>6118</text:p>
          </table:table-cell>
          <table:table-cell table:style-name="ce20" office:value-type="float" office:value="1489536000" calcext:value-type="float">
            <text:p>14895360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19" calcext:value-type="float">
            <text:p>6119</text:p>
          </table:table-cell>
          <table:table-cell table:style-name="ce20" office:value-type="float" office:value="1488240000" calcext:value-type="float">
            <text:p>14882400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20" calcext:value-type="float">
            <text:p>6120</text:p>
          </table:table-cell>
          <table:table-cell table:style-name="ce20" office:value-type="float" office:value="1488585600" calcext:value-type="float">
            <text:p>14885856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21" calcext:value-type="float">
            <text:p>6121</text:p>
          </table:table-cell>
          <table:table-cell table:style-name="ce20" office:value-type="float" office:value="1486944000" calcext:value-type="float">
            <text:p>14869440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23" calcext:value-type="float">
            <text:p>6123</text:p>
          </table:table-cell>
          <table:table-cell table:style-name="ce20" office:value-type="float" office:value="1486598400" calcext:value-type="float">
            <text:p>14865984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24" calcext:value-type="float">
            <text:p>6124</text:p>
          </table:table-cell>
          <table:table-cell table:style-name="ce20" office:value-type="float" office:value="1487030400" calcext:value-type="float">
            <text:p>14870304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27" calcext:value-type="float">
            <text:p>6127</text:p>
          </table:table-cell>
          <table:table-cell table:style-name="ce20" office:value-type="float" office:value="1487721600" calcext:value-type="float">
            <text:p>14877216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28" calcext:value-type="float">
            <text:p>6128</text:p>
          </table:table-cell>
          <table:table-cell table:style-name="ce20" office:value-type="float" office:value="1489363200" calcext:value-type="float">
            <text:p>14893632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29" calcext:value-type="float">
            <text:p>6129</text:p>
          </table:table-cell>
          <table:table-cell table:style-name="ce20" office:value-type="float" office:value="1487030400" calcext:value-type="float">
            <text:p>14870304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30" calcext:value-type="float">
            <text:p>6130</text:p>
          </table:table-cell>
          <table:table-cell table:style-name="ce20" office:value-type="float" office:value="1486684800" calcext:value-type="float">
            <text:p>14866848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31" calcext:value-type="float">
            <text:p>6131</text:p>
          </table:table-cell>
          <table:table-cell table:style-name="ce20" office:value-type="float" office:value="1490140800" calcext:value-type="float">
            <text:p>14901408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32" calcext:value-type="float">
            <text:p>6132</text:p>
          </table:table-cell>
          <table:table-cell table:style-name="ce20" office:value-type="float" office:value="1489190400" calcext:value-type="float">
            <text:p>14891904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33" calcext:value-type="float">
            <text:p>6133</text:p>
          </table:table-cell>
          <table:table-cell table:style-name="ce20" office:value-type="float" office:value="1487376000" calcext:value-type="float">
            <text:p>14873760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34" calcext:value-type="float">
            <text:p>6134</text:p>
          </table:table-cell>
          <table:table-cell table:style-name="ce20" office:value-type="float" office:value="1483660800" calcext:value-type="float">
            <text:p>14836608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35" calcext:value-type="float">
            <text:p>6135</text:p>
          </table:table-cell>
          <table:table-cell table:style-name="ce20" office:value-type="float" office:value="1486598400" calcext:value-type="float">
            <text:p>14865984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36" calcext:value-type="float">
            <text:p>6136</text:p>
          </table:table-cell>
          <table:table-cell table:style-name="ce20" office:value-type="float" office:value="1489536000" calcext:value-type="float">
            <text:p>14895360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37" calcext:value-type="float">
            <text:p>6137</text:p>
          </table:table-cell>
          <table:table-cell table:style-name="ce20" office:value-type="float" office:value="1488412800" calcext:value-type="float">
            <text:p>14884128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38" calcext:value-type="float">
            <text:p>6138</text:p>
          </table:table-cell>
          <table:table-cell table:style-name="ce20" office:value-type="float" office:value="1486512000" calcext:value-type="float">
            <text:p>14865120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39" calcext:value-type="float">
            <text:p>6139</text:p>
          </table:table-cell>
          <table:table-cell table:style-name="ce20" office:value-type="float" office:value="1487376000" calcext:value-type="float">
            <text:p>14873760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40" calcext:value-type="float">
            <text:p>6140</text:p>
          </table:table-cell>
          <table:table-cell table:style-name="ce20" office:value-type="float" office:value="1487548800" calcext:value-type="float">
            <text:p>14875488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42" calcext:value-type="float">
            <text:p>6142</text:p>
          </table:table-cell>
          <table:table-cell table:style-name="ce20" office:value-type="float" office:value="1487808000" calcext:value-type="float">
            <text:p>14878080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43" calcext:value-type="float">
            <text:p>6143</text:p>
          </table:table-cell>
          <table:table-cell table:style-name="ce20" office:value-type="float" office:value="1487808000" calcext:value-type="float">
            <text:p>14878080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45" calcext:value-type="float">
            <text:p>6145</text:p>
          </table:table-cell>
          <table:table-cell table:style-name="ce20" office:value-type="float" office:value="1489363200" calcext:value-type="float">
            <text:p>14893632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46" calcext:value-type="float">
            <text:p>6146</text:p>
          </table:table-cell>
          <table:table-cell table:style-name="ce20" office:value-type="float" office:value="1488758400" calcext:value-type="float">
            <text:p>14887584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50" calcext:value-type="float">
            <text:p>6150</text:p>
          </table:table-cell>
          <table:table-cell table:style-name="ce20" office:value-type="float" office:value="1487376000" calcext:value-type="float">
            <text:p>14873760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51" calcext:value-type="float">
            <text:p>6151</text:p>
          </table:table-cell>
          <table:table-cell table:style-name="ce20" office:value-type="float" office:value="1489968000" calcext:value-type="float">
            <text:p>14899680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54" calcext:value-type="float">
            <text:p>6154</text:p>
          </table:table-cell>
          <table:table-cell table:style-name="ce20" office:value-type="float" office:value="1483488000" calcext:value-type="float">
            <text:p>14834880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55" calcext:value-type="float">
            <text:p>6155</text:p>
          </table:table-cell>
          <table:table-cell table:style-name="ce20" office:value-type="float" office:value="1489017600" calcext:value-type="float">
            <text:p>14890176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56" calcext:value-type="float">
            <text:p>6156</text:p>
          </table:table-cell>
          <table:table-cell table:style-name="ce20" office:value-type="float" office:value="1489795200" calcext:value-type="float">
            <text:p>14897952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59" calcext:value-type="float">
            <text:p>6159</text:p>
          </table:table-cell>
          <table:table-cell table:style-name="ce20" office:value-type="float" office:value="1489363200" calcext:value-type="float">
            <text:p>14893632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60" calcext:value-type="float">
            <text:p>6160</text:p>
          </table:table-cell>
          <table:table-cell table:style-name="ce20" office:value-type="float" office:value="1489449600" calcext:value-type="float">
            <text:p>14894496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61" calcext:value-type="float">
            <text:p>6161</text:p>
          </table:table-cell>
          <table:table-cell table:style-name="ce20" office:value-type="float" office:value="1487548800" calcext:value-type="float">
            <text:p>14875488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63" calcext:value-type="float">
            <text:p>6163</text:p>
          </table:table-cell>
          <table:table-cell table:style-name="ce20" office:value-type="float" office:value="1488499200" calcext:value-type="float">
            <text:p>14884992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67" calcext:value-type="float">
            <text:p>6167</text:p>
          </table:table-cell>
          <table:table-cell table:style-name="ce20" office:value-type="float" office:value="1487116800" calcext:value-type="float">
            <text:p>14871168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68" calcext:value-type="float">
            <text:p>6168</text:p>
          </table:table-cell>
          <table:table-cell table:style-name="ce20" office:value-type="float" office:value="1488412800" calcext:value-type="float">
            <text:p>14884128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69" calcext:value-type="float">
            <text:p>6169</text:p>
          </table:table-cell>
          <table:table-cell table:style-name="ce20" office:value-type="float" office:value="1486944000" calcext:value-type="float">
            <text:p>14869440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70" calcext:value-type="float">
            <text:p>6170</text:p>
          </table:table-cell>
          <table:table-cell table:style-name="ce20" office:value-type="float" office:value="1487289600" calcext:value-type="float">
            <text:p>14872896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71" calcext:value-type="float">
            <text:p>6171</text:p>
          </table:table-cell>
          <table:table-cell table:style-name="ce20" office:value-type="float" office:value="1487376000" calcext:value-type="float">
            <text:p>14873760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72" calcext:value-type="float">
            <text:p>6172</text:p>
          </table:table-cell>
          <table:table-cell table:style-name="ce20" office:value-type="float" office:value="1489017600" calcext:value-type="float">
            <text:p>14890176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73" calcext:value-type="float">
            <text:p>6173</text:p>
          </table:table-cell>
          <table:table-cell table:style-name="ce20" office:value-type="float" office:value="1487116800" calcext:value-type="float">
            <text:p>14871168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74" calcext:value-type="float">
            <text:p>6174</text:p>
          </table:table-cell>
          <table:table-cell table:style-name="ce20" office:value-type="float" office:value="1488585600" calcext:value-type="float">
            <text:p>14885856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75" calcext:value-type="float">
            <text:p>6175</text:p>
          </table:table-cell>
          <table:table-cell table:style-name="ce20" office:value-type="float" office:value="1486598400" calcext:value-type="float">
            <text:p>14865984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80" calcext:value-type="float">
            <text:p>6180</text:p>
          </table:table-cell>
          <table:table-cell table:style-name="ce20" office:value-type="float" office:value="1487548800" calcext:value-type="float">
            <text:p>14875488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81" calcext:value-type="float">
            <text:p>6181</text:p>
          </table:table-cell>
          <table:table-cell table:style-name="ce20" office:value-type="float" office:value="1483488000" calcext:value-type="float">
            <text:p>14834880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83" calcext:value-type="float">
            <text:p>6183</text:p>
          </table:table-cell>
          <table:table-cell table:style-name="ce20" office:value-type="float" office:value="1486684800" calcext:value-type="float">
            <text:p>14866848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84" calcext:value-type="float">
            <text:p>6184</text:p>
          </table:table-cell>
          <table:table-cell table:style-name="ce20" office:value-type="float" office:value="1489449600" calcext:value-type="float">
            <text:p>14894496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85" calcext:value-type="float">
            <text:p>6185</text:p>
          </table:table-cell>
          <table:table-cell table:style-name="ce20" office:value-type="float" office:value="1488844800" calcext:value-type="float">
            <text:p>14888448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86" calcext:value-type="float">
            <text:p>6186</text:p>
          </table:table-cell>
          <table:table-cell table:style-name="ce20" office:value-type="float" office:value="1488326400" calcext:value-type="float">
            <text:p>14883264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87" calcext:value-type="float">
            <text:p>6187</text:p>
          </table:table-cell>
          <table:table-cell table:style-name="ce20" office:value-type="float" office:value="1487721600" calcext:value-type="float">
            <text:p>14877216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89" calcext:value-type="float">
            <text:p>6189</text:p>
          </table:table-cell>
          <table:table-cell table:style-name="ce20" office:value-type="float" office:value="1488499200" calcext:value-type="float">
            <text:p>14884992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90" calcext:value-type="float">
            <text:p>6190</text:p>
          </table:table-cell>
          <table:table-cell table:style-name="ce20" office:value-type="float" office:value="1489795200" calcext:value-type="float">
            <text:p>14897952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91" calcext:value-type="float">
            <text:p>6191</text:p>
          </table:table-cell>
          <table:table-cell table:style-name="ce20" office:value-type="float" office:value="1489017600" calcext:value-type="float">
            <text:p>14890176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93" calcext:value-type="float">
            <text:p>6193</text:p>
          </table:table-cell>
          <table:table-cell table:style-name="ce20" office:value-type="float" office:value="1488844800" calcext:value-type="float">
            <text:p>14888448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95" calcext:value-type="float">
            <text:p>6195</text:p>
          </table:table-cell>
          <table:table-cell table:style-name="ce20" office:value-type="float" office:value="1488412800" calcext:value-type="float">
            <text:p>14884128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96" calcext:value-type="float">
            <text:p>6196</text:p>
          </table:table-cell>
          <table:table-cell table:style-name="ce20" office:value-type="float" office:value="1484611200" calcext:value-type="float">
            <text:p>14846112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98" calcext:value-type="float">
            <text:p>6198</text:p>
          </table:table-cell>
          <table:table-cell table:style-name="ce20" office:value-type="float" office:value="1485907200" calcext:value-type="float">
            <text:p>14859072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99" calcext:value-type="float">
            <text:p>6199</text:p>
          </table:table-cell>
          <table:table-cell table:style-name="ce20" office:value-type="float" office:value="1486512000" calcext:value-type="float">
            <text:p>14865120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00" calcext:value-type="float">
            <text:p>6200</text:p>
          </table:table-cell>
          <table:table-cell table:style-name="ce20" office:value-type="float" office:value="1489104000" calcext:value-type="float">
            <text:p>14891040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01" calcext:value-type="float">
            <text:p>6201</text:p>
          </table:table-cell>
          <table:table-cell table:style-name="ce20" office:value-type="float" office:value="1488931200" calcext:value-type="float">
            <text:p>14889312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03" calcext:value-type="float">
            <text:p>6203</text:p>
          </table:table-cell>
          <table:table-cell table:style-name="ce20" office:value-type="float" office:value="1486166400" calcext:value-type="float">
            <text:p>14861664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04" calcext:value-type="float">
            <text:p>6204</text:p>
          </table:table-cell>
          <table:table-cell table:style-name="ce20" office:value-type="float" office:value="1488844800" calcext:value-type="float">
            <text:p>14888448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08" calcext:value-type="float">
            <text:p>6208</text:p>
          </table:table-cell>
          <table:table-cell table:style-name="ce20" office:value-type="float" office:value="1488931200" calcext:value-type="float">
            <text:p>14889312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09" calcext:value-type="float">
            <text:p>6209</text:p>
          </table:table-cell>
          <table:table-cell table:style-name="ce20" office:value-type="float" office:value="1486339200" calcext:value-type="float">
            <text:p>14863392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10" calcext:value-type="float">
            <text:p>6210</text:p>
          </table:table-cell>
          <table:table-cell table:style-name="ce20" office:value-type="float" office:value="1489449600" calcext:value-type="float">
            <text:p>14894496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11" calcext:value-type="float">
            <text:p>6211</text:p>
          </table:table-cell>
          <table:table-cell table:style-name="ce20" office:value-type="float" office:value="1487203200" calcext:value-type="float">
            <text:p>14872032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13" calcext:value-type="float">
            <text:p>6213</text:p>
          </table:table-cell>
          <table:table-cell table:style-name="ce20" office:value-type="float" office:value="1488412800" calcext:value-type="float">
            <text:p>14884128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14" calcext:value-type="float">
            <text:p>6214</text:p>
          </table:table-cell>
          <table:table-cell table:style-name="ce20" office:value-type="float" office:value="1487203200" calcext:value-type="float">
            <text:p>14872032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15" calcext:value-type="float">
            <text:p>6215</text:p>
          </table:table-cell>
          <table:table-cell table:style-name="ce20" office:value-type="float" office:value="1489017600" calcext:value-type="float">
            <text:p>14890176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16" calcext:value-type="float">
            <text:p>6216</text:p>
          </table:table-cell>
          <table:table-cell table:style-name="ce20" office:value-type="float" office:value="1488499200" calcext:value-type="float">
            <text:p>14884992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17" calcext:value-type="float">
            <text:p>6217</text:p>
          </table:table-cell>
          <table:table-cell table:style-name="ce20" office:value-type="float" office:value="1489190400" calcext:value-type="float">
            <text:p>14891904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18" calcext:value-type="float">
            <text:p>6218</text:p>
          </table:table-cell>
          <table:table-cell table:style-name="ce20" office:value-type="float" office:value="1487548800" calcext:value-type="float">
            <text:p>14875488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19" calcext:value-type="float">
            <text:p>6219</text:p>
          </table:table-cell>
          <table:table-cell table:style-name="ce20" office:value-type="float" office:value="1488585600" calcext:value-type="float">
            <text:p>14885856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20" calcext:value-type="float">
            <text:p>6220</text:p>
          </table:table-cell>
          <table:table-cell table:style-name="ce20" office:value-type="float" office:value="1488499200" calcext:value-type="float">
            <text:p>14884992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22" calcext:value-type="float">
            <text:p>6222</text:p>
          </table:table-cell>
          <table:table-cell table:style-name="ce20" office:value-type="float" office:value="1487721600" calcext:value-type="float">
            <text:p>14877216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23" calcext:value-type="float">
            <text:p>6223</text:p>
          </table:table-cell>
          <table:table-cell table:style-name="ce20" office:value-type="float" office:value="1487030400" calcext:value-type="float">
            <text:p>14870304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24" calcext:value-type="float">
            <text:p>6224</text:p>
          </table:table-cell>
          <table:table-cell table:style-name="ce20" office:value-type="float" office:value="1488412800" calcext:value-type="float">
            <text:p>14884128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26" calcext:value-type="float">
            <text:p>6226</text:p>
          </table:table-cell>
          <table:table-cell table:style-name="ce20" office:value-type="float" office:value="1489622400" calcext:value-type="float">
            <text:p>14896224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27" calcext:value-type="float">
            <text:p>6227</text:p>
          </table:table-cell>
          <table:table-cell table:style-name="ce20" office:value-type="float" office:value="1488758400" calcext:value-type="float">
            <text:p>14887584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30" calcext:value-type="float">
            <text:p>6230</text:p>
          </table:table-cell>
          <table:table-cell table:style-name="ce20" office:value-type="float" office:value="1488326400" calcext:value-type="float">
            <text:p>14883264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34" calcext:value-type="float">
            <text:p>6234</text:p>
          </table:table-cell>
          <table:table-cell table:style-name="ce20" office:value-type="float" office:value="1488758400" calcext:value-type="float">
            <text:p>14887584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35" calcext:value-type="float">
            <text:p>6235</text:p>
          </table:table-cell>
          <table:table-cell table:style-name="ce20" office:value-type="float" office:value="1489363200" calcext:value-type="float">
            <text:p>14893632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38" calcext:value-type="float">
            <text:p>6238</text:p>
          </table:table-cell>
          <table:table-cell table:style-name="ce20" office:value-type="float" office:value="1486684800" calcext:value-type="float">
            <text:p>14866848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39" calcext:value-type="float">
            <text:p>6239</text:p>
          </table:table-cell>
          <table:table-cell table:style-name="ce20" office:value-type="float" office:value="1489795200" calcext:value-type="float">
            <text:p>14897952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40" calcext:value-type="float">
            <text:p>6240</text:p>
          </table:table-cell>
          <table:table-cell table:style-name="ce20" office:value-type="float" office:value="1487635200" calcext:value-type="float">
            <text:p>14876352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41" calcext:value-type="float">
            <text:p>6241</text:p>
          </table:table-cell>
          <table:table-cell table:style-name="ce20" office:value-type="float" office:value="1489708800" calcext:value-type="float">
            <text:p>14897088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42" calcext:value-type="float">
            <text:p>6242</text:p>
          </table:table-cell>
          <table:table-cell table:style-name="ce20" office:value-type="float" office:value="1489968000" calcext:value-type="float">
            <text:p>14899680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44" calcext:value-type="float">
            <text:p>6244</text:p>
          </table:table-cell>
          <table:table-cell table:style-name="ce20" office:value-type="float" office:value="1489190400" calcext:value-type="float">
            <text:p>14891904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45" calcext:value-type="float">
            <text:p>6245</text:p>
          </table:table-cell>
          <table:table-cell table:style-name="ce20" office:value-type="float" office:value="1489708800" calcext:value-type="float">
            <text:p>14897088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46" calcext:value-type="float">
            <text:p>6246</text:p>
          </table:table-cell>
          <table:table-cell table:style-name="ce20" office:value-type="float" office:value="1488931200" calcext:value-type="float">
            <text:p>14889312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49" calcext:value-type="float">
            <text:p>6249</text:p>
          </table:table-cell>
          <table:table-cell table:style-name="ce20" office:value-type="float" office:value="1489968000" calcext:value-type="float">
            <text:p>14899680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50" calcext:value-type="float">
            <text:p>6250</text:p>
          </table:table-cell>
          <table:table-cell table:style-name="ce20" office:value-type="float" office:value="1490140800" calcext:value-type="float">
            <text:p>14901408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52" calcext:value-type="float">
            <text:p>6252</text:p>
          </table:table-cell>
          <table:table-cell table:style-name="ce20" office:value-type="float" office:value="1488758400" calcext:value-type="float">
            <text:p>14887584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53" calcext:value-type="float">
            <text:p>6253</text:p>
          </table:table-cell>
          <table:table-cell table:style-name="ce20" office:value-type="float" office:value="1487116800" calcext:value-type="float">
            <text:p>14871168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54" calcext:value-type="float">
            <text:p>6254</text:p>
          </table:table-cell>
          <table:table-cell table:style-name="ce20" office:value-type="float" office:value="1489104000" calcext:value-type="float">
            <text:p>14891040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55" calcext:value-type="float">
            <text:p>6255</text:p>
          </table:table-cell>
          <table:table-cell table:style-name="ce20" office:value-type="float" office:value="1489017600" calcext:value-type="float">
            <text:p>14890176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56" calcext:value-type="float">
            <text:p>6256</text:p>
          </table:table-cell>
          <table:table-cell table:style-name="ce20" office:value-type="float" office:value="1490054400" calcext:value-type="float">
            <text:p>14900544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57" calcext:value-type="float">
            <text:p>6257</text:p>
          </table:table-cell>
          <table:table-cell table:style-name="ce20" office:value-type="float" office:value="1489968000" calcext:value-type="float">
            <text:p>14899680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8" office:value-type="float" office:value="6259" calcext:value-type="float">
            <text:p>6259</text:p>
          </table:table-cell>
          <table:table-cell table:style-name="ce20" office:value-type="float" office:value="1486512000" calcext:value-type="float">
            <text:p>14865120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61" calcext:value-type="float">
            <text:p>6261</text:p>
          </table:table-cell>
          <table:table-cell table:style-name="ce20" office:value-type="float" office:value="1483488000" calcext:value-type="float">
            <text:p>14834880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62" calcext:value-type="float">
            <text:p>6262</text:p>
          </table:table-cell>
          <table:table-cell table:style-name="ce20" office:value-type="float" office:value="1489190400" calcext:value-type="float">
            <text:p>14891904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64" calcext:value-type="float">
            <text:p>6264</text:p>
          </table:table-cell>
          <table:table-cell table:style-name="ce20" office:value-type="float" office:value="1488844800" calcext:value-type="float">
            <text:p>14888448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66" calcext:value-type="float">
            <text:p>6266</text:p>
          </table:table-cell>
          <table:table-cell table:style-name="ce20" office:value-type="float" office:value="1489449600" calcext:value-type="float">
            <text:p>14894496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68" calcext:value-type="float">
            <text:p>6268</text:p>
          </table:table-cell>
          <table:table-cell table:style-name="ce20" office:value-type="float" office:value="1489536000" calcext:value-type="float">
            <text:p>14895360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69" calcext:value-type="float">
            <text:p>6269</text:p>
          </table:table-cell>
          <table:table-cell table:style-name="ce20" office:value-type="float" office:value="1490054400" calcext:value-type="float">
            <text:p>14900544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70" calcext:value-type="float">
            <text:p>6270</text:p>
          </table:table-cell>
          <table:table-cell table:style-name="ce20" office:value-type="float" office:value="1489190400" calcext:value-type="float">
            <text:p>14891904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72" calcext:value-type="float">
            <text:p>6272</text:p>
          </table:table-cell>
          <table:table-cell table:style-name="ce20" office:value-type="float" office:value="1488931200" calcext:value-type="float">
            <text:p>14889312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73" calcext:value-type="float">
            <text:p>6273</text:p>
          </table:table-cell>
          <table:table-cell table:style-name="ce20" office:value-type="float" office:value="1489190400" calcext:value-type="float">
            <text:p>14891904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74" calcext:value-type="float">
            <text:p>6274</text:p>
          </table:table-cell>
          <table:table-cell table:style-name="ce20" office:value-type="float" office:value="1490140800" calcext:value-type="float">
            <text:p>14901408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77" calcext:value-type="float">
            <text:p>6277</text:p>
          </table:table-cell>
          <table:table-cell table:style-name="ce20" office:value-type="float" office:value="1489017600" calcext:value-type="float">
            <text:p>14890176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80" calcext:value-type="float">
            <text:p>6280</text:p>
          </table:table-cell>
          <table:table-cell table:style-name="ce20" office:value-type="float" office:value="1487030400" calcext:value-type="float">
            <text:p>14870304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81" calcext:value-type="float">
            <text:p>6281</text:p>
          </table:table-cell>
          <table:table-cell table:style-name="ce20" office:value-type="float" office:value="1488412800" calcext:value-type="float">
            <text:p>14884128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82" calcext:value-type="float">
            <text:p>6282</text:p>
          </table:table-cell>
          <table:table-cell table:style-name="ce20" office:value-type="float" office:value="1487030400" calcext:value-type="float">
            <text:p>14870304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83" calcext:value-type="float">
            <text:p>6283</text:p>
          </table:table-cell>
          <table:table-cell table:style-name="ce20" office:value-type="float" office:value="1489104000" calcext:value-type="float">
            <text:p>14891040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84" calcext:value-type="float">
            <text:p>6284</text:p>
          </table:table-cell>
          <table:table-cell table:style-name="ce20" office:value-type="float" office:value="1483315200" calcext:value-type="float">
            <text:p>14833152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85" calcext:value-type="float">
            <text:p>6285</text:p>
          </table:table-cell>
          <table:table-cell table:style-name="ce20" office:value-type="float" office:value="1483315200" calcext:value-type="float">
            <text:p>14833152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86" calcext:value-type="float">
            <text:p>6286</text:p>
          </table:table-cell>
          <table:table-cell table:style-name="ce20" office:value-type="float" office:value="1485993600" calcext:value-type="float">
            <text:p>14859936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88" calcext:value-type="float">
            <text:p>6288</text:p>
          </table:table-cell>
          <table:table-cell table:style-name="ce20" office:value-type="float" office:value="1489363200" calcext:value-type="float">
            <text:p>14893632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89" calcext:value-type="float">
            <text:p>6289</text:p>
          </table:table-cell>
          <table:table-cell table:style-name="ce20" office:value-type="float" office:value="1486425600" calcext:value-type="float">
            <text:p>14864256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90" calcext:value-type="float">
            <text:p>6290</text:p>
          </table:table-cell>
          <table:table-cell table:style-name="ce20" office:value-type="float" office:value="1487635200" calcext:value-type="float">
            <text:p>14876352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91" calcext:value-type="float">
            <text:p>6291</text:p>
          </table:table-cell>
          <table:table-cell table:style-name="ce20" office:value-type="float" office:value="1488585600" calcext:value-type="float">
            <text:p>14885856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92" calcext:value-type="float">
            <text:p>6292</text:p>
          </table:table-cell>
          <table:table-cell table:style-name="ce20" office:value-type="float" office:value="1486944000" calcext:value-type="float">
            <text:p>14869440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93" calcext:value-type="float">
            <text:p>6293</text:p>
          </table:table-cell>
          <table:table-cell table:style-name="ce20" office:value-type="float" office:value="1489708800" calcext:value-type="float">
            <text:p>14897088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94" calcext:value-type="float">
            <text:p>6294</text:p>
          </table:table-cell>
          <table:table-cell table:style-name="ce20" office:value-type="float" office:value="1486944000" calcext:value-type="float">
            <text:p>14869440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95" calcext:value-type="float">
            <text:p>6295</text:p>
          </table:table-cell>
          <table:table-cell table:style-name="ce20" office:value-type="float" office:value="1489104000" calcext:value-type="float">
            <text:p>14891040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96" calcext:value-type="float">
            <text:p>6296</text:p>
          </table:table-cell>
          <table:table-cell table:style-name="ce20" office:value-type="float" office:value="1490054400" calcext:value-type="float">
            <text:p>14900544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97" calcext:value-type="float">
            <text:p>6297</text:p>
          </table:table-cell>
          <table:table-cell table:style-name="ce20" office:value-type="float" office:value="1488585600" calcext:value-type="float">
            <text:p>14885856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98" calcext:value-type="float">
            <text:p>6298</text:p>
          </table:table-cell>
          <table:table-cell table:style-name="ce20" office:value-type="float" office:value="1489449600" calcext:value-type="float">
            <text:p>14894496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99" calcext:value-type="float">
            <text:p>6299</text:p>
          </table:table-cell>
          <table:table-cell table:style-name="ce20" office:value-type="float" office:value="1486598400" calcext:value-type="float">
            <text:p>14865984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00" calcext:value-type="float">
            <text:p>6300</text:p>
          </table:table-cell>
          <table:table-cell table:style-name="ce20" office:value-type="float" office:value="1489363200" calcext:value-type="float">
            <text:p>14893632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02" calcext:value-type="float">
            <text:p>6302</text:p>
          </table:table-cell>
          <table:table-cell table:style-name="ce20" office:value-type="float" office:value="1488499200" calcext:value-type="float">
            <text:p>14884992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03" calcext:value-type="float">
            <text:p>6303</text:p>
          </table:table-cell>
          <table:table-cell table:style-name="ce20" office:value-type="float" office:value="1488931200" calcext:value-type="float">
            <text:p>14889312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04" calcext:value-type="float">
            <text:p>6304</text:p>
          </table:table-cell>
          <table:table-cell table:style-name="ce20" office:value-type="float" office:value="1490140800" calcext:value-type="float">
            <text:p>14901408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05" calcext:value-type="float">
            <text:p>6305</text:p>
          </table:table-cell>
          <table:table-cell table:style-name="ce20" office:value-type="float" office:value="1489363200" calcext:value-type="float">
            <text:p>14893632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07" calcext:value-type="float">
            <text:p>6307</text:p>
          </table:table-cell>
          <table:table-cell table:style-name="ce20" office:value-type="float" office:value="1489708800" calcext:value-type="float">
            <text:p>14897088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08" calcext:value-type="float">
            <text:p>6308</text:p>
          </table:table-cell>
          <table:table-cell table:style-name="ce20" office:value-type="float" office:value="1488931200" calcext:value-type="float">
            <text:p>14889312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8" office:value-type="float" office:value="6309" calcext:value-type="float">
            <text:p>6309</text:p>
          </table:table-cell>
          <table:table-cell table:style-name="ce20" office:value-type="float" office:value="1489622400" calcext:value-type="float">
            <text:p>14896224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10" calcext:value-type="float">
            <text:p>6310</text:p>
          </table:table-cell>
          <table:table-cell table:style-name="ce20" office:value-type="float" office:value="1489622400" calcext:value-type="float">
            <text:p>14896224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11" calcext:value-type="float">
            <text:p>6311</text:p>
          </table:table-cell>
          <table:table-cell table:style-name="ce20" office:value-type="float" office:value="1487894400" calcext:value-type="float">
            <text:p>14878944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12" calcext:value-type="float">
            <text:p>6312</text:p>
          </table:table-cell>
          <table:table-cell table:style-name="ce20" office:value-type="float" office:value="1489536000" calcext:value-type="float">
            <text:p>14895360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13" calcext:value-type="float">
            <text:p>6313</text:p>
          </table:table-cell>
          <table:table-cell table:style-name="ce20" office:value-type="float" office:value="1489708800" calcext:value-type="float">
            <text:p>14897088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14" calcext:value-type="float">
            <text:p>6314</text:p>
          </table:table-cell>
          <table:table-cell table:style-name="ce20" office:value-type="float" office:value="1487203200" calcext:value-type="float">
            <text:p>14872032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15" calcext:value-type="float">
            <text:p>6315</text:p>
          </table:table-cell>
          <table:table-cell table:style-name="ce20" office:value-type="float" office:value="1487376000" calcext:value-type="float">
            <text:p>14873760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16" calcext:value-type="float">
            <text:p>6316</text:p>
          </table:table-cell>
          <table:table-cell table:style-name="ce20" office:value-type="float" office:value="1487980800" calcext:value-type="float">
            <text:p>14879808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18" calcext:value-type="float">
            <text:p>6318</text:p>
          </table:table-cell>
          <table:table-cell table:style-name="ce20" office:value-type="float" office:value="1484265600" calcext:value-type="float">
            <text:p>14842656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19" calcext:value-type="float">
            <text:p>6319</text:p>
          </table:table-cell>
          <table:table-cell table:style-name="ce20" office:value-type="float" office:value="1488412800" calcext:value-type="float">
            <text:p>14884128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20" calcext:value-type="float">
            <text:p>6320</text:p>
          </table:table-cell>
          <table:table-cell table:style-name="ce20" office:value-type="float" office:value="1487116800" calcext:value-type="float">
            <text:p>14871168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21" calcext:value-type="float">
            <text:p>6321</text:p>
          </table:table-cell>
          <table:table-cell table:style-name="ce20" office:value-type="float" office:value="1489190400" calcext:value-type="float">
            <text:p>14891904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22" calcext:value-type="float">
            <text:p>6322</text:p>
          </table:table-cell>
          <table:table-cell table:style-name="ce20" office:value-type="float" office:value="1487894400" calcext:value-type="float">
            <text:p>14878944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23" calcext:value-type="float">
            <text:p>6323</text:p>
          </table:table-cell>
          <table:table-cell table:style-name="ce20" office:value-type="float" office:value="1487030400" calcext:value-type="float">
            <text:p>14870304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24" calcext:value-type="float">
            <text:p>6324</text:p>
          </table:table-cell>
          <table:table-cell table:style-name="ce20" office:value-type="float" office:value="1488499200" calcext:value-type="float">
            <text:p>14884992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25" calcext:value-type="float">
            <text:p>6325</text:p>
          </table:table-cell>
          <table:table-cell table:style-name="ce20" office:value-type="float" office:value="1487203200" calcext:value-type="float">
            <text:p>14872032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26" calcext:value-type="float">
            <text:p>6326</text:p>
          </table:table-cell>
          <table:table-cell table:style-name="ce20" office:value-type="float" office:value="1489017600" calcext:value-type="float">
            <text:p>14890176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27" calcext:value-type="float">
            <text:p>6327</text:p>
          </table:table-cell>
          <table:table-cell table:style-name="ce20" office:value-type="float" office:value="1489536000" calcext:value-type="float">
            <text:p>14895360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8" office:value-type="float" office:value="6329" calcext:value-type="float">
            <text:p>6329</text:p>
          </table:table-cell>
          <table:table-cell table:style-name="ce20" office:value-type="float" office:value="1488844800" calcext:value-type="float">
            <text:p>14888448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30" calcext:value-type="float">
            <text:p>6330</text:p>
          </table:table-cell>
          <table:table-cell table:style-name="ce20" office:value-type="float" office:value="1487808000" calcext:value-type="float">
            <text:p>14878080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8" office:value-type="float" office:value="6331" calcext:value-type="float">
            <text:p>6331</text:p>
          </table:table-cell>
          <table:table-cell table:style-name="ce20" office:value-type="float" office:value="1489795200" calcext:value-type="float">
            <text:p>14897952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32" calcext:value-type="float">
            <text:p>6332</text:p>
          </table:table-cell>
          <table:table-cell table:style-name="ce20" office:value-type="float" office:value="1488326400" calcext:value-type="float">
            <text:p>14883264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34" calcext:value-type="float">
            <text:p>6334</text:p>
          </table:table-cell>
          <table:table-cell table:style-name="ce20" office:value-type="float" office:value="1489017600" calcext:value-type="float">
            <text:p>14890176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35" calcext:value-type="float">
            <text:p>6335</text:p>
          </table:table-cell>
          <table:table-cell table:style-name="ce20" office:value-type="float" office:value="1490140800" calcext:value-type="float">
            <text:p>14901408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36" calcext:value-type="float">
            <text:p>6336</text:p>
          </table:table-cell>
          <table:table-cell table:style-name="ce20" office:value-type="float" office:value="1487203200" calcext:value-type="float">
            <text:p>14872032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38" calcext:value-type="float">
            <text:p>6338</text:p>
          </table:table-cell>
          <table:table-cell table:style-name="ce20" office:value-type="float" office:value="1489104000" calcext:value-type="float">
            <text:p>14891040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42" calcext:value-type="float">
            <text:p>6342</text:p>
          </table:table-cell>
          <table:table-cell table:style-name="ce20" office:value-type="float" office:value="1490140800" calcext:value-type="float">
            <text:p>14901408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43" calcext:value-type="float">
            <text:p>6343</text:p>
          </table:table-cell>
          <table:table-cell table:style-name="ce20" office:value-type="float" office:value="1489795200" calcext:value-type="float">
            <text:p>14897952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44" calcext:value-type="float">
            <text:p>6344</text:p>
          </table:table-cell>
          <table:table-cell table:style-name="ce20" office:value-type="float" office:value="1488499200" calcext:value-type="float">
            <text:p>14884992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45" calcext:value-type="float">
            <text:p>6345</text:p>
          </table:table-cell>
          <table:table-cell table:style-name="ce20" office:value-type="float" office:value="1484265600" calcext:value-type="float">
            <text:p>14842656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46" calcext:value-type="float">
            <text:p>6346</text:p>
          </table:table-cell>
          <table:table-cell table:style-name="ce20" office:value-type="float" office:value="1487030400" calcext:value-type="float">
            <text:p>14870304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47" calcext:value-type="float">
            <text:p>6347</text:p>
          </table:table-cell>
          <table:table-cell table:style-name="ce20" office:value-type="float" office:value="1488844800" calcext:value-type="float">
            <text:p>14888448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48" calcext:value-type="float">
            <text:p>6348</text:p>
          </table:table-cell>
          <table:table-cell table:style-name="ce20" office:value-type="float" office:value="1487721600" calcext:value-type="float">
            <text:p>14877216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49" calcext:value-type="float">
            <text:p>6349</text:p>
          </table:table-cell>
          <table:table-cell table:style-name="ce20" office:value-type="float" office:value="1490054400" calcext:value-type="float">
            <text:p>14900544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50" calcext:value-type="float">
            <text:p>6350</text:p>
          </table:table-cell>
          <table:table-cell table:style-name="ce20" office:value-type="float" office:value="1490140800" calcext:value-type="float">
            <text:p>14901408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51" calcext:value-type="float">
            <text:p>6351</text:p>
          </table:table-cell>
          <table:table-cell table:style-name="ce20" office:value-type="float" office:value="1489017600" calcext:value-type="float">
            <text:p>14890176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52" calcext:value-type="float">
            <text:p>6352</text:p>
          </table:table-cell>
          <table:table-cell table:style-name="ce20" office:value-type="float" office:value="1488326400" calcext:value-type="float">
            <text:p>14883264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53" calcext:value-type="float">
            <text:p>6353</text:p>
          </table:table-cell>
          <table:table-cell table:style-name="ce20" office:value-type="float" office:value="1489968000" calcext:value-type="float">
            <text:p>14899680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54" calcext:value-type="float">
            <text:p>6354</text:p>
          </table:table-cell>
          <table:table-cell table:style-name="ce20" office:value-type="float" office:value="1489104000" calcext:value-type="float">
            <text:p>14891040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55" calcext:value-type="float">
            <text:p>6355</text:p>
          </table:table-cell>
          <table:table-cell table:style-name="ce20" office:value-type="float" office:value="1489622400" calcext:value-type="float">
            <text:p>14896224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56" calcext:value-type="float">
            <text:p>6356</text:p>
          </table:table-cell>
          <table:table-cell table:style-name="ce20" office:value-type="float" office:value="1487894400" calcext:value-type="float">
            <text:p>14878944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57" calcext:value-type="float">
            <text:p>6357</text:p>
          </table:table-cell>
          <table:table-cell table:style-name="ce20" office:value-type="float" office:value="1487548800" calcext:value-type="float">
            <text:p>14875488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58" calcext:value-type="float">
            <text:p>6358</text:p>
          </table:table-cell>
          <table:table-cell table:style-name="ce20" office:value-type="float" office:value="1488758400" calcext:value-type="float">
            <text:p>14887584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59" calcext:value-type="float">
            <text:p>6359</text:p>
          </table:table-cell>
          <table:table-cell table:style-name="ce20" office:value-type="float" office:value="1486771200" calcext:value-type="float">
            <text:p>14867712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60" calcext:value-type="float">
            <text:p>6360</text:p>
          </table:table-cell>
          <table:table-cell table:style-name="ce20" office:value-type="float" office:value="1489363200" calcext:value-type="float">
            <text:p>14893632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61" calcext:value-type="float">
            <text:p>6361</text:p>
          </table:table-cell>
          <table:table-cell table:style-name="ce20" office:value-type="float" office:value="1488412800" calcext:value-type="float">
            <text:p>14884128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62" calcext:value-type="float">
            <text:p>6362</text:p>
          </table:table-cell>
          <table:table-cell table:style-name="ce20" office:value-type="float" office:value="1487116800" calcext:value-type="float">
            <text:p>14871168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63" calcext:value-type="float">
            <text:p>6363</text:p>
          </table:table-cell>
          <table:table-cell table:style-name="ce20" office:value-type="float" office:value="1487808000" calcext:value-type="float">
            <text:p>14878080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64" calcext:value-type="float">
            <text:p>6364</text:p>
          </table:table-cell>
          <table:table-cell table:style-name="ce20" office:value-type="float" office:value="1488758400" calcext:value-type="float">
            <text:p>14887584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65" calcext:value-type="float">
            <text:p>6365</text:p>
          </table:table-cell>
          <table:table-cell table:style-name="ce20" office:value-type="float" office:value="1488412800" calcext:value-type="float">
            <text:p>14884128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66" calcext:value-type="float">
            <text:p>6366</text:p>
          </table:table-cell>
          <table:table-cell table:style-name="ce20" office:value-type="float" office:value="1487203200" calcext:value-type="float">
            <text:p>14872032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67" calcext:value-type="float">
            <text:p>6367</text:p>
          </table:table-cell>
          <table:table-cell table:style-name="ce20" office:value-type="float" office:value="1489795200" calcext:value-type="float">
            <text:p>14897952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73" calcext:value-type="float">
            <text:p>6373</text:p>
          </table:table-cell>
          <table:table-cell table:style-name="ce20" office:value-type="float" office:value="1489449600" calcext:value-type="float">
            <text:p>14894496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74" calcext:value-type="float">
            <text:p>6374</text:p>
          </table:table-cell>
          <table:table-cell table:style-name="ce20" office:value-type="float" office:value="1489968000" calcext:value-type="float">
            <text:p>14899680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77" calcext:value-type="float">
            <text:p>6377</text:p>
          </table:table-cell>
          <table:table-cell table:style-name="ce20" office:value-type="float" office:value="1489708800" calcext:value-type="float">
            <text:p>14897088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78" calcext:value-type="float">
            <text:p>6378</text:p>
          </table:table-cell>
          <table:table-cell table:style-name="ce20" office:value-type="float" office:value="1489622400" calcext:value-type="float">
            <text:p>14896224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79" calcext:value-type="float">
            <text:p>6379</text:p>
          </table:table-cell>
          <table:table-cell table:style-name="ce20" office:value-type="float" office:value="1489449600" calcext:value-type="float">
            <text:p>14894496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83" calcext:value-type="float">
            <text:p>6383</text:p>
          </table:table-cell>
          <table:table-cell table:style-name="ce20" office:value-type="float" office:value="1488326400" calcext:value-type="float">
            <text:p>14883264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84" calcext:value-type="float">
            <text:p>6384</text:p>
          </table:table-cell>
          <table:table-cell table:style-name="ce20" office:value-type="float" office:value="1483401600" calcext:value-type="float">
            <text:p>14834016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85" calcext:value-type="float">
            <text:p>6385</text:p>
          </table:table-cell>
          <table:table-cell table:style-name="ce20" office:value-type="float" office:value="1490054400" calcext:value-type="float">
            <text:p>14900544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87" calcext:value-type="float">
            <text:p>6387</text:p>
          </table:table-cell>
          <table:table-cell table:style-name="ce20" office:value-type="float" office:value="1488585600" calcext:value-type="float">
            <text:p>14885856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89" calcext:value-type="float">
            <text:p>6389</text:p>
          </table:table-cell>
          <table:table-cell table:style-name="ce20" office:value-type="float" office:value="1487289600" calcext:value-type="float">
            <text:p>14872896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90" calcext:value-type="float">
            <text:p>6390</text:p>
          </table:table-cell>
          <table:table-cell table:style-name="ce20" office:value-type="float" office:value="1490054400" calcext:value-type="float">
            <text:p>14900544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91" calcext:value-type="float">
            <text:p>6391</text:p>
          </table:table-cell>
          <table:table-cell table:style-name="ce20" office:value-type="float" office:value="1489708800" calcext:value-type="float">
            <text:p>14897088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92" calcext:value-type="float">
            <text:p>6392</text:p>
          </table:table-cell>
          <table:table-cell table:style-name="ce20" office:value-type="float" office:value="1487635200" calcext:value-type="float">
            <text:p>14876352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93" calcext:value-type="float">
            <text:p>6393</text:p>
          </table:table-cell>
          <table:table-cell table:style-name="ce20" office:value-type="float" office:value="1489968000" calcext:value-type="float">
            <text:p>14899680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95" calcext:value-type="float">
            <text:p>6395</text:p>
          </table:table-cell>
          <table:table-cell table:style-name="ce20" office:value-type="float" office:value="1489536000" calcext:value-type="float">
            <text:p>14895360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96" calcext:value-type="float">
            <text:p>6396</text:p>
          </table:table-cell>
          <table:table-cell table:style-name="ce20" office:value-type="float" office:value="1487548800" calcext:value-type="float">
            <text:p>14875488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97" calcext:value-type="float">
            <text:p>6397</text:p>
          </table:table-cell>
          <table:table-cell table:style-name="ce20" office:value-type="float" office:value="1487030400" calcext:value-type="float">
            <text:p>14870304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98" calcext:value-type="float">
            <text:p>6398</text:p>
          </table:table-cell>
          <table:table-cell table:style-name="ce20" office:value-type="float" office:value="1489708800" calcext:value-type="float">
            <text:p>14897088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99" calcext:value-type="float">
            <text:p>6399</text:p>
          </table:table-cell>
          <table:table-cell table:style-name="ce20" office:value-type="float" office:value="1486771200" calcext:value-type="float">
            <text:p>14867712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00" calcext:value-type="float">
            <text:p>6400</text:p>
          </table:table-cell>
          <table:table-cell table:style-name="ce20" office:value-type="float" office:value="1489363200" calcext:value-type="float">
            <text:p>14893632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01" calcext:value-type="float">
            <text:p>6401</text:p>
          </table:table-cell>
          <table:table-cell table:style-name="ce20" office:value-type="float" office:value="1490054400" calcext:value-type="float">
            <text:p>14900544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02" calcext:value-type="float">
            <text:p>6402</text:p>
          </table:table-cell>
          <table:table-cell table:style-name="ce20" office:value-type="float" office:value="1489795200" calcext:value-type="float">
            <text:p>14897952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03" calcext:value-type="float">
            <text:p>6403</text:p>
          </table:table-cell>
          <table:table-cell table:style-name="ce20" office:value-type="float" office:value="1488585600" calcext:value-type="float">
            <text:p>14885856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04" calcext:value-type="float">
            <text:p>6404</text:p>
          </table:table-cell>
          <table:table-cell table:style-name="ce20" office:value-type="float" office:value="1489536000" calcext:value-type="float">
            <text:p>14895360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05" calcext:value-type="float">
            <text:p>6405</text:p>
          </table:table-cell>
          <table:table-cell table:style-name="ce20" office:value-type="float" office:value="1490140800" calcext:value-type="float">
            <text:p>14901408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06" calcext:value-type="float">
            <text:p>6406</text:p>
          </table:table-cell>
          <table:table-cell table:style-name="ce20" office:value-type="float" office:value="1489622400" calcext:value-type="float">
            <text:p>14896224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07" calcext:value-type="float">
            <text:p>6407</text:p>
          </table:table-cell>
          <table:table-cell table:style-name="ce20" office:value-type="float" office:value="1489968000" calcext:value-type="float">
            <text:p>14899680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08" calcext:value-type="float">
            <text:p>6408</text:p>
          </table:table-cell>
          <table:table-cell table:style-name="ce20" office:value-type="float" office:value="1487635200" calcext:value-type="float">
            <text:p>14876352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10" calcext:value-type="float">
            <text:p>6410</text:p>
          </table:table-cell>
          <table:table-cell table:style-name="ce20" office:value-type="float" office:value="1487635200" calcext:value-type="float">
            <text:p>14876352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11" calcext:value-type="float">
            <text:p>6411</text:p>
          </table:table-cell>
          <table:table-cell table:style-name="ce20" office:value-type="float" office:value="1488931200" calcext:value-type="float">
            <text:p>14889312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12" calcext:value-type="float">
            <text:p>6412</text:p>
          </table:table-cell>
          <table:table-cell table:style-name="ce20" office:value-type="float" office:value="1490140800" calcext:value-type="float">
            <text:p>14901408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13" calcext:value-type="float">
            <text:p>6413</text:p>
          </table:table-cell>
          <table:table-cell table:style-name="ce20" office:value-type="float" office:value="1487635200" calcext:value-type="float">
            <text:p>14876352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15" calcext:value-type="float">
            <text:p>6415</text:p>
          </table:table-cell>
          <table:table-cell table:style-name="ce20" office:value-type="float" office:value="1488758400" calcext:value-type="float">
            <text:p>14887584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17" calcext:value-type="float">
            <text:p>6417</text:p>
          </table:table-cell>
          <table:table-cell table:style-name="ce20" office:value-type="float" office:value="1486684800" calcext:value-type="float">
            <text:p>14866848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18" calcext:value-type="float">
            <text:p>6418</text:p>
          </table:table-cell>
          <table:table-cell table:style-name="ce20" office:value-type="float" office:value="1489190400" calcext:value-type="float">
            <text:p>14891904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19" calcext:value-type="float">
            <text:p>6419</text:p>
          </table:table-cell>
          <table:table-cell table:style-name="ce20" office:value-type="float" office:value="1487808000" calcext:value-type="float">
            <text:p>14878080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20" calcext:value-type="float">
            <text:p>6420</text:p>
          </table:table-cell>
          <table:table-cell table:style-name="ce20" office:value-type="float" office:value="1488412800" calcext:value-type="float">
            <text:p>14884128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21" calcext:value-type="float">
            <text:p>6421</text:p>
          </table:table-cell>
          <table:table-cell table:style-name="ce20" office:value-type="float" office:value="1489795200" calcext:value-type="float">
            <text:p>14897952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24" calcext:value-type="float">
            <text:p>6424</text:p>
          </table:table-cell>
          <table:table-cell table:style-name="ce20" office:value-type="float" office:value="1490140800" calcext:value-type="float">
            <text:p>14901408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25" calcext:value-type="float">
            <text:p>6425</text:p>
          </table:table-cell>
          <table:table-cell table:style-name="ce20" office:value-type="float" office:value="1490140800" calcext:value-type="float">
            <text:p>14901408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26" calcext:value-type="float">
            <text:p>6426</text:p>
          </table:table-cell>
          <table:table-cell table:style-name="ce20" office:value-type="float" office:value="1488412800" calcext:value-type="float">
            <text:p>14884128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28" calcext:value-type="float">
            <text:p>6428</text:p>
          </table:table-cell>
          <table:table-cell table:style-name="ce20" office:value-type="float" office:value="1488844800" calcext:value-type="float">
            <text:p>14888448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32" calcext:value-type="float">
            <text:p>6432</text:p>
          </table:table-cell>
          <table:table-cell table:style-name="ce20" office:value-type="float" office:value="1488931200" calcext:value-type="float">
            <text:p>14889312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34" calcext:value-type="float">
            <text:p>6434</text:p>
          </table:table-cell>
          <table:table-cell table:style-name="ce20" office:value-type="float" office:value="1488758400" calcext:value-type="float">
            <text:p>14887584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35" calcext:value-type="float">
            <text:p>6435</text:p>
          </table:table-cell>
          <table:table-cell table:style-name="ce20" office:value-type="float" office:value="1489536000" calcext:value-type="float">
            <text:p>14895360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36" calcext:value-type="float">
            <text:p>6436</text:p>
          </table:table-cell>
          <table:table-cell table:style-name="ce20" office:value-type="float" office:value="1485475200" calcext:value-type="float">
            <text:p>14854752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37" calcext:value-type="float">
            <text:p>6437</text:p>
          </table:table-cell>
          <table:table-cell table:style-name="ce20" office:value-type="float" office:value="1483315200" calcext:value-type="float">
            <text:p>14833152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38" calcext:value-type="float">
            <text:p>6438</text:p>
          </table:table-cell>
          <table:table-cell table:style-name="ce20" office:value-type="float" office:value="1485734400" calcext:value-type="float">
            <text:p>14857344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40" calcext:value-type="float">
            <text:p>6440</text:p>
          </table:table-cell>
          <table:table-cell table:style-name="ce20" office:value-type="float" office:value="1486684800" calcext:value-type="float">
            <text:p>14866848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42" calcext:value-type="float">
            <text:p>6442</text:p>
          </table:table-cell>
          <table:table-cell table:style-name="ce20" office:value-type="float" office:value="1488844800" calcext:value-type="float">
            <text:p>14888448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43" calcext:value-type="float">
            <text:p>6443</text:p>
          </table:table-cell>
          <table:table-cell table:style-name="ce20" office:value-type="float" office:value="1489104000" calcext:value-type="float">
            <text:p>14891040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44" calcext:value-type="float">
            <text:p>6444</text:p>
          </table:table-cell>
          <table:table-cell table:style-name="ce20" office:value-type="float" office:value="1488499200" calcext:value-type="float">
            <text:p>14884992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45" calcext:value-type="float">
            <text:p>6445</text:p>
          </table:table-cell>
          <table:table-cell table:style-name="ce20" office:value-type="float" office:value="1489190400" calcext:value-type="float">
            <text:p>14891904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46" calcext:value-type="float">
            <text:p>6446</text:p>
          </table:table-cell>
          <table:table-cell table:style-name="ce20" office:value-type="float" office:value="1485561600" calcext:value-type="float">
            <text:p>14855616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47" calcext:value-type="float">
            <text:p>6447</text:p>
          </table:table-cell>
          <table:table-cell table:style-name="ce20" office:value-type="float" office:value="1488585600" calcext:value-type="float">
            <text:p>14885856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48" calcext:value-type="float">
            <text:p>6448</text:p>
          </table:table-cell>
          <table:table-cell table:style-name="ce20" office:value-type="float" office:value="1487116800" calcext:value-type="float">
            <text:p>14871168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49" calcext:value-type="float">
            <text:p>6449</text:p>
          </table:table-cell>
          <table:table-cell table:style-name="ce20" office:value-type="float" office:value="1489017600" calcext:value-type="float">
            <text:p>14890176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50" calcext:value-type="float">
            <text:p>6450</text:p>
          </table:table-cell>
          <table:table-cell table:style-name="ce20" office:value-type="float" office:value="1485388800" calcext:value-type="float">
            <text:p>14853888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53" calcext:value-type="float">
            <text:p>6453</text:p>
          </table:table-cell>
          <table:table-cell table:style-name="ce20" office:value-type="float" office:value="1486339200" calcext:value-type="float">
            <text:p>14863392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54" calcext:value-type="float">
            <text:p>6454</text:p>
          </table:table-cell>
          <table:table-cell table:style-name="ce20" office:value-type="float" office:value="1488931200" calcext:value-type="float">
            <text:p>14889312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55" calcext:value-type="float">
            <text:p>6455</text:p>
          </table:table-cell>
          <table:table-cell table:style-name="ce20" office:value-type="float" office:value="1487721600" calcext:value-type="float">
            <text:p>14877216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56" calcext:value-type="float">
            <text:p>6456</text:p>
          </table:table-cell>
          <table:table-cell table:style-name="ce20" office:value-type="float" office:value="1487721600" calcext:value-type="float">
            <text:p>14877216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58" calcext:value-type="float">
            <text:p>6458</text:p>
          </table:table-cell>
          <table:table-cell table:style-name="ce20" office:value-type="float" office:value="1487894400" calcext:value-type="float">
            <text:p>14878944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59" calcext:value-type="float">
            <text:p>6459</text:p>
          </table:table-cell>
          <table:table-cell table:style-name="ce20" office:value-type="float" office:value="1487376000" calcext:value-type="float">
            <text:p>14873760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61" calcext:value-type="float">
            <text:p>6461</text:p>
          </table:table-cell>
          <table:table-cell table:style-name="ce20" office:value-type="float" office:value="1488412800" calcext:value-type="float">
            <text:p>14884128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62" calcext:value-type="float">
            <text:p>6462</text:p>
          </table:table-cell>
          <table:table-cell table:style-name="ce20" office:value-type="float" office:value="1489795200" calcext:value-type="float">
            <text:p>14897952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63" calcext:value-type="float">
            <text:p>6463</text:p>
          </table:table-cell>
          <table:table-cell table:style-name="ce20" office:value-type="float" office:value="1486944000" calcext:value-type="float">
            <text:p>14869440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65" calcext:value-type="float">
            <text:p>6465</text:p>
          </table:table-cell>
          <table:table-cell table:style-name="ce20" office:value-type="float" office:value="1486512000" calcext:value-type="float">
            <text:p>14865120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66" calcext:value-type="float">
            <text:p>6466</text:p>
          </table:table-cell>
          <table:table-cell table:style-name="ce20" office:value-type="float" office:value="1487721600" calcext:value-type="float">
            <text:p>14877216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68" calcext:value-type="float">
            <text:p>6468</text:p>
          </table:table-cell>
          <table:table-cell table:style-name="ce20" office:value-type="float" office:value="1486598400" calcext:value-type="float">
            <text:p>14865984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69" calcext:value-type="float">
            <text:p>6469</text:p>
          </table:table-cell>
          <table:table-cell table:style-name="ce20" office:value-type="float" office:value="1484006400" calcext:value-type="float">
            <text:p>14840064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70" calcext:value-type="float">
            <text:p>6470</text:p>
          </table:table-cell>
          <table:table-cell table:style-name="ce20" office:value-type="float" office:value="1486684800" calcext:value-type="float">
            <text:p>14866848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71" calcext:value-type="float">
            <text:p>6471</text:p>
          </table:table-cell>
          <table:table-cell table:style-name="ce20" office:value-type="float" office:value="1489363200" calcext:value-type="float">
            <text:p>14893632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72" calcext:value-type="float">
            <text:p>6472</text:p>
          </table:table-cell>
          <table:table-cell table:style-name="ce20" office:value-type="float" office:value="1487808000" calcext:value-type="float">
            <text:p>14878080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73" calcext:value-type="float">
            <text:p>6473</text:p>
          </table:table-cell>
          <table:table-cell table:style-name="ce20" office:value-type="float" office:value="1486080000" calcext:value-type="float">
            <text:p>14860800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74" calcext:value-type="float">
            <text:p>6474</text:p>
          </table:table-cell>
          <table:table-cell table:style-name="ce20" office:value-type="float" office:value="1483660800" calcext:value-type="float">
            <text:p>14836608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75" calcext:value-type="float">
            <text:p>6475</text:p>
          </table:table-cell>
          <table:table-cell table:style-name="ce20" office:value-type="float" office:value="1484611200" calcext:value-type="float">
            <text:p>14846112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76" calcext:value-type="float">
            <text:p>6476</text:p>
          </table:table-cell>
          <table:table-cell table:style-name="ce20" office:value-type="float" office:value="1485302400" calcext:value-type="float">
            <text:p>14853024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77" calcext:value-type="float">
            <text:p>6477</text:p>
          </table:table-cell>
          <table:table-cell table:style-name="ce20" office:value-type="float" office:value="1486166400" calcext:value-type="float">
            <text:p>14861664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78" calcext:value-type="float">
            <text:p>6478</text:p>
          </table:table-cell>
          <table:table-cell table:style-name="ce20" office:value-type="float" office:value="1489795200" calcext:value-type="float">
            <text:p>14897952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79" calcext:value-type="float">
            <text:p>6479</text:p>
          </table:table-cell>
          <table:table-cell table:style-name="ce20" office:value-type="float" office:value="1483488000" calcext:value-type="float">
            <text:p>14834880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80" calcext:value-type="float">
            <text:p>6480</text:p>
          </table:table-cell>
          <table:table-cell table:style-name="ce20" office:value-type="float" office:value="1490054400" calcext:value-type="float">
            <text:p>14900544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81" calcext:value-type="float">
            <text:p>6481</text:p>
          </table:table-cell>
          <table:table-cell table:style-name="ce20" office:value-type="float" office:value="1486771200" calcext:value-type="float">
            <text:p>14867712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84" calcext:value-type="float">
            <text:p>6484</text:p>
          </table:table-cell>
          <table:table-cell table:style-name="ce20" office:value-type="float" office:value="1488499200" calcext:value-type="float">
            <text:p>14884992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86" calcext:value-type="float">
            <text:p>6486</text:p>
          </table:table-cell>
          <table:table-cell table:style-name="ce20" office:value-type="float" office:value="1487808000" calcext:value-type="float">
            <text:p>14878080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87" calcext:value-type="float">
            <text:p>6487</text:p>
          </table:table-cell>
          <table:table-cell table:style-name="ce20" office:value-type="float" office:value="1489363200" calcext:value-type="float">
            <text:p>14893632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89" calcext:value-type="float">
            <text:p>6489</text:p>
          </table:table-cell>
          <table:table-cell table:style-name="ce20" office:value-type="float" office:value="1489968000" calcext:value-type="float">
            <text:p>14899680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90" calcext:value-type="float">
            <text:p>6490</text:p>
          </table:table-cell>
          <table:table-cell table:style-name="ce20" office:value-type="float" office:value="1488326400" calcext:value-type="float">
            <text:p>14883264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91" calcext:value-type="float">
            <text:p>6491</text:p>
          </table:table-cell>
          <table:table-cell table:style-name="ce20" office:value-type="float" office:value="1487548800" calcext:value-type="float">
            <text:p>14875488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92" calcext:value-type="float">
            <text:p>6492</text:p>
          </table:table-cell>
          <table:table-cell table:style-name="ce20" office:value-type="float" office:value="1490054400" calcext:value-type="float">
            <text:p>14900544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94" calcext:value-type="float">
            <text:p>6494</text:p>
          </table:table-cell>
          <table:table-cell table:style-name="ce20" office:value-type="float" office:value="1483315200" calcext:value-type="float">
            <text:p>14833152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96" calcext:value-type="float">
            <text:p>6496</text:p>
          </table:table-cell>
          <table:table-cell table:style-name="ce20" office:value-type="float" office:value="1487548800" calcext:value-type="float">
            <text:p>14875488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98" calcext:value-type="float">
            <text:p>6498</text:p>
          </table:table-cell>
          <table:table-cell table:style-name="ce20" office:value-type="float" office:value="1485820800" calcext:value-type="float">
            <text:p>14858208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99" calcext:value-type="float">
            <text:p>6499</text:p>
          </table:table-cell>
          <table:table-cell table:style-name="ce20" office:value-type="float" office:value="1485907200" calcext:value-type="float">
            <text:p>14859072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501" calcext:value-type="float">
            <text:p>6501</text:p>
          </table:table-cell>
          <table:table-cell table:style-name="ce20" office:value-type="float" office:value="1488844800" calcext:value-type="float">
            <text:p>14888448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502" calcext:value-type="float">
            <text:p>6502</text:p>
          </table:table-cell>
          <table:table-cell table:style-name="ce20" office:value-type="float" office:value="1487289600" calcext:value-type="float">
            <text:p>14872896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503" calcext:value-type="float">
            <text:p>6503</text:p>
          </table:table-cell>
          <table:table-cell table:style-name="ce20" office:value-type="float" office:value="1487116800" calcext:value-type="float">
            <text:p>14871168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504" calcext:value-type="float">
            <text:p>6504</text:p>
          </table:table-cell>
          <table:table-cell table:style-name="ce20" office:value-type="float" office:value="1487203200" calcext:value-type="float">
            <text:p>14872032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505" calcext:value-type="float">
            <text:p>6505</text:p>
          </table:table-cell>
          <table:table-cell table:style-name="ce20" office:value-type="float" office:value="1484524800" calcext:value-type="float">
            <text:p>14845248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506" calcext:value-type="float">
            <text:p>6506</text:p>
          </table:table-cell>
          <table:table-cell table:style-name="ce20" office:value-type="float" office:value="1489190400" calcext:value-type="float">
            <text:p>14891904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507" calcext:value-type="float">
            <text:p>6507</text:p>
          </table:table-cell>
          <table:table-cell table:style-name="ce20" office:value-type="float" office:value="1487030400" calcext:value-type="float">
            <text:p>14870304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508" calcext:value-type="float">
            <text:p>6508</text:p>
          </table:table-cell>
          <table:table-cell table:style-name="ce20" office:value-type="float" office:value="1486944000" calcext:value-type="float">
            <text:p>14869440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509" calcext:value-type="float">
            <text:p>6509</text:p>
          </table:table-cell>
          <table:table-cell table:style-name="ce20" office:value-type="float" office:value="1486771200" calcext:value-type="float">
            <text:p>14867712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510" calcext:value-type="float">
            <text:p>6510</text:p>
          </table:table-cell>
          <table:table-cell table:style-name="ce20" office:value-type="float" office:value="1483920000" calcext:value-type="float">
            <text:p>14839200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511" calcext:value-type="float">
            <text:p>6511</text:p>
          </table:table-cell>
          <table:table-cell table:style-name="ce20" office:value-type="float" office:value="1486425600" calcext:value-type="float">
            <text:p>14864256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512" calcext:value-type="float">
            <text:p>6512</text:p>
          </table:table-cell>
          <table:table-cell table:style-name="ce20" office:value-type="float" office:value="1488499200" calcext:value-type="float">
            <text:p>14884992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514" calcext:value-type="float">
            <text:p>6514</text:p>
          </table:table-cell>
          <table:table-cell table:style-name="ce20" office:value-type="float" office:value="1488412800" calcext:value-type="float">
            <text:p>14884128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516" calcext:value-type="float">
            <text:p>6516</text:p>
          </table:table-cell>
          <table:table-cell table:style-name="ce20" office:value-type="float" office:value="1489536000" calcext:value-type="float">
            <text:p>14895360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521" calcext:value-type="float">
            <text:p>6521</text:p>
          </table:table-cell>
          <table:table-cell table:style-name="ce20" office:value-type="float" office:value="1487548800" calcext:value-type="float">
            <text:p>14875488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522" calcext:value-type="float">
            <text:p>6522</text:p>
          </table:table-cell>
          <table:table-cell table:style-name="ce20" office:value-type="float" office:value="1487721600" calcext:value-type="float">
            <text:p>14877216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523" calcext:value-type="float">
            <text:p>6523</text:p>
          </table:table-cell>
          <table:table-cell table:style-name="ce20" office:value-type="float" office:value="1487116800" calcext:value-type="float">
            <text:p>14871168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525" calcext:value-type="float">
            <text:p>6525</text:p>
          </table:table-cell>
          <table:table-cell table:style-name="ce20" office:value-type="float" office:value="1485993600" calcext:value-type="float">
            <text:p>14859936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527" calcext:value-type="float">
            <text:p>6527</text:p>
          </table:table-cell>
          <table:table-cell table:style-name="ce20" office:value-type="float" office:value="1490054400" calcext:value-type="float">
            <text:p>14900544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531" calcext:value-type="float">
            <text:p>6531</text:p>
          </table:table-cell>
          <table:table-cell table:style-name="ce20" office:value-type="float" office:value="1486944000" calcext:value-type="float">
            <text:p>14869440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532" calcext:value-type="float">
            <text:p>6532</text:p>
          </table:table-cell>
          <table:table-cell table:style-name="ce20" office:value-type="float" office:value="1485907200" calcext:value-type="float">
            <text:p>14859072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533" calcext:value-type="float">
            <text:p>6533</text:p>
          </table:table-cell>
          <table:table-cell table:style-name="ce20" office:value-type="float" office:value="1486512000" calcext:value-type="float">
            <text:p>14865120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534" calcext:value-type="float">
            <text:p>6534</text:p>
          </table:table-cell>
          <table:table-cell table:style-name="ce20" office:value-type="float" office:value="1486339200" calcext:value-type="float">
            <text:p>14863392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536" calcext:value-type="float">
            <text:p>6536</text:p>
          </table:table-cell>
          <table:table-cell table:style-name="ce20" office:value-type="float" office:value="1484524800" calcext:value-type="float">
            <text:p>14845248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537" calcext:value-type="float">
            <text:p>6537</text:p>
          </table:table-cell>
          <table:table-cell table:style-name="ce20" office:value-type="float" office:value="1487289600" calcext:value-type="float">
            <text:p>14872896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538" calcext:value-type="float">
            <text:p>6538</text:p>
          </table:table-cell>
          <table:table-cell table:style-name="ce20" office:value-type="float" office:value="1484179200" calcext:value-type="float">
            <text:p>14841792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539" calcext:value-type="float">
            <text:p>6539</text:p>
          </table:table-cell>
          <table:table-cell table:style-name="ce20" office:value-type="float" office:value="1485993600" calcext:value-type="float">
            <text:p>14859936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541" calcext:value-type="float">
            <text:p>6541</text:p>
          </table:table-cell>
          <table:table-cell table:style-name="ce20" office:value-type="float" office:value="1484611200" calcext:value-type="float">
            <text:p>14846112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542" calcext:value-type="float">
            <text:p>6542</text:p>
          </table:table-cell>
          <table:table-cell table:style-name="ce20" office:value-type="float" office:value="1486425600" calcext:value-type="float">
            <text:p>14864256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543" calcext:value-type="float">
            <text:p>6543</text:p>
          </table:table-cell>
          <table:table-cell table:style-name="ce20" office:value-type="float" office:value="1484352000" calcext:value-type="float">
            <text:p>14843520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544" calcext:value-type="float">
            <text:p>6544</text:p>
          </table:table-cell>
          <table:table-cell table:style-name="ce20" office:value-type="float" office:value="1484265600" calcext:value-type="float">
            <text:p>14842656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546" calcext:value-type="float">
            <text:p>6546</text:p>
          </table:table-cell>
          <table:table-cell table:style-name="ce20" office:value-type="float" office:value="1484092800" calcext:value-type="float">
            <text:p>14840928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549" calcext:value-type="float">
            <text:p>6549</text:p>
          </table:table-cell>
          <table:table-cell table:style-name="ce20" office:value-type="float" office:value="1486598400" calcext:value-type="float">
            <text:p>14865984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550" calcext:value-type="float">
            <text:p>6550</text:p>
          </table:table-cell>
          <table:table-cell table:style-name="ce20" office:value-type="float" office:value="1485820800" calcext:value-type="float">
            <text:p>14858208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551" calcext:value-type="float">
            <text:p>6551</text:p>
          </table:table-cell>
          <table:table-cell table:style-name="ce20" office:value-type="float" office:value="1487203200" calcext:value-type="float">
            <text:p>14872032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552" calcext:value-type="float">
            <text:p>6552</text:p>
          </table:table-cell>
          <table:table-cell table:style-name="ce20" office:value-type="float" office:value="1487635200" calcext:value-type="float">
            <text:p>14876352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553" calcext:value-type="float">
            <text:p>6553</text:p>
          </table:table-cell>
          <table:table-cell table:style-name="ce20" office:value-type="float" office:value="1486512000" calcext:value-type="float">
            <text:p>14865120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562" calcext:value-type="float">
            <text:p>6562</text:p>
          </table:table-cell>
          <table:table-cell table:style-name="ce20" office:value-type="float" office:value="1487721600" calcext:value-type="float">
            <text:p>14877216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563" calcext:value-type="float">
            <text:p>6563</text:p>
          </table:table-cell>
          <table:table-cell table:style-name="ce20" office:value-type="float" office:value="1487808000" calcext:value-type="float">
            <text:p>14878080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564" calcext:value-type="float">
            <text:p>6564</text:p>
          </table:table-cell>
          <table:table-cell table:style-name="ce20" office:value-type="float" office:value="1488412800" calcext:value-type="float">
            <text:p>14884128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566" calcext:value-type="float">
            <text:p>6566</text:p>
          </table:table-cell>
          <table:table-cell table:style-name="ce20" office:value-type="float" office:value="1488931200" calcext:value-type="float">
            <text:p>14889312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567" calcext:value-type="float">
            <text:p>6567</text:p>
          </table:table-cell>
          <table:table-cell table:style-name="ce20" office:value-type="float" office:value="1488844800" calcext:value-type="float">
            <text:p>14888448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568" calcext:value-type="float">
            <text:p>6568</text:p>
          </table:table-cell>
          <table:table-cell table:style-name="ce20" office:value-type="float" office:value="1483920000" calcext:value-type="float">
            <text:p>14839200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8" office:value-type="float" office:value="6570" calcext:value-type="float">
            <text:p>6570</text:p>
          </table:table-cell>
          <table:table-cell table:style-name="ce20" office:value-type="float" office:value="1489017600" calcext:value-type="float">
            <text:p>14890176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571" calcext:value-type="float">
            <text:p>6571</text:p>
          </table:table-cell>
          <table:table-cell table:style-name="ce20" office:value-type="float" office:value="1486598400" calcext:value-type="float">
            <text:p>14865984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575" calcext:value-type="float">
            <text:p>6575</text:p>
          </table:table-cell>
          <table:table-cell table:style-name="ce20" office:value-type="float" office:value="1489881600" calcext:value-type="float">
            <text:p>14898816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576" calcext:value-type="float">
            <text:p>6576</text:p>
          </table:table-cell>
          <table:table-cell table:style-name="ce20" office:value-type="float" office:value="1489449600" calcext:value-type="float">
            <text:p>14894496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577" calcext:value-type="float">
            <text:p>6577</text:p>
          </table:table-cell>
          <table:table-cell table:style-name="ce20" office:value-type="float" office:value="1487548800" calcext:value-type="float">
            <text:p>14875488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578" calcext:value-type="float">
            <text:p>6578</text:p>
          </table:table-cell>
          <table:table-cell table:style-name="ce20" office:value-type="float" office:value="1487635200" calcext:value-type="float">
            <text:p>14876352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580" calcext:value-type="float">
            <text:p>6580</text:p>
          </table:table-cell>
          <table:table-cell table:style-name="ce20" office:value-type="float" office:value="1487030400" calcext:value-type="float">
            <text:p>14870304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581" calcext:value-type="float">
            <text:p>6581</text:p>
          </table:table-cell>
          <table:table-cell table:style-name="ce20" office:value-type="float" office:value="1490140800" calcext:value-type="float">
            <text:p>14901408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591" calcext:value-type="float">
            <text:p>6591</text:p>
          </table:table-cell>
          <table:table-cell table:style-name="ce20" office:value-type="float" office:value="1487808000" calcext:value-type="float">
            <text:p>14878080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593" calcext:value-type="float">
            <text:p>6593</text:p>
          </table:table-cell>
          <table:table-cell table:style-name="ce20" office:value-type="float" office:value="1484265600" calcext:value-type="float">
            <text:p>14842656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594" calcext:value-type="float">
            <text:p>6594</text:p>
          </table:table-cell>
          <table:table-cell table:style-name="ce20" office:value-type="float" office:value="1488844800" calcext:value-type="float">
            <text:p>14888448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595" calcext:value-type="float">
            <text:p>6595</text:p>
          </table:table-cell>
          <table:table-cell table:style-name="ce20" office:value-type="float" office:value="1489968000" calcext:value-type="float">
            <text:p>14899680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596" calcext:value-type="float">
            <text:p>6596</text:p>
          </table:table-cell>
          <table:table-cell table:style-name="ce20" office:value-type="float" office:value="1489708800" calcext:value-type="float">
            <text:p>14897088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598" calcext:value-type="float">
            <text:p>6598</text:p>
          </table:table-cell>
          <table:table-cell table:style-name="ce20" office:value-type="float" office:value="1488758400" calcext:value-type="float">
            <text:p>14887584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600" calcext:value-type="float">
            <text:p>6600</text:p>
          </table:table-cell>
          <table:table-cell table:style-name="ce20" office:value-type="float" office:value="1487980800" calcext:value-type="float">
            <text:p>14879808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602" calcext:value-type="float">
            <text:p>6602</text:p>
          </table:table-cell>
          <table:table-cell table:style-name="ce20" office:value-type="float" office:value="1487376000" calcext:value-type="float">
            <text:p>14873760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603" calcext:value-type="float">
            <text:p>6603</text:p>
          </table:table-cell>
          <table:table-cell table:style-name="ce20" office:value-type="float" office:value="1487721600" calcext:value-type="float">
            <text:p>14877216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604" calcext:value-type="float">
            <text:p>6604</text:p>
          </table:table-cell>
          <table:table-cell table:style-name="ce20" office:value-type="float" office:value="1489449600" calcext:value-type="float">
            <text:p>14894496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605" calcext:value-type="float">
            <text:p>6605</text:p>
          </table:table-cell>
          <table:table-cell table:style-name="ce20" office:value-type="float" office:value="1489622400" calcext:value-type="float">
            <text:p>14896224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606" calcext:value-type="float">
            <text:p>6606</text:p>
          </table:table-cell>
          <table:table-cell table:style-name="ce20" office:value-type="float" office:value="1484611200" calcext:value-type="float">
            <text:p>14846112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609" calcext:value-type="float">
            <text:p>6609</text:p>
          </table:table-cell>
          <table:table-cell table:style-name="ce20" office:value-type="float" office:value="1489017600" calcext:value-type="float">
            <text:p>14890176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610" calcext:value-type="float">
            <text:p>6610</text:p>
          </table:table-cell>
          <table:table-cell table:style-name="ce20" office:value-type="float" office:value="1489363200" calcext:value-type="float">
            <text:p>14893632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611" calcext:value-type="float">
            <text:p>6611</text:p>
          </table:table-cell>
          <table:table-cell table:style-name="ce20" office:value-type="float" office:value="1486598400" calcext:value-type="float">
            <text:p>14865984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612" calcext:value-type="float">
            <text:p>6612</text:p>
          </table:table-cell>
          <table:table-cell table:style-name="ce20" office:value-type="float" office:value="1489622400" calcext:value-type="float">
            <text:p>14896224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620" calcext:value-type="float">
            <text:p>6620</text:p>
          </table:table-cell>
          <table:table-cell table:style-name="ce20" office:value-type="float" office:value="1487808000" calcext:value-type="float">
            <text:p>14878080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622" calcext:value-type="float">
            <text:p>6622</text:p>
          </table:table-cell>
          <table:table-cell table:style-name="ce20" office:value-type="float" office:value="1487203200" calcext:value-type="float">
            <text:p>14872032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623" calcext:value-type="float">
            <text:p>6623</text:p>
          </table:table-cell>
          <table:table-cell table:style-name="ce20" office:value-type="float" office:value="1487635200" calcext:value-type="float">
            <text:p>14876352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625" calcext:value-type="float">
            <text:p>6625</text:p>
          </table:table-cell>
          <table:table-cell table:style-name="ce20" office:value-type="float" office:value="1489795200" calcext:value-type="float">
            <text:p>14897952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627" calcext:value-type="float">
            <text:p>6627</text:p>
          </table:table-cell>
          <table:table-cell table:style-name="ce20" office:value-type="float" office:value="1487289600" calcext:value-type="float">
            <text:p>14872896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628" calcext:value-type="float">
            <text:p>6628</text:p>
          </table:table-cell>
          <table:table-cell table:style-name="ce20" office:value-type="float" office:value="1486425600" calcext:value-type="float">
            <text:p>14864256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629" calcext:value-type="float">
            <text:p>6629</text:p>
          </table:table-cell>
          <table:table-cell table:style-name="ce20" office:value-type="float" office:value="1489104000" calcext:value-type="float">
            <text:p>14891040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630" calcext:value-type="float">
            <text:p>6630</text:p>
          </table:table-cell>
          <table:table-cell table:style-name="ce20" office:value-type="float" office:value="1487289600" calcext:value-type="float">
            <text:p>14872896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634" calcext:value-type="float">
            <text:p>6634</text:p>
          </table:table-cell>
          <table:table-cell table:style-name="ce20" office:value-type="float" office:value="1489795200" calcext:value-type="float">
            <text:p>14897952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652" calcext:value-type="float">
            <text:p>6652</text:p>
          </table:table-cell>
          <table:table-cell table:style-name="ce20" office:value-type="float" office:value="1489622400" calcext:value-type="float">
            <text:p>14896224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653" calcext:value-type="float">
            <text:p>6653</text:p>
          </table:table-cell>
          <table:table-cell table:style-name="ce20" office:value-type="float" office:value="1489622400" calcext:value-type="float">
            <text:p>14896224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654" calcext:value-type="float">
            <text:p>6654</text:p>
          </table:table-cell>
          <table:table-cell table:style-name="ce20" office:value-type="float" office:value="1485820800" calcext:value-type="float">
            <text:p>14858208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655" calcext:value-type="float">
            <text:p>6655</text:p>
          </table:table-cell>
          <table:table-cell table:style-name="ce20" office:value-type="float" office:value="1483488000" calcext:value-type="float">
            <text:p>14834880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656" calcext:value-type="float">
            <text:p>6656</text:p>
          </table:table-cell>
          <table:table-cell table:style-name="ce20" office:value-type="float" office:value="1488758400" calcext:value-type="float">
            <text:p>14887584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657" calcext:value-type="float">
            <text:p>6657</text:p>
          </table:table-cell>
          <table:table-cell table:style-name="ce20" office:value-type="float" office:value="1486425600" calcext:value-type="float">
            <text:p>14864256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658" calcext:value-type="float">
            <text:p>6658</text:p>
          </table:table-cell>
          <table:table-cell table:style-name="ce20" office:value-type="float" office:value="1488412800" calcext:value-type="float">
            <text:p>14884128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659" calcext:value-type="float">
            <text:p>6659</text:p>
          </table:table-cell>
          <table:table-cell table:style-name="ce20" office:value-type="float" office:value="1489708800" calcext:value-type="float">
            <text:p>1489708800</text:p>
          </table:table-cell>
          <table:table-cell table:style-name="ce20" office:value-type="string" calcext:value-type="string">
            <text:p>Preven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02" calcext:value-type="float">
            <text:p>6002</text:p>
          </table:table-cell>
          <table:table-cell table:style-name="ce21" office:value-type="float" office:value="1487203200" calcext:value-type="float">
            <text:p>14872032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05" calcext:value-type="float">
            <text:p>6005</text:p>
          </table:table-cell>
          <table:table-cell table:style-name="ce21" office:value-type="float" office:value="1486944000" calcext:value-type="float">
            <text:p>14869440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07" calcext:value-type="float">
            <text:p>6007</text:p>
          </table:table-cell>
          <table:table-cell table:style-name="ce21" office:value-type="float" office:value="1486339200" calcext:value-type="float">
            <text:p>14863392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08" calcext:value-type="float">
            <text:p>6008</text:p>
          </table:table-cell>
          <table:table-cell table:style-name="ce21" office:value-type="float" office:value="1487376000" calcext:value-type="float">
            <text:p>14873760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09" calcext:value-type="float">
            <text:p>6009</text:p>
          </table:table-cell>
          <table:table-cell table:style-name="ce21" office:value-type="float" office:value="1487116800" calcext:value-type="float">
            <text:p>14871168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10" calcext:value-type="float">
            <text:p>6010</text:p>
          </table:table-cell>
          <table:table-cell table:style-name="ce21" office:value-type="float" office:value="1486598400" calcext:value-type="float">
            <text:p>14865984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11" calcext:value-type="float">
            <text:p>6011</text:p>
          </table:table-cell>
          <table:table-cell table:style-name="ce21" office:value-type="float" office:value="1484092800" calcext:value-type="float">
            <text:p>14840928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13" calcext:value-type="float">
            <text:p>6013</text:p>
          </table:table-cell>
          <table:table-cell table:style-name="ce21" office:value-type="float" office:value="1486166400" calcext:value-type="float">
            <text:p>14861664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15" calcext:value-type="float">
            <text:p>6015</text:p>
          </table:table-cell>
          <table:table-cell table:style-name="ce21" office:value-type="float" office:value="1486684800" calcext:value-type="float">
            <text:p>14866848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16" calcext:value-type="float">
            <text:p>6016</text:p>
          </table:table-cell>
          <table:table-cell table:style-name="ce21" office:value-type="float" office:value="1487376000" calcext:value-type="float">
            <text:p>14873760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19" calcext:value-type="float">
            <text:p>6019</text:p>
          </table:table-cell>
          <table:table-cell table:style-name="ce21" office:value-type="float" office:value="1486771200" calcext:value-type="float">
            <text:p>14867712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20" calcext:value-type="float">
            <text:p>6020</text:p>
          </table:table-cell>
          <table:table-cell table:style-name="ce21" office:value-type="float" office:value="1487289600" calcext:value-type="float">
            <text:p>14872896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21" calcext:value-type="float">
            <text:p>6021</text:p>
          </table:table-cell>
          <table:table-cell table:style-name="ce21" office:value-type="float" office:value="1487721600" calcext:value-type="float">
            <text:p>14877216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26" calcext:value-type="float">
            <text:p>6026</text:p>
          </table:table-cell>
          <table:table-cell table:style-name="ce21" office:value-type="float" office:value="1488844800" calcext:value-type="float">
            <text:p>14888448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27" calcext:value-type="float">
            <text:p>6027</text:p>
          </table:table-cell>
          <table:table-cell table:style-name="ce21" office:value-type="float" office:value="1489536000" calcext:value-type="float">
            <text:p>14895360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32" calcext:value-type="float">
            <text:p>6032</text:p>
          </table:table-cell>
          <table:table-cell table:style-name="ce21" office:value-type="float" office:value="1488931200" calcext:value-type="float">
            <text:p>14889312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33" calcext:value-type="float">
            <text:p>6033</text:p>
          </table:table-cell>
          <table:table-cell table:style-name="ce21" office:value-type="float" office:value="1487289600" calcext:value-type="float">
            <text:p>14872896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34" calcext:value-type="float">
            <text:p>6034</text:p>
          </table:table-cell>
          <table:table-cell table:style-name="ce21" office:value-type="float" office:value="1487289600" calcext:value-type="float">
            <text:p>14872896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35" calcext:value-type="float">
            <text:p>6035</text:p>
          </table:table-cell>
          <table:table-cell table:style-name="ce21" office:value-type="float" office:value="1490054400" calcext:value-type="float">
            <text:p>14900544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36" calcext:value-type="float">
            <text:p>6036</text:p>
          </table:table-cell>
          <table:table-cell table:style-name="ce21" office:value-type="float" office:value="1484006400" calcext:value-type="float">
            <text:p>14840064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37" calcext:value-type="float">
            <text:p>6037</text:p>
          </table:table-cell>
          <table:table-cell table:style-name="ce21" office:value-type="float" office:value="1487808000" calcext:value-type="float">
            <text:p>14878080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38" calcext:value-type="float">
            <text:p>6038</text:p>
          </table:table-cell>
          <table:table-cell table:style-name="ce21" office:value-type="float" office:value="1486771200" calcext:value-type="float">
            <text:p>14867712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43" calcext:value-type="float">
            <text:p>6043</text:p>
          </table:table-cell>
          <table:table-cell table:style-name="ce21" office:value-type="float" office:value="1487030400" calcext:value-type="float">
            <text:p>14870304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44" calcext:value-type="float">
            <text:p>6044</text:p>
          </table:table-cell>
          <table:table-cell table:style-name="ce21" office:value-type="float" office:value="1486080000" calcext:value-type="float">
            <text:p>14860800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46" calcext:value-type="float">
            <text:p>6046</text:p>
          </table:table-cell>
          <table:table-cell table:style-name="ce21" office:value-type="float" office:value="1489190400" calcext:value-type="float">
            <text:p>14891904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47" calcext:value-type="float">
            <text:p>6047</text:p>
          </table:table-cell>
          <table:table-cell table:style-name="ce21" office:value-type="float" office:value="1487635200" calcext:value-type="float">
            <text:p>14876352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48" calcext:value-type="float">
            <text:p>6048</text:p>
          </table:table-cell>
          <table:table-cell table:style-name="ce21" office:value-type="float" office:value="1485734400" calcext:value-type="float">
            <text:p>14857344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51" calcext:value-type="float">
            <text:p>6051</text:p>
          </table:table-cell>
          <table:table-cell table:style-name="ce21" office:value-type="float" office:value="1487203200" calcext:value-type="float">
            <text:p>14872032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52" calcext:value-type="float">
            <text:p>6052</text:p>
          </table:table-cell>
          <table:table-cell table:style-name="ce21" office:value-type="float" office:value="1489104000" calcext:value-type="float">
            <text:p>14891040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53" calcext:value-type="float">
            <text:p>6053</text:p>
          </table:table-cell>
          <table:table-cell table:style-name="ce21" office:value-type="float" office:value="1487203200" calcext:value-type="float">
            <text:p>14872032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54" calcext:value-type="float">
            <text:p>6054</text:p>
          </table:table-cell>
          <table:table-cell table:style-name="ce21" office:value-type="float" office:value="1486771200" calcext:value-type="float">
            <text:p>14867712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56" calcext:value-type="float">
            <text:p>6056</text:p>
          </table:table-cell>
          <table:table-cell table:style-name="ce21" office:value-type="float" office:value="1486944000" calcext:value-type="float">
            <text:p>14869440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57" calcext:value-type="float">
            <text:p>6057</text:p>
          </table:table-cell>
          <table:table-cell table:style-name="ce21" office:value-type="float" office:value="1489536000" calcext:value-type="float">
            <text:p>14895360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58" calcext:value-type="float">
            <text:p>6058</text:p>
          </table:table-cell>
          <table:table-cell table:style-name="ce21" office:value-type="float" office:value="1488585600" calcext:value-type="float">
            <text:p>14885856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63" calcext:value-type="float">
            <text:p>6063</text:p>
          </table:table-cell>
          <table:table-cell table:style-name="ce21" office:value-type="float" office:value="1487721600" calcext:value-type="float">
            <text:p>14877216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68" calcext:value-type="float">
            <text:p>6068</text:p>
          </table:table-cell>
          <table:table-cell table:style-name="ce21" office:value-type="float" office:value="1489449600" calcext:value-type="float">
            <text:p>14894496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70" calcext:value-type="float">
            <text:p>6070</text:p>
          </table:table-cell>
          <table:table-cell table:style-name="ce21" office:value-type="float" office:value="1489104000" calcext:value-type="float">
            <text:p>14891040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71" calcext:value-type="float">
            <text:p>6071</text:p>
          </table:table-cell>
          <table:table-cell table:style-name="ce21" office:value-type="float" office:value="1487116800" calcext:value-type="float">
            <text:p>14871168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72" calcext:value-type="float">
            <text:p>6072</text:p>
          </table:table-cell>
          <table:table-cell table:style-name="ce21" office:value-type="float" office:value="1488499200" calcext:value-type="float">
            <text:p>14884992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75" calcext:value-type="float">
            <text:p>6075</text:p>
          </table:table-cell>
          <table:table-cell table:style-name="ce21" office:value-type="float" office:value="1489622400" calcext:value-type="float">
            <text:p>14896224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76" calcext:value-type="float">
            <text:p>6076</text:p>
          </table:table-cell>
          <table:table-cell table:style-name="ce21" office:value-type="float" office:value="1487635200" calcext:value-type="float">
            <text:p>14876352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77" calcext:value-type="float">
            <text:p>6077</text:p>
          </table:table-cell>
          <table:table-cell table:style-name="ce21" office:value-type="float" office:value="1489017600" calcext:value-type="float">
            <text:p>14890176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82" calcext:value-type="float">
            <text:p>6082</text:p>
          </table:table-cell>
          <table:table-cell table:style-name="ce21" office:value-type="float" office:value="1487894400" calcext:value-type="float">
            <text:p>14878944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83" calcext:value-type="float">
            <text:p>6083</text:p>
          </table:table-cell>
          <table:table-cell table:style-name="ce21" office:value-type="float" office:value="1489449600" calcext:value-type="float">
            <text:p>14894496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84" calcext:value-type="float">
            <text:p>6084</text:p>
          </table:table-cell>
          <table:table-cell table:style-name="ce21" office:value-type="float" office:value="1489968000" calcext:value-type="float">
            <text:p>14899680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86" calcext:value-type="float">
            <text:p>6086</text:p>
          </table:table-cell>
          <table:table-cell table:style-name="ce21" office:value-type="float" office:value="1487721600" calcext:value-type="float">
            <text:p>14877216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87" calcext:value-type="float">
            <text:p>6087</text:p>
          </table:table-cell>
          <table:table-cell table:style-name="ce21" office:value-type="float" office:value="1487894400" calcext:value-type="float">
            <text:p>14878944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88" calcext:value-type="float">
            <text:p>6088</text:p>
          </table:table-cell>
          <table:table-cell table:style-name="ce21" office:value-type="float" office:value="1488585600" calcext:value-type="float">
            <text:p>14885856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91" calcext:value-type="float">
            <text:p>6091</text:p>
          </table:table-cell>
          <table:table-cell table:style-name="ce21" office:value-type="float" office:value="1488499200" calcext:value-type="float">
            <text:p>14884992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93" calcext:value-type="float">
            <text:p>6093</text:p>
          </table:table-cell>
          <table:table-cell table:style-name="ce21" office:value-type="float" office:value="1487116800" calcext:value-type="float">
            <text:p>14871168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94" calcext:value-type="float">
            <text:p>6094</text:p>
          </table:table-cell>
          <table:table-cell table:style-name="ce21" office:value-type="float" office:value="1488585600" calcext:value-type="float">
            <text:p>14885856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97" calcext:value-type="float">
            <text:p>6097</text:p>
          </table:table-cell>
          <table:table-cell table:style-name="ce21" office:value-type="float" office:value="1487635200" calcext:value-type="float">
            <text:p>14876352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99" calcext:value-type="float">
            <text:p>6099</text:p>
          </table:table-cell>
          <table:table-cell table:style-name="ce21" office:value-type="float" office:value="1489449600" calcext:value-type="float">
            <text:p>14894496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01" calcext:value-type="float">
            <text:p>6101</text:p>
          </table:table-cell>
          <table:table-cell table:style-name="ce21" office:value-type="float" office:value="1487289600" calcext:value-type="float">
            <text:p>14872896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02" calcext:value-type="float">
            <text:p>6102</text:p>
          </table:table-cell>
          <table:table-cell table:style-name="ce21" office:value-type="float" office:value="1489104000" calcext:value-type="float">
            <text:p>14891040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03" calcext:value-type="float">
            <text:p>6103</text:p>
          </table:table-cell>
          <table:table-cell table:style-name="ce21" office:value-type="float" office:value="1487635200" calcext:value-type="float">
            <text:p>14876352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04" calcext:value-type="float">
            <text:p>6104</text:p>
          </table:table-cell>
          <table:table-cell table:style-name="ce21" office:value-type="float" office:value="1487376000" calcext:value-type="float">
            <text:p>14873760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08" calcext:value-type="float">
            <text:p>6108</text:p>
          </table:table-cell>
          <table:table-cell table:style-name="ce21" office:value-type="float" office:value="1488412800" calcext:value-type="float">
            <text:p>14884128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09" calcext:value-type="float">
            <text:p>6109</text:p>
          </table:table-cell>
          <table:table-cell table:style-name="ce21" office:value-type="float" office:value="1487376000" calcext:value-type="float">
            <text:p>14873760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11" calcext:value-type="float">
            <text:p>6111</text:p>
          </table:table-cell>
          <table:table-cell table:style-name="ce21" office:value-type="float" office:value="1487548800" calcext:value-type="float">
            <text:p>14875488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12" calcext:value-type="float">
            <text:p>6112</text:p>
          </table:table-cell>
          <table:table-cell table:style-name="ce21" office:value-type="float" office:value="1487808000" calcext:value-type="float">
            <text:p>14878080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13" calcext:value-type="float">
            <text:p>6113</text:p>
          </table:table-cell>
          <table:table-cell table:style-name="ce21" office:value-type="float" office:value="1483488000" calcext:value-type="float">
            <text:p>14834880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15" calcext:value-type="float">
            <text:p>6115</text:p>
          </table:table-cell>
          <table:table-cell table:style-name="ce21" office:value-type="float" office:value="1488844800" calcext:value-type="float">
            <text:p>14888448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19" calcext:value-type="float">
            <text:p>6119</text:p>
          </table:table-cell>
          <table:table-cell table:style-name="ce21" office:value-type="float" office:value="1488240000" calcext:value-type="float">
            <text:p>14882400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20" calcext:value-type="float">
            <text:p>6120</text:p>
          </table:table-cell>
          <table:table-cell table:style-name="ce21" office:value-type="float" office:value="1488585600" calcext:value-type="float">
            <text:p>14885856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21" calcext:value-type="float">
            <text:p>6121</text:p>
          </table:table-cell>
          <table:table-cell table:style-name="ce21" office:value-type="float" office:value="1486944000" calcext:value-type="float">
            <text:p>14869440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24" calcext:value-type="float">
            <text:p>6124</text:p>
          </table:table-cell>
          <table:table-cell table:style-name="ce21" office:value-type="float" office:value="1487030400" calcext:value-type="float">
            <text:p>14870304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27" calcext:value-type="float">
            <text:p>6127</text:p>
          </table:table-cell>
          <table:table-cell table:style-name="ce21" office:value-type="float" office:value="1487721600" calcext:value-type="float">
            <text:p>14877216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29" calcext:value-type="float">
            <text:p>6129</text:p>
          </table:table-cell>
          <table:table-cell table:style-name="ce21" office:value-type="float" office:value="1487030400" calcext:value-type="float">
            <text:p>14870304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31" calcext:value-type="float">
            <text:p>6131</text:p>
          </table:table-cell>
          <table:table-cell table:style-name="ce21" office:value-type="float" office:value="1490140800" calcext:value-type="float">
            <text:p>14901408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32" calcext:value-type="float">
            <text:p>6132</text:p>
          </table:table-cell>
          <table:table-cell table:style-name="ce21" office:value-type="float" office:value="1489190400" calcext:value-type="float">
            <text:p>14891904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33" calcext:value-type="float">
            <text:p>6133</text:p>
          </table:table-cell>
          <table:table-cell table:style-name="ce21" office:value-type="float" office:value="1487376000" calcext:value-type="float">
            <text:p>14873760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34" calcext:value-type="float">
            <text:p>6134</text:p>
          </table:table-cell>
          <table:table-cell table:style-name="ce21" office:value-type="float" office:value="1483660800" calcext:value-type="float">
            <text:p>14836608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43" calcext:value-type="float">
            <text:p>6143</text:p>
          </table:table-cell>
          <table:table-cell table:style-name="ce21" office:value-type="float" office:value="1487808000" calcext:value-type="float">
            <text:p>14878080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45" calcext:value-type="float">
            <text:p>6145</text:p>
          </table:table-cell>
          <table:table-cell table:style-name="ce21" office:value-type="float" office:value="1489363200" calcext:value-type="float">
            <text:p>14893632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46" calcext:value-type="float">
            <text:p>6146</text:p>
          </table:table-cell>
          <table:table-cell table:style-name="ce21" office:value-type="float" office:value="1488758400" calcext:value-type="float">
            <text:p>14887584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51" calcext:value-type="float">
            <text:p>6151</text:p>
          </table:table-cell>
          <table:table-cell table:style-name="ce21" office:value-type="float" office:value="1489968000" calcext:value-type="float">
            <text:p>14899680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56" calcext:value-type="float">
            <text:p>6156</text:p>
          </table:table-cell>
          <table:table-cell table:style-name="ce21" office:value-type="float" office:value="1489795200" calcext:value-type="float">
            <text:p>14897952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59" calcext:value-type="float">
            <text:p>6159</text:p>
          </table:table-cell>
          <table:table-cell table:style-name="ce21" office:value-type="float" office:value="1489363200" calcext:value-type="float">
            <text:p>14893632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60" calcext:value-type="float">
            <text:p>6160</text:p>
          </table:table-cell>
          <table:table-cell table:style-name="ce21" office:value-type="float" office:value="1489449600" calcext:value-type="float">
            <text:p>14894496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61" calcext:value-type="float">
            <text:p>6161</text:p>
          </table:table-cell>
          <table:table-cell table:style-name="ce21" office:value-type="float" office:value="1487548800" calcext:value-type="float">
            <text:p>14875488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67" calcext:value-type="float">
            <text:p>6167</text:p>
          </table:table-cell>
          <table:table-cell table:style-name="ce21" office:value-type="float" office:value="1487116800" calcext:value-type="float">
            <text:p>14871168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68" calcext:value-type="float">
            <text:p>6168</text:p>
          </table:table-cell>
          <table:table-cell table:style-name="ce21" office:value-type="float" office:value="1488412800" calcext:value-type="float">
            <text:p>14884128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72" calcext:value-type="float">
            <text:p>6172</text:p>
          </table:table-cell>
          <table:table-cell table:style-name="ce21" office:value-type="float" office:value="1489017600" calcext:value-type="float">
            <text:p>14890176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81" calcext:value-type="float">
            <text:p>6181</text:p>
          </table:table-cell>
          <table:table-cell table:style-name="ce21" office:value-type="float" office:value="1486425600" calcext:value-type="float">
            <text:p>14864256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83" calcext:value-type="float">
            <text:p>6183</text:p>
          </table:table-cell>
          <table:table-cell table:style-name="ce21" office:value-type="float" office:value="1486684800" calcext:value-type="float">
            <text:p>14866848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85" calcext:value-type="float">
            <text:p>6185</text:p>
          </table:table-cell>
          <table:table-cell table:style-name="ce21" office:value-type="float" office:value="1488844800" calcext:value-type="float">
            <text:p>14888448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87" calcext:value-type="float">
            <text:p>6187</text:p>
          </table:table-cell>
          <table:table-cell table:style-name="ce21" office:value-type="float" office:value="1487721600" calcext:value-type="float">
            <text:p>14877216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89" calcext:value-type="float">
            <text:p>6189</text:p>
          </table:table-cell>
          <table:table-cell table:style-name="ce21" office:value-type="float" office:value="1488499200" calcext:value-type="float">
            <text:p>14884992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90" calcext:value-type="float">
            <text:p>6190</text:p>
          </table:table-cell>
          <table:table-cell table:style-name="ce21" office:value-type="float" office:value="1489795200" calcext:value-type="float">
            <text:p>14897952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91" calcext:value-type="float">
            <text:p>6191</text:p>
          </table:table-cell>
          <table:table-cell table:style-name="ce21" office:value-type="float" office:value="1489017600" calcext:value-type="float">
            <text:p>14890176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96" calcext:value-type="float">
            <text:p>6196</text:p>
          </table:table-cell>
          <table:table-cell table:style-name="ce21" office:value-type="float" office:value="1484611200" calcext:value-type="float">
            <text:p>14846112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98" calcext:value-type="float">
            <text:p>6198</text:p>
          </table:table-cell>
          <table:table-cell table:style-name="ce21" office:value-type="float" office:value="1485907200" calcext:value-type="float">
            <text:p>14859072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01" calcext:value-type="float">
            <text:p>6201</text:p>
          </table:table-cell>
          <table:table-cell table:style-name="ce21" office:value-type="float" office:value="1488931200" calcext:value-type="float">
            <text:p>14889312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03" calcext:value-type="float">
            <text:p>6203</text:p>
          </table:table-cell>
          <table:table-cell table:style-name="ce21" office:value-type="float" office:value="1486166400" calcext:value-type="float">
            <text:p>14861664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04" calcext:value-type="float">
            <text:p>6204</text:p>
          </table:table-cell>
          <table:table-cell table:style-name="ce21" office:value-type="float" office:value="1488844800" calcext:value-type="float">
            <text:p>14888448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08" calcext:value-type="float">
            <text:p>6208</text:p>
          </table:table-cell>
          <table:table-cell table:style-name="ce21" office:value-type="float" office:value="1488931200" calcext:value-type="float">
            <text:p>14889312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15" calcext:value-type="float">
            <text:p>6215</text:p>
          </table:table-cell>
          <table:table-cell table:style-name="ce21" office:value-type="float" office:value="1489017600" calcext:value-type="float">
            <text:p>14890176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17" calcext:value-type="float">
            <text:p>6217</text:p>
          </table:table-cell>
          <table:table-cell table:style-name="ce21" office:value-type="float" office:value="1489190400" calcext:value-type="float">
            <text:p>14891904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18" calcext:value-type="float">
            <text:p>6218</text:p>
          </table:table-cell>
          <table:table-cell table:style-name="ce21" office:value-type="float" office:value="1487548800" calcext:value-type="float">
            <text:p>14875488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19" calcext:value-type="float">
            <text:p>6219</text:p>
          </table:table-cell>
          <table:table-cell table:style-name="ce21" office:value-type="float" office:value="1488585600" calcext:value-type="float">
            <text:p>14885856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22" calcext:value-type="float">
            <text:p>6222</text:p>
          </table:table-cell>
          <table:table-cell table:style-name="ce21" office:value-type="float" office:value="1487721600" calcext:value-type="float">
            <text:p>14877216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24" calcext:value-type="float">
            <text:p>6224</text:p>
          </table:table-cell>
          <table:table-cell table:style-name="ce21" office:value-type="float" office:value="1488412800" calcext:value-type="float">
            <text:p>14884128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26" calcext:value-type="float">
            <text:p>6226</text:p>
          </table:table-cell>
          <table:table-cell table:style-name="ce21" office:value-type="float" office:value="1489622400" calcext:value-type="float">
            <text:p>14896224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34" calcext:value-type="float">
            <text:p>6234</text:p>
          </table:table-cell>
          <table:table-cell table:style-name="ce21" office:value-type="float" office:value="1488758400" calcext:value-type="float">
            <text:p>14887584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35" calcext:value-type="float">
            <text:p>6235</text:p>
          </table:table-cell>
          <table:table-cell table:style-name="ce21" office:value-type="float" office:value="1489363200" calcext:value-type="float">
            <text:p>14893632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38" calcext:value-type="float">
            <text:p>6238</text:p>
          </table:table-cell>
          <table:table-cell table:style-name="ce21" office:value-type="float" office:value="1486684800" calcext:value-type="float">
            <text:p>14866848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39" calcext:value-type="float">
            <text:p>6239</text:p>
          </table:table-cell>
          <table:table-cell table:style-name="ce21" office:value-type="float" office:value="1489795200" calcext:value-type="float">
            <text:p>14897952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40" calcext:value-type="float">
            <text:p>6240</text:p>
          </table:table-cell>
          <table:table-cell table:style-name="ce21" office:value-type="float" office:value="1487635200" calcext:value-type="float">
            <text:p>14876352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41" calcext:value-type="float">
            <text:p>6241</text:p>
          </table:table-cell>
          <table:table-cell table:style-name="ce21" office:value-type="float" office:value="1489708800" calcext:value-type="float">
            <text:p>14897088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42" calcext:value-type="float">
            <text:p>6242</text:p>
          </table:table-cell>
          <table:table-cell table:style-name="ce21" office:value-type="float" office:value="1489968000" calcext:value-type="float">
            <text:p>14899680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44" calcext:value-type="float">
            <text:p>6244</text:p>
          </table:table-cell>
          <table:table-cell table:style-name="ce21" office:value-type="float" office:value="1489190400" calcext:value-type="float">
            <text:p>14891904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45" calcext:value-type="float">
            <text:p>6245</text:p>
          </table:table-cell>
          <table:table-cell table:style-name="ce21" office:value-type="float" office:value="1489708800" calcext:value-type="float">
            <text:p>14897088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46" calcext:value-type="float">
            <text:p>6246</text:p>
          </table:table-cell>
          <table:table-cell table:style-name="ce21" office:value-type="float" office:value="1488931200" calcext:value-type="float">
            <text:p>14889312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49" calcext:value-type="float">
            <text:p>6249</text:p>
          </table:table-cell>
          <table:table-cell table:style-name="ce21" office:value-type="float" office:value="1489968000" calcext:value-type="float">
            <text:p>14899680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50" calcext:value-type="float">
            <text:p>6250</text:p>
          </table:table-cell>
          <table:table-cell table:style-name="ce21" office:value-type="float" office:value="1490140800" calcext:value-type="float">
            <text:p>14901408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52" calcext:value-type="float">
            <text:p>6252</text:p>
          </table:table-cell>
          <table:table-cell table:style-name="ce21" office:value-type="float" office:value="1488758400" calcext:value-type="float">
            <text:p>14887584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53" calcext:value-type="float">
            <text:p>6253</text:p>
          </table:table-cell>
          <table:table-cell table:style-name="ce21" office:value-type="float" office:value="1487116800" calcext:value-type="float">
            <text:p>14871168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54" calcext:value-type="float">
            <text:p>6254</text:p>
          </table:table-cell>
          <table:table-cell table:style-name="ce21" office:value-type="float" office:value="1489104000" calcext:value-type="float">
            <text:p>14891040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55" calcext:value-type="float">
            <text:p>6255</text:p>
          </table:table-cell>
          <table:table-cell table:style-name="ce21" office:value-type="float" office:value="1489017600" calcext:value-type="float">
            <text:p>14890176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56" calcext:value-type="float">
            <text:p>6256</text:p>
          </table:table-cell>
          <table:table-cell table:style-name="ce21" office:value-type="float" office:value="1490054400" calcext:value-type="float">
            <text:p>14900544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57" calcext:value-type="float">
            <text:p>6257</text:p>
          </table:table-cell>
          <table:table-cell table:style-name="ce21" office:value-type="float" office:value="1489968000" calcext:value-type="float">
            <text:p>14899680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8" office:value-type="float" office:value="6259" calcext:value-type="float">
            <text:p>6259</text:p>
          </table:table-cell>
          <table:table-cell table:style-name="ce21" office:value-type="float" office:value="1486512000" calcext:value-type="float">
            <text:p>14865120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61" calcext:value-type="float">
            <text:p>6261</text:p>
          </table:table-cell>
          <table:table-cell table:style-name="ce21" office:value-type="float" office:value="1483488000" calcext:value-type="float">
            <text:p>14834880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62" calcext:value-type="float">
            <text:p>6262</text:p>
          </table:table-cell>
          <table:table-cell table:style-name="ce21" office:value-type="float" office:value="1489190400" calcext:value-type="float">
            <text:p>14891904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64" calcext:value-type="float">
            <text:p>6264</text:p>
          </table:table-cell>
          <table:table-cell table:style-name="ce21" office:value-type="float" office:value="1488844800" calcext:value-type="float">
            <text:p>14888448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66" calcext:value-type="float">
            <text:p>6266</text:p>
          </table:table-cell>
          <table:table-cell table:style-name="ce21" office:value-type="float" office:value="1489449600" calcext:value-type="float">
            <text:p>14894496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69" calcext:value-type="float">
            <text:p>6269</text:p>
          </table:table-cell>
          <table:table-cell table:style-name="ce21" office:value-type="float" office:value="1490054400" calcext:value-type="float">
            <text:p>14900544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70" calcext:value-type="float">
            <text:p>6270</text:p>
          </table:table-cell>
          <table:table-cell table:style-name="ce21" office:value-type="float" office:value="1489190400" calcext:value-type="float">
            <text:p>14891904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72" calcext:value-type="float">
            <text:p>6272</text:p>
          </table:table-cell>
          <table:table-cell table:style-name="ce21" office:value-type="float" office:value="1488931200" calcext:value-type="float">
            <text:p>14889312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77" calcext:value-type="float">
            <text:p>6277</text:p>
          </table:table-cell>
          <table:table-cell table:style-name="ce21" office:value-type="float" office:value="1489017600" calcext:value-type="float">
            <text:p>14890176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90" calcext:value-type="float">
            <text:p>6290</text:p>
          </table:table-cell>
          <table:table-cell table:style-name="ce21" office:value-type="float" office:value="1487635200" calcext:value-type="float">
            <text:p>14876352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98" calcext:value-type="float">
            <text:p>6298</text:p>
          </table:table-cell>
          <table:table-cell table:style-name="ce21" office:value-type="float" office:value="1489449600" calcext:value-type="float">
            <text:p>14894496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99" calcext:value-type="float">
            <text:p>6299</text:p>
          </table:table-cell>
          <table:table-cell table:style-name="ce21" office:value-type="float" office:value="1486598400" calcext:value-type="float">
            <text:p>14865984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03" calcext:value-type="float">
            <text:p>6303</text:p>
          </table:table-cell>
          <table:table-cell table:style-name="ce21" office:value-type="float" office:value="1488931200" calcext:value-type="float">
            <text:p>14889312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04" calcext:value-type="float">
            <text:p>6304</text:p>
          </table:table-cell>
          <table:table-cell table:style-name="ce21" office:value-type="float" office:value="1490140800" calcext:value-type="float">
            <text:p>14901408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05" calcext:value-type="float">
            <text:p>6305</text:p>
          </table:table-cell>
          <table:table-cell table:style-name="ce21" office:value-type="float" office:value="1489363200" calcext:value-type="float">
            <text:p>14893632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07" calcext:value-type="float">
            <text:p>6307</text:p>
          </table:table-cell>
          <table:table-cell table:style-name="ce21" office:value-type="float" office:value="1489708800" calcext:value-type="float">
            <text:p>14897088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8" office:value-type="float" office:value="6309" calcext:value-type="float">
            <text:p>6309</text:p>
          </table:table-cell>
          <table:table-cell table:style-name="ce21" office:value-type="float" office:value="1489622400" calcext:value-type="float">
            <text:p>14896224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11" calcext:value-type="float">
            <text:p>6311</text:p>
          </table:table-cell>
          <table:table-cell table:style-name="ce21" office:value-type="float" office:value="1487894400" calcext:value-type="float">
            <text:p>14878944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26" calcext:value-type="float">
            <text:p>6326</text:p>
          </table:table-cell>
          <table:table-cell table:style-name="ce21" office:value-type="float" office:value="1489017600" calcext:value-type="float">
            <text:p>14890176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8" office:value-type="float" office:value="6329" calcext:value-type="float">
            <text:p>6329</text:p>
          </table:table-cell>
          <table:table-cell table:style-name="ce21" office:value-type="float" office:value="1488844800" calcext:value-type="float">
            <text:p>14888448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8" office:value-type="float" office:value="6331" calcext:value-type="float">
            <text:p>6331</text:p>
          </table:table-cell>
          <table:table-cell table:style-name="ce21" office:value-type="float" office:value="1489795200" calcext:value-type="float">
            <text:p>14897952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34" calcext:value-type="float">
            <text:p>6334</text:p>
          </table:table-cell>
          <table:table-cell table:style-name="ce21" office:value-type="float" office:value="1489017600" calcext:value-type="float">
            <text:p>14890176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35" calcext:value-type="float">
            <text:p>6335</text:p>
          </table:table-cell>
          <table:table-cell table:style-name="ce21" office:value-type="float" office:value="1490140800" calcext:value-type="float">
            <text:p>14901408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36" calcext:value-type="float">
            <text:p>6336</text:p>
          </table:table-cell>
          <table:table-cell table:style-name="ce21" office:value-type="float" office:value="1487203200" calcext:value-type="float">
            <text:p>14872032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48" calcext:value-type="float">
            <text:p>6348</text:p>
          </table:table-cell>
          <table:table-cell table:style-name="ce21" office:value-type="float" office:value="1487721600" calcext:value-type="float">
            <text:p>14877216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49" calcext:value-type="float">
            <text:p>6349</text:p>
          </table:table-cell>
          <table:table-cell table:style-name="ce21" office:value-type="float" office:value="1490054400" calcext:value-type="float">
            <text:p>14900544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50" calcext:value-type="float">
            <text:p>6350</text:p>
          </table:table-cell>
          <table:table-cell table:style-name="ce21" office:value-type="float" office:value="1490140800" calcext:value-type="float">
            <text:p>14901408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51" calcext:value-type="float">
            <text:p>6351</text:p>
          </table:table-cell>
          <table:table-cell table:style-name="ce21" office:value-type="float" office:value="1489017600" calcext:value-type="float">
            <text:p>14890176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54" calcext:value-type="float">
            <text:p>6354</text:p>
          </table:table-cell>
          <table:table-cell table:style-name="ce21" office:value-type="float" office:value="1489104000" calcext:value-type="float">
            <text:p>14891040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55" calcext:value-type="float">
            <text:p>6355</text:p>
          </table:table-cell>
          <table:table-cell table:style-name="ce21" office:value-type="float" office:value="1489622400" calcext:value-type="float">
            <text:p>14896224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57" calcext:value-type="float">
            <text:p>6357</text:p>
          </table:table-cell>
          <table:table-cell table:style-name="ce21" office:value-type="float" office:value="1487548800" calcext:value-type="float">
            <text:p>14875488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58" calcext:value-type="float">
            <text:p>6358</text:p>
          </table:table-cell>
          <table:table-cell table:style-name="ce21" office:value-type="float" office:value="1488758400" calcext:value-type="float">
            <text:p>14887584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59" calcext:value-type="float">
            <text:p>6359</text:p>
          </table:table-cell>
          <table:table-cell table:style-name="ce21" office:value-type="float" office:value="1486771200" calcext:value-type="float">
            <text:p>14867712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60" calcext:value-type="float">
            <text:p>6360</text:p>
          </table:table-cell>
          <table:table-cell table:style-name="ce21" office:value-type="float" office:value="1489363200" calcext:value-type="float">
            <text:p>14893632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64" calcext:value-type="float">
            <text:p>6364</text:p>
          </table:table-cell>
          <table:table-cell table:style-name="ce21" office:value-type="float" office:value="1488758400" calcext:value-type="float">
            <text:p>14887584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65" calcext:value-type="float">
            <text:p>6365</text:p>
          </table:table-cell>
          <table:table-cell table:style-name="ce21" office:value-type="float" office:value="1488412800" calcext:value-type="float">
            <text:p>14884128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67" calcext:value-type="float">
            <text:p>6367</text:p>
          </table:table-cell>
          <table:table-cell table:style-name="ce21" office:value-type="float" office:value="1489795200" calcext:value-type="float">
            <text:p>14897952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74" calcext:value-type="float">
            <text:p>6374</text:p>
          </table:table-cell>
          <table:table-cell table:style-name="ce21" office:value-type="float" office:value="1489968000" calcext:value-type="float">
            <text:p>14899680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77" calcext:value-type="float">
            <text:p>6377</text:p>
          </table:table-cell>
          <table:table-cell table:style-name="ce21" office:value-type="float" office:value="1489708800" calcext:value-type="float">
            <text:p>14897088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83" calcext:value-type="float">
            <text:p>6383</text:p>
          </table:table-cell>
          <table:table-cell table:style-name="ce21" office:value-type="float" office:value="1488326400" calcext:value-type="float">
            <text:p>14883264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84" calcext:value-type="float">
            <text:p>6384</text:p>
          </table:table-cell>
          <table:table-cell table:style-name="ce21" office:value-type="float" office:value="1483401600" calcext:value-type="float">
            <text:p>14834016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85" calcext:value-type="float">
            <text:p>6385</text:p>
          </table:table-cell>
          <table:table-cell table:style-name="ce21" office:value-type="float" office:value="1490054400" calcext:value-type="float">
            <text:p>14900544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87" calcext:value-type="float">
            <text:p>6387</text:p>
          </table:table-cell>
          <table:table-cell table:style-name="ce21" office:value-type="float" office:value="1488585600" calcext:value-type="float">
            <text:p>14885856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90" calcext:value-type="float">
            <text:p>6390</text:p>
          </table:table-cell>
          <table:table-cell table:style-name="ce21" office:value-type="float" office:value="1490054400" calcext:value-type="float">
            <text:p>14900544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95" calcext:value-type="float">
            <text:p>6395</text:p>
          </table:table-cell>
          <table:table-cell table:style-name="ce21" office:value-type="float" office:value="1489536000" calcext:value-type="float">
            <text:p>14895360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99" calcext:value-type="float">
            <text:p>6399</text:p>
          </table:table-cell>
          <table:table-cell table:style-name="ce21" office:value-type="float" office:value="1486771200" calcext:value-type="float">
            <text:p>14867712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08" calcext:value-type="float">
            <text:p>6408</text:p>
          </table:table-cell>
          <table:table-cell table:style-name="ce21" office:value-type="float" office:value="1487635200" calcext:value-type="float">
            <text:p>14876352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10" calcext:value-type="float">
            <text:p>6410</text:p>
          </table:table-cell>
          <table:table-cell table:style-name="ce21" office:value-type="float" office:value="1487635200" calcext:value-type="float">
            <text:p>14876352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13" calcext:value-type="float">
            <text:p>6413</text:p>
          </table:table-cell>
          <table:table-cell table:style-name="ce21" office:value-type="float" office:value="1487635200" calcext:value-type="float">
            <text:p>14876352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15" calcext:value-type="float">
            <text:p>6415</text:p>
          </table:table-cell>
          <table:table-cell table:style-name="ce21" office:value-type="float" office:value="1488758400" calcext:value-type="float">
            <text:p>14887584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17" calcext:value-type="float">
            <text:p>6417</text:p>
          </table:table-cell>
          <table:table-cell table:style-name="ce21" office:value-type="float" office:value="1486684800" calcext:value-type="float">
            <text:p>14866848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19" calcext:value-type="float">
            <text:p>6419</text:p>
          </table:table-cell>
          <table:table-cell table:style-name="ce21" office:value-type="float" office:value="1487808000" calcext:value-type="float">
            <text:p>14878080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20" calcext:value-type="float">
            <text:p>6420</text:p>
          </table:table-cell>
          <table:table-cell table:style-name="ce21" office:value-type="float" office:value="1488412800" calcext:value-type="float">
            <text:p>14884128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21" calcext:value-type="float">
            <text:p>6421</text:p>
          </table:table-cell>
          <table:table-cell table:style-name="ce21" office:value-type="float" office:value="1489795200" calcext:value-type="float">
            <text:p>14897952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24" calcext:value-type="float">
            <text:p>6424</text:p>
          </table:table-cell>
          <table:table-cell table:style-name="ce21" office:value-type="float" office:value="1490140800" calcext:value-type="float">
            <text:p>14901408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25" calcext:value-type="float">
            <text:p>6425</text:p>
          </table:table-cell>
          <table:table-cell table:style-name="ce21" office:value-type="float" office:value="1490140800" calcext:value-type="float">
            <text:p>14901408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26" calcext:value-type="float">
            <text:p>6426</text:p>
          </table:table-cell>
          <table:table-cell table:style-name="ce21" office:value-type="float" office:value="1488412800" calcext:value-type="float">
            <text:p>14884128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28" calcext:value-type="float">
            <text:p>6428</text:p>
          </table:table-cell>
          <table:table-cell table:style-name="ce21" office:value-type="float" office:value="1488844800" calcext:value-type="float">
            <text:p>14888448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34" calcext:value-type="float">
            <text:p>6434</text:p>
          </table:table-cell>
          <table:table-cell table:style-name="ce21" office:value-type="float" office:value="1488758400" calcext:value-type="float">
            <text:p>14887584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44" calcext:value-type="float">
            <text:p>6444</text:p>
          </table:table-cell>
          <table:table-cell table:style-name="ce21" office:value-type="float" office:value="1488499200" calcext:value-type="float">
            <text:p>14884992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48" calcext:value-type="float">
            <text:p>6448</text:p>
          </table:table-cell>
          <table:table-cell table:style-name="ce21" office:value-type="float" office:value="1487116800" calcext:value-type="float">
            <text:p>14871168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53" calcext:value-type="float">
            <text:p>6453</text:p>
          </table:table-cell>
          <table:table-cell table:style-name="ce21" office:value-type="float" office:value="1486339200" calcext:value-type="float">
            <text:p>14863392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54" calcext:value-type="float">
            <text:p>6454</text:p>
          </table:table-cell>
          <table:table-cell table:style-name="ce21" office:value-type="float" office:value="1488931200" calcext:value-type="float">
            <text:p>14889312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56" calcext:value-type="float">
            <text:p>6456</text:p>
          </table:table-cell>
          <table:table-cell table:style-name="ce21" office:value-type="float" office:value="1487721600" calcext:value-type="float">
            <text:p>14877216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59" calcext:value-type="float">
            <text:p>6459</text:p>
          </table:table-cell>
          <table:table-cell table:style-name="ce21" office:value-type="float" office:value="1487376000" calcext:value-type="float">
            <text:p>14873760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75" calcext:value-type="float">
            <text:p>6475</text:p>
          </table:table-cell>
          <table:table-cell table:style-name="ce21" office:value-type="float" office:value="1484611200" calcext:value-type="float">
            <text:p>14846112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78" calcext:value-type="float">
            <text:p>6478</text:p>
          </table:table-cell>
          <table:table-cell table:style-name="ce21" office:value-type="float" office:value="1489795200" calcext:value-type="float">
            <text:p>14897952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84" calcext:value-type="float">
            <text:p>6484</text:p>
          </table:table-cell>
          <table:table-cell table:style-name="ce21" office:value-type="float" office:value="1488499200" calcext:value-type="float">
            <text:p>14884992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86" calcext:value-type="float">
            <text:p>6486</text:p>
          </table:table-cell>
          <table:table-cell table:style-name="ce21" office:value-type="float" office:value="1487808000" calcext:value-type="float">
            <text:p>14878080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87" calcext:value-type="float">
            <text:p>6487</text:p>
          </table:table-cell>
          <table:table-cell table:style-name="ce21" office:value-type="float" office:value="1489363200" calcext:value-type="float">
            <text:p>14893632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89" calcext:value-type="float">
            <text:p>6489</text:p>
          </table:table-cell>
          <table:table-cell table:style-name="ce21" office:value-type="float" office:value="1489968000" calcext:value-type="float">
            <text:p>14899680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96" calcext:value-type="float">
            <text:p>6496</text:p>
          </table:table-cell>
          <table:table-cell table:style-name="ce21" office:value-type="float" office:value="1487548800" calcext:value-type="float">
            <text:p>14875488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501" calcext:value-type="float">
            <text:p>6501</text:p>
          </table:table-cell>
          <table:table-cell table:style-name="ce21" office:value-type="float" office:value="1488844800" calcext:value-type="float">
            <text:p>14888448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504" calcext:value-type="float">
            <text:p>6504</text:p>
          </table:table-cell>
          <table:table-cell table:style-name="ce21" office:value-type="float" office:value="1487203200" calcext:value-type="float">
            <text:p>14872032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505" calcext:value-type="float">
            <text:p>6505</text:p>
          </table:table-cell>
          <table:table-cell table:style-name="ce21" office:value-type="float" office:value="1489536000" calcext:value-type="float">
            <text:p>14895360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506" calcext:value-type="float">
            <text:p>6506</text:p>
          </table:table-cell>
          <table:table-cell table:style-name="ce21" office:value-type="float" office:value="1489190400" calcext:value-type="float">
            <text:p>14891904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508" calcext:value-type="float">
            <text:p>6508</text:p>
          </table:table-cell>
          <table:table-cell table:style-name="ce21" office:value-type="float" office:value="1486944000" calcext:value-type="float">
            <text:p>14869440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514" calcext:value-type="float">
            <text:p>6514</text:p>
          </table:table-cell>
          <table:table-cell table:style-name="ce21" office:value-type="float" office:value="1488412800" calcext:value-type="float">
            <text:p>14884128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516" calcext:value-type="float">
            <text:p>6516</text:p>
          </table:table-cell>
          <table:table-cell table:style-name="ce21" office:value-type="float" office:value="1489536000" calcext:value-type="float">
            <text:p>14895360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521" calcext:value-type="float">
            <text:p>6521</text:p>
          </table:table-cell>
          <table:table-cell table:style-name="ce21" office:value-type="float" office:value="1487548800" calcext:value-type="float">
            <text:p>14875488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527" calcext:value-type="float">
            <text:p>6527</text:p>
          </table:table-cell>
          <table:table-cell table:style-name="ce21" office:value-type="float" office:value="1490054400" calcext:value-type="float">
            <text:p>14900544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534" calcext:value-type="float">
            <text:p>6534</text:p>
          </table:table-cell>
          <table:table-cell table:style-name="ce21" office:value-type="float" office:value="1486339200" calcext:value-type="float">
            <text:p>14863392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610" calcext:value-type="float">
            <text:p>6610</text:p>
          </table:table-cell>
          <table:table-cell table:style-name="ce21" office:value-type="float" office:value="1489363200" calcext:value-type="float">
            <text:p>14893632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611" calcext:value-type="float">
            <text:p>6611</text:p>
          </table:table-cell>
          <table:table-cell table:style-name="ce21" office:value-type="float" office:value="1486598400" calcext:value-type="float">
            <text:p>14865984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620" calcext:value-type="float">
            <text:p>6620</text:p>
          </table:table-cell>
          <table:table-cell table:style-name="ce21" office:value-type="float" office:value="1487808000" calcext:value-type="float">
            <text:p>14878080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625" calcext:value-type="float">
            <text:p>6625</text:p>
          </table:table-cell>
          <table:table-cell table:style-name="ce21" office:value-type="float" office:value="1489795200" calcext:value-type="float">
            <text:p>14897952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629" calcext:value-type="float">
            <text:p>6629</text:p>
          </table:table-cell>
          <table:table-cell table:style-name="ce21" office:value-type="float" office:value="1489104000" calcext:value-type="float">
            <text:p>14891040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630" calcext:value-type="float">
            <text:p>6630</text:p>
          </table:table-cell>
          <table:table-cell table:style-name="ce21" office:value-type="float" office:value="1487289600" calcext:value-type="float">
            <text:p>14872896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634" calcext:value-type="float">
            <text:p>6634</text:p>
          </table:table-cell>
          <table:table-cell table:style-name="ce21" office:value-type="float" office:value="1489795200" calcext:value-type="float">
            <text:p>14897952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653" calcext:value-type="float">
            <text:p>6653</text:p>
          </table:table-cell>
          <table:table-cell table:style-name="ce21" office:value-type="float" office:value="1489622400" calcext:value-type="float">
            <text:p>14896224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656" calcext:value-type="float">
            <text:p>6656</text:p>
          </table:table-cell>
          <table:table-cell table:style-name="ce21" office:value-type="float" office:value="1488758400" calcext:value-type="float">
            <text:p>14887584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658" calcext:value-type="float">
            <text:p>6658</text:p>
          </table:table-cell>
          <table:table-cell table:style-name="ce21" office:value-type="float" office:value="1488412800" calcext:value-type="float">
            <text:p>14884128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01" calcext:value-type="float">
            <text:p>6001</text:p>
          </table:table-cell>
          <table:table-cell office:value-type="float" office:value="1487030400" calcext:value-type="float">
            <text:p>14870304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06" calcext:value-type="float">
            <text:p>6006</text:p>
          </table:table-cell>
          <table:table-cell office:value-type="float" office:value="1485820800" calcext:value-type="float">
            <text:p>14858208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10" calcext:value-type="float">
            <text:p>6010</text:p>
          </table:table-cell>
          <table:table-cell office:value-type="float" office:value="1486598400" calcext:value-type="float">
            <text:p>14865984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14" calcext:value-type="float">
            <text:p>6014</text:p>
          </table:table-cell>
          <table:table-cell office:value-type="float" office:value="1487289600" calcext:value-type="float">
            <text:p>14872896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16" calcext:value-type="float">
            <text:p>6016</text:p>
          </table:table-cell>
          <table:table-cell office:value-type="float" office:value="1487376000" calcext:value-type="float">
            <text:p>14873760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20" calcext:value-type="float">
            <text:p>6020</text:p>
          </table:table-cell>
          <table:table-cell office:value-type="float" office:value="1487289600" calcext:value-type="float">
            <text:p>14872896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21" calcext:value-type="float">
            <text:p>6021</text:p>
          </table:table-cell>
          <table:table-cell office:value-type="float" office:value="1487721600" calcext:value-type="float">
            <text:p>14877216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24" calcext:value-type="float">
            <text:p>6024</text:p>
          </table:table-cell>
          <table:table-cell office:value-type="float" office:value="1486598400" calcext:value-type="float">
            <text:p>14865984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25" calcext:value-type="float">
            <text:p>6025</text:p>
          </table:table-cell>
          <table:table-cell office:value-type="float" office:value="1486684800" calcext:value-type="float">
            <text:p>14866848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26" calcext:value-type="float">
            <text:p>6026</text:p>
          </table:table-cell>
          <table:table-cell office:value-type="float" office:value="1488844800" calcext:value-type="float">
            <text:p>14888448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27" calcext:value-type="float">
            <text:p>6027</text:p>
          </table:table-cell>
          <table:table-cell office:value-type="float" office:value="1489536000" calcext:value-type="float">
            <text:p>14895360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28" calcext:value-type="float">
            <text:p>6028</text:p>
          </table:table-cell>
          <table:table-cell office:value-type="float" office:value="1489708800" calcext:value-type="float">
            <text:p>14897088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29" calcext:value-type="float">
            <text:p>6029</text:p>
          </table:table-cell>
          <table:table-cell office:value-type="float" office:value="1486771200" calcext:value-type="float">
            <text:p>14867712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32" calcext:value-type="float">
            <text:p>6032</text:p>
          </table:table-cell>
          <table:table-cell office:value-type="float" office:value="1488931200" calcext:value-type="float">
            <text:p>14889312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35" calcext:value-type="float">
            <text:p>6035</text:p>
          </table:table-cell>
          <table:table-cell office:value-type="float" office:value="1490054400" calcext:value-type="float">
            <text:p>14900544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37" calcext:value-type="float">
            <text:p>6037</text:p>
          </table:table-cell>
          <table:table-cell office:value-type="float" office:value="1487808000" calcext:value-type="float">
            <text:p>14878080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38" calcext:value-type="float">
            <text:p>6038</text:p>
          </table:table-cell>
          <table:table-cell office:value-type="float" office:value="1486771200" calcext:value-type="float">
            <text:p>14867712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40" calcext:value-type="float">
            <text:p>6040</text:p>
          </table:table-cell>
          <table:table-cell office:value-type="float" office:value="1486771200" calcext:value-type="float">
            <text:p>14867712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41" calcext:value-type="float">
            <text:p>6041</text:p>
          </table:table-cell>
          <table:table-cell office:value-type="float" office:value="1486944000" calcext:value-type="float">
            <text:p>14869440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45" calcext:value-type="float">
            <text:p>6045</text:p>
          </table:table-cell>
          <table:table-cell office:value-type="float" office:value="1487116800" calcext:value-type="float">
            <text:p>14871168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46" calcext:value-type="float">
            <text:p>6046</text:p>
          </table:table-cell>
          <table:table-cell office:value-type="float" office:value="1489190400" calcext:value-type="float">
            <text:p>14891904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47" calcext:value-type="float">
            <text:p>6047</text:p>
          </table:table-cell>
          <table:table-cell office:value-type="float" office:value="1487635200" calcext:value-type="float">
            <text:p>14876352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48" calcext:value-type="float">
            <text:p>6048</text:p>
          </table:table-cell>
          <table:table-cell office:value-type="float" office:value="1485734400" calcext:value-type="float">
            <text:p>14857344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51" calcext:value-type="float">
            <text:p>6051</text:p>
          </table:table-cell>
          <table:table-cell office:value-type="float" office:value="1487203200" calcext:value-type="float">
            <text:p>14872032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52" calcext:value-type="float">
            <text:p>6052</text:p>
          </table:table-cell>
          <table:table-cell office:value-type="float" office:value="1489104000" calcext:value-type="float">
            <text:p>14891040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56" calcext:value-type="float">
            <text:p>6056</text:p>
          </table:table-cell>
          <table:table-cell office:value-type="float" office:value="1486944000" calcext:value-type="float">
            <text:p>14869440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57" calcext:value-type="float">
            <text:p>6057</text:p>
          </table:table-cell>
          <table:table-cell office:value-type="float" office:value="1489536000" calcext:value-type="float">
            <text:p>14895360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62" calcext:value-type="float">
            <text:p>6062</text:p>
          </table:table-cell>
          <table:table-cell office:value-type="float" office:value="1489536000" calcext:value-type="float">
            <text:p>14895360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63" calcext:value-type="float">
            <text:p>6063</text:p>
          </table:table-cell>
          <table:table-cell office:value-type="float" office:value="1487721600" calcext:value-type="float">
            <text:p>14877216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70" calcext:value-type="float">
            <text:p>6070</text:p>
          </table:table-cell>
          <table:table-cell office:value-type="float" office:value="1489104000" calcext:value-type="float">
            <text:p>14891040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72" calcext:value-type="float">
            <text:p>6072</text:p>
          </table:table-cell>
          <table:table-cell office:value-type="float" office:value="1488499200" calcext:value-type="float">
            <text:p>14884992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73" calcext:value-type="float">
            <text:p>6073</text:p>
          </table:table-cell>
          <table:table-cell office:value-type="float" office:value="1488585600" calcext:value-type="float">
            <text:p>14885856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74" calcext:value-type="float">
            <text:p>6074</text:p>
          </table:table-cell>
          <table:table-cell office:value-type="float" office:value="1489622400" calcext:value-type="float">
            <text:p>14896224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75" calcext:value-type="float">
            <text:p>6075</text:p>
          </table:table-cell>
          <table:table-cell office:value-type="float" office:value="1489622400" calcext:value-type="float">
            <text:p>14896224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79" calcext:value-type="float">
            <text:p>6079</text:p>
          </table:table-cell>
          <table:table-cell office:value-type="float" office:value="1486684800" calcext:value-type="float">
            <text:p>14866848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80" calcext:value-type="float">
            <text:p>6080</text:p>
          </table:table-cell>
          <table:table-cell office:value-type="float" office:value="1486512000" calcext:value-type="float">
            <text:p>14865120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82" calcext:value-type="float">
            <text:p>6082</text:p>
          </table:table-cell>
          <table:table-cell office:value-type="float" office:value="1487894400" calcext:value-type="float">
            <text:p>14878944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83" calcext:value-type="float">
            <text:p>6083</text:p>
          </table:table-cell>
          <table:table-cell office:value-type="float" office:value="1489449600" calcext:value-type="float">
            <text:p>14894496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84" calcext:value-type="float">
            <text:p>6084</text:p>
          </table:table-cell>
          <table:table-cell office:value-type="float" office:value="1489968000" calcext:value-type="float">
            <text:p>14899680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85" calcext:value-type="float">
            <text:p>6085</text:p>
          </table:table-cell>
          <table:table-cell office:value-type="float" office:value="1488931200" calcext:value-type="float">
            <text:p>14889312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86" calcext:value-type="float">
            <text:p>6086</text:p>
          </table:table-cell>
          <table:table-cell office:value-type="float" office:value="1487721600" calcext:value-type="float">
            <text:p>14877216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87" calcext:value-type="float">
            <text:p>6087</text:p>
          </table:table-cell>
          <table:table-cell office:value-type="float" office:value="1487894400" calcext:value-type="float">
            <text:p>14878944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88" calcext:value-type="float">
            <text:p>6088</text:p>
          </table:table-cell>
          <table:table-cell office:value-type="float" office:value="1488585600" calcext:value-type="float">
            <text:p>14885856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91" calcext:value-type="float">
            <text:p>6091</text:p>
          </table:table-cell>
          <table:table-cell office:value-type="float" office:value="1488499200" calcext:value-type="float">
            <text:p>14884992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92" calcext:value-type="float">
            <text:p>6092</text:p>
          </table:table-cell>
          <table:table-cell office:value-type="float" office:value="1489968000" calcext:value-type="float">
            <text:p>14899680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97" calcext:value-type="float">
            <text:p>6097</text:p>
          </table:table-cell>
          <table:table-cell office:value-type="float" office:value="1487635200" calcext:value-type="float">
            <text:p>14876352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099" calcext:value-type="float">
            <text:p>6099</text:p>
          </table:table-cell>
          <table:table-cell office:value-type="float" office:value="1489449600" calcext:value-type="float">
            <text:p>14894496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00" calcext:value-type="float">
            <text:p>6100</text:p>
          </table:table-cell>
          <table:table-cell office:value-type="float" office:value="1486425600" calcext:value-type="float">
            <text:p>14864256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01" calcext:value-type="float">
            <text:p>6101</text:p>
          </table:table-cell>
          <table:table-cell office:value-type="float" office:value="1487289600" calcext:value-type="float">
            <text:p>14872896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02" calcext:value-type="float">
            <text:p>6102</text:p>
          </table:table-cell>
          <table:table-cell office:value-type="float" office:value="1489104000" calcext:value-type="float">
            <text:p>14891040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03" calcext:value-type="float">
            <text:p>6103</text:p>
          </table:table-cell>
          <table:table-cell office:value-type="float" office:value="1487635200" calcext:value-type="float">
            <text:p>14876352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04" calcext:value-type="float">
            <text:p>6104</text:p>
          </table:table-cell>
          <table:table-cell office:value-type="float" office:value="1487376000" calcext:value-type="float">
            <text:p>14873760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06" calcext:value-type="float">
            <text:p>6106</text:p>
          </table:table-cell>
          <table:table-cell office:value-type="float" office:value="1487548800" calcext:value-type="float">
            <text:p>14875488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08" calcext:value-type="float">
            <text:p>6108</text:p>
          </table:table-cell>
          <table:table-cell office:value-type="float" office:value="1488412800" calcext:value-type="float">
            <text:p>14884128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09" calcext:value-type="float">
            <text:p>6109</text:p>
          </table:table-cell>
          <table:table-cell office:value-type="float" office:value="1487376000" calcext:value-type="float">
            <text:p>14873760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10" calcext:value-type="float">
            <text:p>6110</text:p>
          </table:table-cell>
          <table:table-cell office:value-type="float" office:value="1487289600" calcext:value-type="float">
            <text:p>14872896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11" calcext:value-type="float">
            <text:p>6111</text:p>
          </table:table-cell>
          <table:table-cell office:value-type="float" office:value="1487548800" calcext:value-type="float">
            <text:p>14875488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12" calcext:value-type="float">
            <text:p>6112</text:p>
          </table:table-cell>
          <table:table-cell office:value-type="float" office:value="1487808000" calcext:value-type="float">
            <text:p>14878080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16" calcext:value-type="float">
            <text:p>6116</text:p>
          </table:table-cell>
          <table:table-cell office:value-type="float" office:value="1486512000" calcext:value-type="float">
            <text:p>14865120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17" calcext:value-type="float">
            <text:p>6117</text:p>
          </table:table-cell>
          <table:table-cell office:value-type="float" office:value="1486512000" calcext:value-type="float">
            <text:p>14865120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18" calcext:value-type="float">
            <text:p>6118</text:p>
          </table:table-cell>
          <table:table-cell office:value-type="float" office:value="1489536000" calcext:value-type="float">
            <text:p>14895360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19" calcext:value-type="float">
            <text:p>6119</text:p>
          </table:table-cell>
          <table:table-cell office:value-type="float" office:value="1488240000" calcext:value-type="float">
            <text:p>14882400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20" calcext:value-type="float">
            <text:p>6120</text:p>
          </table:table-cell>
          <table:table-cell office:value-type="float" office:value="1488585600" calcext:value-type="float">
            <text:p>14885856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28" calcext:value-type="float">
            <text:p>6128</text:p>
          </table:table-cell>
          <table:table-cell office:value-type="float" office:value="1489363200" calcext:value-type="float">
            <text:p>14893632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30" calcext:value-type="float">
            <text:p>6130</text:p>
          </table:table-cell>
          <table:table-cell office:value-type="float" office:value="1486684800" calcext:value-type="float">
            <text:p>14866848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31" calcext:value-type="float">
            <text:p>6131</text:p>
          </table:table-cell>
          <table:table-cell office:value-type="float" office:value="1490140800" calcext:value-type="float">
            <text:p>14901408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32" calcext:value-type="float">
            <text:p>6132</text:p>
          </table:table-cell>
          <table:table-cell office:value-type="float" office:value="1489190400" calcext:value-type="float">
            <text:p>14891904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33" calcext:value-type="float">
            <text:p>6133</text:p>
          </table:table-cell>
          <table:table-cell office:value-type="float" office:value="1487376000" calcext:value-type="float">
            <text:p>14873760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35" calcext:value-type="float">
            <text:p>6135</text:p>
          </table:table-cell>
          <table:table-cell office:value-type="float" office:value="1486598400" calcext:value-type="float">
            <text:p>14865984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36" calcext:value-type="float">
            <text:p>6136</text:p>
          </table:table-cell>
          <table:table-cell office:value-type="float" office:value="1489536000" calcext:value-type="float">
            <text:p>14895360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37" calcext:value-type="float">
            <text:p>6137</text:p>
          </table:table-cell>
          <table:table-cell office:value-type="float" office:value="1488412800" calcext:value-type="float">
            <text:p>14884128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38" calcext:value-type="float">
            <text:p>6138</text:p>
          </table:table-cell>
          <table:table-cell office:value-type="float" office:value="1486512000" calcext:value-type="float">
            <text:p>14865120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39" calcext:value-type="float">
            <text:p>6139</text:p>
          </table:table-cell>
          <table:table-cell office:value-type="float" office:value="1487376000" calcext:value-type="float">
            <text:p>14873760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42" calcext:value-type="float">
            <text:p>6142</text:p>
          </table:table-cell>
          <table:table-cell office:value-type="float" office:value="1487808000" calcext:value-type="float">
            <text:p>14878080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43" calcext:value-type="float">
            <text:p>6143</text:p>
          </table:table-cell>
          <table:table-cell office:value-type="float" office:value="1487808000" calcext:value-type="float">
            <text:p>14878080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45" calcext:value-type="float">
            <text:p>6145</text:p>
          </table:table-cell>
          <table:table-cell office:value-type="float" office:value="1489363200" calcext:value-type="float">
            <text:p>14893632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46" calcext:value-type="float">
            <text:p>6146</text:p>
          </table:table-cell>
          <table:table-cell office:value-type="float" office:value="1488758400" calcext:value-type="float">
            <text:p>14887584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50" calcext:value-type="float">
            <text:p>6150</text:p>
          </table:table-cell>
          <table:table-cell office:value-type="float" office:value="1487376000" calcext:value-type="float">
            <text:p>14873760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51" calcext:value-type="float">
            <text:p>6151</text:p>
          </table:table-cell>
          <table:table-cell office:value-type="float" office:value="1489968000" calcext:value-type="float">
            <text:p>14899680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55" calcext:value-type="float">
            <text:p>6155</text:p>
          </table:table-cell>
          <table:table-cell office:value-type="float" office:value="1489017600" calcext:value-type="float">
            <text:p>14890176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56" calcext:value-type="float">
            <text:p>6156</text:p>
          </table:table-cell>
          <table:table-cell office:value-type="float" office:value="1489795200" calcext:value-type="float">
            <text:p>14897952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59" calcext:value-type="float">
            <text:p>6159</text:p>
          </table:table-cell>
          <table:table-cell office:value-type="float" office:value="1489363200" calcext:value-type="float">
            <text:p>14893632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60" calcext:value-type="float">
            <text:p>6160</text:p>
          </table:table-cell>
          <table:table-cell office:value-type="float" office:value="1489449600" calcext:value-type="float">
            <text:p>14894496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68" calcext:value-type="float">
            <text:p>6168</text:p>
          </table:table-cell>
          <table:table-cell office:value-type="float" office:value="1488412800" calcext:value-type="float">
            <text:p>14884128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69" calcext:value-type="float">
            <text:p>6169</text:p>
          </table:table-cell>
          <table:table-cell office:value-type="float" office:value="1486944000" calcext:value-type="float">
            <text:p>14869440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70" calcext:value-type="float">
            <text:p>6170</text:p>
          </table:table-cell>
          <table:table-cell office:value-type="float" office:value="1487289600" calcext:value-type="float">
            <text:p>14872896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72" calcext:value-type="float">
            <text:p>6172</text:p>
          </table:table-cell>
          <table:table-cell office:value-type="float" office:value="1489017600" calcext:value-type="float">
            <text:p>14890176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74" calcext:value-type="float">
            <text:p>6174</text:p>
          </table:table-cell>
          <table:table-cell office:value-type="float" office:value="1488585600" calcext:value-type="float">
            <text:p>14885856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75" calcext:value-type="float">
            <text:p>6175</text:p>
          </table:table-cell>
          <table:table-cell office:value-type="float" office:value="1486598400" calcext:value-type="float">
            <text:p>14865984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83" calcext:value-type="float">
            <text:p>6183</text:p>
          </table:table-cell>
          <table:table-cell office:value-type="float" office:value="1486684800" calcext:value-type="float">
            <text:p>14866848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84" calcext:value-type="float">
            <text:p>6184</text:p>
          </table:table-cell>
          <table:table-cell office:value-type="float" office:value="1489449600" calcext:value-type="float">
            <text:p>14894496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85" calcext:value-type="float">
            <text:p>6185</text:p>
          </table:table-cell>
          <table:table-cell office:value-type="float" office:value="1488844800" calcext:value-type="float">
            <text:p>14888448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87" calcext:value-type="float">
            <text:p>6187</text:p>
          </table:table-cell>
          <table:table-cell office:value-type="float" office:value="1487721600" calcext:value-type="float">
            <text:p>14877216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90" calcext:value-type="float">
            <text:p>6190</text:p>
          </table:table-cell>
          <table:table-cell office:value-type="float" office:value="1489795200" calcext:value-type="float">
            <text:p>14897952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91" calcext:value-type="float">
            <text:p>6191</text:p>
          </table:table-cell>
          <table:table-cell office:value-type="float" office:value="1489017600" calcext:value-type="float">
            <text:p>14890176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93" calcext:value-type="float">
            <text:p>6193</text:p>
          </table:table-cell>
          <table:table-cell office:value-type="float" office:value="1488844800" calcext:value-type="float">
            <text:p>14888448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95" calcext:value-type="float">
            <text:p>6195</text:p>
          </table:table-cell>
          <table:table-cell office:value-type="float" office:value="1488412800" calcext:value-type="float">
            <text:p>14884128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199" calcext:value-type="float">
            <text:p>6199</text:p>
          </table:table-cell>
          <table:table-cell office:value-type="float" office:value="1486512000" calcext:value-type="float">
            <text:p>14865120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00" calcext:value-type="float">
            <text:p>6200</text:p>
          </table:table-cell>
          <table:table-cell office:value-type="float" office:value="1489104000" calcext:value-type="float">
            <text:p>14891040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01" calcext:value-type="float">
            <text:p>6201</text:p>
          </table:table-cell>
          <table:table-cell office:value-type="float" office:value="1488931200" calcext:value-type="float">
            <text:p>14889312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03" calcext:value-type="float">
            <text:p>6203</text:p>
          </table:table-cell>
          <table:table-cell office:value-type="float" office:value="1486166400" calcext:value-type="float">
            <text:p>14861664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04" calcext:value-type="float">
            <text:p>6204</text:p>
          </table:table-cell>
          <table:table-cell office:value-type="float" office:value="1488844800" calcext:value-type="float">
            <text:p>14888448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08" calcext:value-type="float">
            <text:p>6208</text:p>
          </table:table-cell>
          <table:table-cell office:value-type="float" office:value="1488931200" calcext:value-type="float">
            <text:p>14889312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09" calcext:value-type="float">
            <text:p>6209</text:p>
          </table:table-cell>
          <table:table-cell office:value-type="float" office:value="1486339200" calcext:value-type="float">
            <text:p>14863392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11" calcext:value-type="float">
            <text:p>6211</text:p>
          </table:table-cell>
          <table:table-cell office:value-type="float" office:value="1487203200" calcext:value-type="float">
            <text:p>14872032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13" calcext:value-type="float">
            <text:p>6213</text:p>
          </table:table-cell>
          <table:table-cell office:value-type="float" office:value="1488412800" calcext:value-type="float">
            <text:p>14884128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14" calcext:value-type="float">
            <text:p>6214</text:p>
          </table:table-cell>
          <table:table-cell office:value-type="float" office:value="1487203200" calcext:value-type="float">
            <text:p>14872032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15" calcext:value-type="float">
            <text:p>6215</text:p>
          </table:table-cell>
          <table:table-cell office:value-type="float" office:value="1489017600" calcext:value-type="float">
            <text:p>14890176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16" calcext:value-type="float">
            <text:p>6216</text:p>
          </table:table-cell>
          <table:table-cell office:value-type="float" office:value="1488499200" calcext:value-type="float">
            <text:p>14884992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17" calcext:value-type="float">
            <text:p>6217</text:p>
          </table:table-cell>
          <table:table-cell office:value-type="float" office:value="1489190400" calcext:value-type="float">
            <text:p>14891904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18" calcext:value-type="float">
            <text:p>6218</text:p>
          </table:table-cell>
          <table:table-cell office:value-type="float" office:value="1487548800" calcext:value-type="float">
            <text:p>14875488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19" calcext:value-type="float">
            <text:p>6219</text:p>
          </table:table-cell>
          <table:table-cell office:value-type="float" office:value="1488585600" calcext:value-type="float">
            <text:p>14885856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20" calcext:value-type="float">
            <text:p>6220</text:p>
          </table:table-cell>
          <table:table-cell office:value-type="float" office:value="1488499200" calcext:value-type="float">
            <text:p>14884992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22" calcext:value-type="float">
            <text:p>6222</text:p>
          </table:table-cell>
          <table:table-cell office:value-type="float" office:value="1487721600" calcext:value-type="float">
            <text:p>14877216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23" calcext:value-type="float">
            <text:p>6223</text:p>
          </table:table-cell>
          <table:table-cell office:value-type="float" office:value="1487030400" calcext:value-type="float">
            <text:p>14870304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24" calcext:value-type="float">
            <text:p>6224</text:p>
          </table:table-cell>
          <table:table-cell office:value-type="float" office:value="1488412800" calcext:value-type="float">
            <text:p>14884128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26" calcext:value-type="float">
            <text:p>6226</text:p>
          </table:table-cell>
          <table:table-cell office:value-type="float" office:value="1489622400" calcext:value-type="float">
            <text:p>14896224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27" calcext:value-type="float">
            <text:p>6227</text:p>
          </table:table-cell>
          <table:table-cell office:value-type="float" office:value="1488758400" calcext:value-type="float">
            <text:p>14887584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34" calcext:value-type="float">
            <text:p>6234</text:p>
          </table:table-cell>
          <table:table-cell office:value-type="float" office:value="1488758400" calcext:value-type="float">
            <text:p>14887584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35" calcext:value-type="float">
            <text:p>6235</text:p>
          </table:table-cell>
          <table:table-cell office:value-type="float" office:value="1489363200" calcext:value-type="float">
            <text:p>14893632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38" calcext:value-type="float">
            <text:p>6238</text:p>
          </table:table-cell>
          <table:table-cell office:value-type="float" office:value="1486684800" calcext:value-type="float">
            <text:p>14866848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39" calcext:value-type="float">
            <text:p>6239</text:p>
          </table:table-cell>
          <table:table-cell office:value-type="float" office:value="1489795200" calcext:value-type="float">
            <text:p>14897952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40" calcext:value-type="float">
            <text:p>6240</text:p>
          </table:table-cell>
          <table:table-cell office:value-type="float" office:value="1487635200" calcext:value-type="float">
            <text:p>14876352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41" calcext:value-type="float">
            <text:p>6241</text:p>
          </table:table-cell>
          <table:table-cell office:value-type="float" office:value="1489708800" calcext:value-type="float">
            <text:p>14897088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42" calcext:value-type="float">
            <text:p>6242</text:p>
          </table:table-cell>
          <table:table-cell office:value-type="float" office:value="1489968000" calcext:value-type="float">
            <text:p>14899680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44" calcext:value-type="float">
            <text:p>6244</text:p>
          </table:table-cell>
          <table:table-cell office:value-type="float" office:value="1489190400" calcext:value-type="float">
            <text:p>14891904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45" calcext:value-type="float">
            <text:p>6245</text:p>
          </table:table-cell>
          <table:table-cell office:value-type="float" office:value="1489708800" calcext:value-type="float">
            <text:p>14897088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46" calcext:value-type="float">
            <text:p>6246</text:p>
          </table:table-cell>
          <table:table-cell office:value-type="float" office:value="1488931200" calcext:value-type="float">
            <text:p>14889312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49" calcext:value-type="float">
            <text:p>6249</text:p>
          </table:table-cell>
          <table:table-cell office:value-type="float" office:value="1489968000" calcext:value-type="float">
            <text:p>14899680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50" calcext:value-type="float">
            <text:p>6250</text:p>
          </table:table-cell>
          <table:table-cell office:value-type="float" office:value="1490140800" calcext:value-type="float">
            <text:p>14901408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52" calcext:value-type="float">
            <text:p>6252</text:p>
          </table:table-cell>
          <table:table-cell office:value-type="float" office:value="1488758400" calcext:value-type="float">
            <text:p>14887584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54" calcext:value-type="float">
            <text:p>6254</text:p>
          </table:table-cell>
          <table:table-cell office:value-type="float" office:value="1489104000" calcext:value-type="float">
            <text:p>14891040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55" calcext:value-type="float">
            <text:p>6255</text:p>
          </table:table-cell>
          <table:table-cell office:value-type="float" office:value="1489017600" calcext:value-type="float">
            <text:p>14890176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57" calcext:value-type="float">
            <text:p>6257</text:p>
          </table:table-cell>
          <table:table-cell office:value-type="float" office:value="1489968000" calcext:value-type="float">
            <text:p>14899680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8" office:value-type="float" office:value="6259" calcext:value-type="float">
            <text:p>6259</text:p>
          </table:table-cell>
          <table:table-cell office:value-type="float" office:value="1486512000" calcext:value-type="float">
            <text:p>14865120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62" calcext:value-type="float">
            <text:p>6262</text:p>
          </table:table-cell>
          <table:table-cell office:value-type="float" office:value="1489190400" calcext:value-type="float">
            <text:p>14891904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64" calcext:value-type="float">
            <text:p>6264</text:p>
          </table:table-cell>
          <table:table-cell office:value-type="float" office:value="1488844800" calcext:value-type="float">
            <text:p>14888448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66" calcext:value-type="float">
            <text:p>6266</text:p>
          </table:table-cell>
          <table:table-cell office:value-type="float" office:value="1489449600" calcext:value-type="float">
            <text:p>14894496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68" calcext:value-type="float">
            <text:p>6268</text:p>
          </table:table-cell>
          <table:table-cell office:value-type="float" office:value="1489536000" calcext:value-type="float">
            <text:p>14895360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69" calcext:value-type="float">
            <text:p>6269</text:p>
          </table:table-cell>
          <table:table-cell office:value-type="float" office:value="1490054400" calcext:value-type="float">
            <text:p>14900544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70" calcext:value-type="float">
            <text:p>6270</text:p>
          </table:table-cell>
          <table:table-cell office:value-type="float" office:value="1489190400" calcext:value-type="float">
            <text:p>14891904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72" calcext:value-type="float">
            <text:p>6272</text:p>
          </table:table-cell>
          <table:table-cell office:value-type="float" office:value="1488931200" calcext:value-type="float">
            <text:p>14889312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77" calcext:value-type="float">
            <text:p>6277</text:p>
          </table:table-cell>
          <table:table-cell office:value-type="float" office:value="1489017600" calcext:value-type="float">
            <text:p>14890176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80" calcext:value-type="float">
            <text:p>6280</text:p>
          </table:table-cell>
          <table:table-cell office:value-type="float" office:value="1487030400" calcext:value-type="float">
            <text:p>14870304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86" calcext:value-type="float">
            <text:p>6286</text:p>
          </table:table-cell>
          <table:table-cell office:value-type="float" office:value="1485993600" calcext:value-type="float">
            <text:p>14859936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90" calcext:value-type="float">
            <text:p>6290</text:p>
          </table:table-cell>
          <table:table-cell office:value-type="float" office:value="1487635200" calcext:value-type="float">
            <text:p>14876352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91" calcext:value-type="float">
            <text:p>6291</text:p>
          </table:table-cell>
          <table:table-cell office:value-type="float" office:value="1488585600" calcext:value-type="float">
            <text:p>14885856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93" calcext:value-type="float">
            <text:p>6293</text:p>
          </table:table-cell>
          <table:table-cell office:value-type="float" office:value="1489708800" calcext:value-type="float">
            <text:p>14897088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94" calcext:value-type="float">
            <text:p>6294</text:p>
          </table:table-cell>
          <table:table-cell office:value-type="float" office:value="1486944000" calcext:value-type="float">
            <text:p>14869440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95" calcext:value-type="float">
            <text:p>6295</text:p>
          </table:table-cell>
          <table:table-cell office:value-type="float" office:value="1489104000" calcext:value-type="float">
            <text:p>14891040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96" calcext:value-type="float">
            <text:p>6296</text:p>
          </table:table-cell>
          <table:table-cell office:value-type="float" office:value="1490054400" calcext:value-type="float">
            <text:p>14900544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97" calcext:value-type="float">
            <text:p>6297</text:p>
          </table:table-cell>
          <table:table-cell office:value-type="float" office:value="1488585600" calcext:value-type="float">
            <text:p>14885856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299" calcext:value-type="float">
            <text:p>6299</text:p>
          </table:table-cell>
          <table:table-cell office:value-type="float" office:value="1486598400" calcext:value-type="float">
            <text:p>14865984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00" calcext:value-type="float">
            <text:p>6300</text:p>
          </table:table-cell>
          <table:table-cell office:value-type="float" office:value="1489363200" calcext:value-type="float">
            <text:p>14893632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03" calcext:value-type="float">
            <text:p>6303</text:p>
          </table:table-cell>
          <table:table-cell office:value-type="float" office:value="1488931200" calcext:value-type="float">
            <text:p>14889312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04" calcext:value-type="float">
            <text:p>6304</text:p>
          </table:table-cell>
          <table:table-cell office:value-type="float" office:value="1490140800" calcext:value-type="float">
            <text:p>14901408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05" calcext:value-type="float">
            <text:p>6305</text:p>
          </table:table-cell>
          <table:table-cell office:value-type="float" office:value="1489363200" calcext:value-type="float">
            <text:p>14893632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07" calcext:value-type="float">
            <text:p>6307</text:p>
          </table:table-cell>
          <table:table-cell office:value-type="float" office:value="1489708800" calcext:value-type="float">
            <text:p>14897088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08" calcext:value-type="float">
            <text:p>6308</text:p>
          </table:table-cell>
          <table:table-cell office:value-type="float" office:value="1488931200" calcext:value-type="float">
            <text:p>14889312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8" office:value-type="float" office:value="6309" calcext:value-type="float">
            <text:p>6309</text:p>
          </table:table-cell>
          <table:table-cell office:value-type="float" office:value="1489622400" calcext:value-type="float">
            <text:p>14896224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10" calcext:value-type="float">
            <text:p>6310</text:p>
          </table:table-cell>
          <table:table-cell office:value-type="float" office:value="1489622400" calcext:value-type="float">
            <text:p>14896224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11" calcext:value-type="float">
            <text:p>6311</text:p>
          </table:table-cell>
          <table:table-cell office:value-type="float" office:value="1487894400" calcext:value-type="float">
            <text:p>14878944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12" calcext:value-type="float">
            <text:p>6312</text:p>
          </table:table-cell>
          <table:table-cell office:value-type="float" office:value="1489536000" calcext:value-type="float">
            <text:p>14895360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13" calcext:value-type="float">
            <text:p>6313</text:p>
          </table:table-cell>
          <table:table-cell office:value-type="float" office:value="1489708800" calcext:value-type="float">
            <text:p>14897088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14" calcext:value-type="float">
            <text:p>6314</text:p>
          </table:table-cell>
          <table:table-cell office:value-type="float" office:value="1487203200" calcext:value-type="float">
            <text:p>14872032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15" calcext:value-type="float">
            <text:p>6315</text:p>
          </table:table-cell>
          <table:table-cell office:value-type="float" office:value="1487376000" calcext:value-type="float">
            <text:p>14873760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16" calcext:value-type="float">
            <text:p>6316</text:p>
          </table:table-cell>
          <table:table-cell office:value-type="float" office:value="1487980800" calcext:value-type="float">
            <text:p>14879808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19" calcext:value-type="float">
            <text:p>6319</text:p>
          </table:table-cell>
          <table:table-cell office:value-type="float" office:value="1488412800" calcext:value-type="float">
            <text:p>14884128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20" calcext:value-type="float">
            <text:p>6320</text:p>
          </table:table-cell>
          <table:table-cell office:value-type="float" office:value="1487116800" calcext:value-type="float">
            <text:p>14871168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21" calcext:value-type="float">
            <text:p>6321</text:p>
          </table:table-cell>
          <table:table-cell office:value-type="float" office:value="1489190400" calcext:value-type="float">
            <text:p>14891904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24" calcext:value-type="float">
            <text:p>6324</text:p>
          </table:table-cell>
          <table:table-cell office:value-type="float" office:value="1488499200" calcext:value-type="float">
            <text:p>14884992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26" calcext:value-type="float">
            <text:p>6326</text:p>
          </table:table-cell>
          <table:table-cell office:value-type="float" office:value="1489017600" calcext:value-type="float">
            <text:p>14890176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27" calcext:value-type="float">
            <text:p>6327</text:p>
          </table:table-cell>
          <table:table-cell office:value-type="float" office:value="1489536000" calcext:value-type="float">
            <text:p>14895360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8" office:value-type="float" office:value="6329" calcext:value-type="float">
            <text:p>6329</text:p>
          </table:table-cell>
          <table:table-cell office:value-type="float" office:value="1488844800" calcext:value-type="float">
            <text:p>14888448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30" calcext:value-type="float">
            <text:p>6330</text:p>
          </table:table-cell>
          <table:table-cell office:value-type="float" office:value="1487808000" calcext:value-type="float">
            <text:p>14878080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8" office:value-type="float" office:value="6331" calcext:value-type="float">
            <text:p>6331</text:p>
          </table:table-cell>
          <table:table-cell office:value-type="float" office:value="1489795200" calcext:value-type="float">
            <text:p>14897952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32" calcext:value-type="float">
            <text:p>6332</text:p>
          </table:table-cell>
          <table:table-cell office:value-type="float" office:value="1488326400" calcext:value-type="float">
            <text:p>14883264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34" calcext:value-type="float">
            <text:p>6334</text:p>
          </table:table-cell>
          <table:table-cell office:value-type="float" office:value="1489017600" calcext:value-type="float">
            <text:p>14890176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35" calcext:value-type="float">
            <text:p>6335</text:p>
          </table:table-cell>
          <table:table-cell office:value-type="float" office:value="1490140800" calcext:value-type="float">
            <text:p>14901408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36" calcext:value-type="float">
            <text:p>6336</text:p>
          </table:table-cell>
          <table:table-cell office:value-type="float" office:value="1487203200" calcext:value-type="float">
            <text:p>14872032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38" calcext:value-type="float">
            <text:p>6338</text:p>
          </table:table-cell>
          <table:table-cell office:value-type="float" office:value="1489104000" calcext:value-type="float">
            <text:p>14891040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42" calcext:value-type="float">
            <text:p>6342</text:p>
          </table:table-cell>
          <table:table-cell office:value-type="float" office:value="1490140800" calcext:value-type="float">
            <text:p>14901408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43" calcext:value-type="float">
            <text:p>6343</text:p>
          </table:table-cell>
          <table:table-cell office:value-type="float" office:value="1489795200" calcext:value-type="float">
            <text:p>14897952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44" calcext:value-type="float">
            <text:p>6344</text:p>
          </table:table-cell>
          <table:table-cell office:value-type="float" office:value="1488499200" calcext:value-type="float">
            <text:p>14884992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47" calcext:value-type="float">
            <text:p>6347</text:p>
          </table:table-cell>
          <table:table-cell office:value-type="float" office:value="1488844800" calcext:value-type="float">
            <text:p>14888448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49" calcext:value-type="float">
            <text:p>6349</text:p>
          </table:table-cell>
          <table:table-cell office:value-type="float" office:value="1490054400" calcext:value-type="float">
            <text:p>14900544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52" calcext:value-type="float">
            <text:p>6352</text:p>
          </table:table-cell>
          <table:table-cell office:value-type="float" office:value="1488326400" calcext:value-type="float">
            <text:p>14883264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53" calcext:value-type="float">
            <text:p>6353</text:p>
          </table:table-cell>
          <table:table-cell office:value-type="float" office:value="1489968000" calcext:value-type="float">
            <text:p>14899680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54" calcext:value-type="float">
            <text:p>6354</text:p>
          </table:table-cell>
          <table:table-cell office:value-type="float" office:value="1489104000" calcext:value-type="float">
            <text:p>14891040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55" calcext:value-type="float">
            <text:p>6355</text:p>
          </table:table-cell>
          <table:table-cell office:value-type="float" office:value="1489622400" calcext:value-type="float">
            <text:p>14896224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56" calcext:value-type="float">
            <text:p>6356</text:p>
          </table:table-cell>
          <table:table-cell office:value-type="float" office:value="1487894400" calcext:value-type="float">
            <text:p>14878944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57" calcext:value-type="float">
            <text:p>6357</text:p>
          </table:table-cell>
          <table:table-cell office:value-type="float" office:value="1487548800" calcext:value-type="float">
            <text:p>14875488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58" calcext:value-type="float">
            <text:p>6358</text:p>
          </table:table-cell>
          <table:table-cell office:value-type="float" office:value="1488758400" calcext:value-type="float">
            <text:p>14887584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59" calcext:value-type="float">
            <text:p>6359</text:p>
          </table:table-cell>
          <table:table-cell office:value-type="float" office:value="1486771200" calcext:value-type="float">
            <text:p>14867712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60" calcext:value-type="float">
            <text:p>6360</text:p>
          </table:table-cell>
          <table:table-cell office:value-type="float" office:value="1489363200" calcext:value-type="float">
            <text:p>14893632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61" calcext:value-type="float">
            <text:p>6361</text:p>
          </table:table-cell>
          <table:table-cell office:value-type="float" office:value="1488412800" calcext:value-type="float">
            <text:p>14884128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62" calcext:value-type="float">
            <text:p>6362</text:p>
          </table:table-cell>
          <table:table-cell office:value-type="float" office:value="1487116800" calcext:value-type="float">
            <text:p>14871168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64" calcext:value-type="float">
            <text:p>6364</text:p>
          </table:table-cell>
          <table:table-cell office:value-type="float" office:value="1488758400" calcext:value-type="float">
            <text:p>14887584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65" calcext:value-type="float">
            <text:p>6365</text:p>
          </table:table-cell>
          <table:table-cell office:value-type="float" office:value="1488412800" calcext:value-type="float">
            <text:p>14884128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66" calcext:value-type="float">
            <text:p>6366</text:p>
          </table:table-cell>
          <table:table-cell office:value-type="float" office:value="1487203200" calcext:value-type="float">
            <text:p>14872032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67" calcext:value-type="float">
            <text:p>6367</text:p>
          </table:table-cell>
          <table:table-cell office:value-type="float" office:value="1489795200" calcext:value-type="float">
            <text:p>14897952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74" calcext:value-type="float">
            <text:p>6374</text:p>
          </table:table-cell>
          <table:table-cell office:value-type="float" office:value="1489968000" calcext:value-type="float">
            <text:p>14899680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77" calcext:value-type="float">
            <text:p>6377</text:p>
          </table:table-cell>
          <table:table-cell office:value-type="float" office:value="1489708800" calcext:value-type="float">
            <text:p>14897088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78" calcext:value-type="float">
            <text:p>6378</text:p>
          </table:table-cell>
          <table:table-cell office:value-type="float" office:value="1489622400" calcext:value-type="float">
            <text:p>14896224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79" calcext:value-type="float">
            <text:p>6379</text:p>
          </table:table-cell>
          <table:table-cell office:value-type="float" office:value="1489449600" calcext:value-type="float">
            <text:p>14894496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83" calcext:value-type="float">
            <text:p>6383</text:p>
          </table:table-cell>
          <table:table-cell office:value-type="float" office:value="1488326400" calcext:value-type="float">
            <text:p>14883264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85" calcext:value-type="float">
            <text:p>6385</text:p>
          </table:table-cell>
          <table:table-cell office:value-type="float" office:value="1490054400" calcext:value-type="float">
            <text:p>14900544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91" calcext:value-type="float">
            <text:p>6391</text:p>
          </table:table-cell>
          <table:table-cell office:value-type="float" office:value="1489708800" calcext:value-type="float">
            <text:p>14897088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93" calcext:value-type="float">
            <text:p>6393</text:p>
          </table:table-cell>
          <table:table-cell office:value-type="float" office:value="1489968000" calcext:value-type="float">
            <text:p>14899680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95" calcext:value-type="float">
            <text:p>6395</text:p>
          </table:table-cell>
          <table:table-cell office:value-type="float" office:value="1489536000" calcext:value-type="float">
            <text:p>14895360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96" calcext:value-type="float">
            <text:p>6396</text:p>
          </table:table-cell>
          <table:table-cell office:value-type="float" office:value="1487548800" calcext:value-type="float">
            <text:p>14875488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98" calcext:value-type="float">
            <text:p>6398</text:p>
          </table:table-cell>
          <table:table-cell office:value-type="float" office:value="1489708800" calcext:value-type="float">
            <text:p>14897088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399" calcext:value-type="float">
            <text:p>6399</text:p>
          </table:table-cell>
          <table:table-cell office:value-type="float" office:value="1486771200" calcext:value-type="float">
            <text:p>14867712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01" calcext:value-type="float">
            <text:p>6401</text:p>
          </table:table-cell>
          <table:table-cell office:value-type="float" office:value="1490054400" calcext:value-type="float">
            <text:p>14900544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02" calcext:value-type="float">
            <text:p>6402</text:p>
          </table:table-cell>
          <table:table-cell office:value-type="float" office:value="1489795200" calcext:value-type="float">
            <text:p>14897952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04" calcext:value-type="float">
            <text:p>6404</text:p>
          </table:table-cell>
          <table:table-cell office:value-type="float" office:value="1489536000" calcext:value-type="float">
            <text:p>14895360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06" calcext:value-type="float">
            <text:p>6406</text:p>
          </table:table-cell>
          <table:table-cell office:value-type="float" office:value="1489622400" calcext:value-type="float">
            <text:p>14896224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07" calcext:value-type="float">
            <text:p>6407</text:p>
          </table:table-cell>
          <table:table-cell office:value-type="float" office:value="1489968000" calcext:value-type="float">
            <text:p>14899680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08" calcext:value-type="float">
            <text:p>6408</text:p>
          </table:table-cell>
          <table:table-cell office:value-type="float" office:value="1487635200" calcext:value-type="float">
            <text:p>14876352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10" calcext:value-type="float">
            <text:p>6410</text:p>
          </table:table-cell>
          <table:table-cell office:value-type="float" office:value="1487635200" calcext:value-type="float">
            <text:p>14876352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11" calcext:value-type="float">
            <text:p>6411</text:p>
          </table:table-cell>
          <table:table-cell office:value-type="float" office:value="1488931200" calcext:value-type="float">
            <text:p>14889312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13" calcext:value-type="float">
            <text:p>6413</text:p>
          </table:table-cell>
          <table:table-cell office:value-type="float" office:value="1487635200" calcext:value-type="float">
            <text:p>14876352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15" calcext:value-type="float">
            <text:p>6415</text:p>
          </table:table-cell>
          <table:table-cell office:value-type="float" office:value="1488758400" calcext:value-type="float">
            <text:p>14887584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19" calcext:value-type="float">
            <text:p>6419</text:p>
          </table:table-cell>
          <table:table-cell office:value-type="float" office:value="1487808000" calcext:value-type="float">
            <text:p>14878080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20" calcext:value-type="float">
            <text:p>6420</text:p>
          </table:table-cell>
          <table:table-cell office:value-type="float" office:value="1488412800" calcext:value-type="float">
            <text:p>14884128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21" calcext:value-type="float">
            <text:p>6421</text:p>
          </table:table-cell>
          <table:table-cell office:value-type="float" office:value="1489795200" calcext:value-type="float">
            <text:p>14897952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24" calcext:value-type="float">
            <text:p>6424</text:p>
          </table:table-cell>
          <table:table-cell office:value-type="float" office:value="1490140800" calcext:value-type="float">
            <text:p>14901408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26" calcext:value-type="float">
            <text:p>6426</text:p>
          </table:table-cell>
          <table:table-cell office:value-type="float" office:value="1488412800" calcext:value-type="float">
            <text:p>14884128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28" calcext:value-type="float">
            <text:p>6428</text:p>
          </table:table-cell>
          <table:table-cell office:value-type="float" office:value="1488844800" calcext:value-type="float">
            <text:p>14888448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36" calcext:value-type="float">
            <text:p>6436</text:p>
          </table:table-cell>
          <table:table-cell office:value-type="float" office:value="1485475200" calcext:value-type="float">
            <text:p>14854752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40" calcext:value-type="float">
            <text:p>6440</text:p>
          </table:table-cell>
          <table:table-cell office:value-type="float" office:value="1486684800" calcext:value-type="float">
            <text:p>14866848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44" calcext:value-type="float">
            <text:p>6444</text:p>
          </table:table-cell>
          <table:table-cell office:value-type="float" office:value="1488499200" calcext:value-type="float">
            <text:p>14884992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46" calcext:value-type="float">
            <text:p>6446</text:p>
          </table:table-cell>
          <table:table-cell office:value-type="float" office:value="1485561600" calcext:value-type="float">
            <text:p>14855616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50" calcext:value-type="float">
            <text:p>6450</text:p>
          </table:table-cell>
          <table:table-cell office:value-type="float" office:value="1485388800" calcext:value-type="float">
            <text:p>14853888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53" calcext:value-type="float">
            <text:p>6453</text:p>
          </table:table-cell>
          <table:table-cell office:value-type="float" office:value="1486339200" calcext:value-type="float">
            <text:p>14863392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54" calcext:value-type="float">
            <text:p>6454</text:p>
          </table:table-cell>
          <table:table-cell office:value-type="float" office:value="1488931200" calcext:value-type="float">
            <text:p>14889312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55" calcext:value-type="float">
            <text:p>6455</text:p>
          </table:table-cell>
          <table:table-cell office:value-type="float" office:value="1487721600" calcext:value-type="float">
            <text:p>14877216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59" calcext:value-type="float">
            <text:p>6459</text:p>
          </table:table-cell>
          <table:table-cell office:value-type="float" office:value="1487376000" calcext:value-type="float">
            <text:p>14873760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61" calcext:value-type="float">
            <text:p>6461</text:p>
          </table:table-cell>
          <table:table-cell office:value-type="float" office:value="1488412800" calcext:value-type="float">
            <text:p>14884128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62" calcext:value-type="float">
            <text:p>6462</text:p>
          </table:table-cell>
          <table:table-cell office:value-type="float" office:value="1489795200" calcext:value-type="float">
            <text:p>14897952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71" calcext:value-type="float">
            <text:p>6471</text:p>
          </table:table-cell>
          <table:table-cell office:value-type="float" office:value="1489363200" calcext:value-type="float">
            <text:p>14893632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73" calcext:value-type="float">
            <text:p>6473</text:p>
          </table:table-cell>
          <table:table-cell office:value-type="float" office:value="1486080000" calcext:value-type="float">
            <text:p>14860800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75" calcext:value-type="float">
            <text:p>6475</text:p>
          </table:table-cell>
          <table:table-cell office:value-type="float" office:value="1484611200" calcext:value-type="float">
            <text:p>14846112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76" calcext:value-type="float">
            <text:p>6476</text:p>
          </table:table-cell>
          <table:table-cell office:value-type="float" office:value="1485302400" calcext:value-type="float">
            <text:p>14853024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77" calcext:value-type="float">
            <text:p>6477</text:p>
          </table:table-cell>
          <table:table-cell office:value-type="float" office:value="1486166400" calcext:value-type="float">
            <text:p>14861664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78" calcext:value-type="float">
            <text:p>6478</text:p>
          </table:table-cell>
          <table:table-cell office:value-type="float" office:value="1489795200" calcext:value-type="float">
            <text:p>14897952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80" calcext:value-type="float">
            <text:p>6480</text:p>
          </table:table-cell>
          <table:table-cell office:value-type="float" office:value="1490054400" calcext:value-type="float">
            <text:p>14900544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81" calcext:value-type="float">
            <text:p>6481</text:p>
          </table:table-cell>
          <table:table-cell office:value-type="float" office:value="1486771200" calcext:value-type="float">
            <text:p>14867712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84" calcext:value-type="float">
            <text:p>6484</text:p>
          </table:table-cell>
          <table:table-cell office:value-type="float" office:value="1488499200" calcext:value-type="float">
            <text:p>14884992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86" calcext:value-type="float">
            <text:p>6486</text:p>
          </table:table-cell>
          <table:table-cell office:value-type="float" office:value="1487808000" calcext:value-type="float">
            <text:p>14878080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87" calcext:value-type="float">
            <text:p>6487</text:p>
          </table:table-cell>
          <table:table-cell office:value-type="float" office:value="1489363200" calcext:value-type="float">
            <text:p>14893632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89" calcext:value-type="float">
            <text:p>6489</text:p>
          </table:table-cell>
          <table:table-cell office:value-type="float" office:value="1489968000" calcext:value-type="float">
            <text:p>14899680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92" calcext:value-type="float">
            <text:p>6492</text:p>
          </table:table-cell>
          <table:table-cell office:value-type="float" office:value="1490054400" calcext:value-type="float">
            <text:p>14900544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96" calcext:value-type="float">
            <text:p>6496</text:p>
          </table:table-cell>
          <table:table-cell office:value-type="float" office:value="1487548800" calcext:value-type="float">
            <text:p>14875488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98" calcext:value-type="float">
            <text:p>6498</text:p>
          </table:table-cell>
          <table:table-cell office:value-type="float" office:value="1485820800" calcext:value-type="float">
            <text:p>14858208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499" calcext:value-type="float">
            <text:p>6499</text:p>
          </table:table-cell>
          <table:table-cell office:value-type="float" office:value="1485907200" calcext:value-type="float">
            <text:p>14859072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501" calcext:value-type="float">
            <text:p>6501</text:p>
          </table:table-cell>
          <table:table-cell office:value-type="float" office:value="1488844800" calcext:value-type="float">
            <text:p>14888448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502" calcext:value-type="float">
            <text:p>6502</text:p>
          </table:table-cell>
          <table:table-cell office:value-type="float" office:value="1487289600" calcext:value-type="float">
            <text:p>14872896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503" calcext:value-type="float">
            <text:p>6503</text:p>
          </table:table-cell>
          <table:table-cell office:value-type="float" office:value="1487116800" calcext:value-type="float">
            <text:p>14871168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505" calcext:value-type="float">
            <text:p>6505</text:p>
          </table:table-cell>
          <table:table-cell office:value-type="float" office:value="1489536000" calcext:value-type="float">
            <text:p>14895360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506" calcext:value-type="float">
            <text:p>6506</text:p>
          </table:table-cell>
          <table:table-cell office:value-type="float" office:value="1489190400" calcext:value-type="float">
            <text:p>14891904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508" calcext:value-type="float">
            <text:p>6508</text:p>
          </table:table-cell>
          <table:table-cell office:value-type="float" office:value="1486944000" calcext:value-type="float">
            <text:p>14869440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509" calcext:value-type="float">
            <text:p>6509</text:p>
          </table:table-cell>
          <table:table-cell office:value-type="float" office:value="1486771200" calcext:value-type="float">
            <text:p>14867712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512" calcext:value-type="float">
            <text:p>6512</text:p>
          </table:table-cell>
          <table:table-cell office:value-type="float" office:value="1488499200" calcext:value-type="float">
            <text:p>14884992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514" calcext:value-type="float">
            <text:p>6514</text:p>
          </table:table-cell>
          <table:table-cell office:value-type="float" office:value="1488412800" calcext:value-type="float">
            <text:p>14884128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516" calcext:value-type="float">
            <text:p>6516</text:p>
          </table:table-cell>
          <table:table-cell office:value-type="float" office:value="1489536000" calcext:value-type="float">
            <text:p>14895360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521" calcext:value-type="float">
            <text:p>6521</text:p>
          </table:table-cell>
          <table:table-cell office:value-type="float" office:value="1487548800" calcext:value-type="float">
            <text:p>14875488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525" calcext:value-type="float">
            <text:p>6525</text:p>
          </table:table-cell>
          <table:table-cell office:value-type="float" office:value="1485993600" calcext:value-type="float">
            <text:p>14859936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527" calcext:value-type="float">
            <text:p>6527</text:p>
          </table:table-cell>
          <table:table-cell office:value-type="float" office:value="1490054400" calcext:value-type="float">
            <text:p>14900544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531" calcext:value-type="float">
            <text:p>6531</text:p>
          </table:table-cell>
          <table:table-cell office:value-type="float" office:value="1486944000" calcext:value-type="float">
            <text:p>14869440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537" calcext:value-type="float">
            <text:p>6537</text:p>
          </table:table-cell>
          <table:table-cell office:value-type="float" office:value="1487289600" calcext:value-type="float">
            <text:p>14872896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553" calcext:value-type="float">
            <text:p>6553</text:p>
          </table:table-cell>
          <table:table-cell office:value-type="float" office:value="1486512000" calcext:value-type="float">
            <text:p>14865120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571" calcext:value-type="float">
            <text:p>6571</text:p>
          </table:table-cell>
          <table:table-cell office:value-type="float" office:value="1486598400" calcext:value-type="float">
            <text:p>14865984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577" calcext:value-type="float">
            <text:p>6577</text:p>
          </table:table-cell>
          <table:table-cell office:value-type="float" office:value="1487548800" calcext:value-type="float">
            <text:p>14875488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581" calcext:value-type="float">
            <text:p>6581</text:p>
          </table:table-cell>
          <table:table-cell office:value-type="float" office:value="1490140800" calcext:value-type="float">
            <text:p>14901408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595" calcext:value-type="float">
            <text:p>6595</text:p>
          </table:table-cell>
          <table:table-cell office:value-type="float" office:value="1489968000" calcext:value-type="float">
            <text:p>14899680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598" calcext:value-type="float">
            <text:p>6598</text:p>
          </table:table-cell>
          <table:table-cell office:value-type="float" office:value="1488758400" calcext:value-type="float">
            <text:p>14887584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606" calcext:value-type="float">
            <text:p>6606</text:p>
          </table:table-cell>
          <table:table-cell office:value-type="float" office:value="1486339200" calcext:value-type="float">
            <text:p>14863392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620" calcext:value-type="float">
            <text:p>6620</text:p>
          </table:table-cell>
          <table:table-cell office:value-type="float" office:value="1487808000" calcext:value-type="float">
            <text:p>14878080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622" calcext:value-type="float">
            <text:p>6622</text:p>
          </table:table-cell>
          <table:table-cell office:value-type="float" office:value="1487203200" calcext:value-type="float">
            <text:p>14872032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627" calcext:value-type="float">
            <text:p>6627</text:p>
          </table:table-cell>
          <table:table-cell office:value-type="float" office:value="1487289600" calcext:value-type="float">
            <text:p>14872896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628" calcext:value-type="float">
            <text:p>6628</text:p>
          </table:table-cell>
          <table:table-cell office:value-type="float" office:value="1486425600" calcext:value-type="float">
            <text:p>14864256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629" calcext:value-type="float">
            <text:p>6629</text:p>
          </table:table-cell>
          <table:table-cell office:value-type="float" office:value="1489104000" calcext:value-type="float">
            <text:p>14891040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630" calcext:value-type="float">
            <text:p>6630</text:p>
          </table:table-cell>
          <table:table-cell office:value-type="float" office:value="1487289600" calcext:value-type="float">
            <text:p>14872896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634" calcext:value-type="float">
            <text:p>6634</text:p>
          </table:table-cell>
          <table:table-cell office:value-type="float" office:value="1489795200" calcext:value-type="float">
            <text:p>14897952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653" calcext:value-type="float">
            <text:p>6653</text:p>
          </table:table-cell>
          <table:table-cell office:value-type="float" office:value="1489622400" calcext:value-type="float">
            <text:p>14896224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654" calcext:value-type="float">
            <text:p>6654</text:p>
          </table:table-cell>
          <table:table-cell office:value-type="float" office:value="1485820800" calcext:value-type="float">
            <text:p>14858208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656" calcext:value-type="float">
            <text:p>6656</text:p>
          </table:table-cell>
          <table:table-cell office:value-type="float" office:value="1488758400" calcext:value-type="float">
            <text:p>14887584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657" calcext:value-type="float">
            <text:p>6657</text:p>
          </table:table-cell>
          <table:table-cell office:value-type="float" office:value="1486425600" calcext:value-type="float">
            <text:p>14864256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table:style-name="ce17" office:value-type="float" office:value="6659" calcext:value-type="float">
            <text:p>6659</text:p>
          </table:table-cell>
          <table:table-cell office:value-type="float" office:value="1489708800" calcext:value-type="float">
            <text:p>14897088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020" calcext:value-type="float">
            <text:p>6020</text:p>
          </table:table-cell>
          <table:table-cell office:value-type="float" office:value="1487289600" calcext:value-type="float">
            <text:p>1487289600</text:p>
          </table:table-cell>
          <table:table-cell office:value-type="string" calcext:value-type="string">
            <text:p>PREDI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021" calcext:value-type="float">
            <text:p>6021</text:p>
          </table:table-cell>
          <table:table-cell office:value-type="float" office:value="1487721600" calcext:value-type="float">
            <text:p>1487721600</text:p>
          </table:table-cell>
          <table:table-cell office:value-type="string" calcext:value-type="string">
            <text:p>PREDI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026" calcext:value-type="float">
            <text:p>6026</text:p>
          </table:table-cell>
          <table:table-cell office:value-type="float" office:value="1488844800" calcext:value-type="float">
            <text:p>1488844800</text:p>
          </table:table-cell>
          <table:table-cell office:value-type="string" calcext:value-type="string">
            <text:p>PREDI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029" calcext:value-type="float">
            <text:p>6029</text:p>
          </table:table-cell>
          <table:table-cell office:value-type="float" office:value="1486771200" calcext:value-type="float">
            <text:p>1486771200</text:p>
          </table:table-cell>
          <table:table-cell office:value-type="string" calcext:value-type="string">
            <text:p>PREDI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042" calcext:value-type="float">
            <text:p>6042</text:p>
          </table:table-cell>
          <table:table-cell office:value-type="float" office:value="1486857600" calcext:value-type="float">
            <text:p>1486857600</text:p>
          </table:table-cell>
          <table:table-cell office:value-type="string" calcext:value-type="string">
            <text:p>PREDI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079" calcext:value-type="float">
            <text:p>6079</text:p>
          </table:table-cell>
          <table:table-cell office:value-type="float" office:value="1486684800" calcext:value-type="float">
            <text:p>1486684800</text:p>
          </table:table-cell>
          <table:table-cell office:value-type="string" calcext:value-type="string">
            <text:p>PREDI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088" calcext:value-type="float">
            <text:p>6088</text:p>
          </table:table-cell>
          <table:table-cell office:value-type="float" office:value="1488585600" calcext:value-type="float">
            <text:p>1488585600</text:p>
          </table:table-cell>
          <table:table-cell office:value-type="string" calcext:value-type="string">
            <text:p>PREDI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137" calcext:value-type="float">
            <text:p>6137</text:p>
          </table:table-cell>
          <table:table-cell office:value-type="float" office:value="1488412800" calcext:value-type="float">
            <text:p>1488412800</text:p>
          </table:table-cell>
          <table:table-cell office:value-type="string" calcext:value-type="string">
            <text:p>PREDI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143" calcext:value-type="float">
            <text:p>6143</text:p>
          </table:table-cell>
          <table:table-cell office:value-type="float" office:value="1487808000" calcext:value-type="float">
            <text:p>1487808000</text:p>
          </table:table-cell>
          <table:table-cell office:value-type="string" calcext:value-type="string">
            <text:p>PREDI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218" calcext:value-type="float">
            <text:p>6218</text:p>
          </table:table-cell>
          <table:table-cell office:value-type="float" office:value="1487548800" calcext:value-type="float">
            <text:p>1487548800</text:p>
          </table:table-cell>
          <table:table-cell office:value-type="string" calcext:value-type="string">
            <text:p>PREDI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234" calcext:value-type="float">
            <text:p>6234</text:p>
          </table:table-cell>
          <table:table-cell office:value-type="float" office:value="1488758400" calcext:value-type="float">
            <text:p>1488758400</text:p>
          </table:table-cell>
          <table:table-cell office:value-type="string" calcext:value-type="string">
            <text:p>PREDI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326" calcext:value-type="float">
            <text:p>6326</text:p>
          </table:table-cell>
          <table:table-cell office:value-type="float" office:value="1489017600" calcext:value-type="float">
            <text:p>1489017600</text:p>
          </table:table-cell>
          <table:table-cell office:value-type="string" calcext:value-type="string">
            <text:p>PREDI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354" calcext:value-type="float">
            <text:p>6354</text:p>
          </table:table-cell>
          <table:table-cell office:value-type="float" office:value="1489104000" calcext:value-type="float">
            <text:p>1489104000</text:p>
          </table:table-cell>
          <table:table-cell office:value-type="string" calcext:value-type="string">
            <text:p>PREDI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393" calcext:value-type="float">
            <text:p>6393</text:p>
          </table:table-cell>
          <table:table-cell office:value-type="float" office:value="1489968000" calcext:value-type="float">
            <text:p>1489968000</text:p>
          </table:table-cell>
          <table:table-cell office:value-type="string" calcext:value-type="string">
            <text:p>PREDI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417" calcext:value-type="float">
            <text:p>6417</text:p>
          </table:table-cell>
          <table:table-cell office:value-type="float" office:value="1486684800" calcext:value-type="float">
            <text:p>1486684800</text:p>
          </table:table-cell>
          <table:table-cell office:value-type="string" calcext:value-type="string">
            <text:p>PREDI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486" calcext:value-type="float">
            <text:p>6486</text:p>
          </table:table-cell>
          <table:table-cell office:value-type="float" office:value="1487808000" calcext:value-type="float">
            <text:p>1487808000</text:p>
          </table:table-cell>
          <table:table-cell office:value-type="string" calcext:value-type="string">
            <text:p>PREDI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501" calcext:value-type="float">
            <text:p>6501</text:p>
          </table:table-cell>
          <table:table-cell office:value-type="float" office:value="1488844800" calcext:value-type="float">
            <text:p>1488844800</text:p>
          </table:table-cell>
          <table:table-cell office:value-type="string" calcext:value-type="string">
            <text:p>PREDITIVA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024" calcext:value-type="float">
            <text:p>6024</text:p>
          </table:table-cell>
          <table:table-cell office:value-type="float" office:value="1486598400" calcext:value-type="float">
            <text:p>14865984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026" calcext:value-type="float">
            <text:p>6026</text:p>
          </table:table-cell>
          <table:table-cell office:value-type="float" office:value="1488844800" calcext:value-type="float">
            <text:p>14888448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040" calcext:value-type="float">
            <text:p>6040</text:p>
          </table:table-cell>
          <table:table-cell office:value-type="float" office:value="1486771200" calcext:value-type="float">
            <text:p>14867712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048" calcext:value-type="float">
            <text:p>6048</text:p>
          </table:table-cell>
          <table:table-cell office:value-type="float" office:value="1485734400" calcext:value-type="float">
            <text:p>14857344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054" calcext:value-type="float">
            <text:p>6054</text:p>
          </table:table-cell>
          <table:table-cell office:value-type="float" office:value="1486771200" calcext:value-type="float">
            <text:p>14867712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056" calcext:value-type="float">
            <text:p>6056</text:p>
          </table:table-cell>
          <table:table-cell office:value-type="float" office:value="1486944000" calcext:value-type="float">
            <text:p>14869440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057" calcext:value-type="float">
            <text:p>6057</text:p>
          </table:table-cell>
          <table:table-cell office:value-type="float" office:value="1489536000" calcext:value-type="float">
            <text:p>14895360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083" calcext:value-type="float">
            <text:p>6083</text:p>
          </table:table-cell>
          <table:table-cell office:value-type="float" office:value="1489449600" calcext:value-type="float">
            <text:p>14894496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084" calcext:value-type="float">
            <text:p>6084</text:p>
          </table:table-cell>
          <table:table-cell office:value-type="float" office:value="1489968000" calcext:value-type="float">
            <text:p>14899680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093" calcext:value-type="float">
            <text:p>6093</text:p>
          </table:table-cell>
          <table:table-cell office:value-type="float" office:value="1487116800" calcext:value-type="float">
            <text:p>14871168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095" calcext:value-type="float">
            <text:p>6095</text:p>
          </table:table-cell>
          <table:table-cell office:value-type="float" office:value="1488758400" calcext:value-type="float">
            <text:p>14887584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097" calcext:value-type="float">
            <text:p>6097</text:p>
          </table:table-cell>
          <table:table-cell office:value-type="float" office:value="1487635200" calcext:value-type="float">
            <text:p>14876352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104" calcext:value-type="float">
            <text:p>6104</text:p>
          </table:table-cell>
          <table:table-cell office:value-type="float" office:value="1487376000" calcext:value-type="float">
            <text:p>14873760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109" calcext:value-type="float">
            <text:p>6109</text:p>
          </table:table-cell>
          <table:table-cell office:value-type="float" office:value="1487376000" calcext:value-type="float">
            <text:p>14873760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float" office:value="1487289600" calcext:value-type="float">
            <text:p>14872896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112" calcext:value-type="float">
            <text:p>6112</text:p>
          </table:table-cell>
          <table:table-cell office:value-type="float" office:value="1487808000" calcext:value-type="float">
            <text:p>14878080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116" calcext:value-type="float">
            <text:p>6116</text:p>
          </table:table-cell>
          <table:table-cell office:value-type="float" office:value="1486512000" calcext:value-type="float">
            <text:p>14865120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117" calcext:value-type="float">
            <text:p>6117</text:p>
          </table:table-cell>
          <table:table-cell office:value-type="float" office:value="1486512000" calcext:value-type="float">
            <text:p>14865120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124" calcext:value-type="float">
            <text:p>6124</text:p>
          </table:table-cell>
          <table:table-cell office:value-type="float" office:value="1487030400" calcext:value-type="float">
            <text:p>14870304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128" calcext:value-type="float">
            <text:p>6128</text:p>
          </table:table-cell>
          <table:table-cell office:value-type="float" office:value="1489363200" calcext:value-type="float">
            <text:p>14893632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133" calcext:value-type="float">
            <text:p>6133</text:p>
          </table:table-cell>
          <table:table-cell office:value-type="float" office:value="1487376000" calcext:value-type="float">
            <text:p>14873760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134" calcext:value-type="float">
            <text:p>6134</text:p>
          </table:table-cell>
          <table:table-cell office:value-type="float" office:value="1483660800" calcext:value-type="float">
            <text:p>14836608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136" calcext:value-type="float">
            <text:p>6136</text:p>
          </table:table-cell>
          <table:table-cell office:value-type="float" office:value="1489536000" calcext:value-type="float">
            <text:p>14895360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140" calcext:value-type="float">
            <text:p>6140</text:p>
          </table:table-cell>
          <table:table-cell office:value-type="float" office:value="1487548800" calcext:value-type="float">
            <text:p>14875488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145" calcext:value-type="float">
            <text:p>6145</text:p>
          </table:table-cell>
          <table:table-cell office:value-type="float" office:value="1489363200" calcext:value-type="float">
            <text:p>14893632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146" calcext:value-type="float">
            <text:p>6146</text:p>
          </table:table-cell>
          <table:table-cell office:value-type="float" office:value="1488758400" calcext:value-type="float">
            <text:p>14887584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151" calcext:value-type="float">
            <text:p>6151</text:p>
          </table:table-cell>
          <table:table-cell office:value-type="float" office:value="1489968000" calcext:value-type="float">
            <text:p>14899680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159" calcext:value-type="float">
            <text:p>6159</text:p>
          </table:table-cell>
          <table:table-cell office:value-type="float" office:value="1489363200" calcext:value-type="float">
            <text:p>14893632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169" calcext:value-type="float">
            <text:p>6169</text:p>
          </table:table-cell>
          <table:table-cell office:value-type="float" office:value="1486944000" calcext:value-type="float">
            <text:p>14869440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170" calcext:value-type="float">
            <text:p>6170</text:p>
          </table:table-cell>
          <table:table-cell office:value-type="float" office:value="1487289600" calcext:value-type="float">
            <text:p>14872896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183" calcext:value-type="float">
            <text:p>6183</text:p>
          </table:table-cell>
          <table:table-cell office:value-type="float" office:value="1486684800" calcext:value-type="float">
            <text:p>14866848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184" calcext:value-type="float">
            <text:p>6184</text:p>
          </table:table-cell>
          <table:table-cell office:value-type="float" office:value="1489449600" calcext:value-type="float">
            <text:p>14894496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185" calcext:value-type="float">
            <text:p>6185</text:p>
          </table:table-cell>
          <table:table-cell office:value-type="float" office:value="1488844800" calcext:value-type="float">
            <text:p>14888448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186" calcext:value-type="float">
            <text:p>6186</text:p>
          </table:table-cell>
          <table:table-cell office:value-type="float" office:value="1488326400" calcext:value-type="float">
            <text:p>14883264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187" calcext:value-type="float">
            <text:p>6187</text:p>
          </table:table-cell>
          <table:table-cell office:value-type="float" office:value="1487721600" calcext:value-type="float">
            <text:p>14877216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190" calcext:value-type="float">
            <text:p>6190</text:p>
          </table:table-cell>
          <table:table-cell office:value-type="float" office:value="1489795200" calcext:value-type="float">
            <text:p>14897952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191" calcext:value-type="float">
            <text:p>6191</text:p>
          </table:table-cell>
          <table:table-cell office:value-type="float" office:value="1489017600" calcext:value-type="float">
            <text:p>14890176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193" calcext:value-type="float">
            <text:p>6193</text:p>
          </table:table-cell>
          <table:table-cell office:value-type="float" office:value="1488844800" calcext:value-type="float">
            <text:p>14888448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204" calcext:value-type="float">
            <text:p>6204</text:p>
          </table:table-cell>
          <table:table-cell office:value-type="float" office:value="1488844800" calcext:value-type="float">
            <text:p>14888448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211" calcext:value-type="float">
            <text:p>6211</text:p>
          </table:table-cell>
          <table:table-cell office:value-type="float" office:value="1487203200" calcext:value-type="float">
            <text:p>14872032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215" calcext:value-type="float">
            <text:p>6215</text:p>
          </table:table-cell>
          <table:table-cell office:value-type="float" office:value="1489017600" calcext:value-type="float">
            <text:p>14890176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216" calcext:value-type="float">
            <text:p>6216</text:p>
          </table:table-cell>
          <table:table-cell office:value-type="float" office:value="1488499200" calcext:value-type="float">
            <text:p>14884992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220" calcext:value-type="float">
            <text:p>6220</text:p>
          </table:table-cell>
          <table:table-cell office:value-type="float" office:value="1488499200" calcext:value-type="float">
            <text:p>14884992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222" calcext:value-type="float">
            <text:p>6222</text:p>
          </table:table-cell>
          <table:table-cell office:value-type="float" office:value="1487721600" calcext:value-type="float">
            <text:p>14877216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224" calcext:value-type="float">
            <text:p>6224</text:p>
          </table:table-cell>
          <table:table-cell office:value-type="float" office:value="1488412800" calcext:value-type="float">
            <text:p>14884128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226" calcext:value-type="float">
            <text:p>6226</text:p>
          </table:table-cell>
          <table:table-cell office:value-type="float" office:value="1489622400" calcext:value-type="float">
            <text:p>14896224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235" calcext:value-type="float">
            <text:p>6235</text:p>
          </table:table-cell>
          <table:table-cell office:value-type="float" office:value="1489363200" calcext:value-type="float">
            <text:p>14893632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241" calcext:value-type="float">
            <text:p>6241</text:p>
          </table:table-cell>
          <table:table-cell office:value-type="float" office:value="1489708800" calcext:value-type="float">
            <text:p>14897088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242" calcext:value-type="float">
            <text:p>6242</text:p>
          </table:table-cell>
          <table:table-cell office:value-type="float" office:value="1489968000" calcext:value-type="float">
            <text:p>14899680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245" calcext:value-type="float">
            <text:p>6245</text:p>
          </table:table-cell>
          <table:table-cell office:value-type="float" office:value="1489708800" calcext:value-type="float">
            <text:p>14897088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246" calcext:value-type="float">
            <text:p>6246</text:p>
          </table:table-cell>
          <table:table-cell office:value-type="float" office:value="1488931200" calcext:value-type="float">
            <text:p>14889312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249" calcext:value-type="float">
            <text:p>6249</text:p>
          </table:table-cell>
          <table:table-cell office:value-type="float" office:value="1489968000" calcext:value-type="float">
            <text:p>14899680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250" calcext:value-type="float">
            <text:p>6250</text:p>
          </table:table-cell>
          <table:table-cell office:value-type="float" office:value="1490140800" calcext:value-type="float">
            <text:p>14901408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253" calcext:value-type="float">
            <text:p>6253</text:p>
          </table:table-cell>
          <table:table-cell office:value-type="float" office:value="1487116800" calcext:value-type="float">
            <text:p>14871168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256" calcext:value-type="float">
            <text:p>6256</text:p>
          </table:table-cell>
          <table:table-cell office:value-type="float" office:value="1490054400" calcext:value-type="float">
            <text:p>14900544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259" calcext:value-type="float">
            <text:p>6259</text:p>
          </table:table-cell>
          <table:table-cell office:value-type="float" office:value="1486512000" calcext:value-type="float">
            <text:p>14865120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264" calcext:value-type="float">
            <text:p>6264</text:p>
          </table:table-cell>
          <table:table-cell office:value-type="float" office:value="1488844800" calcext:value-type="float">
            <text:p>14888448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266" calcext:value-type="float">
            <text:p>6266</text:p>
          </table:table-cell>
          <table:table-cell office:value-type="float" office:value="1489449600" calcext:value-type="float">
            <text:p>14894496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268" calcext:value-type="float">
            <text:p>6268</text:p>
          </table:table-cell>
          <table:table-cell office:value-type="float" office:value="1489536000" calcext:value-type="float">
            <text:p>14895360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269" calcext:value-type="float">
            <text:p>6269</text:p>
          </table:table-cell>
          <table:table-cell office:value-type="float" office:value="1490054400" calcext:value-type="float">
            <text:p>14900544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272" calcext:value-type="float">
            <text:p>6272</text:p>
          </table:table-cell>
          <table:table-cell office:value-type="float" office:value="1488931200" calcext:value-type="float">
            <text:p>14889312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273" calcext:value-type="float">
            <text:p>6273</text:p>
          </table:table-cell>
          <table:table-cell office:value-type="float" office:value="1489190400" calcext:value-type="float">
            <text:p>14891904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274" calcext:value-type="float">
            <text:p>6274</text:p>
          </table:table-cell>
          <table:table-cell office:value-type="float" office:value="1490140800" calcext:value-type="float">
            <text:p>14901408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280" calcext:value-type="float">
            <text:p>6280</text:p>
          </table:table-cell>
          <table:table-cell office:value-type="float" office:value="1487030400" calcext:value-type="float">
            <text:p>14870304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283" calcext:value-type="float">
            <text:p>6283</text:p>
          </table:table-cell>
          <table:table-cell office:value-type="float" office:value="1489104000" calcext:value-type="float">
            <text:p>14891040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291" calcext:value-type="float">
            <text:p>6291</text:p>
          </table:table-cell>
          <table:table-cell office:value-type="float" office:value="1488585600" calcext:value-type="float">
            <text:p>14885856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293" calcext:value-type="float">
            <text:p>6293</text:p>
          </table:table-cell>
          <table:table-cell office:value-type="float" office:value="1489708800" calcext:value-type="float">
            <text:p>14897088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294" calcext:value-type="float">
            <text:p>6294</text:p>
          </table:table-cell>
          <table:table-cell office:value-type="float" office:value="1486944000" calcext:value-type="float">
            <text:p>14869440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295" calcext:value-type="float">
            <text:p>6295</text:p>
          </table:table-cell>
          <table:table-cell office:value-type="float" office:value="1489104000" calcext:value-type="float">
            <text:p>14891040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296" calcext:value-type="float">
            <text:p>6296</text:p>
          </table:table-cell>
          <table:table-cell office:value-type="float" office:value="1490054400" calcext:value-type="float">
            <text:p>14900544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1489363200" calcext:value-type="float">
            <text:p>14893632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302" calcext:value-type="float">
            <text:p>6302</text:p>
          </table:table-cell>
          <table:table-cell office:value-type="float" office:value="1488499200" calcext:value-type="float">
            <text:p>14884992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308" calcext:value-type="float">
            <text:p>6308</text:p>
          </table:table-cell>
          <table:table-cell office:value-type="float" office:value="1488931200" calcext:value-type="float">
            <text:p>14889312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309" calcext:value-type="float">
            <text:p>6309</text:p>
          </table:table-cell>
          <table:table-cell office:value-type="float" office:value="1489622400" calcext:value-type="float">
            <text:p>14896224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310" calcext:value-type="float">
            <text:p>6310</text:p>
          </table:table-cell>
          <table:table-cell office:value-type="float" office:value="1489622400" calcext:value-type="float">
            <text:p>14896224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312" calcext:value-type="float">
            <text:p>6312</text:p>
          </table:table-cell>
          <table:table-cell office:value-type="float" office:value="1489536000" calcext:value-type="float">
            <text:p>14895360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313" calcext:value-type="float">
            <text:p>6313</text:p>
          </table:table-cell>
          <table:table-cell office:value-type="float" office:value="1489708800" calcext:value-type="float">
            <text:p>14897088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314" calcext:value-type="float">
            <text:p>6314</text:p>
          </table:table-cell>
          <table:table-cell office:value-type="float" office:value="1487203200" calcext:value-type="float">
            <text:p>14872032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320" calcext:value-type="float">
            <text:p>6320</text:p>
          </table:table-cell>
          <table:table-cell office:value-type="float" office:value="1487116800" calcext:value-type="float">
            <text:p>14871168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321" calcext:value-type="float">
            <text:p>6321</text:p>
          </table:table-cell>
          <table:table-cell office:value-type="float" office:value="1489190400" calcext:value-type="float">
            <text:p>14891904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326" calcext:value-type="float">
            <text:p>6326</text:p>
          </table:table-cell>
          <table:table-cell office:value-type="float" office:value="1489017600" calcext:value-type="float">
            <text:p>14890176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327" calcext:value-type="float">
            <text:p>6327</text:p>
          </table:table-cell>
          <table:table-cell office:value-type="float" office:value="1489536000" calcext:value-type="float">
            <text:p>14895360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330" calcext:value-type="float">
            <text:p>6330</text:p>
          </table:table-cell>
          <table:table-cell office:value-type="float" office:value="1487808000" calcext:value-type="float">
            <text:p>14878080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332" calcext:value-type="float">
            <text:p>6332</text:p>
          </table:table-cell>
          <table:table-cell office:value-type="float" office:value="1488326400" calcext:value-type="float">
            <text:p>14883264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343" calcext:value-type="float">
            <text:p>6343</text:p>
          </table:table-cell>
          <table:table-cell office:value-type="float" office:value="1489795200" calcext:value-type="float">
            <text:p>14897952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344" calcext:value-type="float">
            <text:p>6344</text:p>
          </table:table-cell>
          <table:table-cell office:value-type="float" office:value="1488499200" calcext:value-type="float">
            <text:p>14884992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348" calcext:value-type="float">
            <text:p>6348</text:p>
          </table:table-cell>
          <table:table-cell office:value-type="float" office:value="1487721600" calcext:value-type="float">
            <text:p>14877216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350" calcext:value-type="float">
            <text:p>6350</text:p>
          </table:table-cell>
          <table:table-cell office:value-type="float" office:value="1490140800" calcext:value-type="float">
            <text:p>14901408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351" calcext:value-type="float">
            <text:p>6351</text:p>
          </table:table-cell>
          <table:table-cell office:value-type="float" office:value="1489017600" calcext:value-type="float">
            <text:p>14890176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353" calcext:value-type="float">
            <text:p>6353</text:p>
          </table:table-cell>
          <table:table-cell office:value-type="float" office:value="1489968000" calcext:value-type="float">
            <text:p>14899680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354" calcext:value-type="float">
            <text:p>6354</text:p>
          </table:table-cell>
          <table:table-cell office:value-type="float" office:value="1489104000" calcext:value-type="float">
            <text:p>14891040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359" calcext:value-type="float">
            <text:p>6359</text:p>
          </table:table-cell>
          <table:table-cell office:value-type="float" office:value="1486771200" calcext:value-type="float">
            <text:p>14867712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361" calcext:value-type="float">
            <text:p>6361</text:p>
          </table:table-cell>
          <table:table-cell office:value-type="float" office:value="1488412800" calcext:value-type="float">
            <text:p>14884128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362" calcext:value-type="float">
            <text:p>6362</text:p>
          </table:table-cell>
          <table:table-cell office:value-type="float" office:value="1487116800" calcext:value-type="float">
            <text:p>14871168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364" calcext:value-type="float">
            <text:p>6364</text:p>
          </table:table-cell>
          <table:table-cell office:value-type="float" office:value="1488758400" calcext:value-type="float">
            <text:p>14887584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366" calcext:value-type="float">
            <text:p>6366</text:p>
          </table:table-cell>
          <table:table-cell office:value-type="float" office:value="1487203200" calcext:value-type="float">
            <text:p>14872032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367" calcext:value-type="float">
            <text:p>6367</text:p>
          </table:table-cell>
          <table:table-cell office:value-type="float" office:value="1489795200" calcext:value-type="float">
            <text:p>14897952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385" calcext:value-type="float">
            <text:p>6385</text:p>
          </table:table-cell>
          <table:table-cell office:value-type="float" office:value="1490054400" calcext:value-type="float">
            <text:p>14900544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387" calcext:value-type="float">
            <text:p>6387</text:p>
          </table:table-cell>
          <table:table-cell office:value-type="float" office:value="1488585600" calcext:value-type="float">
            <text:p>14885856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402" calcext:value-type="float">
            <text:p>6402</text:p>
          </table:table-cell>
          <table:table-cell office:value-type="float" office:value="1489795200" calcext:value-type="float">
            <text:p>14897952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404" calcext:value-type="float">
            <text:p>6404</text:p>
          </table:table-cell>
          <table:table-cell office:value-type="float" office:value="1489536000" calcext:value-type="float">
            <text:p>14895360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407" calcext:value-type="float">
            <text:p>6407</text:p>
          </table:table-cell>
          <table:table-cell office:value-type="float" office:value="1489968000" calcext:value-type="float">
            <text:p>14899680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411" calcext:value-type="float">
            <text:p>6411</text:p>
          </table:table-cell>
          <table:table-cell office:value-type="float" office:value="1488931200" calcext:value-type="float">
            <text:p>14889312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413" calcext:value-type="float">
            <text:p>6413</text:p>
          </table:table-cell>
          <table:table-cell office:value-type="float" office:value="1487635200" calcext:value-type="float">
            <text:p>14876352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417" calcext:value-type="float">
            <text:p>6417</text:p>
          </table:table-cell>
          <table:table-cell office:value-type="float" office:value="1486684800" calcext:value-type="float">
            <text:p>14866848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420" calcext:value-type="float">
            <text:p>6420</text:p>
          </table:table-cell>
          <table:table-cell office:value-type="float" office:value="1488412800" calcext:value-type="float">
            <text:p>14884128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424" calcext:value-type="float">
            <text:p>6424</text:p>
          </table:table-cell>
          <table:table-cell office:value-type="float" office:value="1490140800" calcext:value-type="float">
            <text:p>14901408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428" calcext:value-type="float">
            <text:p>6428</text:p>
          </table:table-cell>
          <table:table-cell office:value-type="float" office:value="1488844800" calcext:value-type="float">
            <text:p>14888448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436" calcext:value-type="float">
            <text:p>6436</text:p>
          </table:table-cell>
          <table:table-cell office:value-type="float" office:value="1485475200" calcext:value-type="float">
            <text:p>14854752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437" calcext:value-type="float">
            <text:p>6437</text:p>
          </table:table-cell>
          <table:table-cell office:value-type="float" office:value="1483315200" calcext:value-type="float">
            <text:p>14833152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446" calcext:value-type="float">
            <text:p>6446</text:p>
          </table:table-cell>
          <table:table-cell office:value-type="float" office:value="1485561600" calcext:value-type="float">
            <text:p>14855616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454" calcext:value-type="float">
            <text:p>6454</text:p>
          </table:table-cell>
          <table:table-cell office:value-type="float" office:value="1488931200" calcext:value-type="float">
            <text:p>14889312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458" calcext:value-type="float">
            <text:p>6458</text:p>
          </table:table-cell>
          <table:table-cell office:value-type="float" office:value="1487894400" calcext:value-type="float">
            <text:p>14878944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463" calcext:value-type="float">
            <text:p>6463</text:p>
          </table:table-cell>
          <table:table-cell office:value-type="float" office:value="1486944000" calcext:value-type="float">
            <text:p>14869440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466" calcext:value-type="float">
            <text:p>6466</text:p>
          </table:table-cell>
          <table:table-cell office:value-type="float" office:value="1487721600" calcext:value-type="float">
            <text:p>14877216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478" calcext:value-type="float">
            <text:p>6478</text:p>
          </table:table-cell>
          <table:table-cell office:value-type="float" office:value="1489795200" calcext:value-type="float">
            <text:p>14897952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487" calcext:value-type="float">
            <text:p>6487</text:p>
          </table:table-cell>
          <table:table-cell office:value-type="float" office:value="1489363200" calcext:value-type="float">
            <text:p>14893632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489" calcext:value-type="float">
            <text:p>6489</text:p>
          </table:table-cell>
          <table:table-cell office:value-type="float" office:value="1489968000" calcext:value-type="float">
            <text:p>14899680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503" calcext:value-type="float">
            <text:p>6503</text:p>
          </table:table-cell>
          <table:table-cell office:value-type="float" office:value="1487116800" calcext:value-type="float">
            <text:p>14871168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506" calcext:value-type="float">
            <text:p>6506</text:p>
          </table:table-cell>
          <table:table-cell office:value-type="float" office:value="1489190400" calcext:value-type="float">
            <text:p>14891904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512" calcext:value-type="float">
            <text:p>6512</text:p>
          </table:table-cell>
          <table:table-cell office:value-type="float" office:value="1488499200" calcext:value-type="float">
            <text:p>14884992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514" calcext:value-type="float">
            <text:p>6514</text:p>
          </table:table-cell>
          <table:table-cell office:value-type="float" office:value="1488412800" calcext:value-type="float">
            <text:p>14884128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525" calcext:value-type="float">
            <text:p>6525</text:p>
          </table:table-cell>
          <table:table-cell office:value-type="float" office:value="1485993600" calcext:value-type="float">
            <text:p>14859936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531" calcext:value-type="float">
            <text:p>6531</text:p>
          </table:table-cell>
          <table:table-cell office:value-type="float" office:value="1486944000" calcext:value-type="float">
            <text:p>14869440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571" calcext:value-type="float">
            <text:p>6571</text:p>
          </table:table-cell>
          <table:table-cell office:value-type="float" office:value="1486598400" calcext:value-type="float">
            <text:p>14865984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577" calcext:value-type="float">
            <text:p>6577</text:p>
          </table:table-cell>
          <table:table-cell office:value-type="float" office:value="1487548800" calcext:value-type="float">
            <text:p>14875488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595" calcext:value-type="float">
            <text:p>6595</text:p>
          </table:table-cell>
          <table:table-cell office:value-type="float" office:value="1489968000" calcext:value-type="float">
            <text:p>14899680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610" calcext:value-type="float">
            <text:p>6610</text:p>
          </table:table-cell>
          <table:table-cell office:value-type="float" office:value="1489363200" calcext:value-type="float">
            <text:p>14893632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627" calcext:value-type="float">
            <text:p>6627</text:p>
          </table:table-cell>
          <table:table-cell office:value-type="float" office:value="1487289600" calcext:value-type="float">
            <text:p>14872896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628" calcext:value-type="float">
            <text:p>6628</text:p>
          </table:table-cell>
          <table:table-cell office:value-type="float" office:value="1486425600" calcext:value-type="float">
            <text:p>14864256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630" calcext:value-type="float">
            <text:p>6630</text:p>
          </table:table-cell>
          <table:table-cell office:value-type="float" office:value="1487289600" calcext:value-type="float">
            <text:p>14872896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655" calcext:value-type="float">
            <text:p>6655</text:p>
          </table:table-cell>
          <table:table-cell office:value-type="float" office:value="1483488000" calcext:value-type="float">
            <text:p>14834880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656" calcext:value-type="float">
            <text:p>6656</text:p>
          </table:table-cell>
          <table:table-cell office:value-type="float" office:value="1488758400" calcext:value-type="float">
            <text:p>14887584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659" calcext:value-type="float">
            <text:p>6659</text:p>
          </table:table-cell>
          <table:table-cell office:value-type="float" office:value="1489708800" calcext:value-type="float">
            <text:p>14897088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010" calcext:value-type="float">
            <text:p>6010</text:p>
          </table:table-cell>
          <table:table-cell office:value-type="float" office:value="1486598400" calcext:value-type="float">
            <text:p>1486598400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018" calcext:value-type="float">
            <text:p>6018</text:p>
          </table:table-cell>
          <table:table-cell office:value-type="float" office:value="1489104000" calcext:value-type="float">
            <text:p>1489104000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030" calcext:value-type="float">
            <text:p>6030</text:p>
          </table:table-cell>
          <table:table-cell office:value-type="float" office:value="1486080000" calcext:value-type="float">
            <text:p>1486080000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033" calcext:value-type="float">
            <text:p>6033</text:p>
          </table:table-cell>
          <table:table-cell office:value-type="float" office:value="1487289600" calcext:value-type="float">
            <text:p>1487289600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037" calcext:value-type="float">
            <text:p>6037</text:p>
          </table:table-cell>
          <table:table-cell office:value-type="float" office:value="1487808000" calcext:value-type="float">
            <text:p>1487808000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048" calcext:value-type="float">
            <text:p>6048</text:p>
          </table:table-cell>
          <table:table-cell office:value-type="float" office:value="1485734400" calcext:value-type="float">
            <text:p>1485734400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085" calcext:value-type="float">
            <text:p>6085</text:p>
          </table:table-cell>
          <table:table-cell office:value-type="float" office:value="1488931200" calcext:value-type="float">
            <text:p>1488931200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095" calcext:value-type="float">
            <text:p>6095</text:p>
          </table:table-cell>
          <table:table-cell office:value-type="float" office:value="1488758400" calcext:value-type="float">
            <text:p>1488758400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104" calcext:value-type="float">
            <text:p>6104</text:p>
          </table:table-cell>
          <table:table-cell office:value-type="float" office:value="1487376000" calcext:value-type="float">
            <text:p>1487376000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108" calcext:value-type="float">
            <text:p>6108</text:p>
          </table:table-cell>
          <table:table-cell office:value-type="float" office:value="1488412800" calcext:value-type="float">
            <text:p>1488412800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109" calcext:value-type="float">
            <text:p>6109</text:p>
          </table:table-cell>
          <table:table-cell office:value-type="float" office:value="1487376000" calcext:value-type="float">
            <text:p>1487376000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113" calcext:value-type="float">
            <text:p>6113</text:p>
          </table:table-cell>
          <table:table-cell office:value-type="float" office:value="1483488000" calcext:value-type="float">
            <text:p>1483488000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120" calcext:value-type="float">
            <text:p>6120</text:p>
          </table:table-cell>
          <table:table-cell office:value-type="float" office:value="1488585600" calcext:value-type="float">
            <text:p>1488585600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134" calcext:value-type="float">
            <text:p>6134</text:p>
          </table:table-cell>
          <table:table-cell office:value-type="float" office:value="1483660800" calcext:value-type="float">
            <text:p>1483660800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143" calcext:value-type="float">
            <text:p>6143</text:p>
          </table:table-cell>
          <table:table-cell office:value-type="float" office:value="1487808000" calcext:value-type="float">
            <text:p>1487808000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150" calcext:value-type="float">
            <text:p>6150</text:p>
          </table:table-cell>
          <table:table-cell office:value-type="float" office:value="1487376000" calcext:value-type="float">
            <text:p>1487376000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155" calcext:value-type="float">
            <text:p>6155</text:p>
          </table:table-cell>
          <table:table-cell office:value-type="float" office:value="1489017600" calcext:value-type="float">
            <text:p>1489017600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168" calcext:value-type="float">
            <text:p>6168</text:p>
          </table:table-cell>
          <table:table-cell office:value-type="float" office:value="1488412800" calcext:value-type="float">
            <text:p>1488412800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189" calcext:value-type="float">
            <text:p>6189</text:p>
          </table:table-cell>
          <table:table-cell office:value-type="float" office:value="1488499200" calcext:value-type="float">
            <text:p>1488499200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195" calcext:value-type="float">
            <text:p>6195</text:p>
          </table:table-cell>
          <table:table-cell office:value-type="float" office:value="1488412800" calcext:value-type="float">
            <text:p>1488412800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209" calcext:value-type="float">
            <text:p>6209</text:p>
          </table:table-cell>
          <table:table-cell office:value-type="float" office:value="1486339200" calcext:value-type="float">
            <text:p>1486339200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217" calcext:value-type="float">
            <text:p>6217</text:p>
          </table:table-cell>
          <table:table-cell office:value-type="float" office:value="1489190400" calcext:value-type="float">
            <text:p>1489190400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235" calcext:value-type="float">
            <text:p>6235</text:p>
          </table:table-cell>
          <table:table-cell office:value-type="float" office:value="1489363200" calcext:value-type="float">
            <text:p>1489363200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249" calcext:value-type="float">
            <text:p>6249</text:p>
          </table:table-cell>
          <table:table-cell office:value-type="float" office:value="1489968000" calcext:value-type="float">
            <text:p>1489968000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270" calcext:value-type="float">
            <text:p>6270</text:p>
          </table:table-cell>
          <table:table-cell office:value-type="float" office:value="1489190400" calcext:value-type="float">
            <text:p>1489190400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305" calcext:value-type="float">
            <text:p>6305</text:p>
          </table:table-cell>
          <table:table-cell office:value-type="float" office:value="1489363200" calcext:value-type="float">
            <text:p>1489363200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308" calcext:value-type="float">
            <text:p>6308</text:p>
          </table:table-cell>
          <table:table-cell office:value-type="float" office:value="1488931200" calcext:value-type="float">
            <text:p>1488931200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311" calcext:value-type="float">
            <text:p>6311</text:p>
          </table:table-cell>
          <table:table-cell office:value-type="float" office:value="1487894400" calcext:value-type="float">
            <text:p>1487894400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330" calcext:value-type="float">
            <text:p>6330</text:p>
          </table:table-cell>
          <table:table-cell office:value-type="float" office:value="1487808000" calcext:value-type="float">
            <text:p>1487808000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351" calcext:value-type="float">
            <text:p>6351</text:p>
          </table:table-cell>
          <table:table-cell office:value-type="float" office:value="1489017600" calcext:value-type="float">
            <text:p>1489017600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356" calcext:value-type="float">
            <text:p>6356</text:p>
          </table:table-cell>
          <table:table-cell office:value-type="float" office:value="1487894400" calcext:value-type="float">
            <text:p>1487894400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360" calcext:value-type="float">
            <text:p>6360</text:p>
          </table:table-cell>
          <table:table-cell office:value-type="float" office:value="1489363200" calcext:value-type="float">
            <text:p>1489363200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362" calcext:value-type="float">
            <text:p>6362</text:p>
          </table:table-cell>
          <table:table-cell office:value-type="float" office:value="1487116800" calcext:value-type="float">
            <text:p>1487116800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367" calcext:value-type="float">
            <text:p>6367</text:p>
          </table:table-cell>
          <table:table-cell office:value-type="float" office:value="1489795200" calcext:value-type="float">
            <text:p>1489795200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492" calcext:value-type="float">
            <text:p>6492</text:p>
          </table:table-cell>
          <table:table-cell office:value-type="float" office:value="1490054400" calcext:value-type="float">
            <text:p>1490054400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496" calcext:value-type="float">
            <text:p>6496</text:p>
          </table:table-cell>
          <table:table-cell office:value-type="float" office:value="1487548800" calcext:value-type="float">
            <text:p>1487548800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503" calcext:value-type="float">
            <text:p>6503</text:p>
          </table:table-cell>
          <table:table-cell office:value-type="float" office:value="1487116800" calcext:value-type="float">
            <text:p>1487116800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506" calcext:value-type="float">
            <text:p>6506</text:p>
          </table:table-cell>
          <table:table-cell office:value-type="float" office:value="1489190400" calcext:value-type="float">
            <text:p>1489190400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653" calcext:value-type="float">
            <text:p>6653</text:p>
          </table:table-cell>
          <table:table-cell office:value-type="float" office:value="1489622400" calcext:value-type="float">
            <text:p>1489622400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656" calcext:value-type="float">
            <text:p>6656</text:p>
          </table:table-cell>
          <table:table-cell office:value-type="float" office:value="1488758400" calcext:value-type="float">
            <text:p>1488758400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099" calcext:value-type="float">
            <text:p>6099</text:p>
          </table:table-cell>
          <table:table-cell office:value-type="float" office:value="1489449600" calcext:value-type="float">
            <text:p>1489449600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117" calcext:value-type="float">
            <text:p>6117</text:p>
          </table:table-cell>
          <table:table-cell office:value-type="float" office:value="1486512000" calcext:value-type="float">
            <text:p>1486512000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184" calcext:value-type="float">
            <text:p>6184</text:p>
          </table:table-cell>
          <table:table-cell office:value-type="float" office:value="1489449600" calcext:value-type="float">
            <text:p>1489449600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1489104000" calcext:value-type="float">
            <text:p>1489104000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1489449600" calcext:value-type="float">
            <text:p>1489449600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244" calcext:value-type="float">
            <text:p>6244</text:p>
          </table:table-cell>
          <table:table-cell office:value-type="float" office:value="1489190400" calcext:value-type="float">
            <text:p>1489190400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245" calcext:value-type="float">
            <text:p>6245</text:p>
          </table:table-cell>
          <table:table-cell office:value-type="float" office:value="1489708800" calcext:value-type="float">
            <text:p>1489708800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319" calcext:value-type="float">
            <text:p>6319</text:p>
          </table:table-cell>
          <table:table-cell office:value-type="float" office:value="1488412800" calcext:value-type="float">
            <text:p>1488412800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354" calcext:value-type="float">
            <text:p>6354</text:p>
          </table:table-cell>
          <table:table-cell office:value-type="float" office:value="1489104000" calcext:value-type="float">
            <text:p>1489104000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404" calcext:value-type="float">
            <text:p>6404</text:p>
          </table:table-cell>
          <table:table-cell office:value-type="float" office:value="1489536000" calcext:value-type="float">
            <text:p>1489536000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440" calcext:value-type="float">
            <text:p>6440</text:p>
          </table:table-cell>
          <table:table-cell office:value-type="float" office:value="1486684800" calcext:value-type="float">
            <text:p>1486684800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459" calcext:value-type="float">
            <text:p>6459</text:p>
          </table:table-cell>
          <table:table-cell office:value-type="float" office:value="1487376000" calcext:value-type="float">
            <text:p>1487376000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606" calcext:value-type="float">
            <text:p>6606</text:p>
          </table:table-cell>
          <table:table-cell office:value-type="float" office:value="1486339200" calcext:value-type="float">
            <text:p>1486339200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005" calcext:value-type="float">
            <text:p>6005</text:p>
          </table:table-cell>
          <table:table-cell office:value-type="float" office:value="1493078400" calcext:value-type="float">
            <text:p>1493078400</text:p>
          </table:table-cell>
          <table:table-cell office:value-type="string" calcext:value-type="string">
            <text:p>SUPORTE ANGULAR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011" calcext:value-type="float">
            <text:p>6011</text:p>
          </table:table-cell>
          <table:table-cell office:value-type="float" office:value="1487116800" calcext:value-type="float">
            <text:p>1487116800</text:p>
          </table:table-cell>
          <table:table-cell office:value-type="string" calcext:value-type="string">
            <text:p>SUPORTE ANGULAR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013" calcext:value-type="float">
            <text:p>6013</text:p>
          </table:table-cell>
          <table:table-cell office:value-type="float" office:value="1487808000" calcext:value-type="float">
            <text:p>1487808000</text:p>
          </table:table-cell>
          <table:table-cell office:value-type="string" calcext:value-type="string">
            <text:p>SUPORTE ANGULAR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025" calcext:value-type="float">
            <text:p>6025</text:p>
          </table:table-cell>
          <table:table-cell office:value-type="float" office:value="1488412800" calcext:value-type="float">
            <text:p>1488412800</text:p>
          </table:table-cell>
          <table:table-cell office:value-type="string" calcext:value-type="string">
            <text:p>SUPORTE ANGULAR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032" calcext:value-type="float">
            <text:p>6032</text:p>
          </table:table-cell>
          <table:table-cell office:value-type="float" office:value="1488844800" calcext:value-type="float">
            <text:p>1488844800</text:p>
          </table:table-cell>
          <table:table-cell office:value-type="string" calcext:value-type="string">
            <text:p>SUPORTE ANGULAR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038" calcext:value-type="float">
            <text:p>6038</text:p>
          </table:table-cell>
          <table:table-cell office:value-type="float" office:value="1492473600" calcext:value-type="float">
            <text:p>1492473600</text:p>
          </table:table-cell>
          <table:table-cell office:value-type="string" calcext:value-type="string">
            <text:p>SUPORTE ANGULAR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043" calcext:value-type="float">
            <text:p>6043</text:p>
          </table:table-cell>
          <table:table-cell office:value-type="float" office:value="1489017600" calcext:value-type="float">
            <text:p>1489017600</text:p>
          </table:table-cell>
          <table:table-cell office:value-type="string" calcext:value-type="string">
            <text:p>SUPORTE ANGULAR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045" calcext:value-type="float">
            <text:p>6045</text:p>
          </table:table-cell>
          <table:table-cell office:value-type="float" office:value="1489449600" calcext:value-type="float">
            <text:p>1489449600</text:p>
          </table:table-cell>
          <table:table-cell office:value-type="string" calcext:value-type="string">
            <text:p>SUPORTE ANGULAR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049" calcext:value-type="float">
            <text:p>6049</text:p>
          </table:table-cell>
          <table:table-cell office:value-type="float" office:value="1485388800" calcext:value-type="float">
            <text:p>1485388800</text:p>
          </table:table-cell>
          <table:table-cell office:value-type="string" calcext:value-type="string">
            <text:p>SUPORTE ANGULAR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115" calcext:value-type="float">
            <text:p>6115</text:p>
          </table:table-cell>
          <table:table-cell office:value-type="float" office:value="1489622400" calcext:value-type="float">
            <text:p>1489622400</text:p>
          </table:table-cell>
          <table:table-cell office:value-type="string" calcext:value-type="string">
            <text:p>SUPORTE ANGULAR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138" calcext:value-type="float">
            <text:p>6138</text:p>
          </table:table-cell>
          <table:table-cell office:value-type="float" office:value="1490054400" calcext:value-type="float">
            <text:p>1490054400</text:p>
          </table:table-cell>
          <table:table-cell office:value-type="string" calcext:value-type="string">
            <text:p>SUPORTE ANGULAR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1487376000" calcext:value-type="float">
            <text:p>1487376000</text:p>
          </table:table-cell>
          <table:table-cell office:value-type="string" calcext:value-type="string">
            <text:p>SUPORTE ANGULAR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204" calcext:value-type="float">
            <text:p>6204</text:p>
          </table:table-cell>
          <table:table-cell office:value-type="float" office:value="1488844800" calcext:value-type="float">
            <text:p>1488844800</text:p>
          </table:table-cell>
          <table:table-cell office:value-type="string" calcext:value-type="string">
            <text:p>SUPORTE ANGULAR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219" calcext:value-type="float">
            <text:p>6219</text:p>
          </table:table-cell>
          <table:table-cell office:value-type="float" office:value="1490227200" calcext:value-type="float">
            <text:p>1490227200</text:p>
          </table:table-cell>
          <table:table-cell office:value-type="string" calcext:value-type="string">
            <text:p>SUPORTE ANGULAR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242" calcext:value-type="float">
            <text:p>6242</text:p>
          </table:table-cell>
          <table:table-cell office:value-type="float" office:value="1489968000" calcext:value-type="float">
            <text:p>1489968000</text:p>
          </table:table-cell>
          <table:table-cell office:value-type="string" calcext:value-type="string">
            <text:p>SUPORTE ANGULAR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249" calcext:value-type="float">
            <text:p>6249</text:p>
          </table:table-cell>
          <table:table-cell office:value-type="float" office:value="1490659200" calcext:value-type="float">
            <text:p>1490659200</text:p>
          </table:table-cell>
          <table:table-cell office:value-type="string" calcext:value-type="string">
            <text:p>SUPORTE ANGULAR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254" calcext:value-type="float">
            <text:p>6254</text:p>
          </table:table-cell>
          <table:table-cell office:value-type="float" office:value="1490832000" calcext:value-type="float">
            <text:p>1490832000</text:p>
          </table:table-cell>
          <table:table-cell office:value-type="string" calcext:value-type="string">
            <text:p>SUPORTE ANGULAR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264" calcext:value-type="float">
            <text:p>6264</text:p>
          </table:table-cell>
          <table:table-cell office:value-type="float" office:value="1491264000" calcext:value-type="float">
            <text:p>1491264000</text:p>
          </table:table-cell>
          <table:table-cell office:value-type="string" calcext:value-type="string">
            <text:p>SUPORTE ANGULAR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286" calcext:value-type="float">
            <text:p>6286</text:p>
          </table:table-cell>
          <table:table-cell office:value-type="float" office:value="1485907200" calcext:value-type="float">
            <text:p>1485907200</text:p>
          </table:table-cell>
          <table:table-cell office:value-type="string" calcext:value-type="string">
            <text:p>SUPORTE ANGULAR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294" calcext:value-type="float">
            <text:p>6294</text:p>
          </table:table-cell>
          <table:table-cell office:value-type="float" office:value="1486944000" calcext:value-type="float">
            <text:p>1486944000</text:p>
          </table:table-cell>
          <table:table-cell office:value-type="string" calcext:value-type="string">
            <text:p>SUPORTE ANGULAR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299" calcext:value-type="float">
            <text:p>6299</text:p>
          </table:table-cell>
          <table:table-cell office:value-type="float" office:value="1487635200" calcext:value-type="float">
            <text:p>1487635200</text:p>
          </table:table-cell>
          <table:table-cell office:value-type="string" calcext:value-type="string">
            <text:p>SUPORTE ANGULAR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316" calcext:value-type="float">
            <text:p>6316</text:p>
          </table:table-cell>
          <table:table-cell office:value-type="float" office:value="1493856000" calcext:value-type="float">
            <text:p>1493856000</text:p>
          </table:table-cell>
          <table:table-cell office:value-type="string" calcext:value-type="string">
            <text:p>SUPORTE ANGULAR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345" calcext:value-type="float">
            <text:p>6345</text:p>
          </table:table-cell>
          <table:table-cell office:value-type="float" office:value="1486512000" calcext:value-type="float">
            <text:p>1486512000</text:p>
          </table:table-cell>
          <table:table-cell office:value-type="string" calcext:value-type="string">
            <text:p>SUPORTE ANGULAR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363" calcext:value-type="float">
            <text:p>6363</text:p>
          </table:table-cell>
          <table:table-cell office:value-type="float" office:value="1493683200" calcext:value-type="float">
            <text:p>1493683200</text:p>
          </table:table-cell>
          <table:table-cell office:value-type="string" calcext:value-type="string">
            <text:p>SUPORTE ANGULAR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365" calcext:value-type="float">
            <text:p>6365</text:p>
          </table:table-cell>
          <table:table-cell office:value-type="float" office:value="1488412800" calcext:value-type="float">
            <text:p>1488412800</text:p>
          </table:table-cell>
          <table:table-cell office:value-type="string" calcext:value-type="string">
            <text:p>SUPORTE ANGULAR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412" calcext:value-type="float">
            <text:p>6412</text:p>
          </table:table-cell>
          <table:table-cell office:value-type="float" office:value="1491436800" calcext:value-type="float">
            <text:p>1491436800</text:p>
          </table:table-cell>
          <table:table-cell office:value-type="string" calcext:value-type="string">
            <text:p>SUPORTE ANGULAR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489" calcext:value-type="float">
            <text:p>6489</text:p>
          </table:table-cell>
          <table:table-cell office:value-type="float" office:value="1491868800" calcext:value-type="float">
            <text:p>1491868800</text:p>
          </table:table-cell>
          <table:table-cell office:value-type="string" calcext:value-type="string">
            <text:p>SUPORTE ANGULAR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491" calcext:value-type="float">
            <text:p>6491</text:p>
          </table:table-cell>
          <table:table-cell office:value-type="float" office:value="1493251200" calcext:value-type="float">
            <text:p>1493251200</text:p>
          </table:table-cell>
          <table:table-cell office:value-type="string" calcext:value-type="string">
            <text:p>SUPORTE ANGULAR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>
          <table:table-cell office:value-type="float" office:value="6502" calcext:value-type="float">
            <text:p>6502</text:p>
          </table:table-cell>
          <table:table-cell office:value-type="float" office:value="1487289600" calcext:value-type="float">
            <text:p>1487289600</text:p>
          </table:table-cell>
          <table:table-cell office:value-type="string" calcext:value-type="string">
            <text:p>SUPORTE ANGULAR</text:p>
          </table:table-cell>
          <table:table-cell office:value-type="string" calcext:value-type="string">
            <text:p>Agendado</text:p>
          </table:table-cell>
          <table:table-cell table:number-columns-repeated="1020"/>
        </table:table-row>
        <table:table-row table:style-name="ro1" table:number-rows-repeated="104737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Preventiva.A1:Preventiva.A460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Asbuilt.A1:Asbuilt.A214" table:display-filter-buttons="true" table:orientation="column"/>
        <table:database-range table:name="__Anonymous_Sheet_DB__2" table:target-range-address="'Plano Verão'.A1:'Plano Verão'.A291" table:display-filter-buttons="true" table:orientation="column"/>
        <table:database-range table:name="__Anonymous_Sheet_DB__3" table:target-range-address="Preditiva.A1:Preditiva.A17" table:display-filter-buttons="true" table:orientation="column"/>
        <table:database-range table:name="__Anonymous_Sheet_DB__4" table:target-range-address="'Retirada Antena 5.8'.A1:'Retirada Antena 5.8'.A134" table:display-filter-buttons="true" table:orientation="column"/>
        <table:database-range table:name="__Anonymous_Sheet_DB__5" table:target-range-address="Sinalização.A1:Sinalização.A40" table:display-filter-buttons="true" table:orientation="column"/>
        <table:database-range table:name="__Anonymous_Sheet_DB__6" table:target-range-address="Outros.A1:Outros.A13" table:display-filter-buttons="true" table:orientation="column"/>
        <table:database-range table:name="__Anonymous_Sheet_DB__7" table:target-range-address="ICR.A1:ICR.C24" table:display-filter-buttons="true" table:orientation="column"/>
        <table:database-range table:name="__Anonymous_Sheet_DB__8" table:target-range-address="'Suporte Angular'.A1:'Suporte Angular'.A2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Helvetica" svg:font-family="Helvetica"/>
    <style:font-face style:name="Noto Sans CJK JP Black" svg:font-family="'Noto Sans CJK JP Black'"/>
    <style:font-face style:name="Helvetica1" svg:font-family="Helvetica" style:font-pitch="variable"/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fo:wrap-option="wrap" style:rotation-align="none" style:vertical-align="top"/>
      <style:text-properties style:font-name="Helvetica" fo:font-family="Helvetica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ext-properties fo:color="#00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7.06mm" fo:margin-left="12.7mm" fo:margin-right="12.7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11.99mm" fo:margin-left="0mm" fo:margin-right="0mm" fo:margin-top="7.76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Helvetic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0">00/00/0000</text:date>, <text:time style:data-style-name="N2" text:time-value="06:59:17.08948479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Folha_20_1" style:display-name="PageStyle_Folha 1" style:page-layout-name="Mpm3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30T07:32:12.167075383</dc:date>
    <meta:generator>LibreOffice/5.2.4.2$Linux_X86_64 LibreOffice_project/20m0$Build-2</meta:generator>
    <meta:editing-duration>PT4H47M13S</meta:editing-duration>
    <meta:editing-cycles>5</meta:editing-cycles>
    <meta:document-statistic meta:table-count="10" meta:cell-count="8452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